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1.6665in"/>
    </style:style>
    <style:style style:name="co12" style:family="table-column">
      <style:table-column-properties fo:break-before="auto" style:column-width="6.9929in"/>
    </style:style>
    <style:style style:name="co4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709in"/>
    </style:style>
    <style:style style:name="co14" style:family="table-column">
      <style:table-column-properties fo:break-before="auto" style:column-width="1.2472in"/>
    </style:style>
    <style:style style:name="co7" style:family="table-column">
      <style:table-column-properties fo:break-before="auto" style:column-width="6.7181in"/>
    </style:style>
    <style:style style:name="co8" style:family="table-column">
      <style:table-column-properties fo:break-before="auto" style:column-width="0.961in"/>
    </style:style>
    <style:style style:name="co9" style:family="table-column">
      <style:table-column-properties fo:break-before="auto" style:column-width="6.6984in"/>
    </style:style>
    <style:style style:name="co10" style:family="table-column">
      <style:table-column-properties fo:break-before="auto" style:column-width="1.1161in"/>
    </style:style>
    <style:style style:name="co11" style:family="table-column">
      <style:table-column-properties fo:break-before="auto" style:column-width="1.4984in"/>
    </style:style>
    <style:style style:name="co15" style:family="table-column">
      <style:table-column-properties fo:break-before="auto" style:column-width="1.1272in"/>
    </style:style>
    <style:style style:name="co16" style:family="table-column">
      <style:table-column-properties fo:break-before="auto" style:column-width="0.8972in"/>
    </style:style>
    <style:style style:name="co17" style:family="table-column">
      <style:table-column-properties fo:break-before="auto" style:column-width="1.4874in"/>
    </style:style>
    <style:style style:name="ro1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661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4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8000"/>
    </style:style>
    <style:style style:name="ce4" style:family="table-cell" style:parent-style-name="Default" style:data-style-name="N0">
      <style:table-cell-properties fo:background-color="#ffcc99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008in solid #000000"/>
    </style:style>
    <style:style style:name="ce29" style:family="table-cell" style:parent-style-name="Default" style:data-style-name="N120">
      <style:table-cell-properties style:text-align-source="fix" style:repeat-content="false" fo:border="0.0008in solid #000000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1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23"/>
    <style:style style:name="ce20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24pt" style:language-asian="zh" style:country-asian="CN" style:font-style-asian="normal" style:font-weight-asian="normal" style:font-family-complex="Ari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mie_data_ranked_by_imprconf" table:style-name="ta1" table:print="false">
        <office:forms form:automatic-focus="false" form:apply-design-mode="false"/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>
            <text:p>?o34 <text:s/>&lt;isMarriedTo&gt; <text:s/>?s34 <text:s text:c="2"/>=&gt; ?s34 <text:s/>&lt;isMarriedTo&gt; <text:s/>?o34 <text:s/>Support: 0.006706439785495188 Head coverage: 0.5301425831735179 Confidence: 0.5301425831735179 Improved confidence: 0.9178576584379963 Predictiveness: 0.42241307429333774 Improved Predictiveness: 0.38771507526447835 Std. Improved Predictiveness: 0.2239391583721372 Cardinality: 6358 Pred*Conf*Body: 2685.7023263570413 Pred*ImprConf*Body: 2685.7023263570413 Body size: 11993 Key variable: ?o34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Qianlong_Emperor&gt;/&lt;isMarriedTo&gt;/&lt;Weijiya,_Empress_Yi_Chu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ijou_Heron&gt;/&lt;isMarriedTo&gt;/&lt;Henry_Miller_(acto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scale_Quiviger&gt;/&lt;isMarriedTo&gt;/&lt;Alan_Simpson_(politician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Henry_Richardson_Labouisse,_Jr.&gt;/&lt;isMarriedTo&gt;/&lt;Ãve_Curi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feru_III&gt;/&lt;isMarriedTo&gt;/&lt;Senusret_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Emmanuel,_Prince_of_Carignan&gt;/&lt;isMarriedTo&gt;/&lt;Princess_Maria_Christina_of_Saxony_(17701851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lÃ³ria_Pires&gt;/&lt;isMarriedTo&gt;/&lt;FÃ¡bio_Jr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ie_Boyle&gt;/&lt;isMarriedTo&gt;/&lt;Peter_Saunders_(theatre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ane_Stanford&gt;/&lt;isMarriedTo&gt;/&lt;Leland_Stanfor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aenis&gt;/&lt;isMarriedTo&gt;/&lt;Vespasi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akahatenamun&gt;/&lt;isMarriedTo&gt;/&lt;Taharq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hilip_of_Antioch&gt;/&lt;isMarriedTo&gt;/&lt;Isabella,_Queen_of_Armen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tephen_Hatfield_Dodds&gt;/&lt;isMarriedTo&gt;/&lt;Lin_Hatfield_Dodd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ally_Shelton-Colby&gt;/&lt;isMarriedTo&gt;/&lt;William_Colb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hilipp_Albrecht,_Duke_of_WÃ¼rttemberg&gt;/&lt;isMarriedTo&gt;/&lt;Archduchess_Helena_of_Austr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Oliver_Belmont&gt;/&lt;isMarriedTo&gt;/&lt;Alva_Belmont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hristina_Milian&gt;/&lt;isMarriedTo&gt;/&lt;The-Drea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mperor_Wu_of_Han&gt;/&lt;isMarriedTo&gt;/&lt;Empress_Wei_Zifu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reta_Scacchi&gt;/&lt;isMarriedTo&gt;/&lt;Vincent_D'Onofri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Hugh_Fletcher&gt;/&lt;isMarriedTo&gt;/&lt;Sian_Elia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rwin_Strittmatter&gt;/&lt;isMarriedTo&gt;/&lt;Eva_Strittmatt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t_Byrnes&gt;/&lt;isMarriedTo&gt;/&lt;Lisa_Madig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aymond_V,_Count_of_Toulouse&gt;/&lt;isMarriedTo&gt;/&lt;Constance_of_France,_Countess_of_Toulous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mibai_Jinnah&gt;/&lt;isMarriedTo&gt;/&lt;Muhammad_Ali_Jinnah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enato_Mannheimer&gt;/&lt;isMarriedTo&gt;/&lt;Barbara_Pollastrin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arlos_Vives&gt;/&lt;isMarriedTo&gt;/&lt;Margarita_Rosa_de_Francis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cius_Cary,_10th_Viscount_Falkland&gt;/&lt;isMarriedTo&gt;/&lt;Amelia_Cary,_Viscountess_Falk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Zeenat_Karzai&gt;/&lt;isMarriedTo&gt;/&lt;Hamid_Karza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enita_Hume&gt;/&lt;isMarriedTo&gt;/&lt;Ronald_Colm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erian_C._Cooper&gt;/&lt;isMarriedTo&gt;/&lt;Dorothy_Jordan_(film_actress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nuel_I_of_Portugal&gt;/&lt;isMarriedTo&gt;/&lt;Maria_of_Aragon,_Queen_of_Portuga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hirley_Graham_Du_Bois&gt;/&lt;isMarriedTo&gt;/&lt;W._E._B._Du_Boi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homas_Anders&gt;/&lt;isMarriedTo&gt;/&lt;Nora_Ballin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errence_E._McNally&gt;/&lt;isMarriedTo&gt;/&lt;Julie_Brow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asha_Alexander&gt;/&lt;isMarriedTo&gt;/&lt;Edoardo_Pont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Alphonse,_Duke_of_Anjou&gt;/&lt;isMarriedTo&gt;/&lt;MarÃ­a_Margarita,_Duchess_of_Anjou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isa_Armstrong&gt;/&lt;isMarriedTo&gt;/&lt;Anthony_McPartli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rnest_Augustus,_Elector_of_Brunswick-LÃ¼neburg&gt;/&lt;isMarriedTo&gt;/&lt;Sophia_of_Hanov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lena_Evans&gt;/&lt;isMarriedTo&gt;/&lt;Minor_characters_of_Days_of_our_Liv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gustus,_Duke_of_Saxe-Gotha-Altenburg&gt;/&lt;isMarriedTo&gt;/&lt;Landgrave_Caroline_Amalie_of_Hesse-Kasse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ul_Petersen&gt;/&lt;isMarriedTo&gt;/&lt;Brenda_Benet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Oliver_Onions&gt;/&lt;isMarriedTo&gt;/&lt;Berta_Ruck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adezhda_Krupskaya&gt;/&lt;isMarriedTo&gt;/&lt;Vladimir_Leni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Helena_Lekapene&gt;/&lt;isMarriedTo&gt;/&lt;Constantine_VI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riony_McRoberts&gt;/&lt;isMarriedTo&gt;/&lt;David_Robb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ouise_Taft&gt;/&lt;isMarriedTo&gt;/&lt;Alphonso_Taft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ria_of_Castile&gt;/&lt;isMarriedTo&gt;/&lt;Alfonso_V_of_Arag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ary_Cooper&gt;/&lt;isMarriedTo&gt;/&lt;Veronica_Coop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otte_Lee,_Lady_Baltimore&gt;/&lt;isMarriedTo&gt;/&lt;Benedict_Calvert,_4th_Baron_Baltimor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orris_Bowdon&gt;/&lt;isMarriedTo&gt;/&lt;Nunnally_Johns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arah_Watt&gt;/&lt;isMarriedTo&gt;/&lt;William_McIn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incess_Charlotte_of_Saxe-Altenburg&gt;/&lt;isMarriedTo&gt;/&lt;Prince_Sigismund_of_Prussia_(18961978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ouis,_Prince_of_Taranto&gt;/&lt;isMarriedTo&gt;/&lt;Joan_I_of_Naple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ondra_Gotlieb&gt;/&lt;isMarriedTo&gt;/&lt;Allan_Gotlieb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rotima_Bedi&gt;/&lt;isMarriedTo&gt;/&lt;Kabir_Bed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hris_Whittle&gt;/&lt;isMarriedTo&gt;/&lt;Priscilla_Rattazz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onique_van_de_Ven&gt;/&lt;isMarriedTo&gt;/&lt;Jan_de_Bon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lip_Spaulding&gt;/&lt;isMarriedTo&gt;/&lt;Blake_Marl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Victoria_Woodhull&gt;/&lt;isMarriedTo&gt;/&lt;James_Bloo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amillo_Borghese,_6th_Prince_of_Sulmona&gt;/&lt;isMarriedTo&gt;/&lt;Pauline_Bonapart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bigail_Campbell&gt;/&lt;isMarriedTo&gt;/&lt;Samuel_Parker_(Hawaii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Sherrod&gt;/&lt;isMarriedTo&gt;/&lt;Resignation_of_Shirley_Sherro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Henry_Sale&gt;/&lt;isMarriedTo&gt;/&lt;Florentia_Sal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tanner_E.V._Taylor&gt;/&lt;isMarriedTo&gt;/&lt;Marion_Leona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Hayward&gt;/&lt;isMarriedTo&gt;/&lt;Krystal_Care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ouis_XI_of_France&gt;/&lt;isMarriedTo&gt;/&lt;Margaret_Stewart,_Dauphine_of_Franc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ike_Eng&gt;/&lt;isMarriedTo&gt;/&lt;Judy_Chu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arah_Hall_Boardman&gt;/&lt;isMarriedTo&gt;/&lt;Adoniram_Juds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cel_Pagnol&gt;/&lt;isMarriedTo&gt;/&lt;Josette_Da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arbara_Bush&gt;/&lt;isMarriedTo&gt;/&lt;George_H._W._Bush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Zheng_Geping&gt;/&lt;isMarriedTo&gt;/&lt;Hong_Huifan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acharuddin_Jusuf_Habibie&gt;/&lt;isMarriedTo&gt;/&lt;Hasri_Ainun_Habibi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n_Fair&gt;/&lt;isMarriedTo&gt;/&lt;Stefanie_Ridel_(singe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Bonville,_1st_Baron_Bonville&gt;/&lt;isMarriedTo&gt;/&lt;Margaret_Grey,_Lady_Bonvil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talia_Potocka&gt;/&lt;isMarriedTo&gt;/&lt;Roman_Sanguszk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ir_Thomas_Parr&gt;/&lt;isMarriedTo&gt;/&lt;Maud_Green,_Lady_Par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urmant_Grewal&gt;/&lt;isMarriedTo&gt;/&lt;Nina_Grewa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od_Stewart&gt;/&lt;isMarriedTo&gt;/&lt;Penny_Lanca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shin_of_Korikos&gt;/&lt;isMarriedTo&gt;/&lt;Jeanne_of_Anjo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nebui&gt;/&lt;isMarriedTo&gt;/&lt;Dj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garet_Forrest&gt;/&lt;isMarriedTo&gt;/&lt;John_Forrest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ucy_Webb&gt;/&lt;isMarriedTo&gt;/&lt;Kevin_Pollak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onia_Celsa&gt;/&lt;isMarriedTo&gt;/&lt;Macrinu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orman_Maurer&gt;/&lt;isMarriedTo&gt;/&lt;Joan_Howard_Maur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inda_Lee_Thomas&gt;/&lt;isMarriedTo&gt;/&lt;Cole_Port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Francis_II,_Holy_Roman_Emperor&gt;/&lt;isMarriedTo&gt;/&lt;Duchess_Elisabeth_of_WÃ¼rttember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rince_August_Leopold_of_Saxe-Coburg-Kohary&gt;/&lt;isMarriedTo&gt;/&lt;Archduchess_Karoline_Marie_of_Aust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Scott,_1st_Duchess_of_Buccleuch&gt;/&lt;isMarriedTo&gt;/&lt;James_Scott,_1st_Duke_of_Monmout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erdinand_IV,_Grand_Duke_of_Tuscany&gt;/&lt;isMarriedTo&gt;/&lt;Princess_Alice_of_Parma_(18491935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rince_Henry_of_the_Netherlands&gt;/&lt;isMarriedTo&gt;/&lt;Princess_Amalia_of_Saxe-Weimar-Eisenach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Walter_Channing_(businessman)&gt;/&lt;isMarriedTo&gt;/&lt;Stockard_Channin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delaide_of_Hesse&gt;/&lt;isMarriedTo&gt;/&lt;Casimir_III_the_Great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amehameha_III&gt;/&lt;isMarriedTo&gt;/&lt;Nhienae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de_Luxembourg,_Count_of_Saint-Pol&gt;/&lt;isMarriedTo&gt;/&lt;Marie_of_Savo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uz_Magsaysay&gt;/&lt;isMarriedTo&gt;/&lt;Ramon_Magsays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resankh_III&gt;/&lt;isMarriedTo&gt;/&lt;Khaf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Warner&gt;/&lt;isMarriedTo&gt;/&lt;Margot_Warn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Vladimir_Vysotsky&gt;/&lt;isMarriedTo&gt;/&lt;Marina_Vlad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Frances_Winfield&gt;/&lt;isMarriedTo&gt;/&lt;L._Paul_Brem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Zelma_O'Neal&gt;/&lt;isMarriedTo&gt;/&lt;Anthony_Bushell&gt;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?s28 <text:s/>&lt;diedIn&gt; <text:s/>?o77 <text:s/>?o77 <text:s/>&lt;isLocatedIn&gt; <text:s/>?o28 <text:s text:c="2"/>=&gt; ?s28 <text:s/>&lt;isPoliticianOf&gt; <text:s/>?o28 <text:s/>Support: 3.818388176076216E-4 Head coverage: 0.24794520547945206 Confidence: 0.027014925373134328 Improved confidence: 0.8537735849056604 Predictiveness: 0.9683582089552238 Improved Predictiveness: 0.826758659532526 Std. Improved Predictiveness: 0.02616012474938739 Cardinality: 362 Pred*Conf*Body: 350.54567164179105 Pred*ImprConf*Body: 350.54567164179105 Body size: 13400 Key variable: ?s28</text:p>
          </table:table-cell>
          <table:table-cell table:style-name="ce4" table:number-columns-repeated="1023"/>
        </table:table-row>
        <table:table-row table:style-name="ro1">
          <table:table-cell office:value-type="string">
            <text:p>N</text:p>
          </table:table-cell>
          <table:table-cell office:value-type="string">
            <text:p>&lt;Mona_MÃ¥rtenson&gt;/&lt;isPoliticianOf&gt;/&lt;Swed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ugust_Ferdinand_MÃ¶bius&gt;/&lt;isPoliticianOf&gt;/&lt;Saxon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oswell_B._Mason&gt;/&lt;isPoliticianOf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ack_Davies_(cricketer)&gt;/&lt;isPoliticianOf&gt;/&lt;East_of_Eng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oss_Winn&gt;/&lt;isPoliticianOf&gt;/&lt;Tennesse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rince_Francis_Xavier_of_Saxony&gt;/&lt;isPoliticianOf&gt;/&lt;Saxon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owell_W._Perry&gt;/&lt;isPoliticianOf&gt;/&lt;Michig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im_Churchill&gt;/&lt;isPoliticianOf&gt;/&lt;New_Jerse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ichard_H._Riedel&gt;/&lt;isPoliticianOf&gt;/&lt;Ciampin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nay_Venuta&gt;/&lt;isPoliticia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harles_II,_Duke_of_Elbeuf&gt;/&lt;isPoliticianOf&gt;/&lt;geoent_RÃ©gion_Ãle-de-France_30128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on_Gr._Opri_an&gt;/&lt;isPoliticia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rtha_Fry&gt;/&lt;isPoliticianOf&gt;/&lt;Indi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hn_Morrow_(peace_activist)&gt;/&lt;isPoliticia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iosdado_Macapagal&gt;/&lt;isPoliticianOf&gt;/&lt;geoent_Republic_of_the_Philippines_169400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ilary_A._Herbert&gt;/&lt;isPoliticianOf&gt;/&lt;Hillsborough_County,_Florid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William_Orlando_Butler&gt;/&lt;isPoliticianOf&gt;/&lt;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-Erich_Cremer&gt;/&lt;isPoliticia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Demarest&gt;/&lt;isPoliticianOf&gt;/&lt;Riverside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Wright_(author)&gt;/&lt;isPoliticianOf&gt;/&lt;geoent_RÃ©gion_Ãle-de-France_30128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immy_McLarnin&gt;/&lt;isPoliticianOf&gt;/&lt;Washington_(U.S._state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mitrija_upovski&gt;/&lt;isPoliticianOf&gt;/&lt;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ir_Simcha_of_Dvinsk&gt;/&lt;isPoliticianOf&gt;/&lt;Latv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e_Doyle_(baseball)&gt;/&lt;isPoliticianOf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ssad_Pasha&gt;/&lt;isPoliticianOf&gt;/&lt;geoent_RÃ©gion_Ãle-de-France_30128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ure_Kumlien&gt;/&lt;isPoliticianOf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ard_Adelbert_Doisy&gt;/&lt;isPoliticianOf&gt;/&lt;Missou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_Kjeldahl&gt;/&lt;isPoliticianOf&gt;/&lt;Denma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Keel&gt;/&lt;isPoliticia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eric_Calland_Williams&gt;/&lt;isPoliticianOf&gt;/&lt;North_West_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an_Napier&gt;/&lt;isPoliticianOf&gt;/&lt;Los_Angeles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i_Amini&gt;/&lt;isPoliticianOf&gt;/&lt;geoent_RÃ©gion_Ãle-de-France_30128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th_Bullock&gt;/&lt;isPoliticianOf&gt;/&lt;South_Dak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asser_Arafat&gt;/&lt;isPoliticianOf&gt;/&lt;geoent_RÃ©gion_Ãle-de-France_30128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etro_Nenni&gt;/&lt;isPoliticianOf&gt;/&lt;Ciampin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lace_M._Greene&gt;/&lt;isPoliticianOf&gt;/&lt;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thaniel_Bliss&gt;/&lt;isPoliticianOf&gt;/&lt;South_East_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amonn_Andrews&gt;/&lt;isPoliticia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kolaus_KnÃ¼pfer&gt;/&lt;isPoliticia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ive_Morton&gt;/&lt;isPoliticia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Kissam_Vanderbilt&gt;/&lt;isPoliticianOf&gt;/&lt;geoent_RÃ©gion_Ãle-de-France_30128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k_PaÃ­s&gt;/&lt;isPoliticianOf&gt;/&lt;Cub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lie_Verdec&gt;/&lt;isPoliticia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_Auguste_Dominique_Ingres&gt;/&lt;isPoliticianOf&gt;/&lt;geoent_RÃ©gion_Ãle-de-France_30128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erick_IX_of_Denmark&gt;/&lt;isPoliticianOf&gt;/&lt;Denma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d_Ray_(golfer)&gt;/&lt;isPoliticia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Aiuppa&gt;/&lt;isPoliticianOf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keshi_KaikM&gt;/&lt;isPoliticianOf&gt;/&lt;Kanagawa_Prefectu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Watts_de_Peyster&gt;/&lt;isPoliticia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nÃ©_Grandjean&gt;/&lt;isPoliticianOf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Cairns&gt;/&lt;isPoliticia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_Claesz_Rietschoof&gt;/&lt;isPoliticia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stap_Vyshnya&gt;/&lt;isPoliticianOf&gt;/&lt;Ukra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liane_Ackermann&gt;/&lt;isPoliticianOf&gt;/&lt;geoent_Strasbourg_64413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_de_Witt&gt;/&lt;isPoliticia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ane_de_Pougy&gt;/&lt;isPoliticianOf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Morris&gt;/&lt;isPoliticianOf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wight_Harken&gt;/&lt;isPoliticianOf&gt;/&lt;East_of_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odor_Rehbock&gt;/&lt;isPoliticianOf&gt;/&lt;Baden-WÃ¼rttembe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John_Hoban&gt;/&lt;isPoliticianOf&gt;/&lt;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l_Weniger&gt;/&lt;isPolitician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b_Price_(Texas_politician)&gt;/&lt;isPoliticianOf&gt;/&lt;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_Case&gt;/&lt;isPoliticianOf&gt;/&lt;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iram_Pratt&gt;/&lt;isPoliticia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Winthrop_(educator)&gt;/&lt;isPoliticianOf&gt;/&lt;Middlesex_County,_Massachuset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asile_Coroban&gt;/&lt;isPoliticianOf&gt;/&lt;Moldov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berhard_Rees&gt;/&lt;isPoliticianOf&gt;/&lt;Volusia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_Buchanan&gt;/&lt;isPoliticia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endan_Hughes&gt;/&lt;isPoliticia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se_LindbÃ¦k&gt;/&lt;isPoliticia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Lanman&gt;/&lt;isPoliticianOf&gt;/&lt;East_of_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uritz_Smith&gt;/&lt;isPoliticianOf&gt;/&lt;Uta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_Cole_(artist)&gt;/&lt;isPoliticianOf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R._Underwood&gt;/&lt;isPoliticianOf&gt;/&lt;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W._Forsyth&gt;/&lt;isPoliticianOf&gt;/&lt;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_Godin_des_Odonais&gt;/&lt;isPoliticianOf&gt;/&lt;geoent_RÃ©gion_Ãle-de-France_30128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._Budd_Dwyer&gt;/&lt;isPoliticianOf&gt;/&lt;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ck_Weaver&gt;/&lt;isPoliticianOf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_Jones_(rugby_player_born_1921)&gt;/&lt;isPoliticianOf&gt;/&lt;Wal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akis_Zografos&gt;/&lt;isPoliticianOf&gt;/&lt;geoent_RÃ©gion_Ãle-de-France_30128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SchnÃ©evoigt&gt;/&lt;isPoliticianOf&gt;/&lt;Denma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mar_Hunt&gt;/&lt;isPoliticianOf&gt;/&lt;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Breckinridge_(Attorney_General)&gt;/&lt;isPoliticianOf&gt;/&lt;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Antoine_de_Bougainville&gt;/&lt;isPoliticianOf&gt;/&lt;geoent_RÃ©gion_Ãle-de-France_30128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y_C._Beasley&gt;/&lt;isPoliticianOf&gt;/&lt;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ronica_Cooper&gt;/&lt;isPoliticia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bert_S._Green&gt;/&lt;isPoliticianOf&gt;/&lt;South_Austra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uglas_Shearer&gt;/&lt;isPoliticianOf&gt;/&lt;Los_Angeles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itra_Vance&gt;/&lt;isPoliticianOf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ldassare_Peruzzi&gt;/&lt;isPoliticianOf&gt;/&lt;Ciampin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Williamson_(philanthropist)&gt;/&lt;isPoliticia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nd_Duchess_Maria_Alexandrovna_of_Russia&gt;/&lt;isPoliticianOf&gt;/&lt;Klot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dison_G._Gonterman&gt;/&lt;isPoliticianOf&gt;/&lt;Middlesex_County,_Massachuset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hammad_Haleem&gt;/&lt;isPoliticianOf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il_Haury&gt;/&lt;isPoliticianOf&gt;/&lt;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is_Granger&gt;/&lt;isPoliticia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ames_E._Broome&gt;/&lt;isPoliticianOf&gt;/&lt;Volusia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inrich_Louis_d'Arrest&gt;/&lt;isPoliticianOf&gt;/&lt;Denma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o_Porto&gt;/&lt;isPoliticianOf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Kellaway&gt;/&lt;isPoliticianOf&gt;/&lt;United_Kingdom&gt;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?s36 <text:s/>&lt;isLocatedIn&gt; <text:s/>?o91 <text:s/>?o91 <text:s/>&lt;hasOfficialLanguage&gt; <text:s/>?o36 <text:s text:c="2"/>=&gt; ?s36 <text:s/>&lt;hasOfficialLanguage&gt; <text:s/>?o36 <text:s/>Support: 5.274016817784829E-5 Head coverage: 0.062266500622665005 Confidence: 6.610696106299994E-4 Improved confidence: 0.8333333333333334 Predictiveness: 0.999206716467244 Improved Predictiveness: 0.8326722637227034 Std. Improved Predictiveness: 6.605451949938812E-4 Cardinality: 50 Pred*Conf*Body: 49.96033582336221 Pred*ImprConf*Body: 49.96033582336221 Body size: 75635 Key variable: ?s36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PravonÃ­n&gt;/&lt;hasOfficialLanguage&gt;/&lt;Czech_languag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rivonimamo&gt;/&lt;hasOfficialLanguage&gt;/&lt;Frenc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rka_u_StarÃ©_Paky&gt;/&lt;hasOfficialLanguage&gt;/&lt;Czech_languag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ychnov_na_Morav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hatgaon&gt;/&lt;hasOfficialLanguage&gt;/&lt;Oriya_languag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Fredericktown,_Missouri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aya_River_(Kama)&gt;/&lt;hasOfficialLanguage&gt;/&lt;Bashkir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Ã¡kYÃ­&gt;/&lt;hasOfficialLanguage&gt;/&lt;Polish_languag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hrastavec&gt;/&lt;hasOfficialLanguage&gt;/&lt;Polish_languag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oesmanspruit&gt;/&lt;hasOfficialLanguage&gt;/&lt;Venda_languag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zvorul_Srat_River&gt;/&lt;hasOfficialLanguage&gt;/&lt;Romanian_languag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rangi_Aru&gt;/&lt;hasOfficialLanguage&gt;/&lt;Tamil_languag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naring_River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lear_the_Air_(Hong_Kong)&gt;/&lt;hasOfficialLanguage&gt;/&lt;Bilingualism_in_Hong_Ko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omÃ¡rno_(KromYÃ­~_District)&gt;/&lt;hasOfficialLanguage&gt;/&lt;Po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Hovice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YepeYe_(MladÃ¡_Boleslav_District)&gt;/&lt;hasOfficialLanguage&gt;/&lt;Czech_languag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uke_of_York_Island_(Chile)&gt;/&lt;hasOfficialLanguage&gt;/&lt;Spanish_languag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reen_Flag_Award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YebÃ­z&gt;/&lt;hasOfficialLanguage&gt;/&lt;Roman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Ã­lovÃ©_u_Dr~kova&gt;/&lt;hasOfficialLanguage&gt;/&lt;Po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ncu_orul_River&gt;/&lt;hasOfficialLanguage&gt;/&lt;Roman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sia&gt;/&lt;hasOfficialLanguage&gt;/&lt;Tong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parafaravola&gt;/&lt;hasOfficialLanguage&gt;/&lt;Malagasy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uncaciu_River&gt;/&lt;hasOfficialLanguage&gt;/&lt;Roman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`aplava&gt;/&lt;hasOfficialLanguage&gt;/&lt;Po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`ebestnice&gt;/&lt;hasOfficialLanguage&gt;/&lt;Minority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icuri_River&gt;/&lt;hasOfficialLanguage&gt;/&lt;Roman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luaice_(KolÃ­n_District)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pain..._on_the_road_Again&gt;/&lt;hasOfficialLanguage&gt;/&lt;Basqu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_ria_River_(Trcuca)&gt;/&lt;hasOfficialLanguage&gt;/&lt;Roman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ssegaai_River&gt;/&lt;hasOfficialLanguage&gt;/&lt;Arabic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ssegaai_River&gt;/&lt;hasOfficialLanguage&gt;/&lt;Portugues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ieni_River&gt;/&lt;hasOfficialLanguage&gt;/&lt;Roman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manujapuram&gt;/&lt;hasOfficialLanguage&gt;/&lt;Tamil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n~eves_(Prague-West_District)&gt;/&lt;hasOfficialLanguage&gt;/&lt;Minority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oÃvenediger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ental,_Namibia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hipachawa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Ã­o_Garzas&gt;/&lt;hasOfficialLanguage&gt;/&lt;Span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ka_(Olomouc_District)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ss_Ziona&gt;/&lt;hasOfficialLanguage&gt;/&lt;Hebrew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otinves&gt;/&lt;hasOfficialLanguage&gt;/&lt;Minority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mpassberg&gt;/&lt;hasOfficialLanguage&gt;/&lt;Swat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Ã¡aeany_(Beneaov_District)&gt;/&lt;hasOfficialLanguage&gt;/&lt;Po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diby&gt;/&lt;hasOfficialLanguage&gt;/&lt;Czec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nco_Hills_Signature_Tower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unt_Manuk&gt;/&lt;hasOfficialLanguage&gt;/&lt;Indones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dlice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rajnÃ­ko&gt;/&lt;hasOfficialLanguage&gt;/&lt;Minority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ifasi_Msomi&gt;/&lt;hasOfficialLanguage&gt;/&lt;Tsonga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ublic_Opinion_(Chambersburg)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_Afuafou&gt;/&lt;hasOfficialLanguage&gt;/&lt;Tuvalu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a,_Missouri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seni_River&gt;/&lt;hasOfficialLanguage&gt;/&lt;Roman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atovice&gt;/&lt;hasOfficialLanguage&gt;/&lt;Po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nÃ¶n&gt;/&lt;hasOfficialLanguage&gt;/&lt;Swed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ld_Ripley,_Illinois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uestra_SeÃ±ora_de_la_Vega&gt;/&lt;hasOfficialLanguage&gt;/&lt;Galic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ste&gt;/&lt;hasOfficialLanguage&gt;/&lt;Catal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dton&gt;/&lt;hasOfficialLanguage&gt;/&lt;Gujarat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udelange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lbramice_(Olomouc_District)&gt;/&lt;hasOfficialLanguage&gt;/&lt;Roman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sha_Parekh&gt;/&lt;hasOfficialLanguage&gt;/&lt;Marath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leice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lar_Lake&gt;/&lt;hasOfficialLanguage&gt;/&lt;Hebrew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vÃ¡_Ves_nad_Lu~nicÃ­&gt;/&lt;hasOfficialLanguage&gt;/&lt;Minority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doaov&gt;/&lt;hasOfficialLanguage&gt;/&lt;Po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hrain_Island&gt;/&lt;hasOfficialLanguage&gt;/&lt;Arabic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ledon_River&gt;/&lt;hasOfficialLanguage&gt;/&lt;Tamil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ter_do_ChÃ£o_(Brazil)&gt;/&lt;hasOfficialLanguage&gt;/&lt;Portugues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dslavice_(Vyakov_District)&gt;/&lt;hasOfficialLanguage&gt;/&lt;Roman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snÃ¤s&gt;/&lt;hasOfficialLanguage&gt;/&lt;Finn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rchal&gt;/&lt;hasOfficialLanguage&gt;/&lt;Portugues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llavanniyankudikadu&gt;/&lt;hasOfficialLanguage&gt;/&lt;Tamil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gab_River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urovice&gt;/&lt;hasOfficialLanguage&gt;/&lt;Po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motrych_River&gt;/&lt;hasOfficialLanguage&gt;/&lt;Ukrain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yalahi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cu_River&gt;/&lt;hasOfficialLanguage&gt;/&lt;Roman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rt_de_Alcudia&gt;/&lt;hasOfficialLanguage&gt;/&lt;Catal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ren_River&gt;/&lt;hasOfficialLanguage&gt;/&lt;Span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na_Rao_Park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YepnÃ­k&gt;/&lt;hasOfficialLanguage&gt;/&lt;Roman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pino&gt;/&lt;hasOfficialLanguage&gt;/&lt;Ital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razany&gt;/&lt;hasOfficialLanguage&gt;/&lt;Roman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selund&gt;/&lt;hasOfficialLanguage&gt;/&lt;Dan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lice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ioaca_Rade_ului_River&gt;/&lt;hasOfficialLanguage&gt;/&lt;Roman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hnÃ¡nec&gt;/&lt;hasOfficialLanguage&gt;/&lt;Po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c_ica_River&gt;/&lt;hasOfficialLanguage&gt;/&lt;Roman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ysjÃ¶n_(Botkyrka)&gt;/&lt;hasOfficialLanguage&gt;/&lt;Swed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ntau_(island)&gt;/&lt;hasOfficialLanguage&gt;/&lt;Indones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insa&gt;/&lt;hasOfficialLanguage&gt;/&lt;Galic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owns_Way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nisfree,_Alberta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omHa&gt;/&lt;hasOfficialLanguage&gt;/&lt;Roman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ble,_Illinois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Yezina_(JindYichov_Hradec_District)&gt;/&lt;hasOfficialLanguage&gt;/&lt;Minority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ma__River_(Drauc)&gt;/&lt;hasOfficialLanguage&gt;/&lt;Romanian_language&gt;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?s28 <text:s/>&lt;livesIn&gt; <text:s/>?o77 <text:s/>?o77 <text:s/>&lt;isLocatedIn&gt; <text:s/>?o28 <text:s text:c="2"/>=&gt; ?s28 <text:s/>&lt;isPoliticianOf&gt; <text:s/>?o28 <text:s/>Support: 1.3712443726240553E-4 Head coverage: 0.08904109589041095 Confidence: 0.02467261339912697 Improved confidence: 0.8333333333333334 Predictiveness: 0.9703928639210476 Improved Predictiveness: 0.8086607199342064 Std. Improved Predictiveness: 0.023942127976795635 Cardinality: 130 Pred*Conf*Body: 126.1510723097362 Pred*ImprConf*Body: 126.1510723097362 Body size: 5269 Key variable: ?s28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Y</text:p>
          </table:table-cell>
          <table:table-cell office:value-type="string">
            <text:p>&lt;Debbie_Willhite&gt;/&lt;isPoliticianOf&gt;/&lt;Arkansa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ara_Sad&gt;/&lt;isPoliticianOf&gt;/&lt;Cheshire_County,_New_Hampshir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elson_Jobim&gt;/&lt;isPoliticianOf&gt;/&lt;Brazil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ry_Ann_Coady_Weinand&gt;/&lt;isPoliticianOf&gt;/&lt;Arizo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teve_Street&gt;/&lt;isPoliticianOf&gt;/&lt;South_Dakot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ob_Hackett&gt;/&lt;isPoliticianOf&gt;/&lt;Ohi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ill_Dance&gt;/&lt;isPoliticianOf&gt;/&lt;Confederate_States_of_Americ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orge_Michaels&gt;/&lt;isPoliticia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na_Hernandez&gt;/&lt;isPoliticianOf&gt;/&lt;Tex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hn_Potts_(Engraver)&gt;/&lt;isPoliticianOf&gt;/&lt;Derbyshir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olly_Sutton-Scorpio&gt;/&lt;isPoliticia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indsey_Holmes&gt;/&lt;isPoliticianOf&gt;/&lt;Alask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arald_Leslie,_Lord_Birsay&gt;/&lt;isPoliticianOf&gt;/&lt;Scot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rika_de_Lone&gt;/&lt;isPoliticianOf&gt;/&lt;Middlesex_County,_Massachusett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tephen_Leaney&gt;/&lt;isPoliticianOf&gt;/&lt;Surre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talie_Grandin&gt;/&lt;isPoliticianOf&gt;/&lt;geoent_Africa_6255146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fan_Bernhard&gt;/&lt;isPoliticianOf&gt;/&lt;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c_Massa&gt;/&lt;isPoliticia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y_Grinney&gt;/&lt;isPoliticianOf&gt;/&lt;Alaba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ald_P._Pulley&gt;/&lt;isPoliticianOf&gt;/&lt;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Copos&gt;/&lt;isPoliticia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ff_Hawkes&gt;/&lt;isPoliticianOf&gt;/&lt;Berksh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opher_Thompson&gt;/&lt;isPoliticianOf&gt;/&lt;Oreg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a_Chappelle-Nadal&gt;/&lt;isPoliticianOf&gt;/&lt;Missou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tt_Pierce&gt;/&lt;isPoliticianOf&gt;/&lt;Ind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z_Krueger&gt;/&lt;isPoliticianOf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in_Donnelly&gt;/&lt;isPoliticianOf&gt;/&lt;geoent_Canada_625199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mran_Anwar&gt;/&lt;isPoliticianOf&gt;/&lt;Miami-Dade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lles_MÃ¼ller&gt;/&lt;isPoliticianOf&gt;/&lt;German_Confederat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_GiaQuinta&gt;/&lt;isPoliticianOf&gt;/&lt;Ind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gnar_TÃ¸rnquist&gt;/&lt;isPoliticianOf&gt;/&lt;Norw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rry_Scott&gt;/&lt;isPoliticianOf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halida_Ghous&gt;/&lt;isPoliticianOf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kie_Fowler&gt;/&lt;isPoliticianOf&gt;/&lt;Riverside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Tutvedt&gt;/&lt;isPoliticianOf&gt;/&lt;Mont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ah_Landrum_Taylor&gt;/&lt;isPoliticianOf&gt;/&lt;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uterbridge_Horsey&gt;/&lt;isPoliticianOf&gt;/&lt;Delawa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_Anderson_(politician)&gt;/&lt;isPoliticianOf&gt;/&lt;Alber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raig_Harris_(Coronation_Street)&gt;/&lt;isPoliticia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_Fert&gt;/&lt;isPoliticianOf&gt;/&lt;geoent_RÃ©gion_Ãle-de-France_30128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rri_Sewell&gt;/&lt;isPoliticianOf&gt;/&lt;Alaba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_Balls&gt;/&lt;isPoliticianOf&gt;/&lt;West_Yorksh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na_Konta&gt;/&lt;isPoliticia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L._Barclay&gt;/&lt;isPoliticianOf&gt;/&lt;Ar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uart_Ingle&gt;/&lt;isPoliticianOf&gt;/&lt;New_Mexi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ylor_Toth&gt;/&lt;isPoliticianOf&gt;/&lt;Delawa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hard_GeiÃler&gt;/&lt;isPoliticia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ma_Laine&gt;/&lt;isPoliticianOf&gt;/&lt;Fin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._Wesley_Stuart&gt;/&lt;isPoliticianOf&gt;/&lt;New_Brunswic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re_Simoni&gt;/&lt;isPoliticianOf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_Ferraris&gt;/&lt;isPoliticianOf&gt;/&lt;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kita_Borisov&gt;/&lt;isPoliticianOf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ison_Davis-Blake&gt;/&lt;isPoliticianOf&gt;/&lt;Minnes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kehisa_Matsumoto&gt;/&lt;isPoliticianOf&gt;/&lt;geoent_Asia_625514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Harrell&gt;/&lt;isPoliticianOf&gt;/&lt;Washington_(U.S._state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hien_Biau_Woo&gt;/&lt;isPoliticianOf&gt;/&lt;Delawa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Phipps&gt;/&lt;isPoliticia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n_Shimanski&gt;/&lt;isPoliticianOf&gt;/&lt;Minnes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ffany_Lott-Hogan&gt;/&lt;isPoliticianOf&gt;/&lt;Uta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._Sue_Carter&gt;/&lt;isPoliticianOf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k_Dayton&gt;/&lt;isPoliticianOf&gt;/&lt;Minnes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ilip_Krajinovi&gt;/&lt;isPoliticianOf&gt;/&lt;Manatee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reltsov_Yevgen&gt;/&lt;isPoliticia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Devereux,_2nd_Earl_of_Essex&gt;/&lt;isPoliticia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rk_Baberowski&gt;/&lt;isPoliticianOf&gt;/&lt;Lower_Saxo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nnaleigh_Bailey&gt;/&lt;isPoliticia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shley_Taylor_Dawson&gt;/&lt;isPoliticianOf&gt;/&lt;North_West_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uck_Riley_(Oregon_politician)&gt;/&lt;isPoliticianOf&gt;/&lt;Oreg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uzana_OndrÃ¡akovÃ¡&gt;/&lt;isPoliticianOf&gt;/&lt;Sile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ih-Wei_Huang&gt;/&lt;isPoliticianOf&gt;/&lt;geoent_Taiwan_166828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nt_Waite&gt;/&lt;isPoliticianOf&gt;/&lt;Marion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le_Brewer&gt;/&lt;isPoliticia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ffy_Biazon&gt;/&lt;isPoliticianOf&gt;/&lt;Philippi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a_Candelaria_Reardon&gt;/&lt;isPoliticianOf&gt;/&lt;Ind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Venkman&gt;/&lt;isPoliticianOf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_Simpson_(squash_player)&gt;/&lt;isPoliticianOf&gt;/&lt;North_Yorksh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rry_Springer&gt;/&lt;isPoliticianOf&gt;/&lt;Washington_(U.S._state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ry_Sabbatini&gt;/&lt;isPoliticianOf&gt;/&lt;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borah_Kottel&gt;/&lt;isPoliticianOf&gt;/&lt;Mont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ole_Castrale&gt;/&lt;isPoliticianOf&gt;/&lt;Riverside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mio_Yamada&gt;/&lt;isPoliticianOf&gt;/&lt;geoent_Asia_625514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samitsu_Tsuchida&gt;/&lt;isPoliticianOf&gt;/&lt;Aichi_Prefectu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pike_McRoy&gt;/&lt;isPoliticianOf&gt;/&lt;Alaba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fshin_Norouzi&gt;/&lt;isPoliticianOf&gt;/&lt;Ir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W._Holsinger&gt;/&lt;isPoliticianOf&gt;/&lt;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ncy_Munoz&gt;/&lt;isPoliticianOf&gt;/&lt;New_Jers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k_Ford_(farmer)&gt;/&lt;isPoliticianOf&gt;/&lt;Orange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l_Martinez&gt;/&lt;isPoliticianOf&gt;/&lt;Orange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Arthur_Smith&gt;/&lt;isPoliticianOf&gt;/&lt;New_Mexi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im_Dunnam&gt;/&lt;isPoliticianOf&gt;/&lt;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m_Timmins&gt;/&lt;isPoliticianOf&gt;/&lt;Queens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livier_Ruel&gt;/&lt;isPoliticianOf&gt;/&lt;geoent_RÃ©gion_Ãle-de-France_30128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lma_Rousseff&gt;/&lt;isPoliticianOf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_Shaiman&gt;/&lt;isPoliticia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in_Campbell,_Lord_Malcolm&gt;/&lt;isPoliticianOf&gt;/&lt;Scot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Andrew_Green&gt;/&lt;isPoliticianOf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B._T._Campbell_III&gt;/&lt;isPoliticianOf&gt;/&lt;Orange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ina_Aldea_Teodorovici&gt;/&lt;isPoliticianOf&gt;/&lt;Moldov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Havern_III&gt;/&lt;isPoliticianOf&gt;/&lt;Middlesex_County,_Massachuset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uck_Strahl&gt;/&lt;isPoliticianOf&gt;/&lt;geoent_Canada_6251999&gt;</text:p>
          </table:table-cell>
          <table:table-cell table:number-columns-repeated="1022"/>
        </table:table-row>
        <table:table-row table:style-name="ro1">
          <table:table-cell office:value-type="string">
            <text:p>?s9 <text:s/>&lt;isMarriedTo&gt; <text:s/>?o73 <text:s/>?o73 <text:s/>&lt;livesIn&gt; <text:s/>?o9 <text:s text:c="2"/>=&gt; ?s9 <text:s/>&lt;livesIn&gt; <text:s/>?o9 <text:s/>Support: 1.909194088038108E-4 Head coverage: 0.012403207017062975 Confidence: 0.3370577281191806 Improved confidence: 0.6988416988416989 Predictiveness: 0.5176908752327747 Improved Predictiveness: 0.3617839707225182 Std. Improved Predictiveness: 0.17449171027398921 Cardinality: 181 Pred*Conf*Body: 93.70204841713222 Pred*ImprConf*Body: 93.70204841713222 Body size: 537 Key variable: ?s9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jorie_Rendell&gt;/&lt;livesIn&gt;/&lt;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ckenzie_Browning&gt;/&lt;livesIn&gt;/&lt;Genoa_City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orina_Sanchez&gt;/&lt;livesIn&gt;/&lt;Makati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zel_Hawke&gt;/&lt;livesIn&gt;/&lt;Point_Piper,_New_South_Wal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g_Foster_(TV_Character)&gt;/&lt;livesIn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ni_Mercado&gt;/&lt;livesIn&gt;/&lt;Bacoor,_Cavi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ramer_family&gt;/&lt;livesIn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nazir_Bhutto&gt;/&lt;livesIn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ementine_Churchill,_Baroness_Spencer-Churchill&gt;/&lt;livesIn&gt;/&lt;10_Downing_Stree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neth_Ives&gt;/&lt;livesIn&gt;/&lt;Henley-on-Tham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ndhil_Ramamurthy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elle_Timmins&gt;/&lt;livesIn&gt;/&lt;Port_Douglas,_Queens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mund_Grey&gt;/&lt;livesIn&gt;/&lt;Las_Vegas,_Nevad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Yvette_Cooper&gt;/&lt;livesIn&gt;/&lt;Castlefo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s_Carr,_Countess_of_Somerset&gt;/&lt;livesIn&gt;/&lt;Dorse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a_DiMera&gt;/&lt;livesIn&gt;/&lt;Salem_(Days_of_our_Liv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ooke_Shields&gt;/&lt;livesIn&gt;/&lt;Las_Vegas,_Nev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nie_Vossler&gt;/&lt;livesIn&gt;/&lt;La_Quinta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lden_Snyder&gt;/&lt;livesIn&gt;/&lt;Oakdale_(As_the_World_Turn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sh_Brennan&gt;/&lt;livesIn&gt;/&lt;Llanview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_Lansing&gt;/&lt;livesIn&gt;/&lt;Port_Charles,_New_York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y_Manning&gt;/&lt;livesIn&gt;/&lt;Salem_(Days_of_our_Liv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McBride_(candidate)&gt;/&lt;livesIn&gt;/&lt;Tampa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llista_Gingrich&gt;/&lt;livesIn&gt;/&lt;Marietta,_Georg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mpy_Mahajan&gt;/&lt;livesIn&gt;/&lt;Mumba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.W._Thompson&gt;/&lt;livesIn&gt;/&lt;Doyline,_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th_Grier&gt;/&lt;livesIn&gt;/&lt;Toront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n_Ho&gt;/&lt;livesIn&gt;/&lt;Los_Angele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exie_Carver&gt;/&lt;livesIn&gt;/&lt;Salem_(Days_of_our_Lives)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rooklyn_Decker&gt;/&lt;livesIn&gt;/&lt;Austin,_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itrangada_Singh&gt;/&lt;livesIn&gt;/&lt;New_Del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McCain&gt;/&lt;livesIn&gt;/&lt;Toront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McCain&gt;/&lt;livesIn&gt;/&lt;Ontar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raci_Abbott_Connolly&gt;/&lt;livesIn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ng_Liyuan&gt;/&lt;livesIn&gt;/&lt;Beij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Patrick_Williams&gt;/&lt;livesIn&gt;/&lt;Missoula,_Mont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ble_Ellington&gt;/&lt;livesIn&gt;/&lt;Monroe,_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Walker_(Brothers_&amp;_Sisters)&gt;/&lt;livesIn&gt;/&lt;San_Marino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tch_Laurence&gt;/&lt;livesIn&gt;/&lt;Llanview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Black_(Days_of_our_Lives)&gt;/&lt;livesIn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elle_Paige_Paterson&gt;/&lt;livesIn&gt;/&lt;Guilderland,_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izabeth_Boleyn,_Countess_of_Wiltshire&gt;/&lt;livesIn&gt;/&lt;Hever_Cast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oline_St-Hilaire&gt;/&lt;livesIn&gt;/&lt;Montre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Ryan_(As_the_World_Turns)&gt;/&lt;livesIn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Ryan_(As_the_World_Turns)&gt;/&lt;livesIn&gt;/&lt;Oakdale_(As_the_World_Turn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lena_Guergis&gt;/&lt;livesIn&gt;/&lt;Alber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lena_Guergis&gt;/&lt;livesIn&gt;/&lt;Edmon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lanche_d'Alpuget&gt;/&lt;livesIn&gt;/&lt;Point_Piper,_New_South_Wal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d_Harris-Crane&gt;/&lt;livesIn&gt;/&lt;New_Orlea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R._McKernan,_Jr.&gt;/&lt;livesIn&gt;/&lt;Auburn,_Ma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ancy_Crane&gt;/&lt;livesIn&gt;/&lt;New_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Formby&gt;/&lt;livesIn&gt;/&lt;Hereford,_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ning_von_Anstetten&gt;/&lt;livesIn&gt;/&lt;DÃ¼sseldorf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na_Lord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na_Lord&gt;/&lt;livesIn&gt;/&lt;Llanview,_Pennsylvan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Daniel_Romalotti&gt;/&lt;lives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nna_Frye&gt;/&lt;livesIn&gt;/&lt;San_Die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ol_McCain&gt;/&lt;livesIn&gt;/&lt;Phoenix,_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nÃ©e_Zellweger&gt;/&lt;livesIn&gt;/&lt;Johnson_City,_Tenness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loe_Mitchell&gt;/&lt;livesIn&gt;/&lt;Genoa_City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loe_Mitchell&gt;/&lt;livesIn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n_Cryer&gt;/&lt;lives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n_Cryer&gt;/&lt;livesIn&gt;/&lt;Los_Angel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na_Von_Amberg&gt;/&lt;livesIn&gt;/&lt;US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anna_Love&gt;/&lt;livesIn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dd_Purdum&gt;/&lt;livesIn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a_White&gt;/&lt;livesIn&gt;/&lt;Hous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anko_uri&gt;/&lt;livesIn&gt;/&lt;Ljublj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gor_Mann&gt;/&lt;livesIn&gt;/&lt;DÃ¼sseldorf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gor_Mann&gt;/&lt;livesIn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ve_Lambert&gt;/&lt;livesIn&gt;/&lt;Port_Charles,_New_York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ve_Lambert&gt;/&lt;livesIn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Wilson_(broadcaster)&gt;/&lt;livesIn&gt;/&lt;Dub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aine_Chao&gt;/&lt;livesIn&gt;/&lt;Louisville,_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hmina_Durrani&gt;/&lt;livesIn&gt;/&lt;Laho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x_Sterling&gt;/&lt;livesIn&gt;/&lt;Genoa_City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men_Polo,_1st_Lady_of_MeirÃ¡s&gt;/&lt;livesIn&gt;/&lt;Madri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des_Fernando&gt;/&lt;livesIn&gt;/&lt;Metro_Mani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des_Fernando&gt;/&lt;livesIn&gt;/&lt;Marikina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Neville,_16th_Countess_of_Warwick&gt;/&lt;livesIn&gt;/&lt;Middleham_Cast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ra_Becker&gt;/&lt;livesIn&gt;/&lt;Schwy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Scorsese&gt;/&lt;livesIn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_Devane_Marick&gt;/&lt;livesIn&gt;/&lt;Hunga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izabeth_Taylor&gt;/&lt;livesIn&gt;/&lt;Alexandria,_Virgin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illie_Reed&gt;/&lt;livesIn&gt;/&lt;Salem_(Days_of_our_Liv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uke_Lavery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ttice_Knollys&gt;/&lt;livesIn&gt;/&lt;Essex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ttice_Knollys&gt;/&lt;livesIn&gt;/&lt;Wanstead_Pa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ttice_Knollys&gt;/&lt;livesIn&gt;/&lt;Kenilworth_Cast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_Bauer&gt;/&lt;livesIn&gt;/&lt;San_Francis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ristian_Vega&gt;/&lt;livesIn&gt;/&lt;Llanview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ge_Vargas_GonzÃ¡lez&gt;/&lt;livesIn&gt;/&lt;Pichilem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ura_Bush&gt;/&lt;livesIn&gt;/&lt;Dall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ura_Bush&gt;/&lt;livesIn&gt;/&lt;Preston_Hollow,_Dallas,_Texa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ev_Desjarlais&gt;/&lt;livesIn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san_Greenfield,_Baroness_Greenfield&gt;/&lt;livesIn&gt;/&lt;Oxfo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ginald_Gardiner&gt;/&lt;livesIn&gt;/&lt;Miam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emary_McKenna&gt;/&lt;livesIn&gt;/&lt;Sheffiel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ynette_Scavo&gt;/&lt;livesIn&gt;/&lt;Fairview_(Desperate_Housewiv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am_Chandler&gt;/&lt;livesIn&gt;/&lt;Pine_Valley,_Pennsylvania&gt;</text:p>
          </table:table-cell>
          <table:table-cell table:number-columns-repeated="1022"/>
        </table:table-row>
        <table:table-row table:style-name="ro1">
          <table:table-cell office:value-type="string">
            <text:p>?s73 <text:s/>&lt;isMarriedTo&gt; <text:s/>?s9 <text:s/>?s73 <text:s/>&lt;livesIn&gt; <text:s/>?o9 <text:s text:c="2"/>=&gt; ?s9 <text:s/>&lt;livesIn&gt; <text:s/>?o9 <text:s/>Support: 1.782617684411272E-4 Head coverage: 0.011580894949633385 Confidence: 0.22807017543859648 Improved confidence: 0.6842105263157895 Predictiveness: 0.6666666666666667 Improved Predictiveness: 0.45614035087719307 Std. Improved Predictiveness: 0.152046783625731 Cardinality: 169 Pred*Conf*Body: 112.66666666666669 Pred*ImprConf*Body: 112.66666666666669 Body size: 741 Key variable: ?s9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Liz_McDonald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sa_LetÃ­cia_Lula_da_Silva&gt;/&lt;livesIn&gt;/&lt;SÃ£o_Paulo_(state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s_Osborne&gt;/&lt;livesIn&gt;/&lt;11_Downing_Stree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nni_Byrne&gt;/&lt;livesIn&gt;/&lt;Ott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vlos_Bakoyannis&gt;/&lt;livesIn&gt;/&lt;Athe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mille_Andrews&gt;/&lt;livesIn&gt;/&lt;Haddon_Heights,_New_Jers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istair_Petrie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istair_Petrie&gt;/&lt;livesIn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b_Hope_(Emmerdale)&gt;/&lt;livesIn&gt;/&lt;Moroc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ia_Hislop&gt;/&lt;livesIn&gt;/&lt;Sissinghur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ne_Hoban&gt;/&lt;livesIn&gt;/&lt;Welikadawat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mis_Domazos&gt;/&lt;livesIn&gt;/&lt;Greec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odd_Manning&gt;/&lt;livesIn&gt;/&lt;Llanview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dy_Garland&gt;/&lt;livesIn&gt;/&lt;US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swald_of_Worcester&gt;/&lt;livesIn&gt;/&lt;Isle_of_E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G._Allen&gt;/&lt;livesIn&gt;/&lt;Wyom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Hall_(physician)&gt;/&lt;livesIn&gt;/&lt;Hall's_Crof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Hall_(physician)&gt;/&lt;livesIn&gt;/&lt;New_Pla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s_Walsingham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nemarie_Devolites_Davis&gt;/&lt;livesIn&gt;/&lt;Vienna,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la_Mulroney&gt;/&lt;livesIn&gt;/&lt;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Athans&gt;/&lt;livesIn&gt;/&lt;Lansing,_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hea_Pillai&gt;/&lt;livesIn&gt;/&lt;Mumba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vella_Bayh&gt;/&lt;livesIn&gt;/&lt;Easton,_Mary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ggy_Cripps&gt;/&lt;livesIn&gt;/&lt;Kumas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yle_Conelly_Manchin&gt;/&lt;livesIn&gt;/&lt;Fairmont,_West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Overton&gt;/&lt;livesIn&gt;/&lt;Sydn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_Flintstone&gt;/&lt;livesIn&gt;/&lt;Bedrock_(The_Flintston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ice_Claypoole_Gwynne&gt;/&lt;livesIn&gt;/&lt;The_Break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ureen_McTeer&gt;/&lt;livesIn&gt;/&lt;Alber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ureen_McTeer&gt;/&lt;livesIn&gt;/&lt;Calga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Ã°rÃºn_KatrÃ­n_ÃorbergsdÃ³ttir&gt;/&lt;livesIn&gt;/&lt;BessastaÃ°i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Ã°rÃºn_KatrÃ­n_ÃorbergsdÃ³ttir&gt;/&lt;livesIn&gt;/&lt;Ãlfta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e_Richards_Roth&gt;/&lt;livesIn&gt;/&lt;Delawa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no&gt;/&lt;livesIn&gt;/&lt;County_Dub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eanor_Searle&gt;/&lt;livesIn&gt;/&lt;Old_Westbury,_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talia_Grosvenor,_Duchess_of_Westminster&gt;/&lt;livesIn&gt;/&lt;Eaton_Hall,_Chesh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._Maheswaran&gt;/&lt;livesIn&gt;/&lt;Sri_Lan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hang_Peili&gt;/&lt;livesIn&gt;/&lt;Beij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ronica_Lario&gt;/&lt;livesIn&gt;/&lt;Arco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nda_McAvan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nda_McAvan&gt;/&lt;livesIn&gt;/&lt;Sheffiel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thawan_Ladawan_Sathirathai&gt;/&lt;livesIn&gt;/&lt;Thai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lly_Quinn&gt;/&lt;livesIn&gt;/&lt;East_Hampton_(village),_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._Gary_Sebelius&gt;/&lt;livesIn&gt;/&lt;Topeka,_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hy_Lette&gt;/&lt;livesIn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na_Cooper&gt;/&lt;livesIn&gt;/&lt;Springfield_(Guiding_Light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D._Neal&gt;/&lt;livesIn&gt;/&lt;Fond_du_Lac,_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ard_Payson_Terhune&gt;/&lt;livesIn&gt;/&lt;Pompton_Lakes,_New_Jersey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ram_Peper&gt;/&lt;livesIn&gt;/&lt;Belgium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ram_Peper&gt;/&lt;livesIn&gt;/&lt;Brussel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tha_Schrader&gt;/&lt;livesIn&gt;/&lt;Canby,_Oreg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indy_Morgan&gt;/&lt;livesIn&gt;/&lt;Nashville,_Tennesse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elly_Regan&gt;/&lt;livesIn&gt;/&lt;Bedford,_Nova_Scot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ia_Kempthorne&gt;/&lt;livesIn&gt;/&lt;Boise,_Idah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e_Norton&gt;/&lt;livesIn&gt;/&lt;Old_Westbury,_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Emerson&gt;/&lt;livesIn&gt;/&lt;Cape_Girardeau,_Missou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e_Williams_(theologian)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_Menendez&gt;/&lt;livesIn&gt;/&lt;San_Anton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jamila_Bouhired&gt;/&lt;livesIn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eila_Martin&gt;/&lt;livesIn&gt;/&lt;Montre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eila_Martin&gt;/&lt;livesIn&gt;/&lt;Quebec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atrina_Swett&gt;/&lt;livesIn&gt;/&lt;Bow,_New_Hampsh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ddy_Kirk&gt;/&lt;livesIn&gt;/&lt;Manche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ug_Kane&gt;/&lt;livesIn&gt;/&lt;Alma,_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e_Tifo&gt;/&lt;livesIn&gt;/&lt;Montre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wart_Castledine&gt;/&lt;livesIn&gt;/&lt;Greater_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Canzano&gt;/&lt;livesIn&gt;/&lt;Portland,_Oreg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lyn_Quayle&gt;/&lt;livesIn&gt;/&lt;Paradise_Valley,_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_Cellucci&gt;/&lt;livesIn&gt;/&lt;Hudson,_Massachuset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Eriksen&gt;/&lt;livesIn&gt;/&lt;Vancouv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Eriksen&gt;/&lt;livesIn&gt;/&lt;British_Colum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_Ann_Krukar&gt;/&lt;livesIn&gt;/&lt;Falls_Church,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Auster&gt;/&lt;livesIn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el_Pauker&gt;/&lt;livesIn&gt;/&lt;Buchare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ie_Arthur&gt;/&lt;livesIn&gt;/&lt;Ilaro_Cou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ills_Turner&gt;/&lt;livesIn&gt;/&lt;British_Colum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shop_of_Worcester&gt;/&lt;livesIn&gt;/&lt;Isle_of_E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Ã©s_Conesa_Labastida&gt;/&lt;livesIn&gt;/&lt;Mexic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rakash_Karat&gt;/&lt;livesIn&gt;/&lt;New_Del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Dudley_Ward&gt;/&lt;livesIn&gt;/&lt;Maida_Va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ia_Paay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ncy_Huston&gt;/&lt;lives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ncy_Huston&gt;/&lt;livesIn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ymond_Blanco&gt;/&lt;livesIn&gt;/&lt;Lafayette,_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eve_Gray&gt;/&lt;livesIn&gt;/&lt;Warren,_Connecticu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lja_Savisaar&gt;/&lt;livesIn&gt;/&lt;Esto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e_Sollers&gt;/&lt;livesIn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tty_Dukakis&gt;/&lt;lives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McCartney&gt;/&lt;livesIn&gt;/&lt;East_Sussex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nsoles_Espinosa&gt;/&lt;livesIn&gt;/&lt;Palacio_de_la_Monclo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n_V._Roberts&gt;/&lt;livesIn&gt;/&lt;Bethesda,_Mary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eanor_Percy,_Countess_of_Northumberland&gt;/&lt;livesIn&gt;/&lt;Warkworth_Cast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ane_Patrick&gt;/&lt;livesIn&gt;/&lt;Milton,_Massachuset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th_Marcus_(journalist)&gt;/&lt;livesIn&gt;/&lt;Bethesda,_Mary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Benedict_Cushing&gt;/&lt;livesIn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len_Gamboa&gt;/&lt;livesIn&gt;/&lt;Metro_Mani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na_Homonai&gt;/&lt;livesIn&gt;/&lt;Ukra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chelle_Lefkowitz&gt;/&lt;livesIn&gt;/&lt;Redwood_Ci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k_Noriega&gt;/&lt;livesIn&gt;/&lt;Houston&gt;</text:p>
          </table:table-cell>
          <table:table-cell table:number-columns-repeated="1022"/>
        </table:table-row>
        <table:table-row table:style-name="ro1">
          <table:table-cell office:value-type="string">
            <text:p>?s91 <text:s/>&lt;hasOfficialLanguage&gt; <text:s/>?o36 <text:s/>?s91 <text:s/>&lt;isLocatedIn&gt; <text:s/>?s36 <text:s text:c="2"/>=&gt; ?s36 <text:s/>&lt;hasOfficialLanguage&gt; <text:s/>?o36 <text:s/>Support: 1.898646054402538E-5 Head coverage: 0.0224159402241594 Confidence: 0.14285714285714285 Improved confidence: 0.6428571428571429 Predictiveness: 0.7777777777777778 Improved Predictiveness: 0.5 Std. Improved Predictiveness: 0.1111111111111111 Cardinality: 18 Pred*Conf*Body: 14.0 Pred*ImprConf*Body: 14.0 Body size: 126 Key variable: ?s36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Thrissur_district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iruvananthapuram_district&gt;/&lt;hasOfficialLanguage&gt;/&lt;Malayal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lwa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lwa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ilabad_district&gt;/&lt;hasOfficialLanguage&gt;/&lt;Telugu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nur_district&gt;/&lt;hasOfficialLanguage&gt;/&lt;Malayal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adodara_district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adodara_district&gt;/&lt;hasOfficialLanguage&gt;/&lt;Gujarat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United_Kingdom_of_Great_Britain_and_Northern_Ireland_2635167&gt;/&lt;hasOfficialLanguage&gt;/&lt;Ulster_Sco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United_Kingdom_of_Great_Britain_and_Northern_Ireland_2635167&gt;/&lt;hasOfficialLanguage&gt;/&lt;Ir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United_Kingdom_of_Great_Britain_and_Northern_Ireland_2635167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harsa_district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harsa_district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harsa_district&gt;/&lt;hasOfficialLanguage&gt;/&lt;Maithil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Czec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Minority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Roman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West_Fris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Dan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Serb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Ukrain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Po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Dutc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Faroes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rohi_district&gt;/&lt;hasOfficialLanguage&gt;/&lt;Marwar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rohi_district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nakulam_district&gt;/&lt;hasOfficialLanguage&gt;/&lt;Malayal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saragod_district&gt;/&lt;hasOfficialLanguage&gt;/&lt;Tulu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saragod_district&gt;/&lt;hasOfficialLanguage&gt;/&lt;Konkan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Canada_6251999&gt;/&lt;hasOfficialLanguage&gt;/&lt;Inuktitu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Canada_6251999&gt;/&lt;hasOfficialLanguage&gt;/&lt;Dogrib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Canada_6251999&gt;/&lt;hasOfficialLanguage&gt;/&lt;Slavey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Canada_6251999&gt;/&lt;hasOfficialLanguage&gt;/&lt;Dene_Sulin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Canada_6251999&gt;/&lt;hasOfficialLanguage&gt;/&lt;Frenc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Canada_6251999&gt;/&lt;hasOfficialLanguage&gt;/&lt;Cre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Canada_6251999&gt;/&lt;hasOfficialLanguage&gt;/&lt;Inuvialuktu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Canada_6251999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Canada_6251999&gt;/&lt;hasOfficialLanguage&gt;/&lt;Inuit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Canada_6251999&gt;/&lt;hasOfficialLanguage&gt;/&lt;Gwichi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Union_Territory_of_Puducherry_1259424&gt;/&lt;hasOfficialLanguage&gt;/&lt;Tamil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Union_Territory_of_Puducherry_1259424&gt;/&lt;hasOfficialLanguage&gt;/&lt;Frenc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Georgia_614540&gt;/&lt;hasOfficialLanguage&gt;/&lt;Abkhaz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Georgia_614540&gt;/&lt;hasOfficialLanguage&gt;/&lt;Russ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rjeeling_district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rjeeling_district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_Confederation&gt;/&lt;hasOfficialLanguage&gt;/&lt;Luxembourg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_Confederation&gt;/&lt;hasOfficialLanguage&gt;/&lt;Frenc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_Confederation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Greek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Arabic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Sotho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Frenc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Afrikaa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Northern_Sotho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Zulu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Tsonga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Xhosa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South_African_Englis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Hebrew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South_African_Sig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Swat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Gujarat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Venda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Languages_of_South_Af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Southern_Ndebel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Tamil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Tswana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Portugues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appuzha_district&gt;/&lt;hasOfficialLanguage&gt;/&lt;Malayal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shiarpur_district&gt;/&lt;hasOfficialLanguage&gt;/&lt;Punjab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dupi_district&gt;/&lt;hasOfficialLanguage&gt;/&lt;Kan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dupi_district&gt;/&lt;hasOfficialLanguage&gt;/&lt;Konkan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a_district&gt;/&lt;hasOfficialLanguage&gt;/&lt;Punjab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Bosnia_and_Herzegovina_3277605&gt;/&lt;hasOfficialLanguage&gt;/&lt;Bosn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Bosnia_and_Herzegovina_3277605&gt;/&lt;hasOfficialLanguage&gt;/&lt;Croat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Bosnia_and_Herzegovina_3277605&gt;/&lt;hasOfficialLanguage&gt;/&lt;Serb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Oceania_6255151&gt;/&lt;hasOfficialLanguage&gt;/&lt;Tokelau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Oceania_6255151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hid_Bhagat_Singh_Nagar_district&gt;/&lt;hasOfficialLanguage&gt;/&lt;Punjab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America&gt;/&lt;hasOfficialLanguage&gt;/&lt;Papiament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America&gt;/&lt;hasOfficialLanguage&gt;/&lt;Dutc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America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ern_Europe&gt;/&lt;hasOfficialLanguage&gt;/&lt;Ir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ern_Europe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sia_6255147&gt;/&lt;hasOfficialLanguage&gt;/&lt;Arabic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sia_6255147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sia_6255147&gt;/&lt;hasOfficialLanguage&gt;/&lt;Malay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sia_6255147&gt;/&lt;hasOfficialLanguage&gt;/&lt;Standard_Mandar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Democratic_Socialist_Republic_of_Sri_Lanka_1227603&gt;/&lt;hasOfficialLanguage&gt;/&lt;Tamil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Democratic_Socialist_Republic_of_Sri_Lanka_1227603&gt;/&lt;hasOfficialLanguage&gt;/&lt;Sinhala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rnik_Province&gt;/&lt;hasOfficialLanguage&gt;/&lt;Bulgar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ntur_district&gt;/&lt;hasOfficialLanguage&gt;/&lt;Telugu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ntur_district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Funchal_2267827&gt;/&lt;hasOfficialLanguage&gt;/&lt;Portuguese_language&gt;</text:p>
          </table:table-cell>
          <table:table-cell table:number-columns-repeated="1022"/>
        </table:table-row>
        <table:table-row table:style-name="ro1">
          <table:table-cell office:value-type="string">
            <text:p>?s33 <text:s/>&lt;produced&gt; <text:s/>?o33 <text:s/>?s33 <text:s/>&lt;created&gt; <text:s/>?o33 <text:s text:c="2"/>=&gt; ?s33 <text:s/>&lt;directed&gt; <text:s/>?o33 <text:s/>Support: 0.0010664062005560923 Head coverage: 0.030203447554745615 Confidence: 0.4982750123213406 Improved confidence: 0.5867672663958212 Predictiveness: 0.15081320847708235 Improved Predictiveness: 0.0884922540744807 Std. Improved Predictiveness: 0.07514645331213911 Cardinality: 1011 Pred*Conf*Body: 152.47215377033027 Pred*ImprConf*Body: 152.47215377033027 Body size: 2029 Key variable: ?o33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White_(scriptwriter)&gt;/&lt;directed&gt;/&lt;Nacho_Lib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imeoin&gt;/&lt;directed&gt;/&lt;The_Cra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._R._Rahman&gt;/&lt;directed&gt;/&lt;Mudhalv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vidio_G._Assonitis&gt;/&lt;directed&gt;/&lt;Red_Riding_Hood_(2003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BC_Alba&gt;/&lt;directed&gt;/&lt;EÃ²rp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sui_Siu-Ming&gt;/&lt;directed&gt;/&lt;Twins_Miss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chin_Dev_Burman&gt;/&lt;directed&gt;/&lt;Baat_Ek_Raat_K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_Silvestri&gt;/&lt;directed&gt;/&lt;Witchblade_(2000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opher_Pike_(author)&gt;/&lt;directed&gt;/&lt;Fall_Into_Darknes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Yuvan_Shankar_Raja&gt;/&lt;directed&gt;/&lt;Thulluvadho_Ilama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April_Maadhath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ter_Ulbrich&gt;/&lt;directed&gt;/&lt;Seven_Years_in_Tibet_(1956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ge_Ivarson&gt;/&lt;directed&gt;/&lt;The_Lustful_Vica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erry_Seinfeld&gt;/&lt;directed&gt;/&lt;Bee_Movi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_Webb&gt;/&lt;directed&gt;/&lt;Dragnet_(series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ndrew_J._Rausch&gt;/&lt;directed&gt;/&lt;Zombieged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_Mullins&gt;/&lt;directed&gt;/&lt;Canticle_of_the_Plain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ubodh_Mukherjee&gt;/&lt;directed&gt;/&lt;Shagir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ushad&gt;/&lt;directed&gt;/&lt;Mughal-e-Az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y_Boulter&gt;/&lt;directed&gt;/&lt;Under_the_Mu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rian_Patrick_O'Toole&gt;/&lt;directed&gt;/&lt;Basement_Jac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Bos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eer_Sultan&gt;/&lt;directed&gt;/&lt;Yogi_(2009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brey_Wisberg&gt;/&lt;directed&gt;/&lt;Captive_Wom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Yuvan_Shankar_Raja&gt;/&lt;directed&gt;/&lt;Kanda_Naal_Mudh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ico_Slimani&gt;/&lt;directed&gt;/&lt;Winner_Takes_All_(2004_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nny_Medina&gt;/&lt;directed&gt;/&lt;Above_the_Ri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Ewing&gt;/&lt;directed&gt;/&lt;End_of_the_Spe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old_Shumate&gt;/&lt;directed&gt;/&lt;Escape_by_Night_(1937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y_Alan_Towers&gt;/&lt;directed&gt;/&lt;Count_Dracula_(1970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ck_Wolf&gt;/&lt;directed&gt;/&lt;No_Man's_Land_(1987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ushad&gt;/&lt;directed&gt;/&lt;Babul_(1950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Winslow&gt;/&lt;directed&gt;/&lt;Lenny_the_Wonder_Do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Yoram_Gross&gt;/&lt;directed&gt;/&lt;Blinky_Bill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heed_Murad&gt;/&lt;directed&gt;/&lt;Armaan_(1966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fred_Wong&gt;/&lt;directed&gt;/&lt;Portland_Street_Blue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Yuvan_Shankar_Raja&gt;/&lt;directed&gt;/&lt;Kattradhu_Thamiz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vi_Sri_Prasad&gt;/&lt;directed&gt;/&lt;Kanthaswamy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Vela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nnywise_(band)&gt;/&lt;directed&gt;/&lt;Home_Movies_(video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lton_Subotsky&gt;/&lt;directed&gt;/&lt;I,_Mon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vidio_G._Assonitis&gt;/&lt;directed&gt;/&lt;Choke_Cany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Russo&gt;/&lt;directed&gt;/&lt;The_Box_(2003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_Cohen&gt;/&lt;directed&gt;/&lt;The_Last_Rid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than_Wiley&gt;/&lt;directed&gt;/&lt;Bear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rry_Parnes&gt;/&lt;directed&gt;/&lt;I've_Gotta_Hors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rikanth_Deva&gt;/&lt;directed&gt;/&lt;Aalwa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Yuvan_Shankar_Raja&gt;/&lt;directed&gt;/&lt;Kadhal_Samrajy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il_Murphy&gt;/&lt;directed&gt;/&lt;The_Disappeared_(2008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Walsh_(producer)&gt;/&lt;directed&gt;/&lt;Lt._Robin_Crusoe,_U.S.N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_Bernard&gt;/&lt;directed&gt;/&lt;The_Grann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ishal-Shekhar&gt;/&lt;directed&gt;/&lt;Salaam_Namas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shok_Amritraj&gt;/&lt;directed&gt;/&lt;Jungle_Boy_(1998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reenivasan_(actor)&gt;/&lt;directed&gt;/&lt;Katha_Parayumpo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Gary_Allison&gt;/&lt;directed&gt;/&lt;Fraternity_Row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Baana_Kaathad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Yuvan_Shankar_Raja&gt;/&lt;directed&gt;/&lt;Deepavali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dow_Birk&gt;/&lt;directed&gt;/&lt;Dante's_Inferno_(2007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stin_Herman&gt;/&lt;directed&gt;/&lt;Busy_Little_Bea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esley_Ruggles&gt;/&lt;directed&gt;/&lt;Out_of_the_Tiger's_Mout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re_Aja&gt;/&lt;directed&gt;/&lt;P2_(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hristopher_Neame_(writer/producer)&gt;/&lt;directed&gt;/&lt;Feast_of_Ju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Jackson&gt;/&lt;directed&gt;/&lt;Jack_Brown_Geniu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arris_Jayaraj&gt;/&lt;directed&gt;/&lt;Ayan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tin_Lalit&gt;/&lt;directed&gt;/&lt;Chand_Sifaris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xi_Alexander&gt;/&lt;directed&gt;/&lt;Johnny_Flynt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an_Bucatinsky&gt;/&lt;directed&gt;/&lt;All_Over_the_Gu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man_Coppola&gt;/&lt;directed&gt;/&lt;The_Spirit_of_'76_(1990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Edge&gt;/&lt;directed&gt;/&lt;Captive_(soundtrack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_Good_(producer)&gt;/&lt;directed&gt;/&lt;Catch_My_Soul_(UK_original_cast_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ah_Sife&gt;/&lt;directed&gt;/&lt;The_Adventures_of_Noah_Sife_V._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y_Alan_Towers&gt;/&lt;directed&gt;/&lt;The_Castle_of_Fu_Manch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vin_Hier&gt;/&lt;directed&gt;/&lt;Genocide_(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hn_Candy&gt;/&lt;directed&gt;/&lt;The_Last_Pol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Agaram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nce_Orlando&gt;/&lt;directed&gt;/&lt;Life_Goes_On_(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_Swerling&gt;/&lt;directed&gt;/&lt;Humor_Ris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k_Gitelson&gt;/&lt;directed&gt;/&lt;Handy_Manny's_Motorcycle_Adventu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tie_Lange&gt;/&lt;directed&gt;/&lt;Artie_Lange's_Beer_Leagu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arris_Jayaraj&gt;/&lt;directed&gt;/&lt;Munna_(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ajesh_Roshan&gt;/&lt;directed&gt;/&lt;Kya_Keh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Puthiya_Geetha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anni&gt;/&lt;directed&gt;/&lt;Yanni_Live_at_the_Acropoli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Yuvan_Shankar_Raja&gt;/&lt;directed&gt;/&lt;Thottal_Poo_Malaru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and_Raj_Anand&gt;/&lt;directed&gt;/&lt;Hote_Hote_Pyar_Ho_Gay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Gilli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er_Guldbrandsen&gt;/&lt;directed&gt;/&lt;I,_a_Lov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tto_Waalkes&gt;/&lt;directed&gt;/&lt;7_Dwarves__Men_Alone_in_the_Woo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._R._Rahman&gt;/&lt;directed&gt;/&lt;Pavith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wrence_Cheng&gt;/&lt;directed&gt;/&lt;The_Eye_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k_Balling&gt;/&lt;directed&gt;/&lt;PÃ¥_tro_og_lov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Oru_Kalluriyin_Katha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Hobert&gt;/&lt;directed&gt;/&lt;Advantage_Ha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_Jaeger&gt;/&lt;directed&gt;/&lt;Advantage_Hart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hesh_Bhatt&gt;/&lt;directed&gt;/&lt;Woh_Lamh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._David_McBrayer&gt;/&lt;directed&gt;/&lt;Beat_the_Dru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amana_Gogula&gt;/&lt;directed&gt;/&lt;Annavaram_(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deem-Shravan&gt;/&lt;directed&gt;/&lt;Dil_Hai_Tumhaa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veldine/Taylor&gt;/&lt;directed&gt;/&lt;Pathology_(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ishal-Shekhar&gt;/&lt;directed&gt;/&lt;Honeymoon_Travels_Pvt._Ltd.&gt;</text:p>
          </table:table-cell>
          <table:table-cell table:number-columns-repeated="1022"/>
        </table:table-row>
        <table:table-row table:style-name="ro1">
          <table:table-cell office:value-type="string">
            <text:p>?s70 <text:s/>&lt;isMarriedTo&gt; <text:s/>?s4 <text:s/>?s70 <text:s/>&lt;hasChild&gt; <text:s/>?o4 <text:s text:c="2"/>=&gt; ?s4 <text:s/>&lt;hasChild&gt; <text:s/>?o4 <text:s/>Support: 0.003880621574526077 Head coverage: 0.31839030722630896 Confidence: 0.5756532624002504 Improved confidence: 0.5756532624002504 Predictiveness: 0.0 Improved Predictiveness: 0.0 Std. Improved Predictiveness: 0.0 Cardinality: 3679 Pred*Conf*Body: 0.0 Pred*ImprConf*Body: 0.0 Body size: 6391 Key variable: ?o4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?s29 <text:s/>&lt;wasBornIn&gt; <text:s/>?o97 <text:s/>?o97 <text:s/>&lt;isLocatedIn&gt; <text:s/>?o29 <text:s text:c="2"/>=&gt; ?s29 <text:s/>&lt;isCitizenOf&gt; <text:s/>?o29 <text:s/>Support: 0.0013343262548995616 Head coverage: 0.08682223747426218 Confidence: 0.03745041151045059 Improved confidence: 0.5742169768497504 Predictiveness: 0.9347800343418793 Improved Predictiveness: 0.5367665653392998 Std. Improved Predictiveness: 0.03500789695785651 Cardinality: 1265 Pred*Conf*Body: 1182.4967434424773 Pred*ImprConf*Body: 1182.4967434424773 Body size: 33778 Key variable: ?s29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Y</text:p>
          </table:table-cell>
          <table:table-cell office:value-type="string">
            <text:p>&lt;Jules_Boedt&gt;/&lt;isCitizenOf&gt;/&lt;Belgiu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icola_Barker&gt;/&lt;isCitizenOf&gt;/&lt;East_of_Eng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ouglas_E._Dickey&gt;/&lt;isCitizenOf&gt;/&lt;Ohi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odney_N._Searle&gt;/&lt;isCitizenOf&gt;/&lt;New_Jerse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Yuki_Makishima&gt;/&lt;isCitizenOf&gt;/&lt;HyMgo_Prefectur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ulie_A._Robinson&gt;/&lt;isCitizenOf&gt;/&lt;Nebrask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obert_Docking&gt;/&lt;isCitizenOf&gt;/&lt;Missour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om_Hurndall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afe_McKee&gt;/&lt;isCitizenOf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ennis_Quaid&gt;/&lt;isCitizenOf&gt;/&lt;Texa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t_Smeets&gt;/&lt;isCitize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Hugh_Bonneville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ustin_Leiber&gt;/&lt;isCitizenOf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ady_Nicholas_Windsor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ane_Wagner&gt;/&lt;isCitizenOf&gt;/&lt;Tennesse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amal_Abu-Shamala&gt;/&lt;isCitizenOf&gt;/&lt;Minnesot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hristian_Keller&gt;/&lt;isCitizenOf&gt;/&lt;North_Rhine-Westphal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drian_Cade&gt;/&lt;isCitizenOf&gt;/&lt;East_of_Eng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anielle_Nantkes&gt;/&lt;isCitizenOf&gt;/&lt;Nebrask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melia_Earhart&gt;/&lt;isCitizenOf&gt;/&lt;Kans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siah_K._Lilly,_Sr.&gt;/&lt;isCitizenOf&gt;/&lt;Indi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illiam_Bogert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Ã©_MartÃ­&gt;/&lt;isCitizenOf&gt;/&lt;Cub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stin_Roberts&gt;/&lt;isCitizenOf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ard_Uhl&gt;/&lt;isCitizenOf&gt;/&lt;New_Jers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z_Barten&gt;/&lt;isCitizenOf&gt;/&lt;Saa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H._Nicklas&gt;/&lt;isCitizenOf&gt;/&lt;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_J._Pendleton&gt;/&lt;isCitizenOf&gt;/&lt;North_Dak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N._Deramus_III&gt;/&lt;isCitizenOf&gt;/&lt;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Kelly_(Sinn_FÃ©in_politician)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Pesek&gt;/&lt;isCitizenOf&gt;/&lt;Nebras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Behe&gt;/&lt;isCitizenOf&gt;/&lt;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_Le_Fanu&gt;/&lt;isCitizenOf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ina_Keane&gt;/&lt;isCitizenOf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iet_G._Walker&gt;/&lt;isCitizenOf&gt;/&lt;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rry_Wogan&gt;/&lt;isCitizenOf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_Johnson_(Canadian_football)&gt;/&lt;isCitizenOf&gt;/&lt;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wood_Lipton&gt;/&lt;isCitizenOf&gt;/&lt;West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_Forrest_(actor)&gt;/&lt;isCitizenOf&gt;/&lt;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ole_Fawcett&gt;/&lt;isCitizenOf&gt;/&lt;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Shepherd-Barron&gt;/&lt;isCitizenOf&gt;/&lt;Northeast_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ald_McDougall&gt;/&lt;isCitizenOf&gt;/&lt;North_West_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MacDonald&gt;/&lt;isCitizenOf&gt;/&lt;Scot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_Jamison&gt;/&lt;isCitizenOf&gt;/&lt;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e_Souffriau&gt;/&lt;isCitizenOf&gt;/&lt;Belgiu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fred_Goodwin&gt;/&lt;isCitizenOf&gt;/&lt;Washington_(U.S._state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d_Eddington&gt;/&lt;isCitizenOf&gt;/&lt;Western_Austra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G._Austin&gt;/&lt;isCitizenOf&gt;/&lt;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Henry_Bullock&gt;/&lt;isCitizenOf&gt;/&lt;Minnes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em_van_den_Berg&gt;/&lt;isCitize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yan_Danielson&gt;/&lt;isCitizenOf&gt;/&lt;Washington_(U.S._state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nko_Iwao&gt;/&lt;isCitizenOf&gt;/&lt;Lita_Prefectu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sley_Henso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t_Carney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itÃª_ProenÃ§a&gt;/&lt;isCitizenOf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ele_Boyd&gt;/&lt;isCitizenOf&gt;/&lt;Alachua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old_French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er_von_Linsingen&gt;/&lt;isCitizenOf&gt;/&lt;Lower_Saxo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an_Noble_(rugby_league)&gt;/&lt;isCitizenOf&gt;/&lt;West_Yorksh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_Viktorsson&gt;/&lt;isCitizenOf&gt;/&lt;Swed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ick_Franklin&gt;/&lt;isCitizenOf&gt;/&lt;San_Diego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K._Snyder&gt;/&lt;isCitizenOf&gt;/&lt;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yla_Blake&gt;/&lt;isCitizenOf&gt;/&lt;Los_Angeles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organ_Pressel&gt;/&lt;isCitizenOf&gt;/&lt;Hillsborough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ash_Markazi&gt;/&lt;isCitizenOf&gt;/&lt;Oklaho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k_Rude&gt;/&lt;isCitizenOf&gt;/&lt;Minnesot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uss_Cochran&gt;/&lt;isCitizenOf&gt;/&lt;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agan_Wilson&gt;/&lt;isCitizenOf&gt;/&lt;Los_Angeles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n_Carl&gt;/&lt;isCitizenOf&gt;/&lt;Missou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phie_Wyburd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giu_Celac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eke_Moore&gt;/&lt;isCitizenOf&gt;/&lt;Alaba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dulalim_A._Shabazz&gt;/&lt;isCitizenOf&gt;/&lt;Alaba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_Russel&gt;/&lt;isCitizenOf&gt;/&lt;Los_Angeles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_MÃ¶ller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ard_Kemkers&gt;/&lt;isCitize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van_O'Herlihy&gt;/&lt;isCitizenOf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manda_Congdon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ra_Gettelfinger&gt;/&lt;isCitizenOf&gt;/&lt;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n_Wilson_(pastor)&gt;/&lt;isCitizenOf&gt;/&lt;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Quinn_(ice_hockey)&gt;/&lt;isCitizenOf&gt;/&lt;Rhode_Is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_Reynolds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nzo_Gracie&gt;/&lt;isCitizenOf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pert_Degas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alking_Cat&gt;/&lt;isCitizenOf&gt;/&lt;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nas_Gladnikoff&gt;/&lt;isCitizenOf&gt;/&lt;Swed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ugene_Bordinat&gt;/&lt;isCitizenOf&gt;/&lt;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Dearde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le_Daasvand&gt;/&lt;isCitizenOf&gt;/&lt;Norw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opher_Elliso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im_Bunning&gt;/&lt;isCitizenOf&gt;/&lt;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uren_Lueders&gt;/&lt;isCitizenOf&gt;/&lt;Missou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Pope_Balch&gt;/&lt;isCitizenOf&gt;/&lt;Rhode_Is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tyana_Polovinskaya&gt;/&lt;isCitizenOf&gt;/&lt;Ukra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le_Smedsmo&gt;/&lt;isCitizenOf&gt;/&lt;Minnes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g_Barro&gt;/&lt;isCitizenOf&gt;/&lt;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urie_Metcalf&gt;/&lt;isCitizenOf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rry_S._Pierce&gt;/&lt;isCitizenOf&gt;/&lt;Oklaho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old_E._Wilson&gt;/&lt;isCitizenOf&gt;/&lt;Alaba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ri_McCreary&gt;/&lt;isCitizenOf&gt;/&lt;California&gt;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?s28 <text:s/>&lt;wasBornIn&gt; <text:s/>?o77 <text:s/>?o77 <text:s/>&lt;isLocatedIn&gt; <text:s/>?o28 <text:s text:c="2"/>=&gt; ?s28 <text:s/>&lt;isPoliticianOf&gt; <text:s/>?o28 <text:s/>Support: 2.3100193661897549E-4 Head coverage: 0.15 Confidence: 0.006483509976908047 Improved confidence: 0.5718015665796344 Predictiveness: 0.9886612588075079 Improved Predictiveness: 0.5653180566027264 Std. Improved Predictiveness: 0.006409995135260946 Cardinality: 219 Pred*Conf*Body: 216.51681567884424 Pred*ImprConf*Body: 216.51681567884424 Body size: 33778 Key variable: ?s28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N</text:p>
          </table:table-cell>
          <table:table-cell office:value-type="string">
            <text:p>&lt;Charles_Owen_Leaver_Riley&gt;/&lt;isPoliticianOf&gt;/&lt;West_Midlands_(region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seph_Farah&gt;/&lt;isPoliticianOf&gt;/&lt;New_Jerse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odney_Hardeway&gt;/&lt;isPoliticianOf&gt;/&lt;Tex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acques_Mathieu_Delpech&gt;/&lt;isPolitician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rew_Pinsky&gt;/&lt;isPoliticianOf&gt;/&lt;Los_Angeles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onal_Donnelly&gt;/&lt;isPoliticianOf&gt;/&lt;West_Yorkshir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harles_Craufurd_Fraser&gt;/&lt;isPoliticia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ogens_Brandt&gt;/&lt;isPoliticianOf&gt;/&lt;Denmark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dwin_M._Shepard&gt;/&lt;isPoliticia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ry_Kelly&gt;/&lt;isPoliticia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Frank_Dicopoulos&gt;/&lt;isPoliticianOf&gt;/&lt;Ohi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n_Preece&gt;/&lt;isPoliticianOf&gt;/&lt;West_Midlands_(region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enneth_Colley&gt;/&lt;isPoliticianOf&gt;/&lt;North_West_Eng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homas_C._Chalmers&gt;/&lt;isPoliticia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avid_Myers_(Australian_rules_footballer)&gt;/&lt;isPoliticianOf&gt;/&lt;Western_Austral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rvelous_Marvin_Hagler&gt;/&lt;isPoliticianOf&gt;/&lt;New_Jers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an_Tewkesbury&gt;/&lt;isPoliticianOf&gt;/&lt;San_Bernardino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Burton&gt;/&lt;isPoliticianOf&gt;/&lt;East_of_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Davidson_(politician)&gt;/&lt;isPoliticianOf&gt;/&lt;Scot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y_C._Sanders&gt;/&lt;isPoliticianOf&gt;/&lt;Alaba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therynne_M._Valente&gt;/&lt;isPoliticianOf&gt;/&lt;Washington_(U.S._state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J._McVeigh&gt;/&lt;isPoliticianOf&gt;/&lt;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ny_Meyer&gt;/&lt;isPoliticianOf&gt;/&lt;Missou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Fergus&gt;/&lt;isPoliticianOf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remiah_Massey&gt;/&lt;isPoliticianOf&gt;/&lt;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Schroeder&gt;/&lt;isPoliticianOf&gt;/&lt;Washington_(U.S._state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v+ds_Re7is&gt;/&lt;isPoliticianOf&gt;/&lt;Latv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boru_Takeshita&gt;/&lt;isPoliticianOf&gt;/&lt;Shimane_Prefectu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olette_Krebitz&gt;/&lt;isPoliticia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Alston_(politician)&gt;/&lt;isPoliticianOf&gt;/&lt;Western_Austra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mon_Packard&gt;/&lt;isPoliticianOf&gt;/&lt;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o_Botta&gt;/&lt;isPoliticianOf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briel_GuÃ©rin&gt;/&lt;isPolitician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ola_Duffett&gt;/&lt;isPoliticia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ie_Smith_(Canton_Bulldogs)&gt;/&lt;isPoliticianOf&gt;/&lt;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_Osterhaus&gt;/&lt;isPoliticia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ter_Cameron_Righter&gt;/&lt;isPoliticianOf&gt;/&lt;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ud_Cuney_Hare&gt;/&lt;isPoliticianOf&gt;/&lt;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y_Gustafson&gt;/&lt;isPoliticianOf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Hutton&gt;/&lt;isPoliticianOf&gt;/&lt;Scot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rrel_Guilbeau&gt;/&lt;isPoliticianOf&gt;/&lt;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_Stein&gt;/&lt;isPoliticianOf&gt;/&lt;Saxo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y_Wise&gt;/&lt;isPoliticianOf&gt;/&lt;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cott_T._Rupp&gt;/&lt;isPoliticianOf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ura_Bynum&gt;/&lt;isPoliticianOf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Miehe-Renard&gt;/&lt;isPoliticianOf&gt;/&lt;Denma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ximum_Capacity&gt;/&lt;isPoliticianOf&gt;/&lt;New_Jers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drey_Wurdemann&gt;/&lt;isPoliticianOf&gt;/&lt;Washington_(U.S._state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ktoria_Lindpaitner&gt;/&lt;isPoliticia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_Cabagnot&gt;/&lt;isPoliticianOf&gt;/&lt;Philippi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Aubrey&gt;/&lt;isPoliticia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s_AmbÃ¼hl&gt;/&lt;isPoliticianOf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Chesarek&gt;/&lt;isPoliticianOf&gt;/&lt;Rhode_Is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Goldsmith&gt;/&lt;isPoliticianOf&gt;/&lt;West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rry_Means&gt;/&lt;isPoliticianOf&gt;/&lt;Alaba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sabel_Gillies&gt;/&lt;isPoliticia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Roche_(rugby_player)&gt;/&lt;isPoliticianOf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lph_Mark_Gilbert&gt;/&lt;isPoliticianOf&gt;/&lt;Duval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on_James&gt;/&lt;isPoliticianOf&gt;/&lt;San_Bernardino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H._M._Brooks&gt;/&lt;isPoliticianOf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orliss&gt;/&lt;isPoliticianOf&gt;/&lt;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zaan_van_Biljon&gt;/&lt;isPoliticianOf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saac_Allerton&gt;/&lt;isPoliticia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ob_Pavlovich_Adler&gt;/&lt;isPoliticianOf&gt;/&lt;Ukra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ssica_Sara&gt;/&lt;isPoliticianOf&gt;/&lt;New_Jers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y_Downer&gt;/&lt;isPoliticia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an_Smith_(American_football_scout)&gt;/&lt;isPoliticianOf&gt;/&lt;Monroe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skars_Cibu&lt;skis&gt;/&lt;isPoliticianOf&gt;/&lt;Latv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nna_McKechnie&gt;/&lt;isPoliticianOf&gt;/&lt;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Rell_Muir&gt;/&lt;isPoliticianOf&gt;/&lt;Uta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immy_Howard&gt;/&lt;isPoliticia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a_Inocencio&gt;/&lt;isPoliticianOf&gt;/&lt;Philippi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lph_Abernathy&gt;/&lt;isPoliticianOf&gt;/&lt;Alaba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_Brock_(producer)&gt;/&lt;isPoliticianOf&gt;/&lt;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nclair_Lewis&gt;/&lt;isPoliticianOf&gt;/&lt;Minnes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o_Justus&gt;/&lt;isPoliticianOf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itlin_Sandeno&gt;/&lt;isPoliticianOf&gt;/&lt;Orange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y_Schmidt_(USMC)&gt;/&lt;isPoliticianOf&gt;/&lt;Nebras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Solomon&gt;/&lt;isPoliticianOf&gt;/&lt;Idah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dalys_GarcÃ­a&gt;/&lt;isPoliticianOf&gt;/&lt;Cub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Shannon_(actor)&gt;/&lt;isPoliticianOf&gt;/&lt;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_Owen&gt;/&lt;isPoliticia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n_Partridge&gt;/&lt;isPoliticianOf&gt;/&lt;San_Francisco_Bay_Are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njamin_Civiletti&gt;/&lt;isPoliticia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_Thieneman&gt;/&lt;isPoliticianOf&gt;/&lt;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wa_Zitek&gt;/&lt;isPoliticianOf&gt;/&lt;Sile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nathan_Zion_(ice_hockey)&gt;/&lt;isPoliticianOf&gt;/&lt;Barrhav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psi_Sidhwa&gt;/&lt;isPoliticianOf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a_Karolina_Sobieska&gt;/&lt;isPoliticianOf&gt;/&lt;Sile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e_Jasper&gt;/&lt;isPoliticianOf&gt;/&lt;North_West_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rvald_Solberg&gt;/&lt;isPoliticianOf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Dega&gt;/&lt;isPoliticianOf&gt;/&lt;geoent_Marseille_644714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ren_Eiseley&gt;/&lt;isPoliticianOf&gt;/&lt;Nebras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uc_Watkins&gt;/&lt;isPoliticianOf&gt;/&lt;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mon_Okker&gt;/&lt;isPoliticia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len_Dinerman&gt;/&lt;isPoliticia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Baptist_Morris&gt;/&lt;isPoliticianOf&gt;/&lt;Tenness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._Grubb_Alexander&gt;/&lt;isPoliticianOf&gt;/&lt;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lly_Wiggin&gt;/&lt;isPoliticianOf&gt;/&lt;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ny_McManus&gt;/&lt;isPoliticianOf&gt;/&lt;Broward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s4 <text:s/>&lt;isMarriedTo&gt; <text:s/>?o70 <text:s/>?o70 <text:s/>&lt;hasChild&gt; <text:s/>?o4 <text:s text:c="2"/>=&gt; ?s4 <text:s/>&lt;hasChild&gt; <text:s/>?o4 <text:s/>Support: 0.003886950394707419 Head coverage: 0.3189095629597577 Confidence: 0.5611390284757118 Improved confidence: 0.5611390284757118 Predictiveness: 0.0 Improved Predictiveness: 0.0 Std. Improved Predictiveness: 0.0 Cardinality: 3685 Pred*Conf*Body: 0.0 Pred*ImprConf*Body: 0.0 Body size: 6567 Key variable: ?o4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?s97 <text:s/>&lt;isLocatedIn&gt; <text:s/>?o29 <text:s/>?s29 <text:s/>&lt;isLocatedIn&gt; <text:s/>?s97 <text:s text:c="2"/>=&gt; ?s29 <text:s/>&lt;isCitizenOf&gt; <text:s/>?o29 <text:s/>Support: 2.2256350971051975E-4 Head coverage: 0.01448181194234729 Confidence: 0.004012780038796546 Improved confidence: 0.5424164524421594 Predictiveness: 0.9926020311133087 Improved Predictiveness: 0.5384036724033628 Std. Improved Predictiveness: 0.003983093616920393 Cardinality: 211 Pred*Conf*Body: 209.43902856490814 Pred*ImprConf*Body: 209.43902856490814 Body size: 52582 Key variable: ?s29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N</text:p>
          </table:table-cell>
          <table:table-cell office:value-type="string">
            <text:p>&lt;Erlanger_Health_System&gt;/&lt;isCitizenOf&gt;/&lt;Tennesse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en_Fallin&gt;/&lt;isCitizenOf&gt;/&lt;Duval_County,_Florid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iederndodeleben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toryland_(Ontario)&gt;/&lt;isCitizenOf&gt;/&lt;Ontari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uropean_Waterways&gt;/&lt;isCitizenOf&gt;/&lt;Berksh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groar_Carga_AÃ©rea&gt;/&lt;isCitizenOf&gt;/&lt;Portugal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hierberg_(Vogtland)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chulte_Roth_&amp;_Zabel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PNX&gt;/&lt;isCitizenOf&gt;/&lt;Arizo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rgen,_North_Dakota&gt;/&lt;isCitizenOf&gt;/&lt;United_State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intendo_Software_Technology&gt;/&lt;isCitizenOf&gt;/&lt;Washington_(U.S._state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nzie_Central_High_School&gt;/&lt;isCitizenOf&gt;/&lt;Michig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ubomY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ugaboo_Spire&gt;/&lt;isCitizenOf&gt;/&lt;geoent_Canada_6251999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ity_Gallery&gt;/&lt;isCitizenOf&gt;/&lt;East_Midland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Oberhohenberg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lmont_Grange_No._1243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achraaeany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Gainesville_Sun&gt;/&lt;isCitizenOf&gt;/&lt;Alachua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cKinney_Falls_State_Park&gt;/&lt;isCitizenOf&gt;/&lt;Camp_Mab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ozojedy_(JiÃ­n_District)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ucky_Foot_Productions&gt;/&lt;isCitizenOf&gt;/&lt;Surr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otenice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._Rose_Roman_Catholic_Church_Complex_(Lima,_New_York)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yside_Marketplace&gt;/&lt;isCitizenOf&gt;/&lt;Miami-Dade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thedral_of_Saint_Paul_in_Birmingham&gt;/&lt;isCitizenOf&gt;/&lt;Alaba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tov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s_Alamitos_Army_Airfield&gt;/&lt;isCitizenOf&gt;/&lt;Orange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c_Nelsen&gt;/&lt;isCitizenOf&gt;/&lt;Palm_Beach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Reformed_Church&gt;/&lt;isCitizenOf&gt;/&lt;New_Jers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hitstone&gt;/&lt;isCitizenOf&gt;/&lt;Isles_of_Scil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olumbus&gt;/&lt;isCitizenOf&gt;/&lt;Norw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utreco&gt;/&lt;isCitize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bylon_(Doma~lice_District)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Yeatnice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niro&gt;/&lt;isCitizenOf&gt;/&lt;Swed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garapÃ©_CochichÃ¡&gt;/&lt;isCitizenOf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tional_Museum_Soares_dos_Reis&gt;/&lt;isCitizenOf&gt;/&lt;Portug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lziger_See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uerpark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azilian_Communist_Party&gt;/&lt;isCitizenOf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Burroughs_High_School&gt;/&lt;isCitizenOf&gt;/&lt;Los_Angeles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irst_Baptist_Church_(Poughkeepsie,_New_York)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ebdunia.com&gt;/&lt;isCitizenOf&gt;/&lt;Mal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esentation_Brothers_College,_Cork&gt;/&lt;isCitizenOf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ky_Resort&gt;/&lt;isCitizenOf&gt;/&lt;Mongo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eravon&gt;/&lt;isCitizenOf&gt;/&lt;geoent_Wales_263489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seax_Cone&gt;/&lt;isCitizenOf&gt;/&lt;geoent_Canada_625199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lÃ­na_(Brno-Country_District)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urch_of_Our_Most_Merciful_Saviour&gt;/&lt;isCitizenOf&gt;/&lt;Missou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Insider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issa_Landi&gt;/&lt;isCitizenOf&gt;/&lt;Venetian_Lago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faffenberg_(Hohenstein-Ernstthal)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bany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ynton_Beach_Mall&gt;/&lt;isCitizenOf&gt;/&lt;Palm_Beach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aseux_Lake&gt;/&lt;isCitizenOf&gt;/&lt;geoent_Canada_625199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Atkins_(actor)&gt;/&lt;isCitizenOf&gt;/&lt;geoent_Camberwell_334543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romwell_Manor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riji_River&gt;/&lt;isCitizenOf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rnÃ­_Pna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ppelheim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beral_Party_(Norway)&gt;/&lt;isCitizenOf&gt;/&lt;Norw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}lutava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ois_Matthes_Trail&gt;/&lt;isCitizenOf&gt;/&lt;Coconino_County,_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man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elsh_Newton&gt;/&lt;isCitizenOf&gt;/&lt;geoent_Herefordshire_Condominium_5775771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tel_Nacional_de_Cuba&gt;/&lt;isCitizenOf&gt;/&lt;Cub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mice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re_Jacques_Chantron&gt;/&lt;isCitizenOf&gt;/&lt;geoent_Nantes_643448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ana_Canova&gt;/&lt;isCitizenOf&gt;/&lt;Palm_Beach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iblingen&gt;/&lt;isCitizenOf&gt;/&lt;geoent_Federal_Republic_of_Germany_292104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rouna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iggsville_Historic_District&gt;/&lt;isCitizenOf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scow_High_School&gt;/&lt;isCitizenOf&gt;/&lt;Idah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unlop_Rubber&gt;/&lt;isCitizenOf&gt;/&lt;West_Midlands_(region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king_Helikopter_Service&gt;/&lt;isCitizenOf&gt;/&lt;geoent_Federal_Republic_of_Germany_292104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ronado_Islands&gt;/&lt;isCitizenOf&gt;/&lt;Mexi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MC_Group&gt;/&lt;isCitizenOf&gt;/&lt;Surr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voukrainka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ter_Tower,_Chester&gt;/&lt;isCitizenOf&gt;/&lt;Chesh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hite_Horse_Bluff&gt;/&lt;isCitizenOf&gt;/&lt;geoent_Canada_625199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nderson_High_School&gt;/&lt;isCitizenOf&gt;/&lt;San_Francisco_Bay_Are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urojet_Romania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ovesend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Ã¡covice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ley_Hall&gt;/&lt;isCitizenOf&gt;/&lt;Chesh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itinho_River&gt;/&lt;isCitizenOf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lnÃ­_Hrachovice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ky_Las_Vegas&gt;/&lt;isCitizenOf&gt;/&lt;Mojave_Dese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tsap_Transit&gt;/&lt;isCitizenOf&gt;/&lt;Washington_(U.S._state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etyn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tish_Virgin_Islands&gt;/&lt;isCitizenOf&gt;/&lt;geoent_Earth_629563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rtucel_Soporcel&gt;/&lt;isCitizenOf&gt;/&lt;Portug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ovind_Nihalani&gt;/&lt;isCitizenOf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d_Blankenburg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chwengeberg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langor&gt;/&lt;isCitizenOf&gt;/&lt;geoent_Asia_625514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adion_Breite&gt;/&lt;isCitizenOf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enz_an_der_Brenz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uppalehti&gt;/&lt;isCitizenOf&gt;/&lt;Finland&gt;</text:p>
          </table:table-cell>
          <table:table-cell table:number-columns-repeated="1022"/>
        </table:table-row>
        <table:table-row table:style-name="ro1">
          <table:table-cell office:value-type="string">
            <text:p>?s29 <text:s/>&lt;isLocatedIn&gt; <text:s/>?o97 <text:s/>?o97 <text:s/>&lt;isLocatedIn&gt; <text:s/>?o29 <text:s text:c="2"/>=&gt; ?s29 <text:s/>&lt;isCitizenOf&gt; <text:s/>?o29 <text:s/>Support: 2.2256350971051975E-4 Head coverage: 0.01448181194234729 Confidence: 0.004012780038796546 Improved confidence: 0.5424164524421594 Predictiveness: 0.9926020311133087 Improved Predictiveness: 0.5384036724033628 Std. Improved Predictiveness: 0.003983093616920393 Cardinality: 211 Pred*Conf*Body: 209.43902856490814 Pred*ImprConf*Body: 209.43902856490814 Body size: 52582 Key variable: ?s29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?s9 <text:s/>&lt;isCitizenOf&gt; <text:s/>?o9 <text:s text:c="2"/>=&gt; ?s9 <text:s/>&lt;livesIn&gt; <text:s/>?o9 <text:s/>Support: 6.908962031298125E-4 Head coverage: 0.04488453368053176 Confidence: 0.044955387783115995 Improved confidence: 0.5235811350919265 Predictiveness: 0.9141386410432395 Improved Predictiveness: 0.47862574730881047 Std. Improved Predictiveness: 0.041095457095629506 Cardinality: 655 Pred*Conf*Body: 598.7608098833218 Pred*ImprConf*Body: 598.7608098833218 Body size: 14570 Key variable: ?s9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Y</text:p>
          </table:table-cell>
          <table:table-cell office:value-type="string">
            <text:p>&lt;Lucjan_Wolanowski&gt;/&lt;livesIn&gt;/&lt;Po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oan_Ryan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olin_Fraser_Steyn&gt;/&lt;livesIn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anny_Flynn_(printer)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orneille_Heymans&gt;/&lt;livesIn&gt;/&lt;Belgiu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uan_R._Torruella&gt;/&lt;livesIn&gt;/&lt;Puerto_Ric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arlos_Melo&gt;/&lt;livesIn&gt;/&lt;Panam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hrister_Fuglesang&gt;/&lt;livesIn&gt;/&lt;Swede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liff_Jones_(computer_scientist)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uchess_(Alice's_Adventures_in_Wonderland)&gt;/&lt;livesIn&gt;/&lt;Wonderland_(fictional_country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Franz_Sedlacek&gt;/&lt;livesIn&gt;/&lt;German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iam_McMillan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rnst_Ludwig_Kirchner&gt;/&lt;livesIn&gt;/&lt;German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ianne_Kohler_Barnard&gt;/&lt;livesIn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hristoforos_Liontakis&gt;/&lt;livesIn&gt;/&lt;Gree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dallah_Faris_al_Unazi_Thani&gt;/&lt;livesIn&gt;/&lt;Saudi_Arab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eil_Hamilton_(politician)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Mulcahy_(Irish_politician)&gt;/&lt;livesIn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lbert_Szent-GyÃ¶rgyi&gt;/&lt;livesIn&gt;/&lt;Hunga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k_Leason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-Michel_Chevotet&gt;/&lt;livesIn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er_Semionov&gt;/&lt;livesIn&gt;/&lt;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nrique_Fernando&gt;/&lt;livesIn&gt;/&lt;Philippi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ive_Sinclair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drik_Lorentz&gt;/&lt;livesIn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eng_Qinghong&gt;/&lt;livesIn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on_Clugru&gt;/&lt;livesIn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B._Kronheimer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ie_Reid&gt;/&lt;livesIn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son_Beardy&gt;/&lt;livesIn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is_Obikwelu&gt;/&lt;livesIn&gt;/&lt;Portug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Ã­s_Amado&gt;/&lt;livesIn&gt;/&lt;Portug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Edward_Thornycroft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_Bron&gt;/&lt;livesIn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cas_Foresti&gt;/&lt;livesIn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ip_Sesar&gt;/&lt;livesIn&gt;/&lt;Croat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minic_Burgess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gatur&gt;/&lt;livesIn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Barber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kos_Kazantzakis&gt;/&lt;livesIn&gt;/&lt;Gree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ay_Qunanbayuli&gt;/&lt;livesIn&gt;/&lt;Kazakh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ikÃ³_Kovacsics&gt;/&lt;livesIn&gt;/&lt;Hunga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bastien_Truchet&gt;/&lt;livesIn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zar_Kaganovich&gt;/&lt;livesIn&gt;/&lt;Soviet_Un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n_Georg_Anton_Geuther&gt;/&lt;livesIn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an_Douwes&gt;/&lt;livesIn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nyavanga_Wainaina&gt;/&lt;livesIn&gt;/&lt;Keny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ente_CalderÃ³n&gt;/&lt;livesIn&gt;/&lt;Spa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d_Al_Nasir_Mohammed_Abd_Al_Qadir_Khantumani&gt;/&lt;livesIn&gt;/&lt;Sy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stin_Keating&gt;/&lt;livesIn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._C._Frimu&gt;/&lt;livesIn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hrab_Aarabi&gt;/&lt;livesIn&gt;/&lt;Ir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is_Ortiz_Monasterio&gt;/&lt;livesIn&gt;/&lt;Mexi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ggie_Furey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atoly_Petrovich_Alexandrov&gt;/&lt;livesIn&gt;/&lt;Soviet_Un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tiago_B._Villafania&gt;/&lt;livesIn&gt;/&lt;Philippi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._Assunta_Cuyegkeng&gt;/&lt;livesIn&gt;/&lt;Philippi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c_Clarke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iil_Move&gt;/&lt;livesIn&gt;/&lt;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kim_Said&gt;/&lt;livesIn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_Grignard&gt;/&lt;livesIn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rchard_de_Volder&gt;/&lt;livesIn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gei_Alexandrovich_Zhevakin&gt;/&lt;livesIn&gt;/&lt;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ana_Eccles,_Viscountess_Eccles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_of_Hearts_(Alice's_Adventures_in_Wonderland)&gt;/&lt;livesIn&gt;/&lt;Wonderland_(fictional_countr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Jacques_ThÃ©nard&gt;/&lt;livesIn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Hegley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Sutton_(racing_driver)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ru_Proca&gt;/&lt;livesIn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am_Frans_van_der_Meulen&gt;/&lt;livesIn&gt;/&lt;Belgiu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adeddin_Baghi&gt;/&lt;livesIn&gt;/&lt;Ir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Gottlieb_Agnethler&gt;/&lt;livesIn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cott_Harrison&gt;/&lt;livesIn&gt;/&lt;Scot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er_Gelfond&gt;/&lt;livesIn&gt;/&lt;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Lafontaine&gt;/&lt;livesIn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Monod&gt;/&lt;livesIn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is_Carreira&gt;/&lt;livesIn&gt;/&lt;Portug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tmut_Zinser&gt;/&lt;livesIn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stav_Adolf_Steengracht_von_Moyland&gt;/&lt;livesIn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ry_Byrne&gt;/&lt;livesIn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Lucien_Bonaparte&gt;/&lt;livesIn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fried_MÃ¼nkler&gt;/&lt;livesIn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Ã¡n_Ryan_(politician)&gt;/&lt;livesIn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d_Hourani&gt;/&lt;livesIn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selin_uranovi&gt;/&lt;livesIn&gt;/&lt;Socialist_Federal_Republic_of_Yugoslav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l_Mauch&gt;/&lt;livesIn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thur_Ransome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nooker_world_rankings_1986/1987&gt;/&lt;livesIn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hazi_Kanaan&gt;/&lt;livesIn&gt;/&lt;Sy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ssie_Braddock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ey_Godley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_Lauwereyns&gt;/&lt;livesIn&gt;/&lt;Belgiu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mar_Quintero&gt;/&lt;livesIn&gt;/&lt;Mexi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athreya&gt;/&lt;livesIn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Wade_Labarge&gt;/&lt;livesIn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May_(writer)&gt;/&lt;livesIn&gt;/&lt;Scot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Ellis_(British_politician)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ron_Johnston&gt;/&lt;livesIn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roy_Little&gt;/&lt;livesIn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Ã§ois_Caron&gt;/&lt;livesIn&gt;/&lt;France&gt;</text:p>
          </table:table-cell>
          <table:table-cell table:number-columns-repeated="1022"/>
        </table:table-row>
        <table:table-row table:style-name="ro1">
          <table:table-cell office:value-type="string">
            <text:p>?s97 <text:s/>&lt;isCitizenOf&gt; <text:s/>?o29 <text:s/>?s29 <text:s/>&lt;influences&gt; <text:s/>?s97 <text:s text:c="2"/>=&gt; ?s29 <text:s/>&lt;isCitizenOf&gt; <text:s/>?o29 <text:s/>Support: 1.54001291079317E-4 Head coverage: 0.010020590253946466 Confidence: 0.10564399421128799 Improved confidence: 0.5195729537366548 Predictiveness: 0.796671490593343 Improved Predictiveness: 0.4139289595253668 Std. Improved Predictiveness: 0.0841635583405413 Cardinality: 146 Pred*Conf*Body: 116.31403762662808 Pred*ImprConf*Body: 116.31403762662808 Body size: 1382 Key variable: ?s29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Ãmile_Durkheim&gt;/&lt;isCitizenOf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-Pierre_Claris_de_Florian&gt;/&lt;isCitizenOf&gt;/&lt;Moldav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uclid&gt;/&lt;isCitizenOf&gt;/&lt;Ita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ottfried_Leibniz&gt;/&lt;isCitizen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s_Cuvier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Ãtienne_Bonnot_de_Condillac&gt;/&lt;isCitizenOf&gt;/&lt;Aust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z_Kafka&gt;/&lt;isCitizenOf&gt;/&lt;Egyp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R._R._Martin&gt;/&lt;isCitizenOf&gt;/&lt;New_Zea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xtus_Propertius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Rauschenberg&gt;/&lt;isCitizenOf&gt;/&lt;Spa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gmund_Freud&gt;/&lt;isCitizenOf&gt;/&lt;Po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ham_Joyce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SÃ©rusier&gt;/&lt;isCitizenOf&gt;/&lt;Po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Louis_Stevenson&gt;/&lt;isCitizenOf&gt;/&lt;Costa_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gust_Strindberg&gt;/&lt;isCitizenOf&gt;/&lt;Aust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jo_Mraz&gt;/&lt;isCitizenOf&gt;/&lt;Croat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iel_Defoe&gt;/&lt;isCitizenOf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_Preaeren&gt;/&lt;isCitizenOf&gt;/&lt;Ita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y_Kaufman&gt;/&lt;isCitize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Friedrich_Tinner&gt;/&lt;isCitizenOf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ragotin_Kette&gt;/&lt;isCitizenOf&gt;/&lt;Ita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ladimir_Nabokov&gt;/&lt;isCitizenOf&gt;/&lt;Gree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ladimir_Nabokov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k_Gehry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Joyce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Joyce&gt;/&lt;isCitize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x_Klinger&gt;/&lt;isCitizenOf&gt;/&lt;Aust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es_Verne&gt;/&lt;isCitizenOf&gt;/&lt;Wallach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asile_Alecsandri&gt;/&lt;isCitizenOf&gt;/&lt;Wallach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el_Foucault&gt;/&lt;isCitizenOf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liÃ¨re&gt;/&lt;isCitizenOf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_Camus&gt;/&lt;isCitizenOf&gt;/&lt;Lithu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t_van_der_Leck&gt;/&lt;isCitize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Orwell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an_Ranki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Francis_Galto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yula_JuhÃ¡sz&gt;/&lt;isCitizenOf&gt;/&lt;Hunga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urence_Sterne&gt;/&lt;isCitizenOf&gt;/&lt;Czechoslovak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acreon&gt;/&lt;isCitizenOf&gt;/&lt;Portug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ashish_Khan&gt;/&lt;isCitizenOf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nold_J._Toynbee&gt;/&lt;isCitizenOf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Carlin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Maynard_Keynes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eter_Post&gt;/&lt;isCitize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._D._Salinger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van_Turgenev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on_Hermans&gt;/&lt;isCitize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avid_Foster_Wallace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blo_Neruda&gt;/&lt;isCitizenOf&gt;/&lt;Dominican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ncent_van_Gogh&gt;/&lt;isCitize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Dickens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n_Mailer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Bloch&gt;/&lt;isCitizenOf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siderius_Erasmus&gt;/&lt;isCitizenOf&gt;/&lt;Wallach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uentin_Crisp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s_Perec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Auster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b_Newhart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l_Marx&gt;/&lt;isCitizenOf&gt;/&lt;Egyp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Quaintance&gt;/&lt;isCitizenOf&gt;/&lt;Fin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rian_Heath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_Rock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uo_SatM&gt;/&lt;isCitizenOf&gt;/&lt;Jap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slie_Norris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yotirao_Phule&gt;/&lt;isCitizenOf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s_Kelsen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-Paul_Sartre&gt;/&lt;isCitizenOf&gt;/&lt;Brazil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eorge_Frederic_Watts&gt;/&lt;isCitizenOf&gt;/&lt;Scot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is_of_Assisi&gt;/&lt;isCitizenOf&gt;/&lt;Po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Heidegger&gt;/&lt;isCitizenOf&gt;/&lt;Czechoslovak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i_(prophet)&gt;/&lt;isCitizenOf&gt;/&lt;Roman_Emp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loyd_Alexander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ncy_Mitford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erre-Joseph_Proudhon&gt;/&lt;isCitizenOf&gt;/&lt;Wallach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anzil_Haider_Usmani&gt;/&lt;isCitizenOf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homas_Brown_(philosopher)&gt;/&lt;isCitizenOf&gt;/&lt;Scot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Miller&gt;/&lt;isCitizenOf&gt;/&lt;Gree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Miller&gt;/&lt;isCitizenOf&gt;/&lt;Slove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nes_Brahms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scar_Wilde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scar_Wilde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dous_Huxley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fred_GrÃ©vin&gt;/&lt;isCitizenOf&gt;/&lt;Wallach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ostache_Caragiale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ichard_Pryor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rley_Callaghan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._P._Lovecraft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ric_Hobsbawm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Ã©o_van_Rysselberghe&gt;/&lt;isCitizenOf&gt;/&lt;Belgiu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ry_Lee_Price&gt;/&lt;isCitizen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ther_Nernst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thur_Rimbaud&gt;/&lt;isCitizenOf&gt;/&lt;Lithu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thur_Rimbaud&gt;/&lt;isCitizenOf&gt;/&lt;Wallach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talo_Calvino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mÃ¡n_Gedovius&gt;/&lt;isCitizenOf&gt;/&lt;Mexi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ko_Kersnik&gt;/&lt;isCitizenOf&gt;/&lt;Slove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Ãmile_Duclaux&gt;/&lt;isCitizen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e_Austen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Twain&gt;/&lt;isCitize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._G._Wells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s29 <text:s/>&lt;influences&gt; <text:s/>?o97 <text:s/>?o97 <text:s/>&lt;isCitizenOf&gt; <text:s/>?o29 <text:s text:c="2"/>=&gt; ?s29 <text:s/>&lt;isCitizenOf&gt; <text:s/>?o29 <text:s/>Support: 1.54001291079317E-4 Head coverage: 0.010020590253946466 Confidence: 0.10564399421128799 Improved confidence: 0.5195729537366548 Predictiveness: 0.796671490593343 Improved Predictiveness: 0.4139289595253668 Std. Improved Predictiveness: 0.0841635583405413 Cardinality: 146 Pred*Conf*Body: 116.31403762662808 Pred*ImprConf*Body: 116.31403762662808 Body size: 1382 Key variable: ?s29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?s29 <text:s/>&lt;livesIn&gt; <text:s/>?o97 <text:s/>?o97 <text:s/>&lt;isLocatedIn&gt; <text:s/>?o29 <text:s text:c="2"/>=&gt; ?s29 <text:s/>&lt;isCitizenOf&gt; <text:s/>?o29 <text:s/>Support: 2.1728949289273494E-4 Head coverage: 0.014138641043239534 Confidence: 0.03909660277092428 Improved confidence: 0.48130841121495327 Predictiveness: 0.9187701651167204 Improved Predictiveness: 0.44221180844402896 Std. Improved Predictiveness: 0.03592079218334492 Cardinality: 206 Pred*Conf*Body: 189.26665401404443 Pred*ImprConf*Body: 189.26665401404443 Body size: 5269 Key variable: ?s29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Kesang_Marstrand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oto_Hikosaka&gt;/&lt;isCitizenOf&gt;/&lt;geoent_Asia_6255147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t_Hurst&gt;/&lt;isCitizenOf&gt;/&lt;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z_Granger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im_Shoulders&gt;/&lt;isCitizenOf&gt;/&lt;Oklaho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o_Soeda&gt;/&lt;isCitizenOf&gt;/&lt;Kanagawa_Prefectu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W._Bush&gt;/&lt;isCitizenOf&gt;/&lt;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Ã³nica_Puig&gt;/&lt;isCitizenOf&gt;/&lt;Miami-Dade_County,_Florid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elly_McDowell&gt;/&lt;isCitizenOf&gt;/&lt;Los_Angeles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eoff_Ogilvy&gt;/&lt;isCitizenOf&gt;/&lt;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_Bredesen&gt;/&lt;isCitizenOf&gt;/&lt;Tenness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F._Gregory&gt;/&lt;isCitizenOf&gt;/&lt;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J._Milligan&gt;/&lt;isCitizenOf&gt;/&lt;Delawa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m_Barnes&gt;/&lt;isCitizenOf&gt;/&lt;Tenness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talia_Korolevska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risty_McPherson&gt;/&lt;isCitizenOf&gt;/&lt;Hillsborough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mero_Quimbo&gt;/&lt;isCitizenOf&gt;/&lt;Philippi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ug_Hoffman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_Hoy&gt;/&lt;isCitizenOf&gt;/&lt;Indi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rk_Calcavecchia&gt;/&lt;isCitizenOf&gt;/&lt;Palm_Beach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Borah&gt;/&lt;isCitizenOf&gt;/&lt;Idah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J._Dempsey&gt;/&lt;isCitizenOf&gt;/&lt;New_Mexi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Ivester&gt;/&lt;isCitizenOf&gt;/&lt;Oklaho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lbir_Singh_Sodhi&gt;/&lt;isCitizenOf&gt;/&lt;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gham_McCown&gt;/&lt;isCitizenOf&gt;/&lt;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uel_de_Brito_Camacho&gt;/&lt;isCitizenOf&gt;/&lt;Portug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derick_Wright_(politician)&gt;/&lt;isCitizenOf&gt;/&lt;Los_Angeles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e_Friberg_(golfer)&gt;/&lt;isCitizenOf&gt;/&lt;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ry_Orr&gt;/&lt;isCitizenOf&gt;/&lt;Surr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ra_Fusai&gt;/&lt;isCitizenOf&gt;/&lt;geoent_Nantes_643448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d_Deutch&gt;/&lt;isCitizenOf&gt;/&lt;Palm_Beach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ny_Chia&gt;/&lt;isCitizenOf&gt;/&lt;Malays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._W._Harkness&gt;/&lt;isCitizenOf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Mouland&gt;/&lt;isCitizenOf&gt;/&lt;Warwicksh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rnelius_Hermanus_Wessels&gt;/&lt;isCitizenOf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omous_(musician)&gt;/&lt;isCitizenOf&gt;/&lt;Broward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thaniel_Wales&gt;/&lt;isCitizenOf&gt;/&lt;Norfolk_County,_Massachusett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._Z._Knight&gt;/&lt;isCitizenOf&gt;/&lt;Washington_(U.S._state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uck_(Glee)&gt;/&lt;isCitizenOf&gt;/&lt;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tt_Fong&gt;/&lt;isCitizenOf&gt;/&lt;Los_Angeles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vo_MinÃ¡Y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ann_Perrin&gt;/&lt;isCitizenOf&gt;/&lt;geoent_Aix-en-Provence_6452134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ruce_Vaughan&gt;/&lt;isCitizenOf&gt;/&lt;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ggy_Scott_(politician)&gt;/&lt;isCitizenOf&gt;/&lt;Minnes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_Buck&gt;/&lt;isCitizenOf&gt;/&lt;Colorad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+ga_Dekmeijere&gt;/&lt;isCitizenOf&gt;/&lt;Latv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rtland_I._Perky&gt;/&lt;isCitizenOf&gt;/&lt;Idah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ita_de_Braganza&gt;/&lt;isCitizenOf&gt;/&lt;Rhode_Is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n_Way&gt;/&lt;isCitizenOf&gt;/&lt;Miami-Dade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revor_Immelman&gt;/&lt;isCitizenOf&gt;/&lt;geoent_Africa_6255146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oenraad_Degroote&gt;/&lt;isCitizenOf&gt;/&lt;West_Fland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stin_Rose&gt;/&lt;isCitizenOf&gt;/&lt;Orange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tthew_Knisely&gt;/&lt;isCitizenOf&gt;/&lt;Oklaho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ra_Gronemus&gt;/&lt;isCitizenOf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Martell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e_L._Reed&gt;/&lt;isCitizenOf&gt;/&lt;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itlin_Whoriskey&gt;/&lt;isCitizenOf&gt;/&lt;Confederate_States_of_Americ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c_O'Grady&gt;/&lt;isCitizenOf&gt;/&lt;Riverside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ry_Lane&gt;/&lt;isCitizenOf&gt;/&lt;Oxfordsh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an_Hislop&gt;/&lt;isCitizenOf&gt;/&lt;Ken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ry_Stevens_(Alaska_politician)&gt;/&lt;isCitizenOf&gt;/&lt;Alas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arle_D._Willey&gt;/&lt;isCitizenOf&gt;/&lt;Delawar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eorge_Mason_VI&gt;/&lt;isCitizenOf&gt;/&lt;Fairfax_County,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rrine_Brown&gt;/&lt;isCitizenOf&gt;/&lt;Duval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na_Bates&gt;/&lt;isCitizenOf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hesh_Kanojia&gt;/&lt;isCitizenOf&gt;/&lt;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stin_Hobday&gt;/&lt;isCitizenOf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illie_Wood_(golfer)&gt;/&lt;isCitizenOf&gt;/&lt;Oklahom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ictor_G._Carrillo&gt;/&lt;isCitizenOf&gt;/&lt;Camp_Mab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_Widener&gt;/&lt;isCitizenOf&gt;/&lt;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_Amaya&gt;/&lt;isCitizenOf&gt;/&lt;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T._Daniels&gt;/&lt;isCitizenOf&gt;/&lt;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ime_Oncins&gt;/&lt;isCitizenOf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eryna_Bondarenko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im_Yong_Kim&gt;/&lt;isCitizenOf&gt;/&lt;Grafton_County,_New_Hampshir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dgar_F._Luckenbach&gt;/&lt;isCitizenOf&gt;/&lt;Palm_Beach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_Hugo_(golfer)&gt;/&lt;isCitizenOf&gt;/&lt;geoent_Africa_6255146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Thompson_(New_York)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im_Bob_Bizzell&gt;/&lt;isCitizenOf&gt;/&lt;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n_Fulop&gt;/&lt;isCitizenOf&gt;/&lt;New_Jers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v_Rebet&gt;/&lt;isCitizenOf&gt;/&lt;geoent_Europe_62551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eanor_Parke_Custis_Lewis&gt;/&lt;isCitizenOf&gt;/&lt;Fairfax_County,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ugh_Sullivan&gt;/&lt;isCitizenOf&gt;/&lt;geoent_Africa_6255146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Henry_Patterson_(NCR_owner)&gt;/&lt;isCitizenOf&gt;/&lt;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ny_Ellis&gt;/&lt;isCitizenOf&gt;/&lt;Alas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McChesney&gt;/&lt;isCitizenOf&gt;/&lt;Mont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isuke_Nishio&gt;/&lt;isCitizenOf&gt;/&lt;geoent_Asia_625514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m_Timmins&gt;/&lt;isCitizenOf&gt;/&lt;Queens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rnard_Gallacher&gt;/&lt;isCitizenOf&gt;/&lt;Berkshir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hn_E._Sununu&gt;/&lt;isCitizenOf&gt;/&lt;Grafton_County,_New_Hampsh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_Bussie&gt;/&lt;isCitizenOf&gt;/&lt;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sa_Ward&gt;/&lt;isCitizenOf&gt;/&lt;Washington_(U.S._state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Pugh_(Minnesota_politician)&gt;/&lt;isCitizenOf&gt;/&lt;Minnes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_Herrity&gt;/&lt;isCitizenOf&gt;/&lt;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h_Mandel_(politician)&gt;/&lt;isCitizenOf&gt;/&lt;Ohi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illy_Andrade&gt;/&lt;isCitizenOf&gt;/&lt;Rhode_Is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E._Nelson&gt;/&lt;isCitizenOf&gt;/&lt;Nebras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y_Beggs,_Jr.&gt;/&lt;isCitizenOf&gt;/&lt;County_Antri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Keane&gt;/&lt;isCitizenOf&gt;/&lt;Northern_Europ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in_McPhillips&gt;/&lt;isCitizenOf&gt;/&lt;Orange_County,_California&gt;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?s29 <text:s/>&lt;diedIn&gt; <text:s/>?o97 <text:s/>?o97 <text:s/>&lt;isLocatedIn&gt; <text:s/>?o29 <text:s text:c="2"/>=&gt; ?s29 <text:s/>&lt;isCitizenOf&gt; <text:s/>?o29 <text:s/>Support: 6.381560349519642E-4 Head coverage: 0.041523678792038436 Confidence: 0.045149253731343285 Improved confidence: 0.4813046937151949 Predictiveness: 0.9061940298507463 Improved Predictiveness: 0.43615543998385164 Std. Improved Predictiveness: 0.040913984183559814 Cardinality: 605 Pred*Conf*Body: 548.2473880597015 Pred*ImprConf*Body: 548.2473880597015 Body size: 13400 Key variable: ?s29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C._Clark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Coh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lmiro_Togliatti&gt;/&lt;isCitizenOf&gt;/&lt;Ukra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._B._M._Hertzog&gt;/&lt;isCitizenOf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n_Lormer&gt;/&lt;isCitizenOf&gt;/&lt;Los_Angeles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aib-un-Nissa_Hamidullah&gt;/&lt;isCitizenOf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le_Tanner_Dillon_Johnson&gt;/&lt;isCitizenOf&gt;/&lt;Tenness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otte_Armstrong_(baseball)&gt;/&lt;isCitizenOf&gt;/&lt;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ric_Steinkamp&gt;/&lt;isCitizenOf&gt;/&lt;Los_Angeles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ark_Kerr&gt;/&lt;isCitizenOf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raham_de_Sola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ario_Candela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n_Bird&gt;/&lt;isCitizenOf&gt;/&lt;West_Midlands_(region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tto_Lasch&gt;/&lt;isCitizenOf&gt;/&lt;North_Rhine-Westpha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aude_Barnard&gt;/&lt;isCitizenOf&gt;/&lt;Tas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s_Gude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Roosevelt,_Sr.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amuel_Morse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yne_DuMond&gt;/&lt;isCitizenOf&gt;/&lt;Missou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an_Stevenson&gt;/&lt;isCitizenOf&gt;/&lt;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Duane_Doty&gt;/&lt;isCitizenOf&gt;/&lt;Uta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an_JosÃ©_Navarro,_1st_Marquis_of_la_Victoria&gt;/&lt;isCitizenOf&gt;/&lt;Spa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than_Coombs&gt;/&lt;isCitizenOf&gt;/&lt;San_Francisco_Bay_Are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_Simmel&gt;/&lt;isCitizen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'Ewes_Coke&gt;/&lt;isCitizenOf&gt;/&lt;Somerse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uglas_Fairbanks&gt;/&lt;isCitizenOf&gt;/&lt;Los_Angeles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yllis_Hodges_Boyce&gt;/&lt;isCitizenOf&gt;/&lt;Riverside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rl_Ives&gt;/&lt;isCitizenOf&gt;/&lt;Washington_(U.S._state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uel_P._Spear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phine_LaLaurie&gt;/&lt;isCitizenOf&gt;/&lt;geoent_RÃ©gion_Ãle-de-France_30128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inrich_Paulus&gt;/&lt;isCitizenOf&gt;/&lt;Baden-WÃ¼rttembe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marÃ­a_EscrivÃ¡&gt;/&lt;isCitizenOf&gt;/&lt;Ciampin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c_de_Kolb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lbert_Caquot&gt;/&lt;isCitizenOf&gt;/&lt;geoent_RÃ©gion_Ãle-de-France_30128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Torchia&gt;/&lt;isCitizenOf&gt;/&lt;San_Francisco_Bay_Are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s_Henderson&gt;/&lt;isCitizenOf&gt;/&lt;Riverside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old_Dow_Bugbee&gt;/&lt;isCitizenOf&gt;/&lt;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Hamilton_Peabody&gt;/&lt;isCitizenOf&gt;/&lt;Colorad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s_Drake&gt;/&lt;isCitizenOf&gt;/&lt;Orange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im_Simons_(golfer)&gt;/&lt;isCitizenOf&gt;/&lt;Duval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Wirt_Culbertson&gt;/&lt;isCitizenOf&gt;/&lt;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I,_Count_of_Boulogne&gt;/&lt;isCitizen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Pittenger&gt;/&lt;isCitizenOf&gt;/&lt;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thur_Herbert_Lindsay_Richardso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H._Aldrich&gt;/&lt;isCitizenOf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l_Friedrich_Emil_zu_Dohna-Schlobitten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yron_Hunt&gt;/&lt;isCitizenOf&gt;/&lt;Ventura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minique_de_Menil&gt;/&lt;isCitizenOf&gt;/&lt;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erdinand_Foch&gt;/&lt;isCitizenOf&gt;/&lt;geoent_RÃ©gion_Ãle-de-France_30128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Brown_(abolitionist)&gt;/&lt;isCitizenOf&gt;/&lt;West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_Seberg&gt;/&lt;isCitizenOf&gt;/&lt;geoent_RÃ©gion_Ãle-de-France_30128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._Matt_Lowe&gt;/&lt;isCitizenOf&gt;/&lt;Louisi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Oliver_Ellsworth_Buckley&gt;/&lt;isCitizenOf&gt;/&lt;New_Jers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Ã³filo_Braga&gt;/&lt;isCitizenOf&gt;/&lt;Portug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gustus_Roy_Knabenshue&gt;/&lt;isCitizenOf&gt;/&lt;Los_Angeles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Dunn_(musician)&gt;/&lt;isCitizenOf&gt;/&lt;Ind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ir_Simcha_of_Dvinsk&gt;/&lt;isCitizenOf&gt;/&lt;Latv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bby_Duncum,_Jr.&gt;/&lt;isCitizenOf&gt;/&lt;Camp_Mab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Silas_Lundy&gt;/&lt;isCitizenOf&gt;/&lt;Washington_(U.S._state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Alterie&gt;/&lt;isCitizenOf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mmalu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M._Cohan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ris_Gibson&gt;/&lt;isCitizenOf&gt;/&lt;Mont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rothy_Kingsley&gt;/&lt;isCitizenOf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nnis_Kirkland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llory_Horne&gt;/&lt;isCitizenOf&gt;/&lt;Leon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zanne_Flon&gt;/&lt;isCitizenOf&gt;/&lt;geoent_RÃ©gion_Ãle-de-France_30128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pkins_L._Turney&gt;/&lt;isCitizenOf&gt;/&lt;Tenness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na_Malo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ie_Berry&gt;/&lt;isCitizenOf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_Mowlam&gt;/&lt;isCitizenOf&gt;/&lt;South_East_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ile_Norman&gt;/&lt;isCitizenOf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a_von_Palen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ldo_Hunt&gt;/&lt;isCitizenOf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_Southworth&gt;/&lt;isCitizenOf&gt;/&lt;Orange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ine_Dunn&gt;/&lt;isCitizenOf&gt;/&lt;Ventura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nst_Dehmel&gt;/&lt;isCitizenOf&gt;/&lt;North_Rhine-Westpha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Overall_(bishop)&gt;/&lt;isCitizenOf&gt;/&lt;East_of_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well_S._Ripley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Jefferson_Breckinridge&gt;/&lt;isCitizenOf&gt;/&lt;Kentuck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orothy_Day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ncent_Korda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Bostock&gt;/&lt;isCitizenOf&gt;/&lt;Victoria_(Australia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nut_Ansgar_Nelson&gt;/&lt;isCitizenOf&gt;/&lt;Rhode_Is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b_Clayton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Skelton&gt;/&lt;isCitizenOf&gt;/&lt;New_Jers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Ure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Cooper_Grier&gt;/&lt;isCitizenOf&gt;/&lt;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P._Ryan,_Jr.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igeru_Aoki&gt;/&lt;isCitizenOf&gt;/&lt;Fukuoka_Prefectu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rnhard_Goetzke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k_B._Willis&gt;/&lt;isCitizenOf&gt;/&lt;Ohi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onald_Verlin_Cassill&gt;/&lt;isCitizenOf&gt;/&lt;Rhode_Is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eme_Mercer_Adam&gt;/&lt;isCitize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k_Sutton&gt;/&lt;isCitizenOf&gt;/&lt;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nie_Harwell&gt;/&lt;isCitizenOf&gt;/&lt;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sil_O'Connor&gt;/&lt;isCitizenOf&gt;/&lt;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o_Porto&gt;/&lt;isCitizenOf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I,_Count_of_Flanders&gt;/&lt;isCitizenOf&gt;/&lt;Belgiu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_Auen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s33 <text:s/>&lt;actedIn&gt; <text:s/>?o33 <text:s/>?s33 <text:s/>&lt;created&gt; <text:s/>?o33 <text:s text:c="2"/>=&gt; ?s33 <text:s/>&lt;directed&gt; <text:s/>?o33 <text:s/>Support: 4.0504449160587484E-4 Head coverage: 0.01147193260239596 Confidence: 0.382851445663011 Improved confidence: 0.45229681978798586 Predictiveness: 0.15353938185443672 Improved Predictiveness: 0.06944537412497491 Std. Improved Predictiveness: 0.058782774309176174 Cardinality: 384 Pred*Conf*Body: 58.9591226321037 Pred*ImprConf*Body: 58.9591226321037 Body size: 1003 Key variable: ?o33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GÃ¶sta_Ekman&gt;/&lt;directed&gt;/&lt;JÃ¶nssonligan_dyker_upp_i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Elizabeth_Ellis&gt;/&lt;directed&gt;/&lt;A_Quiet_Little_Marri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lva_Dadiani&gt;/&lt;directed&gt;/&lt;The_Exile_(1922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n_Schuster&gt;/&lt;directed&gt;/&lt;You_Must_Be_Joking!_(1986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n_Wisdom&gt;/&lt;directed&gt;/&lt;Follow_a_Sta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ob_Monkhouse&gt;/&lt;directed&gt;/&lt;Dentist_on_the_Job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risten_Thomson&gt;/&lt;directed&gt;/&lt;I,_Clau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Bacall&gt;/&lt;directed&gt;/&lt;Manic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Gottschalk&gt;/&lt;directed&gt;/&lt;Die_Supernas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_Grillo&gt;/&lt;directed&gt;/&lt;Magic_(2010_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ce_Cube&gt;/&lt;directed&gt;/&lt;Janky_Promot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ie_Wright&gt;/&lt;directed&gt;/&lt;Hairshirt_(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imon_Lui&gt;/&lt;directed&gt;/&lt;Last_Ghost_Standin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n_Heder&gt;/&lt;directed&gt;/&lt;Napoleon_Dynami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thun_Chakraborty&gt;/&lt;directed&gt;/&lt;Satyameba_Jaya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scar_Kightley&gt;/&lt;directed&gt;/&lt;Sione's_Wedd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mer_Hosny&gt;/&lt;directed&gt;/&lt;Noor_Eie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m_Conway&gt;/&lt;directed&gt;/&lt;The_Billion_Dollar_Hob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reenivasan_(actor)&gt;/&lt;directed&gt;/&lt;Yathrakarude_Sradhakku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ivingston_(actor)&gt;/&lt;directed&gt;/&lt;Sundara_Purush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Mull&gt;/&lt;directed&gt;/&lt;Rented_Lip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Ã©_JosÃ©&gt;/&lt;directed&gt;/&lt;PerdÃ³name_Tod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_Dujardin&gt;/&lt;directed&gt;/&lt;Brice_de_Nic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reenivasan_(actor)&gt;/&lt;directed&gt;/&lt;Bhargavacharitham_Moonam_Khan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ie_Chan&gt;/&lt;directed&gt;/&lt;Half_a_Loaf_of_Kung_F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tte_Midler&gt;/&lt;directed&gt;/&lt;The_Bette_Midler_Sh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lki_Koechlin&gt;/&lt;directed&gt;/&lt;That_Girl_in_Yellow_Boo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Waits&gt;/&lt;directed&gt;/&lt;Big_Time_(1988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ry_Weeks&gt;/&lt;directed&gt;/&lt;29_Reasons_to_Ru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bel_Normand&gt;/&lt;directed&gt;/&lt;Mabel's_Married_Lif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dy_Ray_Moore&gt;/&lt;directed&gt;/&lt;Shaolin_Dolemi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a_Carvey&gt;/&lt;directed&gt;/&lt;The_Master_of_Disguis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m_Conway&gt;/&lt;directed&gt;/&lt;The_Private_Eyes_(1981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ny_Perez&gt;/&lt;directed&gt;/&lt;La_Sog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mal_Haasan&gt;/&lt;directed&gt;/&lt;Pushpa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vian_Schilling&gt;/&lt;directed&gt;/&lt;Soultaker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Corbett&gt;/&lt;directed&gt;/&lt;The_Film_Cre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J._Nelson&gt;/&lt;directed&gt;/&lt;The_Film_Cre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Gillette&gt;/&lt;directed&gt;/&lt;Sherlock_Holmes_(1916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ilary_Howard&gt;/&lt;directed&gt;/&lt;Kaaterskill_Fall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lambarasan_Rajendar&gt;/&lt;directed&gt;/&lt;Manmadh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yce_D._Applegate&gt;/&lt;directed&gt;/&lt;Loose_Shoe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arl_Valentin&gt;/&lt;directed&gt;/&lt;Mysteries_of_a_Barbershop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reenivasan_(actor)&gt;/&lt;directed&gt;/&lt;Ayal_Kadha_Ezhuthukayan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urence_Olivier&gt;/&lt;directed&gt;/&lt;Laurence_Olivier_Presen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Ã¶sta_Ekman&gt;/&lt;directed&gt;/&lt;JÃ¶nssonligan_pÃ¥_Mallor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nno_Cheng&gt;/&lt;directed&gt;/&lt;Summer's_Ta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eonora_Duse&gt;/&lt;directed&gt;/&lt;Cene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m_Conway&gt;/&lt;directed&gt;/&lt;They_Went_That-A-Way_&amp;_That-A-W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._P._Davis&gt;/&lt;directed&gt;/&lt;Fighting_Tommy_Ril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_Gordon&gt;/&lt;directed&gt;/&lt;Black_Patch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key_Rourke&gt;/&lt;directed&gt;/&lt;F.T.W._(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aphna_Kastner&gt;/&lt;directed&gt;/&lt;Julia_Has_Two_Lov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ved_Jaffrey&gt;/&lt;directed&gt;/&lt;Hum_Hain_Lajawab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_Proctor&gt;/&lt;directed&gt;/&lt;J-Men_Foreve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ionel_Barrymore&gt;/&lt;directed&gt;/&lt;The_Burglar's_Dilem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in_Neal&gt;/&lt;directed&gt;/&lt;Future-Ki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erre_Andre&gt;/&lt;directed&gt;/&lt;Jangan_Pandang_Belakan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ivek_Oberoi&gt;/&lt;directed&gt;/&lt;Kyun!_Ho_Gaya_Na..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tta_May&gt;/&lt;directed&gt;/&lt;In_Love_with_Barbar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ader_Khan&gt;/&lt;directed&gt;/&lt;Khoon_Pas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Ann_Rimes&gt;/&lt;directed&gt;/&lt;Holiday_in_Your_Hea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Tonderai&gt;/&lt;directed&gt;/&lt;Dog_Eat_Dog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yush_Mishra&gt;/&lt;directed&gt;/&lt;1971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nny_Mollen&gt;/&lt;directed&gt;/&lt;Kidnapping_Caitlyn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em_Y1lmaz&gt;/&lt;directed&gt;/&lt;G.O.R.A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ssica_Hynes&gt;/&lt;directed&gt;/&lt;Learn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e_Snider&gt;/&lt;directed&gt;/&lt;Strange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mrata_Singh_Gujral&gt;/&lt;directed&gt;/&lt;Americanizing_Shell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lip_Kumar&gt;/&lt;directed&gt;/&lt;Leader_(1964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_Neo&gt;/&lt;directed&gt;/&lt;Money_No_Enoug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Leguizamo&gt;/&lt;directed&gt;/&lt;The_Pest_(1997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n_Wisdom&gt;/&lt;directed&gt;/&lt;The_Early_Bi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ad_Dourif&gt;/&lt;directed&gt;/&lt;Critters_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ores_Taylor&gt;/&lt;directed&gt;/&lt;Billy_Jac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_Sullivan&gt;/&lt;directed&gt;/&lt;Mr._Broadway_(1933_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obby_Clark_(comedian)&gt;/&lt;directed&gt;/&lt;Alibi_Bye_By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Spade&gt;/&lt;directed&gt;/&lt;Lost_&amp;_Found_(1999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_Brood&gt;/&lt;directed&gt;/&lt;Cha_Cha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jÃ¶rn_Gustafson&gt;/&lt;directed&gt;/&lt;JÃ¶nssonligan_spelar_hÃ¶g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tthew_Carey&gt;/&lt;directed&gt;/&lt;Ojai_Bum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iel_MacIvor&gt;/&lt;directed&gt;/&lt;Whole_New_Thin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om_McGrath_(animator)&gt;/&lt;directed&gt;/&lt;Merry_Madagasc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Naschy&gt;/&lt;directed&gt;/&lt;Horror_Rises_from_the_Tomb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amie_Kennedy&gt;/&lt;directed&gt;/&lt;Malibu's_Most_Wante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Cleese&gt;/&lt;directed&gt;/&lt;Wine_for_the_Confuse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asco_Santana&gt;/&lt;directed&gt;/&lt;O_PÃ¡tio_das_Cantig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achy_Hulme&gt;/&lt;directed&gt;/&lt;Let's_Get_Skas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hil_Vischer&gt;/&lt;directed&gt;/&lt;An_Easter_Caro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Pickford&gt;/&lt;directed&gt;/&lt;Hearts_Adrif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Ã«l_Youn&gt;/&lt;directed&gt;/&lt;Les_11_commandemen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ma_Thompson&gt;/&lt;directed&gt;/&lt;Nanny_McPh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Jaccard&gt;/&lt;directed&gt;/&lt;Trapped_in_a_Forest_Fir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nny_Perez&gt;/&lt;directed&gt;/&lt;Washington_Height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os_Alazraqui&gt;/&lt;directed&gt;/&lt;The_Last_White_Dishwash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y_Griffith&gt;/&lt;directed&gt;/&lt;Return_to_Mayber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dney_Dangerfield&gt;/&lt;directed&gt;/&lt;Back_by_Midnigh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nis_Leary&gt;/&lt;directed&gt;/&lt;Rescue_Me_(TV_seri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Cleese&gt;/&lt;directed&gt;/&lt;The_Human_Fa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._Prabhakar_Reddy&gt;/&lt;directed&gt;/&lt;Karthika_Deepam_(film)&gt;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?s9 <text:s/>&lt;diedIn&gt; <text:s/>?o9 <text:s text:c="2"/>=&gt; ?s9 <text:s/>&lt;livesIn&gt; <text:s/>?o9 <text:s/>Support: 2.8163249806970985E-4 Head coverage: 0.018296443500308367 Confidence: 0.012050911716916411 Improved confidence: 0.43414634146341463 Predictiveness: 0.9722422820003611 Improved Predictiveness: 0.4220954297464982 Std. Improved Predictiveness: 0.011716405907839702 Cardinality: 267 Pred*Conf*Body: 259.5886892940964 Pred*ImprConf*Body: 259.5886892940964 Body size: 22156 Key variable: ?s9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Bessie_Coleman&gt;/&lt;livesIn&gt;/&lt;Jacksonville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_Clapp&gt;/&lt;livesIn&gt;/&lt;Bristo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McMurtrie_Gregg&gt;/&lt;livesIn&gt;/&lt;Reading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dar_Sharma&gt;/&lt;livesIn&gt;/&lt;Mumba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yron_M._Cutcheon&gt;/&lt;livesIn&gt;/&lt;Ypsilanti,_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phen_Spender&gt;/&lt;livesIn&gt;/&lt;City_of_Westmin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ifton_C._Edom&gt;/&lt;livesIn&gt;/&lt;Branson,_Missou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_Buck&gt;/&lt;livesIn&gt;/&lt;St._Louis,_Missou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jorie_Lynette_Sigley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ao_Yilin&gt;/&lt;livesIn&gt;/&lt;Beij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salom_Jones&gt;/&lt;livesIn&gt;/&lt;Philadelph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a_Anna_of_Austria&gt;/&lt;livesIn&gt;/&lt;Lisb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._R._Clifford&gt;/&lt;livesIn&gt;/&lt;Martinsburg,_West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ssie_Brown&gt;/&lt;livesIn&gt;/&lt;Baton_Rouge,_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uel_Lomax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sfield_Smith-Cumming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Mitchell_(RAF_officer)&gt;/&lt;livesIn&gt;/&lt;City_of_Westmin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wia_Modibo_Ocran&gt;/&lt;livesIn&gt;/&lt;Akron,_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_Parker_(director)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Ã©_MarÃ­a_Campo_Serrano&gt;/&lt;livesIn&gt;/&lt;Santa_Mar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mma_Galgani&gt;/&lt;livesIn&gt;/&lt;Luc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lcolm_Laycock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er_Milton_Ross&gt;/&lt;livesIn&gt;/&lt;Detroi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R._Williams&gt;/&lt;livesIn&gt;/&lt;Summit,_New_Jers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ger_Jones_(Adjutant_General)&gt;/&lt;livesIn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Murgatroyd&gt;/&lt;livesIn&gt;/&lt;Portsmout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._F._Skinner&gt;/&lt;livesIn&gt;/&lt;Cambridge,_Massachuset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of_Islay,_Earl_of_Ross&gt;/&lt;livesIn&gt;/&lt;Dund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iel_E._Barbey&gt;/&lt;livesIn&gt;/&lt;Bremerton,_Washing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Young_(veteran)&gt;/&lt;livesIn&gt;/&lt;Perth,_Western_Austra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ckliffe_Covington&gt;/&lt;livesIn&gt;/&lt;Bowling_Green,_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nold_Miller&gt;/&lt;livesIn&gt;/&lt;Charleston,_West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Cram_Cook&gt;/&lt;livesIn&gt;/&lt;Delp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our_Govinda_Swami&gt;/&lt;livesIn&gt;/&lt;Mayapu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PrÃ©boist&gt;/&lt;lives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ford_Orloff&gt;/&lt;livesIn&gt;/&lt;Portland,_Oreg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raham_Bruyn_Hasbrouck&gt;/&lt;livesIn&gt;/&lt;Kingston,_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rk_Bryan_(geologist)&gt;/&lt;livesIn&gt;/&lt;Cody,_Wyom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Gopallawa&gt;/&lt;livesIn&gt;/&lt;Colomb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mura_MasujirM&gt;/&lt;livesIn&gt;/&lt;Osa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Mkk&gt;/&lt;livesIn&gt;/&lt;Kyot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L._Walsh&gt;/&lt;livesIn&gt;/&lt;Victoria,_British_Colum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court_Williams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ulikkottil_Joseph_Mar_Dionysious_I_(Mar_Thoma_X)&gt;/&lt;livesIn&gt;/&lt;Kottay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M._Chilcott&gt;/&lt;livesIn&gt;/&lt;St._Louis,_Missou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y_Vlasov&gt;/&lt;livesIn&gt;/&lt;Mosc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n_Deacon&gt;/&lt;livesIn&gt;/&lt;Vancouv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pert_N._Richardson&gt;/&lt;livesIn&gt;/&lt;Abilene,_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Westmoreland&gt;/&lt;livesIn&gt;/&lt;Charleston,_South_Carol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c_Arbuthnot&gt;/&lt;livesIn&gt;/&lt;Durb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Whelan&gt;/&lt;livesIn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O'Connell_Bradley&gt;/&lt;livesIn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uard_Butenko&gt;/&lt;livesIn&gt;/&lt;Mosc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is_Ortiz_Monasterio&gt;/&lt;livesIn&gt;/&lt;Mexico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nah_Tracy_Cutler&gt;/&lt;livesIn&gt;/&lt;Ocean_Springs,_Mississipp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S._Wainwright&gt;/&lt;livesIn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Byers_Anderson&gt;/&lt;livesIn&gt;/&lt;Manhattan,_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gis_IV&gt;/&lt;livesIn&gt;/&lt;Spar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tto_Hermann_Kahn&gt;/&lt;livesIn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_Bierstadt&gt;/&lt;livesIn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lwida_von_Meysenbug&gt;/&lt;livesIn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i-Louis_Duhamel_du_Monceau&gt;/&lt;lives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zemysBaw_Gosiewski&gt;/&lt;livesIn&gt;/&lt;Smolens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otte_von_Mahlsdorf&gt;/&lt;lives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Lanman&gt;/&lt;livesIn&gt;/&lt;Norwi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liwell_Hobbes&gt;/&lt;livesIn&gt;/&lt;Santa_Monica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Archainbaud&gt;/&lt;livesIn&gt;/&lt;Beverly_Hills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_O'Brien_(actor)&gt;/&lt;livesIn&gt;/&lt;Santa_Monica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n_Nicholson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gar_Graham&gt;/&lt;livesIn&gt;/&lt;Belfa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lawar_Figar&gt;/&lt;livesIn&gt;/&lt;Karac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Ingalls&gt;/&lt;livesIn&gt;/&lt;De_Smet,_South_Dak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ryk_Sotokichi&gt;/&lt;livesIn&gt;/&lt;Toky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ton_Rynearson&gt;/&lt;livesIn&gt;/&lt;Ann_Arbor,_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ruman_C._Everts&gt;/&lt;livesIn&gt;/&lt;Hyattsville,_Mary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_Krsto_Frankopan&gt;/&lt;livesIn&gt;/&lt;Wiener_Neustad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Arnold_(literary_scholar)&gt;/&lt;livesIn&gt;/&lt;Dub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imeh_Abbud&gt;/&lt;livesIn&gt;/&lt;Nazaret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_Sadoff&gt;/&lt;livesIn&gt;/&lt;Los_Angel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Gary_Evans&gt;/&lt;livesIn&gt;/&lt;Spartanburg,_South_Carol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_Wilson&gt;/&lt;livesIn&gt;/&lt;Austin,_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s_Rose&gt;/&lt;livesIn&gt;/&lt;Ess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Ã©_Serrato&gt;/&lt;livesIn&gt;/&lt;Montevide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erre_Boulle&gt;/&lt;lives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rdell_Hull&gt;/&lt;livesIn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ald_Goldberg&gt;/&lt;livesIn&gt;/&lt;Cork_(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gei_Yefimovich_Zakharov&gt;/&lt;livesIn&gt;/&lt;Saint_Petersb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Howitt&gt;/&lt;livesIn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ormy_Rottman&gt;/&lt;livesIn&gt;/&lt;Denv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e-Kong_Pao&gt;/&lt;livesIn&gt;/&lt;Hong_Ko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n_Shaoguang&gt;/&lt;livesIn&gt;/&lt;Suzho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wrence_Joseph_Henderson&gt;/&lt;livesIn&gt;/&lt;Cambridge,_Massachuset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z_Dutter&gt;/&lt;livesIn&gt;/&lt;Wiener_Neustad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Jin&gt;/&lt;livesIn&gt;/&lt;Seou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dÃ³nio_Pais&gt;/&lt;livesIn&gt;/&lt;Lisb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rnard_Brodie_(biochemist)&gt;/&lt;livesIn&gt;/&lt;Charlottesville,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et_Simmons&gt;/&lt;livesIn&gt;/&lt;Atlan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kushk_Kitahara&gt;/&lt;livesIn&gt;/&lt;Kamakura,_Kanag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iedrich_Domin&gt;/&lt;livesIn&gt;/&lt;Muni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hammad_Hoqouqi&gt;/&lt;livesIn&gt;/&lt;Isfahan&gt;</text:p>
          </table:table-cell>
          <table:table-cell table:number-columns-repeated="1022"/>
        </table:table-row>
        <table:table-row table:style-name="ro1">
          <table:table-cell office:value-type="string">
            <text:p>?s34 <text:s/>&lt;hasChild&gt; <text:s/>?o113 <text:s/>?o34 <text:s/>&lt;hasChild&gt; <text:s/>?o113 <text:s text:c="2"/>=&gt; ?s34 <text:s/>&lt;isMarriedTo&gt; <text:s/>?o34 <text:s/>Support: 0.0019819755201235384 Head coverage: 0.15667472692403903 Confidence: 0.17321165191740412 Improved confidence: 0.409814612868048 Predictiveness: 0.5773414454277286 Improved Predictiveness: 0.23660296095064384 Std. Improved Predictiveness: 0.10000226548291868 Cardinality: 1879 Pred*Conf*Body: 1084.8245759587019 Pred*ImprConf*Body: 1084.8245759587019 Body size: 10848 Key variable: ?o34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,_Prince_of_Rochefort&gt;/&lt;isMarriedTo&gt;/&lt;Charles,_Prince_of_Rochefo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uel_K._Skinner&gt;/&lt;isMarriedTo&gt;/&lt;Samuel_K._Skinn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achim,_Count_of_SchÃ¶nburg-Glauchau&gt;/&lt;isMarriedTo&gt;/&lt;Joachim,_Count_of_SchÃ¶nburg-Glaucha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ottfried,_Prince_of_Hohenlohe-Langenburg&gt;/&lt;isMarriedTo&gt;/&lt;Gottfried,_Prince_of_Hohenlohe-Langenb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rathu&gt;/&lt;isMarriedTo&gt;/&lt;Narath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b_Brown_(Australian_Labor_politician)&gt;/&lt;isMarriedTo&gt;/&lt;Bob_Brown_(Australian_Labor_politician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leanor_of_Navarre&gt;/&lt;isMarriedTo&gt;/&lt;Eleanor_of_Navar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itzRoy_Somerset,_1st_Baron_Raglan&gt;/&lt;isMarriedTo&gt;/&lt;FitzRoy_Somerset,_1st_Baron_Ragl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Higgins_Clark&gt;/&lt;isMarriedTo&gt;/&lt;Mary_Higgins_Cla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Howard,_13th_Duke_of_Norfolk&gt;/&lt;isMarriedTo&gt;/&lt;Charlotte_Fitzalan-Howard,_Duchess_of_Norfolk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ymburgis_of_Masovia&gt;/&lt;isMarriedTo&gt;/&lt;Cymburgis_of_Masov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_Parker_Bowles&gt;/&lt;isMarriedTo&gt;/&lt;Ann_Parker_Bowle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ubhas_Chandra_Bose&gt;/&lt;isMarriedTo&gt;/&lt;Subhas_Chandra_Bos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III_Comyn,_Lord_of_Badenoch&gt;/&lt;isMarriedTo&gt;/&lt;John_III_Comyn,_Lord_of_Badeno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hu_Rongji&gt;/&lt;isMarriedTo&gt;/&lt;Zhu_Rongj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cy_Walter&gt;/&lt;isMarriedTo&gt;/&lt;Lucy_Walte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yrus_Hermann_Kotzschmar_Curtis&gt;/&lt;isMarriedTo&gt;/&lt;Cyrus_Hermann_Kotzschmar_Curt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ugene_O'Neill&gt;/&lt;isMarriedTo&gt;/&lt;Eugene_O'Nei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sul_Rza&gt;/&lt;isMarriedTo&gt;/&lt;Rasul_Rz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_Mirvish&gt;/&lt;isMarriedTo&gt;/&lt;Ed_Mirvish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tefan_Nemanji&gt;/&lt;isMarriedTo&gt;/&lt;Eudokia_Angeli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rnest_Leopold,_Landgrave_of_Hesse-Rotenburg&gt;/&lt;isMarriedTo&gt;/&lt;Ernest_Leopold,_Landgrave_of_Hesse-Rotenb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sevolod_of_Pskov&gt;/&lt;isMarriedTo&gt;/&lt;Vsevolod_of_Pskov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rincess_Charlotte_of_WÃ¼rttemberg&gt;/&lt;isMarriedTo&gt;/&lt;Princess_Charlotte_of_WÃ¼rttember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nna_Maria_Komorowska&gt;/&lt;isMarriedTo&gt;/&lt;Anna_Maria_Komorows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ince_Roman_Petrovich_of_Russia&gt;/&lt;isMarriedTo&gt;/&lt;Prince_Roman_Petrovich_of_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peror_Ling_of_Han&gt;/&lt;isMarriedTo&gt;/&lt;Emperor_Ling_of_H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mpress_Dowager_Cixi&gt;/&lt;isMarriedTo&gt;/&lt;Empress_Dowager_Cix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huÂ­n_ThiÃªn_(imperial_consort)&gt;/&lt;isMarriedTo&gt;/&lt;Gia_Lon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tanley_Ho&gt;/&lt;isMarriedTo&gt;/&lt;Stanley_H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Clyde_Packer&gt;/&lt;isMarriedTo&gt;/&lt;Robert_Clyde_Pack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Ã©_de_Castro&gt;/&lt;isMarriedTo&gt;/&lt;JosÃ©_de_Castr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steria&gt;/&lt;isMarriedTo&gt;/&lt;Aste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liwale&gt;/&lt;isMarriedTo&gt;/&lt;Piliwa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hlul_Khan_Lodi&gt;/&lt;isMarriedTo&gt;/&lt;Bahlul_Khan_Lo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zimierz_Czartoryski&gt;/&lt;isMarriedTo&gt;/&lt;Kazimierz_Czartorysk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Stewart,_4th_Countess_of_Angus&gt;/&lt;isMarriedTo&gt;/&lt;Margaret_Stewart,_4th_Countess_of_Angu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_Elliott&gt;/&lt;isMarriedTo&gt;/&lt;Fred_Elliot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quis_Xie_of_Jin&gt;/&lt;isMarriedTo&gt;/&lt;Marquis_Xie_of_Ji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ntoninus_Pius&gt;/&lt;isMarriedTo&gt;/&lt;Avidia_Plaut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messes_XI&gt;/&lt;isMarriedTo&gt;/&lt;Ramesses_X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elena_Palaiologina&gt;/&lt;isMarriedTo&gt;/&lt;Helena_Palaiologi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osimo_I_de'_Medici,_Grand_Duke_of_Tuscany&gt;/&lt;isMarriedTo&gt;/&lt;Cosimo_I_de'_Medici,_Grand_Duke_of_Tusc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yasu_II_of_Ethiopia&gt;/&lt;isMarriedTo&gt;/&lt;Iyasu_II_of_Ethiop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pold_IV,_Duke_of_Anhalt&gt;/&lt;isMarriedTo&gt;/&lt;Leopold_IV,_Duke_of_Anhal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rdechai_Twersky&gt;/&lt;isMarriedTo&gt;/&lt;Mordechai_Twersk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uncan_Sandys&gt;/&lt;isMarriedTo&gt;/&lt;Duncan_Sandy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ximilian_I_Joseph_of_Bavaria&gt;/&lt;isMarriedTo&gt;/&lt;Caroline_of_Bade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amokuiki&gt;/&lt;isMarriedTo&gt;/&lt;Kamanawa_I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therine_Wellesley,_Duchess_of_Wellington&gt;/&lt;isMarriedTo&gt;/&lt;Catherine_Wellesley,_Duchess_of_Wellingt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obin_Morgan&gt;/&lt;isMarriedTo&gt;/&lt;Robin_Mor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de_Beaumont,_2nd_Earl_of_Leicester&gt;/&lt;isMarriedTo&gt;/&lt;Robert_de_Beaumont,_2nd_Earl_of_Leice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an_Shikai&gt;/&lt;isMarriedTo&gt;/&lt;Yuan_Shika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tanisBaw_Albrecht_RadziwiBB&gt;/&lt;isMarriedTo&gt;/&lt;StanisBaw_Albrecht_RadziwiBB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aldwin_V,_Count_of_Flanders&gt;/&lt;isMarriedTo&gt;/&lt;Adela_of_France,_Countess_of_Fland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M'Gowan_Barrington-Ward&gt;/&lt;isMarriedTo&gt;/&lt;Robert_M'Gowan_Barrington-Wa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thsheba&gt;/&lt;isMarriedTo&gt;/&lt;Davi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hua_Kaeo&gt;/&lt;isMarriedTo&gt;/&lt;Keoni_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hammad_Ali_Shah_Qajar&gt;/&lt;isMarriedTo&gt;/&lt;Mohammad_Ali_Shah_Qaj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orm_the_Old&gt;/&lt;isMarriedTo&gt;/&lt;Ozur_Tot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rÂ§n_NhÃ¢n_TÃ´ng&gt;/&lt;isMarriedTo&gt;/&lt;TrÂ§n_NhÃ¢n_TÃ´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D._Hare&gt;/&lt;isMarriedTo&gt;/&lt;William_D._Har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hristian_I_of_Denmark&gt;/&lt;isMarriedTo&gt;/&lt;Christian_I_of_Denma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lvin_Valentine&gt;/&lt;isMarriedTo&gt;/&lt;Calvin_Valent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incess_Cecilia_of_Sweden_(18071844)&gt;/&lt;isMarriedTo&gt;/&lt;Princess_Cecilia_of_Sweden_(18071844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mpress_Dowager_Zheng_(Xunzong)&gt;/&lt;isMarriedTo&gt;/&lt;Empress_Dowager_Zheng_(Xunzong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Mason_VI&gt;/&lt;isMarriedTo&gt;/&lt;George_Mason_V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untess_Palatine_Maria_Franziska_of_Sulzbach&gt;/&lt;isMarriedTo&gt;/&lt;Countess_Palatine_Maria_Franziska_of_Sulzba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mar_of_Georgia&gt;/&lt;isMarriedTo&gt;/&lt;Tamar_of_Georg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ndolph_Apperson_Hearst&gt;/&lt;isMarriedTo&gt;/&lt;Randolph_Apperson_Hearst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ukumaran&gt;/&lt;isMarriedTo&gt;/&lt;Sukumar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Murray,_10th_Duke_of_Atholl&gt;/&lt;isMarriedTo&gt;/&lt;George_Murray,_10th_Duke_of_Atho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rger_Brosa&gt;/&lt;isMarriedTo&gt;/&lt;Brigida_Haraldsdot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Xu_Da&gt;/&lt;isMarriedTo&gt;/&lt;Xu_D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orothy_Stafford&gt;/&lt;isMarriedTo&gt;/&lt;Dorothy_Staffo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_Dixon_(Good_Times)&gt;/&lt;isMarriedTo&gt;/&lt;James_Evans,_Sr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II,_Count_of_Champagne&gt;/&lt;isMarriedTo&gt;/&lt;Isabella_I_of_Jerusale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B_Kazimierz_RadziwiBB&gt;/&lt;isMarriedTo&gt;/&lt;MichaB_Kazimierz_RadziwiBB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tu_Khan&gt;/&lt;isMarriedTo&gt;/&lt;Batu_Kh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ce,_Duke_of_Saxe-Zeitz&gt;/&lt;isMarriedTo&gt;/&lt;Maurice,_Duke_of_Saxe-Zeit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spelta&gt;/&lt;isMarriedTo&gt;/&lt;Aspel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Bicknell_Castle&gt;/&lt;isMarriedTo&gt;/&lt;James_Bicknell_Cast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ssie_Harlan_Lincoln&gt;/&lt;isMarriedTo&gt;/&lt;Jessie_Harlan_Lincol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hoash_of_Judah&gt;/&lt;isMarriedTo&gt;/&lt;Jehoash_of_Judah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umtaz_Mahal&gt;/&lt;isMarriedTo&gt;/&lt;Mumtaz_Mah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rtislaw_VII,_Duke_of_Pomerania&gt;/&lt;isMarriedTo&gt;/&lt;Wartislaw_VII,_Duke_of_Pomer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mund_de_Stafford,_1st_Baron_Stafford&gt;/&lt;isMarriedTo&gt;/&lt;Edmund_de_Stafford,_1st_Baron_Staffo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Nevill,_13th_Baron_Bergavenny&gt;/&lt;isMarriedTo&gt;/&lt;George_Nevill,_13th_Baron_Bergaven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Sackville-West,_5th_Earl_De_La_Warr&gt;/&lt;isMarriedTo&gt;/&lt;Elizabeth_Sackville-West,_Countess_De_La_War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gel_Lawson&gt;/&lt;isMarriedTo&gt;/&lt;Nigel_Law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rry_Morton&gt;/&lt;isMarriedTo&gt;/&lt;Jerry_Mor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er_Cambias&gt;/&lt;isMarriedTo&gt;/&lt;Alexander_Cambi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kip_Caray&gt;/&lt;isMarriedTo&gt;/&lt;Skip_Cara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iagota&gt;/&lt;isMarriedTo&gt;/&lt;Biag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ta_ul_Haq_Qasmi&gt;/&lt;isMarriedTo&gt;/&lt;Ata_ul_Haq_Qasm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Beaufort,_Countess_of_Somerset&gt;/&lt;isMarriedTo&gt;/&lt;Margaret_Beaufort,_Countess_of_Somerset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rincess_Marie_Frederica_of_Hesse-Kassel&gt;/&lt;isMarriedTo&gt;/&lt;Princess_Marie_Frederica_of_Hesse-Kassel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rie_of_Baden-Sponheim&gt;/&lt;isMarriedTo&gt;/&lt;Marie_of_Baden-Sponhei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ja_Obrenovi&gt;/&lt;isMarriedTo&gt;/&lt;Marija_Obrenov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ince_Ludwig_Rudolph_of_Hanover&gt;/&lt;isMarriedTo&gt;/&lt;Prince_Ludwig_Rudolph_of_Hanover&gt;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?s28 <text:s/>&lt;diedIn&gt; <text:s/>?o77 <text:s/>?o28 <text:s/>&lt;hasCapital&gt; <text:s/>?o77 <text:s text:c="2"/>=&gt; ?s28 <text:s/>&lt;isPoliticianOf&gt; <text:s/>?o28 <text:s/>Support: 4.219213454227863E-5 Head coverage: 0.0273972602739726 Confidence: 0.0016104356228359771 Improved confidence: 0.39603960396039606 Predictiveness: 0.9959336500523391 Improved Predictiveness: 0.3944291683375601 Std. Improved Predictiveness: 0.0016038870280253468 Cardinality: 40 Pred*Conf*Body: 39.83734600209357 Pred*ImprConf*Body: 39.83734600209357 Body size: 24838 Key variable: ?s28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N</text:p>
          </table:table-cell>
          <table:table-cell office:value-type="string">
            <text:p>&lt;Pope_Pelagius_I&gt;/&lt;isPoliticianOf&gt;/&lt;Roman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Ãtienne_Eustache_Bruix&gt;/&lt;isPoliticianOf&gt;/&lt;Bourbon_Restorati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ntonio_Raggi&gt;/&lt;isPoliticianOf&gt;/&lt;Ital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illis_Adcock&gt;/&lt;isPoliticianOf&gt;/&lt;Tex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ichel_Cournot&gt;/&lt;isPolitician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harles_VII,_Holy_Roman_Emperor&gt;/&lt;isPoliticianOf&gt;/&lt;Upper_Bavar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rincess_Louise_of_Prussia_(1770-1836)&gt;/&lt;isPoliticianOf&gt;/&lt;Kingdom_of_Pruss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obert_Carmody&gt;/&lt;isPoliticianOf&gt;/&lt;South_Vietna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uan_Sordo_Madaleno&gt;/&lt;isPoliticianOf&gt;/&lt;Viceroyalty_of_New_Spai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ir_Babar_Ali_Anis&gt;/&lt;isPoliticianOf&gt;/&lt;Uttar_Pradesh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ope_Urban_II&gt;/&lt;isPoliticianOf&gt;/&lt;Roman_Republic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enry_Cust&gt;/&lt;isPoliticianOf&gt;/&lt;Kingdom_of_Essex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ascarita&gt;/&lt;isPoliticianOf&gt;/&lt;Mexic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lfonso_Bedoya&gt;/&lt;isPoliticianOf&gt;/&lt;Mexic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icolas_Robert&gt;/&lt;isPolitician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rojini_Yogeswaran&gt;/&lt;isPoliticianOf&gt;/&lt;Northern_Province,_Sri_Lan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yas_Connell&gt;/&lt;isPoliticia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o_Ronchey&gt;/&lt;isPoliticianOf&gt;/&lt;Roman_Emp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ladi_Krishnaswamy_Iyer&gt;/&lt;isPoliticianOf&gt;/&lt;Tamil_Nad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Cullen_(cardinal)&gt;/&lt;isPoliticianOf&gt;/&lt;Lordship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arch_Vikentije&gt;/&lt;isPoliticianOf&gt;/&lt;Ser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_Bytnar&gt;/&lt;isPoliticianOf&gt;/&lt;Polish_National_Government_(January_Uprising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gar_Degas&gt;/&lt;isPoliticianOf&gt;/&lt;Bourbon_Restorat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Ã£o_do_Canto_e_Castro&gt;/&lt;isPoliticianOf&gt;/&lt;Taifa_of_Lisb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cesilaus&gt;/&lt;isPoliticianOf&gt;/&lt;Athens_Prefectu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atoly_Vlasov&gt;/&lt;isPoliticianOf&gt;/&lt;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lly_Hollingshead&gt;/&lt;isPoliticianOf&gt;/&lt;United_Stat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zzaro_Spallanzani&gt;/&lt;isPoliticianOf&gt;/&lt;Kingdom_of_the_Lombar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zimierz_Porbski&gt;/&lt;isPoliticianOf&gt;/&lt;Polish_National_Government_(January_Uprising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ernando_Ãlvarez_de_Toledo,_3rd_Duke_of_Alba&gt;/&lt;isPoliticianOf&gt;/&lt;Taifa_of_Lisb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Rabemananjara&gt;/&lt;isPolitician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sco_Corbetta&gt;/&lt;isPoliticianOf&gt;/&lt;Bourbon_Restorat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ymond_PrÃ©fontaine&gt;/&lt;isPoliticianOf&gt;/&lt;West_Franc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ilio_FernÃ¡ndez&gt;/&lt;isPoliticianOf&gt;/&lt;Mexi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Ã©phane_Morin&gt;/&lt;isPoliticianOf&gt;/&lt;Allied-occupied_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tM_Sachio&gt;/&lt;isPoliticianOf&gt;/&lt;Jap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odor_Panofka&gt;/&lt;isPoliticianOf&gt;/&lt;Allied-occupied_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os_MÃ©rida&gt;/&lt;isPoliticianOf&gt;/&lt;First_Mexican_Emp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s-Joachim_Merks&gt;/&lt;isPoliticianOf&gt;/&lt;Archdiocese_of_Brem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oine_LÃ©on_Morel-Fatio&gt;/&lt;isPolitician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rosby_De_Wolf&gt;/&lt;isPoliticianOf&gt;/&lt;Spanish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Haddock&gt;/&lt;isPoliticianOf&gt;/&lt;Kingdom_of_Essex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arch_Pavle_of_Serbia&gt;/&lt;isPoliticianOf&gt;/&lt;Nedi_regi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ilie_Schindler&gt;/&lt;isPoliticianOf&gt;/&lt;Kingdom_of_P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ncent_Massey&gt;/&lt;isPoliticia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chibald_Wavell,_1st_Earl_Wavell&gt;/&lt;isPoliticia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vo_Perilli&gt;/&lt;isPoliticianOf&gt;/&lt;Ita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FitzGibbon&gt;/&lt;isPoliticianOf&gt;/&lt;Kingdom_of_Essex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vgeny_Chuprun&gt;/&lt;isPoliticianOf&gt;/&lt;Russian_Democratic_Federative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Arnold_(literary_scholar)&gt;/&lt;isPoliticianOf&gt;/&lt;Lordship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tilda_of_Habsburg&gt;/&lt;isPoliticianOf&gt;/&lt;Upper_Bava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tto_Schiff&gt;/&lt;isPoliticianOf&gt;/&lt;Batavian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y_Zhukov&gt;/&lt;isPoliticianOf&gt;/&lt;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er_LÃ¶hr&gt;/&lt;isPoliticianOf&gt;/&lt;Ser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erre_Fauchard&gt;/&lt;isPoliticianOf&gt;/&lt;Bourbon_Restorat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H._Carter&gt;/&lt;isPoliticianOf&gt;/&lt;United_Stat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Cogswell&gt;/&lt;isPoliticianOf&gt;/&lt;United_Stat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eung_Chi_Keung&gt;/&lt;isPoliticianOf&gt;/&lt;Guangdo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aleh_Barshadly&gt;/&lt;isPoliticianOf&gt;/&lt;Azerbaijan_Soviet_Socialist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told_Polonsky&gt;/&lt;isPoliticianOf&gt;/&lt;Odessa_Soviet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thur_Aitken&gt;/&lt;isPoliticianOf&gt;/&lt;Roman_Emp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s_Lippershey&gt;/&lt;isPoliticianOf&gt;/&lt;Ze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no_Risi&gt;/&lt;isPoliticianOf&gt;/&lt;Roman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elicjan_SBawoj_SkBadkowski&gt;/&lt;isPoliticianOf&gt;/&lt;British_Ame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erry_Sonneville&gt;/&lt;isPoliticianOf&gt;/&lt;Republic_of_the_United_States_of_Indone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Kuiper&gt;/&lt;isPoliticianOf&gt;/&lt;Brandenburg-P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lga_Engl&gt;/&lt;isPoliticianOf&gt;/&lt;Brandenburg-P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janus&gt;/&lt;isPoliticianOf&gt;/&lt;Papal_Stat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a_Montez&gt;/&lt;isPoliticianOf&gt;/&lt;West_Franc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xim_Gorky&gt;/&lt;isPoliticianOf&gt;/&lt;Tsardom_of_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nstantine_Andreou&gt;/&lt;isPoliticianOf&gt;/&lt;Attica_(peripher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Ã³nio_Maria_Baptista&gt;/&lt;isPoliticianOf&gt;/&lt;Lisbon_Distric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fred_Keller&gt;/&lt;isPoliticianOf&gt;/&lt;Allied-occupied_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bah_Surip&gt;/&lt;isPoliticianOf&gt;/&lt;Tarumanaga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a_Luisa_of_Spain,_Duchess_of_Lucca&gt;/&lt;isPoliticianOf&gt;/&lt;Ita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sabella,_Princess_of_Asturias_(18511931)&gt;/&lt;isPolitician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olina_Coronado&gt;/&lt;isPoliticianOf&gt;/&lt;Portuguese_First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ertgen_tot_Sint_Jans&gt;/&lt;isPoliticianOf&gt;/&lt;North_Hol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mon_Nicholson&gt;/&lt;isPoliticianOf&gt;/&lt;British_Americ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herman_Adams&gt;/&lt;isPoliticianOf&gt;/&lt;State_of_Hanov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ard_Philips&gt;/&lt;isPoliticianOf&gt;/&lt;Batavian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pe_Alexander_VIII&gt;/&lt;isPoliticianOf&gt;/&lt;Roman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ey_Dushkin&gt;/&lt;isPoliticianOf&gt;/&lt;Soviet_Un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hail_Nesterov&gt;/&lt;isPoliticianOf&gt;/&lt;Reichskommissariat_Moskowi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pe_Anterus&gt;/&lt;isPoliticianOf&gt;/&lt;Papal_Stat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l_Anton&gt;/&lt;isPoliticianOf&gt;/&lt;Nazi_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lya_Darevsky&gt;/&lt;isPoliticianOf&gt;/&lt;Russian_Soviet_Federative_Socialist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ith_Schultze-Westrum&gt;/&lt;isPoliticianOf&gt;/&lt;Munich_(district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F._Hollis&gt;/&lt;isPoliticianOf&gt;/&lt;West_Franc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gesippus_(chronicler)&gt;/&lt;isPoliticianOf&gt;/&lt;Kingdom_of_Jerusale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ry_Kay&gt;/&lt;isPoliticia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nid_Kharitonov_(actor)&gt;/&lt;isPoliticianOf&gt;/&lt;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hail_Katukov&gt;/&lt;isPoliticianOf&gt;/&lt;Tsardom_of_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sip_Notovich&gt;/&lt;isPoliticianOf&gt;/&lt;Bourbon_Restorat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vien_Leigh&gt;/&lt;isPoliticianOf&gt;/&lt;British_Ame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Garnier_(architect)&gt;/&lt;isPoliticianOf&gt;/&lt;West_Franc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o_Amendola&gt;/&lt;isPoliticianOf&gt;/&lt;Ita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IV_of_Georgia&gt;/&lt;isPoliticianOf&gt;/&lt;Transcaucasian_Socialist_Federative_Soviet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H._Hunt&gt;/&lt;isPoliticianOf&gt;/&lt;Russian_Soviet_Federative_Socialist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Iltyd_Nicholl&gt;/&lt;isPoliticianOf&gt;/&lt;Italy&gt;</text:p>
          </table:table-cell>
          <table:table-cell table:number-columns-repeated="1022"/>
        </table:table-row>
        <table:table-row table:style-name="ro1">
          <table:table-cell office:value-type="string">
            <text:p>?s68 <text:s/>&lt;hasAcademicAdvisor&gt; <text:s/>?s22 <text:s/>?s68 <text:s/>&lt;graduatedFrom&gt; <text:s/>?o22 <text:s text:c="2"/>=&gt; ?s22 <text:s/>&lt;worksAt&gt; <text:s/>?o22 <text:s/>Support: 9.387749935656995E-5 Head coverage: 0.036535303776683084 Confidence: 0.13444108761329304 Improved confidence: 0.39035087719298245 Predictiveness: 0.6555891238670695 Improved Predictiveness: 0.2559097895796894 Std. Improved Predictiveness: 0.08813811484013472 Cardinality: 89 Pred*Conf*Body: 58.34743202416918 Pred*ImprConf*Body: 58.34743202416918 Body size: 662 Key variable: ?s22</text:p>
          </table:table-cell>
          <table:table-cell table:number-columns-repeated="1023"/>
        </table:table-row>
        <table:table-row table:style-name="ro1">
          <table:table-cell office:value-type="string">
            <text:p>Y</text:p>
          </table:table-cell>
          <table:table-cell office:value-type="string">
            <text:p>&lt;Seymour_Papert&gt;/&lt;worksAt&gt;/&lt;Massachusetts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mund_Beecher_Wilson&gt;/&lt;worksAt&gt;/&lt;Columbia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Duncan_Michener&gt;/&lt;worksAt&gt;/&lt;University_of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old_Barlow&gt;/&lt;worksAt&gt;/&lt;University_College_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ie_Jayaratnam_Eliezer&gt;/&lt;worksAt&gt;/&lt;La_Trobe_Universit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ndrzej_Ehrenfeucht&gt;/&lt;worksAt&gt;/&lt;Connecticut_Colle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Balls&gt;/&lt;worksAt&gt;/&lt;University_of_East_Angl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ennart_Carleson&gt;/&lt;worksAt&gt;/&lt;Uppsala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_Remsen&gt;/&lt;worksAt&gt;/&lt;Johns_Hopkins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p_Thorne&gt;/&lt;worksAt&gt;/&lt;University_of_the_Witwatersr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ian_Ludwig_Gerling&gt;/&lt;worksAt&gt;/&lt;University_of_Bon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fan_Bergman&gt;/&lt;worksAt&gt;/&lt;Hebrew_University_of_Jerusale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jalling_Koopmans&gt;/&lt;worksAt&gt;/&lt;University_of_Warsa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n_Paasche&gt;/&lt;worksAt&gt;/&lt;University_of_Strasbour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aurent_Schwartz&gt;/&lt;worksAt&gt;/&lt;University_of_Algi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uncan_T._Moore&gt;/&lt;worksAt&gt;/&lt;University_of_Roche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gor_Klebanov&gt;/&lt;worksAt&gt;/&lt;Princet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us_J._G._Veltman&gt;/&lt;worksAt&gt;/&lt;Utrecht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Serber&gt;/&lt;worksAt&gt;/&lt;Columbia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halid_M._Ishaq&gt;/&lt;worksAt&gt;/&lt;University_of_Karac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pert_Emerson&gt;/&lt;worksAt&gt;/&lt;Harva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el_Chasles&gt;/&lt;worksAt&gt;/&lt;Yal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_Potter_Wills&gt;/&lt;worksAt&gt;/&lt;Cornell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Parnas&gt;/&lt;worksAt&gt;/&lt;Carnegie_Mell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nold_Harberger&gt;/&lt;worksAt&gt;/&lt;University_of_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Efstathiou&gt;/&lt;worksAt&gt;/&lt;University_of_Wal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oichi_Sakata&gt;/&lt;worksAt&gt;/&lt;Nagoya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oph_Gudermann&gt;/&lt;worksAt&gt;/&lt;University_of_Bon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k_Kac&gt;/&lt;worksAt&gt;/&lt;Cornell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A._Muller&gt;/&lt;worksAt&gt;/&lt;University_of_California,_Berkel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shall_Hall_(mathematician)&gt;/&lt;worksAt&gt;/&lt;Ohio_Stat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fred_Sturtevant&gt;/&lt;worksAt&gt;/&lt;California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iedrich_Gustav_Jakob_Henle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Sutherland_Elton&gt;/&lt;worksAt&gt;/&lt;University_of_Glasg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._S._Bartlett&gt;/&lt;worksAt&gt;/&lt;University_of_Madr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Monod&gt;/&lt;worksAt&gt;/&lt;Ãcole_Normale_SupÃ©rieu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n_Festinger&gt;/&lt;worksAt&gt;/&lt;Brandeis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kahiko_Yamanouchi&gt;/&lt;worksAt&gt;/&lt;University_of_Toky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iing-Shen_Chern&gt;/&lt;worksAt&gt;/&lt;Chinese_University_of_Hong_Kon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orge_David_Birkhoff&gt;/&lt;worksAt&gt;/&lt;Harva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Van_Allen&gt;/&lt;worksAt&gt;/&lt;University_of_Io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dwig_Bieberbach&gt;/&lt;worksAt&gt;/&lt;Humboldt_University_of_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Tate&gt;/&lt;worksAt&gt;/&lt;Brow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C._Pimentel&gt;/&lt;worksAt&gt;/&lt;Harva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C._Pimentel&gt;/&lt;worksAt&gt;/&lt;National_Autonomous_University_of_Mexi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nst_G._Straus&gt;/&lt;worksAt&gt;/&lt;University_of_Tsukub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neth_Steiglitz&gt;/&lt;worksAt&gt;/&lt;Massachusetts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-Gustaf_Rossby&gt;/&lt;worksAt&gt;/&lt;Tsinghua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al_Festetics&gt;/&lt;worksAt&gt;/&lt;University_of_TÃ¼b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il_Wiechert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l_Wilhelm_Gottlob_Kastner&gt;/&lt;worksAt&gt;/&lt;University_of_Bon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lph_Fox&gt;/&lt;worksAt&gt;/&lt;Princet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itz_Ursell&gt;/&lt;worksAt&gt;/&lt;University_of_Adelai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itz_Sauter&gt;/&lt;worksAt&gt;/&lt;University_of_Je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H._Frisch&gt;/&lt;worksAt&gt;/&lt;Massachusetts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G._Dickinson&gt;/&lt;worksAt&gt;/&lt;Oregon_Stat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nald_H._Baucom&gt;/&lt;worksAt&gt;/&lt;University_of_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helm_Schlenk&gt;/&lt;worksAt&gt;/&lt;University_of_Vien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vin_Minsky&gt;/&lt;worksAt&gt;/&lt;Massachusetts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._D._Donsker&gt;/&lt;worksAt&gt;/&lt;University_of_Minnes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artya_Sen&gt;/&lt;worksAt&gt;/&lt;London_School_of_Economic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oshihisa_Yamamoto_(scientist)&gt;/&lt;worksAt&gt;/&lt;Stanford_Universit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ennis_Sullivan&gt;/&lt;worksAt&gt;/&lt;Harvard_Universit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oris_Nikolsky&gt;/&lt;worksAt&gt;/&lt;Saint_Petersburg_Stat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Nuttall&gt;/&lt;worksAt&gt;/&lt;University_of_LiÃ¨g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rnest_Vessiot&gt;/&lt;worksAt&gt;/&lt;Ãcole_Normale_SupÃ©rieu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gon_Pearson&gt;/&lt;worksAt&gt;/&lt;University_College_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dwig_Boltzmann&gt;/&lt;worksAt&gt;/&lt;University_of_Vien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lbert_N._Lewis&gt;/&lt;worksAt&gt;/&lt;University_of_Mont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nrico_Fermi&gt;/&lt;worksAt&gt;/&lt;Columbia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os_Papadimitriou&gt;/&lt;worksAt&gt;/&lt;Carnegie_Mell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gdish_Bhagwati&gt;/&lt;worksAt&gt;/&lt;Massachusetts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inz_Gerischer&gt;/&lt;worksAt&gt;/&lt;University_of_Stuttga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n_Shneiderman&gt;/&lt;worksAt&gt;/&lt;Rensselaer_Polytechnic_Institu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F._Traub&gt;/&lt;worksAt&gt;/&lt;National_Tsing_Hua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S._Waugh&gt;/&lt;worksAt&gt;/&lt;Massachusetts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r_Teodor_Cleve&gt;/&lt;worksAt&gt;/&lt;Uppsala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n_Rivest&gt;/&lt;worksAt&gt;/&lt;Massachusetts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._N._S._Iyengar&gt;/&lt;worksAt&gt;/&lt;Central_College_of_Bangalo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bert_Walther&gt;/&lt;worksAt&gt;/&lt;University_of_Heidelbe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yril_Domb&gt;/&lt;worksAt&gt;/&lt;King's_College_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yril_Domb&gt;/&lt;worksAt&gt;/&lt;University_of_Adelaid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rnaud_Denjoy&gt;/&lt;worksAt&gt;/&lt;Ãcole_Normale_SupÃ©rieu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Elderfield&gt;/&lt;worksAt&gt;/&lt;Columbia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Wegner&gt;/&lt;worksAt&gt;/&lt;Brow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_Frederick_Weisskopf&gt;/&lt;worksAt&gt;/&lt;Yal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gor_Wentzel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ohar_Manna&gt;/&lt;worksAt&gt;/&lt;Weizmann_Institute_of_Scienc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ichel_LoÃ¨ve&gt;/&lt;worksAt&gt;/&lt;University_of_California,_Berkel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nes_Theodor_Schmalhausen&gt;/&lt;worksAt&gt;/&lt;Kiev_Universit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ugo_Steinhaus&gt;/&lt;worksAt&gt;/&lt;Lviv_Polytechn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lip_Allen_Sharp&gt;/&lt;worksAt&gt;/&lt;University_of_California,_Berkel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Kraft_(astronomer)&gt;/&lt;worksAt&gt;/&lt;Stanfo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neth_Bainbridge&gt;/&lt;worksAt&gt;/&lt;Purdu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ius_von_Hann&gt;/&lt;worksAt&gt;/&lt;University_of_Vien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ter_Gerlach&gt;/&lt;worksAt&gt;/&lt;Ludwig_Maximilian_University_of_Muni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raham_Gotthelf_KÃ¤stner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Ernest_Gibson&gt;/&lt;worksAt&gt;/&lt;University_of_California,_Los_Angel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nrico_Persico&gt;/&lt;worksAt&gt;/&lt;University_of_Tur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ard_S._Davidson&gt;/&lt;worksAt&gt;/&lt;Purdue_University&gt;</text:p>
          </table:table-cell>
          <table:table-cell table:number-columns-repeated="1022"/>
        </table:table-row>
        <table:table-row table:style-name="ro1">
          <table:table-cell office:value-type="string">
            <text:p>?s26 <text:s/>&lt;actedIn&gt; <text:s/>?o26 <text:s/>?s26 <text:s/>&lt;created&gt; <text:s/>?o26 <text:s text:c="2"/>=&gt; ?s26 <text:s/>&lt;produced&gt; <text:s/>?o26 <text:s/>Support: 2.1834429625629191E-4 Head coverage: 0.010259714512291832 Confidence: 0.20638085742771686 Improved confidence: 0.3898305084745763 Predictiveness: 0.47058823529411764 Improved Predictiveness: 0.18344965104685942 Std. Improved Predictiveness: 0.09712040349539616 Cardinality: 207 Pred*Conf*Body: 97.41176470588235 Pred*ImprConf*Body: 97.41176470588235 Body size: 1003 Key variable: ?o26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Sacha_Guitry&gt;/&lt;produced&gt;/&lt;The_Lame_Devil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ne_Wilder&gt;/&lt;produced&gt;/&lt;The_Adventure_of_Sherlock_Holmes'_Smarter_Broth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nst_Reicher&gt;/&lt;produced&gt;/&lt;Die_geheimnisvolle_Vil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Wegener&gt;/&lt;produced&gt;/&lt;The_Golem_(1915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lman_Khan&gt;/&lt;produced&gt;/&lt;Veer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nrico_Montesano&gt;/&lt;produced&gt;/&lt;Pane,_burro_e_marmella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reenivasan_(actor)&gt;/&lt;produced&gt;/&lt;Pattanapravesh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Waits&gt;/&lt;produced&gt;/&lt;Big_Time_(1988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beke_LÃ¸kkeberg&gt;/&lt;produced&gt;/&lt;Liv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._Ramlee&gt;/&lt;produced&gt;/&lt;Madu_Tig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der_Khan&gt;/&lt;produced&gt;/&lt;Mr._Natwarl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Ã©rard_Depardieu&gt;/&lt;produced&gt;/&lt;A_Strange_Place_to_Mee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produced&gt;/&lt;The_Rough_Hous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ek_Fedorowicz&gt;/&lt;produced&gt;/&lt;A_Jungle_Book_of_Regulatio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Dalle&gt;/&lt;produced&gt;/&lt;Illusive_Track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onel_Barrymore&gt;/&lt;produced&gt;/&lt;The_Burglar's_Dilem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is_Ford_(actor)&gt;/&lt;produced&gt;/&lt;The_Craving_(1918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vent_Kazak&gt;/&lt;produced&gt;/&lt;He's_in_the_Army_N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n_Schuster&gt;/&lt;produced&gt;/&lt;Oh_Schucks...._It's_Schuster!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lph_Lundgren&gt;/&lt;produced&gt;/&lt;The_Mechani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ija_DiGiorgio&gt;/&lt;produced&gt;/&lt;Bitter_Je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rren_Dalton&gt;/&lt;produced&gt;/&lt;The_Day_the_Earth_Stoppe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Palin&gt;/&lt;produced&gt;/&lt;American_Frie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iet_Berto&gt;/&lt;produced&gt;/&lt;Nei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ie_Brown&gt;/&lt;produced&gt;/&lt;Attack_of_the_5_Ft._2_In._Wom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Nawrocki&gt;/&lt;produced&gt;/&lt;God_Wants_Me_to_Forgive_Them!?!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ny_Perez&gt;/&lt;produced&gt;/&lt;Forged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Cleese&gt;/&lt;produced&gt;/&lt;The_Human_Fa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produced&gt;/&lt;His_Wedding_Nigh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n_Favreau&gt;/&lt;produced&gt;/&lt;Swingers_(1996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ttorio_De_Sica&gt;/&lt;produced&gt;/&lt;Lost_in_the_Dark_(1947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oj_Kumar&gt;/&lt;produced&gt;/&lt;Upk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_Chandon&gt;/&lt;produced&gt;/&lt;Chainsaw_Scumfuc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nikella_Bharani&gt;/&lt;produced&gt;/&lt;Shiva_(1989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ast_Garin&gt;/&lt;produced&gt;/&lt;An_Ordinary_Miracle_(1964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gei_Bondarchuk&gt;/&lt;produced&gt;/&lt;Boris_Godunov_(1986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talia_Oreiro&gt;/&lt;produced&gt;/&lt;Un_Argentino_en_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urence_Olivier&gt;/&lt;produced&gt;/&lt;Laurence_Olivier_Presen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gnÃ¨s_Jaoui&gt;/&lt;produced&gt;/&lt;Look_at_M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dney_Carrington&gt;/&lt;produced&gt;/&lt;Beer_for_My_Horse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da_Bara&gt;/&lt;produced&gt;/&lt;The_Soul_of_Buddh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McKean&gt;/&lt;produced&gt;/&lt;This_Is_Spinal_Tap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y_Carey_(actor_born_1878)&gt;/&lt;produced&gt;/&lt;Human_Stuff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tgomery_Clift&gt;/&lt;produced&gt;/&lt;The_Sear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aine_May&gt;/&lt;produced&gt;/&lt;A_New_Leaf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mesh_Khanna&gt;/&lt;produced&gt;/&lt;Attagas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yush_Mishra&gt;/&lt;produced&gt;/&lt;1971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_Stefaniuk&gt;/&lt;produced&gt;/&lt;Phil_the_Ali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Busch&gt;/&lt;produced&gt;/&lt;A_Very_Serious_Per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roslav_HornÃ­ek&gt;/&lt;produced&gt;/&lt;Kinoautoma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mesh_Aravind&gt;/&lt;produced&gt;/&lt;Hooma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inya_Tsukamoto&gt;/&lt;produced&gt;/&lt;Haz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mal_Haasan&gt;/&lt;produced&gt;/&lt;Panchathantir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my_Chong&gt;/&lt;produced&gt;/&lt;Best_Bu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der_Khan&gt;/&lt;produced&gt;/&lt;Parvarish_(1977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ather_Juergensen&gt;/&lt;produced&gt;/&lt;Kissing_Jessica_Ste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kos_Sakellarios&gt;/&lt;produced&gt;/&lt;To_thy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y_Carey_(actor_born_1878)&gt;/&lt;produced&gt;/&lt;The_Kickback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yao_Miyazaki&gt;/&lt;produced&gt;/&lt;KksM_no_Sora_Tobu_Kikaitac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Hewlett&gt;/&lt;produced&gt;/&lt;Nothing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h_Kornbluth&gt;/&lt;produced&gt;/&lt;Haiku_Tunn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mid_Tamjidi&gt;/&lt;produced&gt;/&lt;Playing_with_Deat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denk_`tpÃ¡nek&gt;/&lt;produced&gt;/&lt;The_Adventurous_Bachelo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Miller_(actor)&gt;/&lt;produced&gt;/&lt;Christmas_Mountain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rjami_Kuosmanen&gt;/&lt;produced&gt;/&lt;The_White_Reinde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os_Cores&gt;/&lt;produced&gt;/&lt;Asalto_a_la_ciuda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tthew_Carey&gt;/&lt;produced&gt;/&lt;Ojai_Bum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hony_Minghella&gt;/&lt;produced&gt;/&lt;A_Little_Like_Drown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._Ramlee&gt;/&lt;produced&gt;/&lt;Tiga_Abdu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sse_Ãberg&gt;/&lt;produced&gt;/&lt;RepmÃ¥na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uglas_Fairbanks&gt;/&lt;produced&gt;/&lt;The_Iron_Mas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-Claude_Van_Damme&gt;/&lt;produced&gt;/&lt;The_Order_(2001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orgos_Konstadinou&gt;/&lt;produced&gt;/&lt;THE...Kopano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n_Schuster&gt;/&lt;produced&gt;/&lt;You_Must_Be_Joking!_(1986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dier_Bourdon&gt;/&lt;produced&gt;/&lt;Les_Trois_FrÃ¨r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rnard_Campan&gt;/&lt;produced&gt;/&lt;Les_Trois_FrÃ¨r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uri_Bilge_Ceylan&gt;/&lt;produced&gt;/&lt;Climate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._Ravichandran&gt;/&lt;produced&gt;/&lt;Hoo_(2010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revor_Sather&gt;/&lt;produced&gt;/&lt;The_Gigolo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sse_Ãberg&gt;/&lt;produced&gt;/&lt;S.O.S.__En_segelsÃ¤llskapsres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c_Sykes&gt;/&lt;produced&gt;/&lt;If_You_Go_Down_in_the_Woods_Tod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mer_Hosny&gt;/&lt;produced&gt;/&lt;Noor_Eie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m_Conway&gt;/&lt;produced&gt;/&lt;The_Billion_Dollar_Hob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reenivasan_(actor)&gt;/&lt;produced&gt;/&lt;Yathrakarude_Sradhakk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tthew_Bright&gt;/&lt;produced&gt;/&lt;Forbidden_Zo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Mix&gt;/&lt;produced&gt;/&lt;The_Telltale_Knif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_Chandon&gt;/&lt;produced&gt;/&lt;Bad_Karma_(1991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Ã¶sta_Ekman&gt;/&lt;produced&gt;/&lt;JÃ¶nssonligan_pÃ¥_Mallor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nno_Cheng&gt;/&lt;produced&gt;/&lt;Summer's_Ta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y_Carey_(actor_born_1878)&gt;/&lt;produced&gt;/&lt;Riders_of_Venge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ill_Hennessy&gt;/&lt;produced&gt;/&lt;The_Acting_Clas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_Buscemi&gt;/&lt;produced&gt;/&lt;Interview_(2007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1lmaz_Erdoan&gt;/&lt;produced&gt;/&lt;Organize_0_l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der_Khan&gt;/&lt;produced&gt;/&lt;Khoon_Pas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_Sullivan&gt;/&lt;produced&gt;/&lt;Mr._Broadway_(1933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o_Sordi&gt;/&lt;produced&gt;/&lt;Ladro_lui,_ladra_le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Harris&gt;/&lt;produced&gt;/&lt;Bloomfield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Turturro&gt;/&lt;produced&gt;/&lt;Illuminata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len_Garfield&gt;/&lt;produced&gt;/&lt;Cry_Uncle!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erre_Ãtaix&gt;/&lt;produced&gt;/&lt;The_Suitor&gt;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?s9 <text:s/>&lt;diedIn&gt; <text:s/>?o73 <text:s/>?o73 <text:s/>&lt;isLocatedIn&gt; <text:s/>?o9 <text:s text:c="2"/>=&gt; ?s9 <text:s/>&lt;livesIn&gt; <text:s/>?o9 <text:s/>Support: 1.84590588622469E-4 Head coverage: 0.011992050983348181 Confidence: 0.013059701492537313 Improved confidence: 0.3854625550660793 Predictiveness: 0.9661194029850746 Improved Predictiveness: 0.37240285357354197 Std. Improved Predictiveness: 0.012617231009133437 Cardinality: 175 Pred*Conf*Body: 169.07089552238804 Pred*ImprConf*Body: 169.07089552238804 Body size: 13400 Key variable: ?s9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Y</text:p>
          </table:table-cell>
          <table:table-cell office:value-type="string">
            <text:p>&lt;Charles_Close&gt;/&lt;livesIn&gt;/&lt;South_East_Eng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ercy_Bush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eil_McPherson_(rugby_union)&gt;/&lt;livesIn&gt;/&lt;Wale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x_Hopper&gt;/&lt;livesIn&gt;/&lt;Tex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illiam_Wheelwright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len_Martin&gt;/&lt;lives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rand_Duchess_Anna_Petrovna_of_Russia&gt;/&lt;livesIn&gt;/&lt;German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achihara_Masaaki&gt;/&lt;livesIn&gt;/&lt;Kanagawa_Prefectur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onald_Richberg&gt;/&lt;livesIn&gt;/&lt;Virgi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onvers_Francis&gt;/&lt;livesIn&gt;/&lt;East_of_Eng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rthur_Koestler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Henry_S._Thibodaux&gt;/&lt;livesIn&gt;/&lt;Louisia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lvin_Olin_King&gt;/&lt;livesIn&gt;/&lt;Louisia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oseph_Asajiro_Satowaki&gt;/&lt;livesIn&gt;/&lt;Nagasaki_Prefectur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homas_Hancock_(inventor)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Wilburt_S._Brown&gt;/&lt;livesIn&gt;/&lt;Alaba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eliff_Brinkerhoff&gt;/&lt;livesIn&gt;/&lt;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nst_Busch_(actor)&gt;/&lt;livesIn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Peyton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Stokey&gt;/&lt;livesIn&gt;/&lt;Mojave_Dese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menico_Meccoli&gt;/&lt;livesIn&gt;/&lt;Ciampin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W._Bricker&gt;/&lt;livesIn&gt;/&lt;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e_Sawyer&gt;/&lt;livesIn&gt;/&lt;Oreg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J._Hughes&gt;/&lt;livesIn&gt;/&lt;Palm_Beach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urt_Brennecke&gt;/&lt;livesIn&gt;/&lt;North_Rhine-Westpha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Hemmings&gt;/&lt;livesIn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lorbela_Espanca&gt;/&lt;livesIn&gt;/&lt;Portug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hitaker_Wright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ce_Biraud&gt;/&lt;livesIn&gt;/&lt;geoent_RÃ©gion_Ãle-de-France_30128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inrich_Sahm&gt;/&lt;livesIn&gt;/&lt;Norw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horley&gt;/&lt;livesIn&gt;/&lt;East_of_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f_Ritz&gt;/&lt;livesIn&gt;/&lt;Ukra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arl_Manigault&gt;/&lt;livesIn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M._O._Dawson&gt;/&lt;livesIn&gt;/&lt;West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vy_Moore&gt;/&lt;livesIn&gt;/&lt;Riverside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ster_Crabbe&gt;/&lt;livesIn&gt;/&lt;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ne_Carpenter&gt;/&lt;livesIn&gt;/&lt;Ventura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Hayes_(director)&gt;/&lt;livesIn&gt;/&lt;Los_Angeles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wton_Chiles&gt;/&lt;livesIn&gt;/&lt;Leon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stavus_Franklin_Swift&gt;/&lt;livesIn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rne_Hogarth&gt;/&lt;livesIn&gt;/&lt;geoent_RÃ©gion_Ãle-de-France_30128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s-Georg_Herzog&gt;/&lt;livesIn&gt;/&lt;North_Rhine-Westpha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rry_Elliott&gt;/&lt;livesIn&gt;/&lt;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A._Shands&gt;/&lt;livesIn&gt;/&lt;Alachua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_Swilling&gt;/&lt;livesIn&gt;/&lt;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Walser_(writer)&gt;/&lt;livesIn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gtrygg_Silkbeard&gt;/&lt;livesIn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Lind_Hayes&gt;/&lt;livesIn&gt;/&lt;Mojave_Dese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O'Herlihy&gt;/&lt;livesIn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e_Younger&gt;/&lt;livesIn&gt;/&lt;Missou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pe_Adeodatus_I&gt;/&lt;livesIn&gt;/&lt;Ciampin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sie_Garrett&gt;/&lt;livesIn&gt;/&lt;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my_Joe_Odom&gt;/&lt;livesIn&gt;/&lt;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shed_Ansari&gt;/&lt;livesIn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pe_Benedict_II&gt;/&lt;livesIn&gt;/&lt;Ciampin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L._Bates&gt;/&lt;livesIn&gt;/&lt;Pinellas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pe_Celestine_II&gt;/&lt;livesIn&gt;/&lt;Ciampin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e_Welch&gt;/&lt;livesIn&gt;/&lt;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u_Sayeed_Chowdhury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_Moore_(animator)&gt;/&lt;livesIn&gt;/&lt;Los_Angeles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Leakey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nstantin_von_Alvensleben&gt;/&lt;livesIn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eferino_NamuncurÃ¡&gt;/&lt;livesIn&gt;/&lt;Ciampin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than_Cook&gt;/&lt;livesIn&gt;/&lt;Los_Angeles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gela_Morley&gt;/&lt;livesIn&gt;/&lt;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L._Underhill&gt;/&lt;livesIn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_Jacobi&gt;/&lt;livesIn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M._Jones&gt;/&lt;livesIn&gt;/&lt;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le_Henry&gt;/&lt;lives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fred_Kennerley&gt;/&lt;livesIn&gt;/&lt;Tas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y_Eliot&gt;/&lt;livesIn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ero_Lulli&gt;/&lt;livesIn&gt;/&lt;Ciampin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ugh_J._Chisholm&gt;/&lt;livesIn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Braille&gt;/&lt;livesIn&gt;/&lt;geoent_RÃ©gion_Ãle-de-France_30128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mothy_Farrell&gt;/&lt;livesIn&gt;/&lt;Los_Angeles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Wegener&gt;/&lt;livesIn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ice_Sapritch&gt;/&lt;livesIn&gt;/&lt;geoent_RÃ©gion_Ãle-de-France_30128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Wood_(governor)&gt;/&lt;livesIn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pe_Honorius_II&gt;/&lt;livesIn&gt;/&lt;Ciampin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tichai_Choonhavan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gustus_Marie_Martin&gt;/&lt;livesIn&gt;/&lt;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na_Morelli&gt;/&lt;livesIn&gt;/&lt;Ciampin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Leslie_(Oregon_politician)&gt;/&lt;livesIn&gt;/&lt;Oreg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yle_E._Carlton&gt;/&lt;livesIn&gt;/&lt;Hillsborough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Baillie_McIntosh&gt;/&lt;livesIn&gt;/&lt;New_Jers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y_van_Bruggen&gt;/&lt;livesIn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onstantin_"Samokovetsa"_Dimitrov&gt;/&lt;livesIn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C._Yount&gt;/&lt;lives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rd_StÃ¥l&gt;/&lt;livesIn&gt;/&lt;Swed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ving_Rosenthal&gt;/&lt;livesIn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onio_Serapio&gt;/&lt;livesIn&gt;/&lt;geoent_Republic_of_the_Philippines_169400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uin_Bseiso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Roy_Collins&gt;/&lt;livesIn&gt;/&lt;Leon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Melendez&gt;/&lt;livesIn&gt;/&lt;Los_Angeles_Coun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istair_Cooke&gt;/&lt;livesIn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ard_Waterman&gt;/&lt;livesIn&gt;/&lt;San_Francisco_Bay_Are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rnard_Brodie_(biochemist)&gt;/&lt;livesIn&gt;/&lt;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ehuda_Ashlag&gt;/&lt;livesIn&gt;/&lt;Isra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rawford_Goldsby&gt;/&lt;livesIn&gt;/&lt;Ar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erre_Mollaret&gt;/&lt;livesIn&gt;/&lt;geoent_RÃ©gion_Ãle-de-France_3012874&gt;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?s11 <text:s/>&lt;isCitizenOf&gt; <text:s/>?o82 <text:s/>?o82 <text:s/>&lt;hasCapital&gt; <text:s/>?o11 <text:s text:c="2"/>=&gt; ?s11 <text:s/>&lt;diedIn&gt; <text:s/>?o11 <text:s/>Support: 7.257047141271924E-4 Head coverage: 0.03105253655894566 Confidence: 0.05049911920140928 Improved confidence: 0.38457238680827277 Predictiveness: 0.8686876100998239 Improved Predictiveness: 0.3340732676068635 Std. Improved Predictiveness: 0.04386795917121836 Cardinality: 688 Pred*Conf*Body: 597.6570757486788 Pred*ImprConf*Body: 597.6570757486788 Body size: 13624 Key variable: ?s11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Torsten_Hallman&gt;/&lt;diedIn&gt;/&lt;Stockhol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nid_Kravchuk&gt;/&lt;diedIn&gt;/&lt;Kiev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nders_Fredrik_Regnell&gt;/&lt;diedIn&gt;/&lt;Stockhol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amuel_Sutton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chin_Gupta&gt;/&lt;diedIn&gt;/&lt;New_Del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leksiy_Onyschenko&gt;/&lt;diedIn&gt;/&lt;Kiev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ji_Oumarou_Nchare&gt;/&lt;diedIn&gt;/&lt;YaoundÃ©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ndolph_Lalonde&gt;/&lt;diedIn&gt;/&lt;Ott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naldo_Tamayo_MÃ©ndez&gt;/&lt;diedIn&gt;/&lt;Hav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Lewis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ndriyan_Nikolayev&gt;/&lt;diedIn&gt;/&lt;Mosc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fan_Rahmstorf&gt;/&lt;died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ugene_Rabe&gt;/&lt;died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Moran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gid_Hogan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ge_Letchimy&gt;/&lt;died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McGimpsey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orman_Harold_Moss&gt;/&lt;diedIn&gt;/&lt;Welling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hmed_bin_Saif_Al_Nahyan&gt;/&lt;diedIn&gt;/&lt;Abu_Dhab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yodor_Yurchikhin&gt;/&lt;diedIn&gt;/&lt;Moscow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agn_Walfrid_Ekman&gt;/&lt;diedIn&gt;/&lt;Stockhol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hn_Davy_(chemist)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vrohom_Gurwicz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Chadbourn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istair_King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pe_Sy&gt;/&lt;diedIn&gt;/&lt;Pari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einhard_Furrer&gt;/&lt;died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aquÃ­n_Sorolla&gt;/&lt;diedIn&gt;/&lt;Madri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an_Austin_(politician)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avid_Crausby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aa_Obradovi&gt;/&lt;diedIn&gt;/&lt;Belgra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MtarM_Mikami&gt;/&lt;diedIn&gt;/&lt;Toky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livoj_Lajovic&gt;/&lt;diedIn&gt;/&lt;Ljublj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an_Mendez_(basketball)&gt;/&lt;diedIn&gt;/&lt;Ott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Somerset,_3rd_Earl_of_Worcester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rry_Mathews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ugh_McManners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Upton&gt;/&lt;diedIn&gt;/&lt;Dub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leg_Chirkunov&gt;/&lt;diedIn&gt;/&lt;Mosc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inrich_Hubert_Maria_Josef_Houben&gt;/&lt;died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sour_bin_Zayed_Al_Nahyan&gt;/&lt;diedIn&gt;/&lt;Abu_Dhab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the_Rytter_Hasle&gt;/&lt;diedIn&gt;/&lt;Osl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_Kelland&gt;/&lt;diedIn&gt;/&lt;Edinburg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ktor_Kryzhanovsky&gt;/&lt;diedIn&gt;/&lt;Kiev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i_Ivanov&gt;/&lt;diedIn&gt;/&lt;Sof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dulaziz_Al-Hamidi&gt;/&lt;diedIn&gt;/&lt;Kuwait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gard_Samdahl&gt;/&lt;diedIn&gt;/&lt;Osl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ca_Caragiale&gt;/&lt;diedIn&gt;/&lt;Buchare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rry_Brokken&gt;/&lt;diedIn&gt;/&lt;Amster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nstantine_Phipps,_2nd_Baron_Mulgrave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_Wyck&gt;/&lt;diedIn&gt;/&lt;The_Hagu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tt_Hamilton_(racing_driver)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abelle_Ewing&gt;/&lt;diedIn&gt;/&lt;Edinburg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er_Baron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j_Janatie_Ataie&gt;/&lt;diedIn&gt;/&lt;Tehr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mÃ³n_PiÃ±eiro&gt;/&lt;diedIn&gt;/&lt;Madri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vril_Doyle&gt;/&lt;diedIn&gt;/&lt;Dub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aceli_ArdÃ³n&gt;/&lt;diedIn&gt;/&lt;Mexico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Ã©ctor_Camacho,_Jr.&gt;/&lt;diedIn&gt;/&lt;San_Juan,_Puerto_Ri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_Bradford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McNamara_(politician)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ot_James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rio_Ambrosini&gt;/&lt;diedIn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idi_LÃ¸ke&gt;/&lt;diedIn&gt;/&lt;Osl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i_James&gt;/&lt;diedIn&gt;/&lt;Jerusale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ubaker_Kaki_Khamis&gt;/&lt;diedIn&gt;/&lt;Khartou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v_Signe_Navarsete&gt;/&lt;diedIn&gt;/&lt;Osl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th_Dyson&gt;/&lt;diedIn&gt;/&lt;Welling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l_Koller_(ophthalmologist)&gt;/&lt;diedIn&gt;/&lt;Vien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dolf_Wolf&gt;/&lt;diedIn&gt;/&lt;Ber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a_Uddin,_Baroness_Uddin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dget_Riley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tsuo_BashM&gt;/&lt;diedIn&gt;/&lt;Toky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mroth_Wright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Milton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ena_V_(conservationist)&gt;/&lt;diedIn&gt;/&lt;New_Delh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lan_Ramon&gt;/&lt;diedIn&gt;/&lt;Jerusale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avind_Adiga&gt;/&lt;diedIn&gt;/&lt;New_Del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ard_Thomas_Copson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._M._Mathai&gt;/&lt;diedIn&gt;/&lt;New_Del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Beneke&gt;/&lt;died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Ristow&gt;/&lt;died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g_Mulholland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o_Diena&gt;/&lt;diedIn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drik_Vieth&gt;/&lt;died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nda_Riordan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turo_Estrada_HernÃ¡ndez&gt;/&lt;diedIn&gt;/&lt;Mexico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ejouand&gt;/&lt;died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Riedel&gt;/&lt;died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imbert_Timmermans&gt;/&lt;diedIn&gt;/&lt;Amster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Safar&gt;/&lt;diedIn&gt;/&lt;Vien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ahi_Hawass&gt;/&lt;diedIn&gt;/&lt;Cair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Duplessis&gt;/&lt;died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uard_Mammadov&gt;/&lt;diedIn&gt;/&lt;Bak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nst_Hiller&gt;/&lt;died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tascha_Engel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dith_Church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talia_Petkevich&gt;/&lt;diedIn&gt;/&lt;Mins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fydd_Williams&gt;/&lt;diedIn&gt;/&lt;Ott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i_Braconnot&gt;/&lt;diedIn&gt;/&lt;Paris&gt;</text:p>
          </table:table-cell>
          <table:table-cell table:number-columns-repeated="1022"/>
        </table:table-row>
        <table:table-row table:style-name="ro1">
          <table:table-cell table:style-name="ce2" office:value-type="string">
            <office:annotation draw:style-name="gr1" draw:text-style-name="P1" svg:width="1.5in" svg:height="0.8228in" svg:x="1.0417in" svg:y="415.2933in" draw:caption-point-x="-0.1535in" draw:caption-point-y="-3.5in">
              <dc:creator>Fabian M. Suchanek</dc:creator>
              <dc:date>1899-12-30T00:00:00</dc:date>
              <text:p text:style-name="P1"><text:span text:style-name="T1">Fabian M. Suchanek:</text:span></text:p>
              <text:p text:style-name="P1"><text:span text:style-name="T2">I don't know what to do here: "isKnownFor" should be only for well-known people/organizations. I don't know how to tell if something is well-known...</text:span></text:p>
            </office:annotation>
            <text:p>?s35 <text:s/>&lt;created&gt; <text:s/>?o35 <text:s text:c="2"/>=&gt; ?s35 <text:s/>&lt;isKnownFor&gt; <text:s/>?o35 <text:s/>Support: 3.185506157942036E-4 Head coverage: 0.051378019734603604 Confidence: 0.0015088080416470987 Improved confidence: 0.3813131313131313 Predictiveness: 0.9960431259305149 Improved Predictiveness: 0.3798043232714842 Std. Improved Predictiveness: 0.0015028378782312747 Cardinality: 302 Pred*Conf*Body: 300.8050240310155 Pred*ImprConf*Body: 300.8050240310155 Body size: 200158 Key variable: ?o35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Avey_Tare&gt;/&lt;isKnownFor&gt;/&lt;Down_There_(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uthering_Heights_(band)&gt;/&lt;isKnownFor&gt;/&lt;Far_from_the_Madding_Crowd_(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trose_(band)&gt;/&lt;isKnownFor&gt;/&lt;Warner_Brothers_Presents..._Montrose!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nda_Perry&gt;/&lt;isKnownFor&gt;/&lt;Save_Me_From_Myself_(song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la_Mae_Hardaway&gt;/&lt;isKnownFor&gt;/&lt;Signed,_Sealed,_Delivered_I'm_You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aingrey.Mind&gt;/&lt;isKnownFor&gt;/&lt;Last_Armaged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tari_Games&gt;/&lt;isKnownFor&gt;/&lt;Marble_Madnes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tÃ¶rhead&gt;/&lt;isKnownFor&gt;/&lt;Killed_by_Death_(song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Greenwalt&gt;/&lt;isKnownFor&gt;/&lt;Daniel_Holt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der_(artist)&gt;/&lt;isKnownFor&gt;/&lt;Again_(Colder_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ranc&gt;/&lt;isKnownFor&gt;/&lt;Milkman_(Phranc_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is_Duncan&gt;/&lt;isKnownFor&gt;/&lt;I_Still_Know_What_You_Did_Last_Summ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ine_Danielle_Connolly&gt;/&lt;isKnownFor&gt;/&lt;Little_Smi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rah_Watt&gt;/&lt;isKnownFor&gt;/&lt;My_Year_Without_Sex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._Michael_Straczynski&gt;/&lt;isKnownFor&gt;/&lt;Convictions_(Babylon_5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tch_Walker&gt;/&lt;isKnownFor&gt;/&lt;Left_of_Self-Centere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despread_Panic&gt;/&lt;isKnownFor&gt;/&lt;Dirty_Side_Dow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_People&gt;/&lt;isKnownFor&gt;/&lt;One_Night_in_Heav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ry_Goldman&gt;/&lt;isKnownFor&gt;/&lt;The_Secret_of_NIM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to_Cilauro&gt;/&lt;isKnownFor&gt;/&lt;Funky_Squa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-Jacques_Goldman&gt;/&lt;isKnownFor&gt;/&lt;J'irai_oÃ¹_tu_ir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Haggis&gt;/&lt;isKnownFor&gt;/&lt;You_Take_the_Ki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Pyramid_Companies&gt;/&lt;isKnownFor&gt;/&lt;Emerald_Squa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minic_Howard&gt;/&lt;isKnownFor&gt;/&lt;Supermassive_Black_Hole_(song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ren_Ann&gt;/&lt;isKnownFor&gt;/&lt;Keren_Ann_(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_Steiner&gt;/&lt;isKnownFor&gt;/&lt;The_Twilight_Zone_(1959_TV_seri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nald_Reagan&gt;/&lt;isKnownFor&gt;/&lt;The_Reagan_Diari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.E.M.&gt;/&lt;isKnownFor&gt;/&lt;I'll_Take_the_Ra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lace_MacDonald&gt;/&lt;isKnownFor&gt;/&lt;Hearts_in_Bond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White_(scriptwriter)&gt;/&lt;isKnownFor&gt;/&lt;Nacho_Lib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lena&gt;/&lt;isKnownFor&gt;/&lt;Ya_V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_(band)&gt;/&lt;isKnownFor&gt;/&lt;The_Prophet's_So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ty_Python&gt;/&lt;isKnownFor&gt;/&lt;Monty_Python's_Complete_Waste_of_Ti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ropkick_Murphys&gt;/&lt;isKnownFor&gt;/&lt;The_Warrior's_Co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yn&gt;/&lt;isKnownFor&gt;/&lt;Do_You_Really_Want_Me_(Show_Respect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igon_Kick&gt;/&lt;isKnownFor&gt;/&lt;Water_(Saigon_Kick_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M._Schulz&gt;/&lt;isKnownFor&gt;/&lt;You're_the_Greatest,_Charlie_Brow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el_Joan&gt;/&lt;isKnownFor&gt;/&lt;Plats_bru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lly_Chen&gt;/&lt;isKnownFor&gt;/&lt;The_Big_Day_(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cCoy_Tyner&gt;/&lt;isKnownFor&gt;/&lt;Live_at_the_Musicians_Exchange_Caf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onio_Canova&gt;/&lt;isKnownFor&gt;/&lt;Dippy_(sculpture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ssie_Farrell&gt;/&lt;isKnownFor&gt;/&lt;Good,_Bad_&amp;_Pretty_Thing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t_(band)&gt;/&lt;isKnownFor&gt;/&lt;Rollover_DJ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sadore_Bernstein&gt;/&lt;isKnownFor&gt;/&lt;Lightning_Carson_Rides_Aga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umayun_Ahmed&gt;/&lt;isKnownFor&gt;/&lt;Noy_Nombor_Bipod_Shongke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k_Berman&gt;/&lt;isKnownFor&gt;/&lt;Shadows_of_P'Je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rah_Dessen&gt;/&lt;isKnownFor&gt;/&lt;Someone_Like_You_(novel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o_Castellano&gt;/&lt;isKnownFor&gt;/&lt;Guardatele_ma_non_toccate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o_Cossa&gt;/&lt;isKnownFor&gt;/&lt;The_Deal_(1983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Brackett&gt;/&lt;isKnownFor&gt;/&lt;Ball_of_F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ers_Anthony&gt;/&lt;isKnownFor&gt;/&lt;Night_Ma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rgaming.net&gt;/&lt;isKnownFor&gt;/&lt;Domination_(video_game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ley_Marl&gt;/&lt;isKnownFor&gt;/&lt;Re-Entry_(Marley_Marl_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immy_Cliff&gt;/&lt;isKnownFor&gt;/&lt;Jimmy_Cliff_(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rienne_Young&gt;/&lt;isKnownFor&gt;/&lt;Room_to_Grow_(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ward_Stringer&gt;/&lt;isKnownFor&gt;/&lt;West_57th_(TV_seri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uhammad_Ali&gt;/&lt;isKnownFor&gt;/&lt;The_Soul_of_a_Butterf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wa_Tei&gt;/&lt;isKnownFor&gt;/&lt;Groove_Is_in_the_Hea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y_Hill_(composer)&gt;/&lt;isKnownFor&gt;/&lt;Now_Those_Days_Are_Go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e_Greenwood&gt;/&lt;isKnownFor&gt;/&lt;Somebody's_Gonna_Love_You_(Lee_Greenwood_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ger_Avary&gt;/&lt;isKnownFor&gt;/&lt;Beowulf_(2007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phonse_Daudet&gt;/&lt;isKnownFor&gt;/&lt;Las_Aventuras_de_Jac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an_Johar&gt;/&lt;isKnownFor&gt;/&lt;Kabhi_Alvida_Naa_Keh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squale_Festa_Campanile&gt;/&lt;isKnownFor&gt;/&lt;Ferdinando_I,_re_di_Napol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Cassidy&gt;/&lt;isKnownFor&gt;/&lt;A_Touch_of_Blue_(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lentium&gt;/&lt;isKnownFor&gt;/&lt;CamÃ©ne_Mise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_House&gt;/&lt;isKnownFor&gt;/&lt;I_Am_the_Greate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tt_Stone&gt;/&lt;isKnownFor&gt;/&lt;Two_Guys_Naked_in_a_Hot_Tub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Lacan&gt;/&lt;isKnownFor&gt;/&lt;The_Four_Fundamental_Concepts_of_Psychoanalys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yan_Adams&gt;/&lt;isKnownFor&gt;/&lt;I'm_Ready_(Bryan_Adams_song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_Hawkins_(musician)&gt;/&lt;isKnownFor&gt;/&lt;Christmas_Time_(Don't_Let_the_Bells_End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by_Ranks&gt;/&lt;isKnownFor&gt;/&lt;Hasta_Cuand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ylor_Dayne&gt;/&lt;isKnownFor&gt;/&lt;Can't_Get_Enough_of_Your_Love,_Bab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a_Gould&gt;/&lt;isKnownFor&gt;/&lt;Papa's_Got_a_Brand_New_Ba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upac_Shakur&gt;/&lt;isKnownFor&gt;/&lt;Changes_(Tupac_Shakur_song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ltans_(band)&gt;/&lt;isKnownFor&gt;/&lt;Shipwrecked_(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rry_Seinfeld&gt;/&lt;isKnownFor&gt;/&lt;The_Phone_Mess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gio_Corbucci&gt;/&lt;isKnownFor&gt;/&lt;Castle_of_Bloo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vediggaz&gt;/&lt;isKnownFor&gt;/&lt;Dangerous_Mind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iot_Asinof&gt;/&lt;isKnownFor&gt;/&lt;Breakout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z_Kafka&gt;/&lt;isKnownFor&gt;/&lt;The_Tri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per_Junior-M&gt;/&lt;isKnownFor&gt;/&lt;Super_Girl_(EP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sh_(band)&gt;/&lt;isKnownFor&gt;/&lt;Chronicles_(Rush_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yler_James_(English_musician)&gt;/&lt;isKnownFor&gt;/&lt;The_Unlikely_La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kespears_Sister&gt;/&lt;isKnownFor&gt;/&lt;The_Best_of_Shakespear's_Si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die_Hubbard&gt;/&lt;isKnownFor&gt;/&lt;Gleam_(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Derek_Trucks_Band&gt;/&lt;isKnownFor&gt;/&lt;Already_Fr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ny_Bush&gt;/&lt;isKnownFor&gt;/&lt;The_Bird_(Jerry_Reed_song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_Symphony&gt;/&lt;isKnownFor&gt;/&lt;Baloney_(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n_Gilbert&gt;/&lt;isKnownFor&gt;/&lt;The_Secret_of_Monkey_Is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il_Simon&gt;/&lt;isKnownFor&gt;/&lt;Come_Blow_Your_Horn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ff_Franklin&gt;/&lt;isKnownFor&gt;/&lt;Love_Stink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Croft&gt;/&lt;isKnownFor&gt;/&lt;Mrs._Slocomb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s&gt;/&lt;isKnownFor&gt;/&lt;As_We_En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nja_Lumme&gt;/&lt;isKnownFor&gt;/&lt;ElÃ¤kÃ¶Ã¶n_elÃ¤mÃ¤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ssica_Mauboy&gt;/&lt;isKnownFor&gt;/&lt;The_Journey_(Jessica_Mauboy_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rry_Seinfeld&gt;/&lt;isKnownFor&gt;/&lt;Male_Unbond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ol_Mendelsohn&gt;/&lt;isKnownFor&gt;/&lt;Blood_Lu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ravis_Tritt&gt;/&lt;isKnownFor&gt;/&lt;The_Storm_(Travis_Tritt_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rryl_F._Zanuck&gt;/&lt;isKnownFor&gt;/&lt;The_Purple_Heart&gt;</text:p>
          </table:table-cell>
          <table:table-cell table:number-columns-repeated="1022"/>
        </table:table-row>
        <table:table-row table:style-name="ro1">
          <table:table-cell office:value-type="string">
            <text:p>?s26 <text:s/>&lt;directed&gt; <text:s/>?o26 <text:s/>?s26 <text:s/>&lt;created&gt; <text:s/>?o26 <text:s text:c="2"/>=&gt; ?s26 <text:s/>&lt;produced&gt; <text:s/>?o26 <text:s/>Support: 0.0010664062005560923 Head coverage: 0.05010904044409199 Confidence: 0.16106420264457544 Improved confidence: 0.3747220163083766 Predictiveness: 0.5701768360681854 Improved Predictiveness: 0.21365781366380113 Std. Improved Predictiveness: 0.09183507746772908 Cardinality: 1011 Pred*Conf*Body: 576.4487812649354 Pred*ImprConf*Body: 576.4487812649354 Body size: 6277 Key variable: ?o26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Ousmane_SembÃ¨ne&gt;/&lt;produced&gt;/&lt;Faat_KinÃ©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mony_Korine&gt;/&lt;produced&gt;/&lt;Mister_Lone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m_Ki-duk&gt;/&lt;produced&gt;/&lt;Tim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el_Ferrara&gt;/&lt;produced&gt;/&lt;Mary_(2005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e_Leconte&gt;/&lt;produced&gt;/&lt;Monsieur_H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ard_Sedgwick&gt;/&lt;produced&gt;/&lt;Single_Handed_(1923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gei_Gerasimov_(film_director)&gt;/&lt;produced&gt;/&lt;And_Quiet_Flows_the_Don_(1958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zej_Wajda&gt;/&lt;produced&gt;/&lt;Nastasj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elangelo_Antonioni&gt;/&lt;produced&gt;/&lt;Red_Desert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jali_Menon&gt;/&lt;produced&gt;/&lt;Manjadikur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w_Davis_(film_director)&gt;/&lt;produced&gt;/&lt;Steal_Big_Steal_Litt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Bennett_(director)&gt;/&lt;produced&gt;/&lt;Kiss_or_Kill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rnard_Vorhaus&gt;/&lt;produced&gt;/&lt;So_Young,_So_Ba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el_Brault&gt;/&lt;produced&gt;/&lt;The_Long_Winter_(1999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igh_Scott&gt;/&lt;produced&gt;/&lt;The_Hitchhiker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kraman&gt;/&lt;produced&gt;/&lt;Unnai_Ninaith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ifton_Ko&gt;/&lt;produced&gt;/&lt;Winner_Takes_All_(2000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njamin_Ross&gt;/&lt;produced&gt;/&lt;The_Young_Poisoner's_Handboo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_SjÃ¶strÃ¶m&gt;/&lt;produced&gt;/&lt;The_Voice_of_Pass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ew_Seng_Tat&gt;/&lt;produced&gt;/&lt;Flower_in_the_Pocke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rzysztof_Zanussi&gt;/&lt;produced&gt;/&lt;Family_Life_(1971_Polish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asily_Livanov&gt;/&lt;produced&gt;/&lt;The_Blue_Bird_(1970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verio_Costanzo&gt;/&lt;produced&gt;/&lt;Privat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mar_Simon_Hoffs&gt;/&lt;produced&gt;/&lt;The_Haircu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bas_Kiarostami&gt;/&lt;produced&gt;/&lt;A_Wedding_Sui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ederico_Fellini&gt;/&lt;produced&gt;/&lt;I_clow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it_Harlan&gt;/&lt;produced&gt;/&lt;Kolberg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uleymane_CissÃ©&gt;/&lt;produced&gt;/&lt;Tell_Me_Who_You_Ar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Ã£o_Salaviza&gt;/&lt;produced&gt;/&lt;Arena_(2009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_Jakub_Kolski&gt;/&lt;produced&gt;/&lt;Johnnie_Water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suhito_Ishii&gt;/&lt;produced&gt;/&lt;The_Taste_of_Te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nes_Schaaf&gt;/&lt;produced&gt;/&lt;Trotta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ry_Kelly&gt;/&lt;produced&gt;/&lt;Sleep_with_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asujirM_Ozu&gt;/&lt;produced&gt;/&lt;Tokyo_Twiligh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ana_Hadjithomas&gt;/&lt;produced&gt;/&lt;I_Can't_Go_H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gei_Bodrov&gt;/&lt;produced&gt;/&lt;White_King,_Red_Que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on_Sono&gt;/&lt;produced&gt;/&lt;Love_Exposu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ham_Streeter&gt;/&lt;produced&gt;/&lt;Cag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cien_Hubbard&gt;/&lt;produced&gt;/&lt;Rose-Marie_(1928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hul_Kumar&gt;/&lt;produced&gt;/&lt;Jung_Baa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_Widerberg&gt;/&lt;produced&gt;/&lt;Elvira_Madigan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Berry_(film_director)&gt;/&lt;produced&gt;/&lt;Taman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ard_Yang&gt;/&lt;produced&gt;/&lt;Mahjong_(1996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Ã¡s_Yankelevich&gt;/&lt;produced&gt;/&lt;Vivir_Intentand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oph_HochhÃ¤usler&gt;/&lt;produced&gt;/&lt;The_City_Bel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dha_Mohan&gt;/&lt;produced&gt;/&lt;Moz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y_Hofmeyr&gt;/&lt;produced&gt;/&lt;Schuks_Tshabalala's_Survival_Guide_to_South_Af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han_Krishna_Indraganti&gt;/&lt;produced&gt;/&lt;Ashta_Cham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_Levin&gt;/&lt;produced&gt;/&lt;The_Last_Party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mrÃ³d_Antal&gt;/&lt;produced&gt;/&lt;Kontro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o_Soffici&gt;/&lt;produced&gt;/&lt;The_Soul_of_the_Accord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Xavier_Koller&gt;/&lt;produced&gt;/&lt;Journey_of_Hop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el_Achard&gt;/&lt;produced&gt;/&lt;La_Valse_de_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o_Camus&gt;/&lt;produced&gt;/&lt;Los_DÃ­as_del_pasad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livier_Assayas&gt;/&lt;produced&gt;/&lt;Sentimental_Destini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livier_Assayas&gt;/&lt;produced&gt;/&lt;Boarding_Ga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rtrand_Blier&gt;/&lt;produced&gt;/&lt;Tenue_de_soirÃ©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relio_Grimaldi&gt;/&lt;produced&gt;/&lt;The_Whor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ladomir_Puriaa_orevi&gt;/&lt;produced&gt;/&lt;The_Dream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A._Romero&gt;/&lt;produced&gt;/&lt;Monkey_Shi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lrike_Ottinger&gt;/&lt;produced&gt;/&lt;Freak_Orland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e_Chang-dong&gt;/&lt;produced&gt;/&lt;Peppermint_Cand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o_Ferreri&gt;/&lt;produced&gt;/&lt;Bye_Bye_Monk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ello_Fondato&gt;/&lt;produced&gt;/&lt;The_Protagonis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produced&gt;/&lt;Marriage_Row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_SjÃ¶strÃ¶m&gt;/&lt;produced&gt;/&lt;The_Monastery_of_Sendomi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parna_Sen&gt;/&lt;produced&gt;/&lt;The_Japanese_Wif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Demy&gt;/&lt;produced&gt;/&lt;Peau_d'Ã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e_Myung-se&gt;/&lt;produced&gt;/&lt;My_Love,_My_Bri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o_Martone&gt;/&lt;produced&gt;/&lt;Noi_credevam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hammed_Lakhdar-Hamina&gt;/&lt;produced&gt;/&lt;The_Winds_of_the_Aur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ain_Cavalier&gt;/&lt;produced&gt;/&lt;Libera_m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Audiard&gt;/&lt;produced&gt;/&lt;A_Self_Made_Her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chino_Visconti&gt;/&lt;produced&gt;/&lt;L'innocen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el_Brault&gt;/&lt;produced&gt;/&lt;Les_Ordr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kko_Kivikoski&gt;/&lt;produced&gt;/&lt;This_Summer_at_Fiv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ando_de_Ossorio&gt;/&lt;produced&gt;/&lt;The_Ghost_Galle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o_Lecchi&gt;/&lt;produced&gt;/&lt;El_juego_de_Arcib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rrell_Roodt&gt;/&lt;produced&gt;/&lt;Dracula_30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e_Leconte&gt;/&lt;produced&gt;/&lt;Le_Batteur_Du_BolÃ©r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erner_Schroeter&gt;/&lt;produced&gt;/&lt;Day_of_the_Idio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wis_Gilbert&gt;/&lt;produced&gt;/&lt;The_Little_Baller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m_Wenders&gt;/&lt;produced&gt;/&lt;Beyond_the_Clouds_(1995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n_Mancini&gt;/&lt;produced&gt;/&lt;Child's_Play_(film_seri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Audiard&gt;/&lt;produced&gt;/&lt;Sur_mes_lÃ¨vr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ran_(director)&gt;/&lt;produced&gt;/&lt;Modhi_Vilayad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n_de_Winter&gt;/&lt;produced&gt;/&lt;De_gre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Schenkman&gt;/&lt;produced&gt;/&lt;The_Pompatus_of_Lov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rol_Morris&gt;/&lt;produced&gt;/&lt;Standard_Operating_Procedur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Ian_Black&gt;/&lt;produced&gt;/&lt;Wedding_Daz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anma_Bajo_Ulloa&gt;/&lt;produced&gt;/&lt;Alas_de_Maripos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lan_Konjevi&gt;/&lt;produced&gt;/&lt;Zone_of_the_Dea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o_Frenkel&gt;/&lt;produced&gt;/&lt;Cirque_hollanda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staf_Molander&gt;/&lt;produced&gt;/&lt;Intermezzo_(1936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rby_Dick&gt;/&lt;produced&gt;/&lt;Outrage_(2009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o_Mattoli&gt;/&lt;produced&gt;/&lt;Labbra_serra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poldo_Laborde&gt;/&lt;produced&gt;/&lt;Un_secreto_de_Esperanz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d_Nicolaou&gt;/&lt;produced&gt;/&lt;The_Etruscan_Mas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e_Camp&gt;/&lt;produced&gt;/&lt;Benji_the_Hunte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ad_McGann&gt;/&lt;produced&gt;/&lt;In_My_Father's_Den_(film)&gt;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?s29 <text:s/>&lt;livesIn&gt; <text:s/>?o29 <text:s text:c="2"/>=&gt; ?s29 <text:s/>&lt;isCitizenOf&gt; <text:s/>?o29 <text:s/>Support: 6.908962031298125E-4 Head coverage: 0.044955387783115995 Confidence: 0.04488453368053176 Improved confidence: 0.3657174762702401 Predictiveness: 0.8772699239361338 Improved Predictiveness: 0.32083294258970835 Std. Improved Predictiveness: 0.03937585144782893 Cardinality: 655 Pred*Conf*Body: 574.6118001781676 Pred*ImprConf*Body: 574.6118001781676 Body size: 14593 Key variable: ?s29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N</text:p>
          </table:table-cell>
          <table:table-cell office:value-type="string">
            <text:p>&lt;Bill_Henrickson&gt;/&lt;isCitizenOf&gt;/&lt;Sandy,_Utah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ames_Williams_(Delaware_representative)&gt;/&lt;isCitizenOf&gt;/&lt;Delawar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illiam_Henry_Gill&gt;/&lt;isCitizenOf&gt;/&lt;Lond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oward_Graham_(entrepreneur)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obuaki_Anzai&gt;/&lt;isCitizenOf&gt;/&lt;Jap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ill_Vasey&gt;/&lt;isCitizenOf&gt;/&lt;Rawlins,_Wyomin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ios_Matsakis&gt;/&lt;isCitizenOf&gt;/&lt;Cypru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Zoran_Stankovi&gt;/&lt;isCitizenOf&gt;/&lt;Serb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d_Grier&gt;/&lt;isCitizenOf&gt;/&lt;Tustin,_Califor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elanie_Oudin&gt;/&lt;isCitizenOf&gt;/&lt;Marietta,_Georg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icky_Moscholiou&gt;/&lt;isCitizenOf&gt;/&lt;Parnith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ndrew_Oldcorn&gt;/&lt;isCitizenOf&gt;/&lt;Edinburgh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d_Coan&gt;/&lt;isCitizenOf&gt;/&lt;Chicag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ilmer_B._Corbin&gt;/&lt;isCitizenOf&gt;/&lt;Lubbock,_Tex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eil_Brailsford,_Lord_Brailsford&gt;/&lt;isCitizenOf&gt;/&lt;Grafton,_Vermont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ya_Rockeymoore&gt;/&lt;isCitizenOf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trick_Drake&gt;/&lt;isCitizenOf&gt;/&lt;Port_Charles,_New_York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earl_Sinn&gt;/&lt;isCitizenOf&gt;/&lt;Manhattan_Beach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rnelius_Vanderbilt_II&gt;/&lt;isCitizenOf&gt;/&lt;The_Break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esident_of_Turkey&gt;/&lt;isCitizenOf&gt;/&lt;Ãankaya_KÃ¶_kÃ¼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len_Murray_(politician)&gt;/&lt;isCitizenOf&gt;/&lt;Ontar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e_Il_Cho&gt;/&lt;isCitizenOf&gt;/&lt;Honolul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G._Martin&gt;/&lt;isCitizenOf&gt;/&lt;Charlotte,_North_Caroli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ichael_Clayton_(golfer)&gt;/&lt;isCitizenOf&gt;/&lt;Melbour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ido_Pella&gt;/&lt;isCitizenOf&gt;/&lt;Buenos_Air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x_Mirnyi&gt;/&lt;isCitizenOf&gt;/&lt;Bradenton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d_Froelich&gt;/&lt;isCitizenOf&gt;/&lt;Selfridge,_North_Dakot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n_Crenshaw&gt;/&lt;isCitizenOf&gt;/&lt;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_Martin_(Neighbours)&gt;/&lt;isCitizenOf&gt;/&lt;Darwin,_Northern_Territo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onio_Vega&gt;/&lt;isCitizenOf&gt;/&lt;Llanview,_Pennsylva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raig_Parry&gt;/&lt;isCitizenOf&gt;/&lt;Sydn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anda_Rishworth&gt;/&lt;isCitizenOf&gt;/&lt;Hallett_Cove,_South_Austra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ing_Bassett-Seguso&gt;/&lt;isCitizenOf&gt;/&lt;Boca_Raton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iele_Giorgini&gt;/&lt;isCitizenOf&gt;/&lt;Ita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yal_Galipeau&gt;/&lt;isCitizenOf&gt;/&lt;Ott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von_Hamilton&gt;/&lt;isCitizenOf&gt;/&lt;Genoa_City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ce_K._Goddard&gt;/&lt;isCitizenOf&gt;/&lt;Camp_Hill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ica_McWilliams&gt;/&lt;isCitizenOf&gt;/&lt;Belfa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ather_Stevens&gt;/&lt;isCitizenOf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Vandergriff&gt;/&lt;isCitizenOf&gt;/&lt;Arlington,_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sco_Bellini_(businessman)&gt;/&lt;isCitizenOf&gt;/&lt;Quebec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Zach_Johnson&gt;/&lt;isCitizenOf&gt;/&lt;Lake_Mar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Ã©_Bossert&gt;/&lt;isCitizenOf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_Komarnicki&gt;/&lt;isCitizenOf&gt;/&lt;Saskatchew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abrizio_Zanotti&gt;/&lt;isCitizenOf&gt;/&lt;Paragu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CrÃªte&gt;/&lt;isCitizenOf&gt;/&lt;RiviÃ¨re-du-Loup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lcolm_Allen_(politician)&gt;/&lt;isCitizenOf&gt;/&lt;Pelham,_Ontari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illiam_H._Gerstenmaier&gt;/&lt;isCitizenOf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oi_Yong-Sool&gt;/&lt;isCitizenOf&gt;/&lt;Daeg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old_Albrecht&gt;/&lt;isCitizenOf&gt;/&lt;Ontar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lly_Holmes&gt;/&lt;isCitizenOf&gt;/&lt;Hildenboroug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le_Brandland&gt;/&lt;isCitizenOf&gt;/&lt;Bellingham,_Washing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nnae_Stubbs&gt;/&lt;isCitizenOf&gt;/&lt;Tampa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w_W._Hockenhull&gt;/&lt;isCitizenOf&gt;/&lt;Clovis,_New_Mexi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saki_Hoshino&gt;/&lt;isCitizenOf&gt;/&lt;Toky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ke_Goddard&gt;/&lt;isCitizenOf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il_Winters&gt;/&lt;isCitizenOf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no_Brandner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nstantin_Mille&gt;/&lt;isCitizenOf&gt;/&lt;Buchare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el_John_Evans&gt;/&lt;isCitizenOf&gt;/&lt;Lehi,_Uta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mneya_Abdel_Kawy&gt;/&lt;isCitizenOf&gt;/&lt;Cair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milo_Villegas&gt;/&lt;isCitizenOf&gt;/&lt;Gainesville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Dinwiddie_(golfer)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g_Ballard&gt;/&lt;isCitizenOf&gt;/&lt;Ind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in_M._Simpson&gt;/&lt;isCitizenOf&gt;/&lt;Cody,_Wyomin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avid_Edwards_(golfer)&gt;/&lt;isCitizenOf&gt;/&lt;Stillwater,_Oklaho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ina_Jidkova&gt;/&lt;isCitizenOf&gt;/&lt;Boca_Raton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Krajicek&gt;/&lt;isCitize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o_Draghi&gt;/&lt;isCitizenOf&gt;/&lt;Ita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rishna_Bhagavaan&gt;/&lt;isCitizenOf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bbie_L._Steele&gt;/&lt;isCitizenOf&gt;/&lt;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herine_Mayfair&gt;/&lt;isCitizenOf&gt;/&lt;Fairview_(Desperate_Housewiv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iel_Vasella&gt;/&lt;isCitizenOf&gt;/&lt;Bas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dy_Eason_McIntyre&gt;/&lt;isCitizenOf&gt;/&lt;Tulsa,_Oklahom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ric_Corey_Freed&gt;/&lt;isCitizenOf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an_Wilmut&gt;/&lt;isCitizenOf&gt;/&lt;Edinburg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leslaw_Szymanski&gt;/&lt;isCitizenOf&gt;/&lt;US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rk_Myers&gt;/&lt;isCitizenOf&gt;/&lt;Alas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ecil_O._Samuelson&gt;/&lt;isCitizenOf&gt;/&lt;Provo,_Uta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shant_Singh_Rajput&gt;/&lt;isCitizenOf&gt;/&lt;Mumba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w_Edge&gt;/&lt;isCitizenOf&gt;/&lt;Aust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sher_Wade&gt;/&lt;isCitizenOf&gt;/&lt;Jerusale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ncent_Illuzzi&gt;/&lt;isCitizenOf&gt;/&lt;Derby,_Vermon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rragh_MacAnthony&gt;/&lt;isCitizenOf&gt;/&lt;Marbel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van_Dodig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w_Curnow&gt;/&lt;isCitizenOf&gt;/&lt;Bendigo,_Victo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rry_McKibben&gt;/&lt;isCitizenOf&gt;/&lt;Marshalltown,_Io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k_Solheim&gt;/&lt;isCitizenOf&gt;/&lt;Osl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Ã©_Narro_Robles&gt;/&lt;isCitizenOf&gt;/&lt;Mexico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rio_Franceschini&gt;/&lt;isCitizenOf&gt;/&lt;Ita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innarat_Phadungsil&gt;/&lt;isCitizenOf&gt;/&lt;Chanthaburi_Provi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ynne_Yelich&gt;/&lt;isCitizenOf&gt;/&lt;Kenaston,_Saskatchew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_Victori&gt;/&lt;isCitizenOf&gt;/&lt;Rutherford,_New_Jers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_Atamanenko&gt;/&lt;isCitizenOf&gt;/&lt;Castlegar,_British_Colum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Oosthuizen&gt;/&lt;isCitizenOf&gt;/&lt;Mancheste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ily_McBeth&gt;/&lt;isCitizenOf&gt;/&lt;Little_Egg_Harbor_Township,_New_Jers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m_WeckstrÃ¶m&gt;/&lt;isCitizenOf&gt;/&lt;Fin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ironobu_Sakaguchi&gt;/&lt;isCitizenOf&gt;/&lt;Honolul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Browning_(politician)&gt;/&lt;isCitizenOf&gt;/&lt;Oceana,_West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ssica_Holmes_(television_presenter)&gt;/&lt;isCitizenOf&gt;/&lt;Los_Angeles&gt;</text:p>
          </table:table-cell>
          <table:table-cell table:number-columns-repeated="1022"/>
        </table:table-row>
        <table:table-row table:style-name="ro1">
          <table:table-cell office:value-type="string">
            <text:p>?s8 <text:s/>&lt;directed&gt; <text:s/>?o8 <text:s text:c="2"/>=&gt; ?s8 <text:s/>&lt;created&gt; <text:s/>?o8 <text:s/>Support: 0.006621000713047074 Head coverage: 0.03136022542191669 Confidence: 0.1875242732948944 Improved confidence: 0.32464442720455133 Predictiveness: 0.4223702685746721 Improved Predictiveness: 0.13712015390965693 Std. Improved Predictiveness: 0.07920467767583476 Cardinality: 6277 Pred*Conf*Body: 2651.2181758432166 Pred*ImprConf*Body: 2651.2181758432166 Body size: 33473 Key variable: ?o8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Roy_Ward_Baker&gt;/&lt;created&gt;/&lt;The_Valiant_(1962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an_Brakhage&gt;/&lt;created&gt;/&lt;Scenes_from_Under_Childhoo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McKimson&gt;/&lt;created&gt;/&lt;A-Lad-In_His_Lamp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d_Browning&gt;/&lt;created&gt;/&lt;Everybody's_Doing_I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Curtiz&gt;/&lt;created&gt;/&lt;The_Scourge_of_God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Zemeckis&gt;/&lt;created&gt;/&lt;Back_to_the_Futur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raham_Fellows&gt;/&lt;created&gt;/&lt;It's_Nice_Up_Nort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ie_Dash&gt;/&lt;created&gt;/&lt;Love_Song_(2000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Barbera&gt;/&lt;created&gt;/&lt;Tee_for_Tw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s_Van_Sant&gt;/&lt;created&gt;/&lt;Restless_(2011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y_Taylor_(director)&gt;/&lt;created&gt;/&lt;The_Return_of_Chand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o_Bellocchio&gt;/&lt;created&gt;/&lt;The_Butterfly's_Dre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Rotha&gt;/&lt;created&gt;/&lt;The_World_Is_Rich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bel_Gance&gt;/&lt;created&gt;/&lt;Beethoven's_Great_Lov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W._Horne&gt;/&lt;created&gt;/&lt;The_Third_Eye_(serial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Schroeder&gt;/&lt;created&gt;/&lt;Cover_Me_(film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ick_Broomfield&gt;/&lt;created&gt;/&lt;Kurt_&amp;_Courtn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iyadarshan&gt;/&lt;created&gt;/&lt;Kadathanadan_Amba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The_Butcher_Boy_(1917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ck_Sennett&gt;/&lt;created&gt;/&lt;A_Quiet_Little_Wedd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rry_Hopper&gt;/&lt;created&gt;/&lt;Alaska_Se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uang_Jianxin&gt;/&lt;created&gt;/&lt;The_Wooden_Man's_Brid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ichard_Brooks&gt;/&lt;created&gt;/&lt;Bite_the_Bullet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F._Haas&gt;/&lt;created&gt;/&lt;The_Big_Operator_(1959_film)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John_Whitesell&gt;/&lt;created&gt;/&lt;Deck_the_Hall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hesh_Bhatt&gt;/&lt;created&gt;/&lt;Daddy_(1989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llard_Webb&gt;/&lt;created&gt;/&lt;Glorifying_the_American_Gir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homas_Bezucha&gt;/&lt;created&gt;/&lt;Big_Ede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ebastian_Gutierrez&gt;/&lt;created&gt;/&lt;Women_in_Troub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strid_Bussink&gt;/&lt;created&gt;/&lt;The_Angelmak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B_WaszyDski&gt;/&lt;created&gt;/&lt;Zabawka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Mji_Seki&gt;/&lt;created&gt;/&lt;Perverted_Crimina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en_Maddow&gt;/&lt;created&gt;/&lt;An_Affair_of_the_Sk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Norris_(actor)&gt;/&lt;created&gt;/&lt;Birdie_&amp;_Bog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Bartel&gt;/&lt;created&gt;/&lt;The_Secret_Cinema_(1968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ngo_Lam&gt;/&lt;created&gt;/&lt;Aces_Go_Places_(film_seri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Ã§ois_Ozon&gt;/&lt;created&gt;/&lt;Ricky_(2009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keshi_Kitano&gt;/&lt;created&gt;/&lt;ZatMichi_(2003_film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ean_Cocteau&gt;/&lt;created&gt;/&lt;The_Eagle_with_Two_Hea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._Jay_Cox&gt;/&lt;created&gt;/&lt;Kiss_the_Bride_(2008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_Esposito&gt;/&lt;created&gt;/&lt;Patrick_Dewaer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n_Underwood&gt;/&lt;created&gt;/&lt;In_the_Mix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yne_Coles-Janess&gt;/&lt;created&gt;/&lt;In_the_Shadow_of_the_Palm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_Cohen&gt;/&lt;created&gt;/&lt;A_Small_Circle_of_Friend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orge_Sidney&gt;/&lt;created&gt;/&lt;Anchors_Aweigh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Schwentke&gt;/&lt;created&gt;/&lt;Tattoo_(2002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tgomery_Tully&gt;/&lt;created&gt;/&lt;The_Counterfeit_Pl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Aldrich&gt;/&lt;created&gt;/&lt;Ten_Seconds_to_Hel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oger_Watkins&gt;/&lt;created&gt;/&lt;Last_House_on_Dead_End_Stree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Shea&gt;/&lt;created&gt;/&lt;Southie_(film)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us_Meins&gt;/&lt;created&gt;/&lt;Mike_Frigh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ol_Reed&gt;/&lt;created&gt;/&lt;The_Man_Betwe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_Newby&gt;/&lt;created&gt;/&lt;Anchores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w_Sugerman&gt;/&lt;created&gt;/&lt;Basic_Training_(1985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ger_Corman&gt;/&lt;created&gt;/&lt;Day_the_World_Ende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thur_Robison&gt;/&lt;created&gt;/&lt;A_Night_of_Horror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KM_Nakahira&gt;/&lt;created&gt;/&lt;A_Soul_to_Devil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A._Wellman&gt;/&lt;created&gt;/&lt;This_Man's_Nav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ad_Lewis&gt;/&lt;created&gt;/&lt;Cars_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Those_Happy_Day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ilasam_Balachander&gt;/&lt;created&gt;/&lt;Bomma_Borus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Waggner&gt;/&lt;created&gt;/&lt;Red_Nightma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Waters_(filmmaker)&gt;/&lt;created&gt;/&lt;Pink_Flamingo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eigh_Jason&gt;/&lt;created&gt;/&lt;Lady_for_a_Nigh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Hanna&gt;/&lt;created&gt;/&lt;Barbecue_Braw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nichi_Sato&gt;/&lt;created&gt;/&lt;Kaleido_St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Davies_(director)&gt;/&lt;created&gt;/&lt;Dalek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wley_Pratt&gt;/&lt;created&gt;/&lt;Smile_Pretty,_Say_Pin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boru_Nakamura&gt;/&lt;created&gt;/&lt;Nami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lcolm_Mowbray&gt;/&lt;created&gt;/&lt;Sweet_Revenge_(1998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Randel&gt;/&lt;created&gt;/&lt;Fist_of_the_North_Star_(1995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al_Guest&gt;/&lt;created&gt;/&lt;80,000_Suspec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_Yau&gt;/&lt;created&gt;/&lt;Troublesome_Night_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._Edward_Sutherland&gt;/&lt;created&gt;/&lt;One_Night_in_the_Tropic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ada_Pinkett_Smith&gt;/&lt;created&gt;/&lt;The_Human_Contrac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gusto_Genina&gt;/&lt;created&gt;/&lt;Lucciola_(1917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dney_J._Furie&gt;/&lt;created&gt;/&lt;Ladybug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lbert_Pratt&gt;/&lt;created&gt;/&lt;Hear_'Em_Rav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Ã©_Forcier&gt;/&lt;created&gt;/&lt;Une_histoire_inventÃ©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nathan_Mostow&gt;/&lt;created&gt;/&lt;Beverly_Hills_Bodysnatch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shanka_Ghosh&gt;/&lt;created&gt;/&lt;Mumbai_Cutt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_Bailey_(animator)&gt;/&lt;created&gt;/&lt;Runaway_Brai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._Unnikrishnan&gt;/&lt;created&gt;/&lt;Madampi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Hal_Roach&gt;/&lt;created&gt;/&lt;Now_or_Never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Beaudine&gt;/&lt;created&gt;/&lt;Billy_the_Kid_vs._Dracul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KM_Nakahira&gt;/&lt;created&gt;/&lt;Crazed_Fruit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Ronald_Neame&gt;/&lt;created&gt;/&lt;Meteor_(film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ichard_Brooks&gt;/&lt;created&gt;/&lt;Battle_Circu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Ã³nio_Lopes_Ribeiro&gt;/&lt;created&gt;/&lt;The_Tyrant_Fath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brahim_MuÃ§aj&gt;/&lt;created&gt;/&lt;Apasiona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kdai_Yamaguchi&gt;/&lt;created&gt;/&lt;Meatball_Mach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nas_Elmer_(director)&gt;/&lt;created&gt;/&lt;Nyn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Jacobson_(director)&gt;/&lt;created&gt;/&lt;Down_in_the_Valley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Yule&gt;/&lt;created&gt;/&lt;How_to_Be_a_Compos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el_L'Herbier&gt;/&lt;created&gt;/&lt;Le_Bonheur_(1934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shutosh_Gowariker&gt;/&lt;created&gt;/&lt;Pehla_Nash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The_Moonshin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t_Disney&gt;/&lt;created&gt;/&lt;The_Opry_Hous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ob_Letterman&gt;/&lt;created&gt;/&lt;Shark_Ta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nst_Winar&gt;/&lt;created&gt;/&lt;Vijftig_jaren&gt;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?s20 <text:s/>&lt;livesIn&gt; <text:s/>?o20 <text:s text:c="2"/>=&gt; ?s20 <text:s/>&lt;isLeaderOf&gt; <text:s/>?o20 <text:s/>Support: 2.2678272316474762E-4 Head coverage: 0.03370434237341276 Confidence: 0.01473309120811348 Improved confidence: 0.31386861313868614 Predictiveness: 0.9530596861508943 Improved Predictiveness: 0.2991355219305727 Std. Improved Predictiveness: 0.014041515282837133 Cardinality: 215 Pred*Conf*Body: 204.90783252244228 Pred*ImprConf*Body: 204.90783252244228 Body size: 14593 Key variable: ?s20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N</text:p>
          </table:table-cell>
          <table:table-cell office:value-type="string">
            <text:p>&lt;Sachie_Ishizu&gt;/&lt;isLeaderOf&gt;/&lt;Tsuchiur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Ãlex_Corretja&gt;/&lt;isLeaderOf&gt;/&lt;Spai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eng_Xuenong&gt;/&lt;isLeaderOf&gt;/&lt;Taiyu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ichelle_Jaggard-Lai&gt;/&lt;isLeaderOf&gt;/&lt;Sydne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instein_family&gt;/&lt;isLeaderOf&gt;/&lt;Ital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ay_Comfort&gt;/&lt;isLeaderOf&gt;/&lt;Bellflower,_Califor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dward_M._Bernstein&gt;/&lt;isLeaderOf&gt;/&lt;Las_Vegas,_Nevad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arold_Bernard_St._John&gt;/&lt;isLeaderOf&gt;/&lt;Ilaro_Court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ames_J._Manderino&gt;/&lt;isLeaderOf&gt;/&lt;Monessen,_Pennsylva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ichail_Elgin&gt;/&lt;isLeaderOf&gt;/&lt;Saint_Petersbur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egan_Wing&gt;/&lt;isLeaderOf&gt;/&lt;Ontari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hmad_Tejan_Kabbah&gt;/&lt;isLeaderOf&gt;/&lt;Western_Area_Urban_District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Frank_Miles_(treasurer)&gt;/&lt;isLeaderOf&gt;/&lt;Edwardsville,_Illinoi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obert_Slade&gt;/&lt;isLeader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Yuka_Yoshida&gt;/&lt;isLeaderOf&gt;/&lt;Yokoha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nnifer_Song&gt;/&lt;isLeaderOf&gt;/&lt;Kore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en_Harrison&gt;/&lt;isLeader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iedrich_Bessel&gt;/&lt;isLeaderOf&gt;/&lt;Kingdom_of_P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deshir_Hosseinpour&gt;/&lt;isLeaderOf&gt;/&lt;Isfah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eme_Moodie&gt;/&lt;isLeaderOf&gt;/&lt;Hesling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Bloom_(businessman)&gt;/&lt;isLeaderOf&gt;/&lt;Marbel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n_Bowditch&gt;/&lt;isLeaderOf&gt;/&lt;Queens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Jukes&gt;/&lt;isLeaderOf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_Osterhaus&gt;/&lt;isLeader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ernando_GonzÃ¡lez&gt;/&lt;isLeaderOf&gt;/&lt;La_Re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hr_Victor_Edman&gt;/&lt;isLeader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ecil_Frederick_Patterson&gt;/&lt;isLeaderOf&gt;/&lt;Saskatchew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akash_Yashwant_Ambedkar&gt;/&lt;isLeaderOf&gt;/&lt;Mumba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D._Morris&gt;/&lt;isLeaderOf&gt;/&lt;US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bbie_Austin&gt;/&lt;isLeaderOf&gt;/&lt;Orlando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Ã©gory_Bourdy&gt;/&lt;isLeaderOf&gt;/&lt;Bordeaux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e_Cunningham&gt;/&lt;isLeaderOf&gt;/&lt;Chesterfield,_Missou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ry_Lockerbie&gt;/&lt;isLeader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ather_Mills&gt;/&lt;isLeaderOf&gt;/&lt;East_Sussex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bbles_Flintstone&gt;/&lt;isLeaderOf&gt;/&lt;Bedrock_(The_Flintston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Seguso&gt;/&lt;isLeaderOf&gt;/&lt;Boca_Raton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Thompson_(New_York)&gt;/&lt;isLeaderOf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c_Kriss&gt;/&lt;isLeaderOf&gt;/&lt;Stoneham,_Massachusett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Kris_Steele&gt;/&lt;isLeaderOf&gt;/&lt;Shawnee,_Oklaho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Rodosovich&gt;/&lt;isLeaderOf&gt;/&lt;Faribault,_Minnes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ries_van_Agt&gt;/&lt;isLeader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ter_S._Gurnee&gt;/&lt;isLeaderOf&gt;/&lt;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aron_Krauter&gt;/&lt;isLeaderOf&gt;/&lt;Regent,_North_Dak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lda_Jones-Potter&gt;/&lt;isLeaderOf&gt;/&lt;Wilmington,_Delawa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ffrey_Rowell&gt;/&lt;isLeaderOf&gt;/&lt;Worth,_West_Sussex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uardo_Zialcita&gt;/&lt;isLeaderOf&gt;/&lt;Metro_Mani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ian_Foreign_Secretary&gt;/&lt;isLeaderOf&gt;/&lt;New_Del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Weisbeck&gt;/&lt;isLeaderOf&gt;/&lt;British_Colum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nnaro_A._Cuomo&gt;/&lt;isLeaderOf&gt;/&lt;Durham,_North_Carol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y_Tollison&gt;/&lt;isLeaderOf&gt;/&lt;Oxford,_Mississipp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ieta_Granada&gt;/&lt;isLeaderOf&gt;/&lt;Orlando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hony_Wall&gt;/&lt;isLeader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therine_King&gt;/&lt;isLeaderOf&gt;/&lt;Victoria_(Australia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er_Pechtold&gt;/&lt;isLeaderOf&gt;/&lt;Wagen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-Marie_Hullot&gt;/&lt;isLeader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uzana_KuovÃ¡&gt;/&lt;isLeaderOf&gt;/&lt;Bratislav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lvÃ£o_Bueno&gt;/&lt;isLeaderOf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nold_Naudain&gt;/&lt;isLeaderOf&gt;/&lt;Delawa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neli_Tikka&gt;/&lt;isLeaderOf&gt;/&lt;Helsink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verett_W._Babcock&gt;/&lt;isLeaderOf&gt;/&lt;Wadena,_Minnes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ppy_(Sons_of_Anarchy)&gt;/&lt;isLeaderOf&gt;/&lt;Tacoma,_Washing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urder_of_Piotr_StaDczak&gt;/&lt;isLeaderOf&gt;/&lt;Islamaba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ecil_K._Carter,_Jr.&gt;/&lt;isLeaderOf&gt;/&lt;Shreveport,_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Ã¡a_Verner&gt;/&lt;isLeaderOf&gt;/&lt;Oberstdorf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on_Grasby&gt;/&lt;isLeaderOf&gt;/&lt;McLaren_Vale,_South_Austra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gar_McGraw&gt;/&lt;isLeaderOf&gt;/&lt;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uben_Gaylord&gt;/&lt;isLeaderOf&gt;/&lt;Omaha,_Nebras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rville_Bullington&gt;/&lt;isLeaderOf&gt;/&lt;Knox_County,_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an_D._Ripley&gt;/&lt;isLeader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William_Dyson_Perrins&gt;/&lt;isLeader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pil_Sibal&gt;/&lt;isLeaderOf&gt;/&lt;New_Del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lia_Putintseva&gt;/&lt;isLeaderOf&gt;/&lt;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ra_Schwartz_(tennis)&gt;/&lt;isLeaderOf&gt;/&lt;Brunn_am_Gebir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aeq_Hassan&gt;/&lt;isLeaderOf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ter_Chiles&gt;/&lt;isLeaderOf&gt;/&lt;Jamestown,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gustus_C._French&gt;/&lt;isLeaderOf&gt;/&lt;Crawford_County,_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mil_apkovic&gt;/&lt;isLeaderOf&gt;/&lt;Bratislav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_McDonough&gt;/&lt;isLeaderOf&gt;/&lt;Middle_River,_Mary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han_Mitra&gt;/&lt;isLeaderOf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rod_Scott&gt;/&lt;isLeaderOf&gt;/&lt;Anaheim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ham_Watson&gt;/&lt;isLeader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gey_Galitsky&gt;/&lt;isLeaderOf&gt;/&lt;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il_Wolf&gt;/&lt;isLeader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}eljko_Rohatinski&gt;/&lt;isLeaderOf&gt;/&lt;Zagreb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to_Hug&gt;/&lt;isLeaderOf&gt;/&lt;ZÃ¼ri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iel_Imperato&gt;/&lt;isLeaderOf&gt;/&lt;Palm_Beach_County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_Ionic&gt;/&lt;isLeaderOf&gt;/&lt;Bra_ov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hony_Kim&gt;/&lt;isLeaderOf&gt;/&lt;Dall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S._S._Willes&gt;/&lt;isLeaderOf&gt;/&lt;Uta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._T._Wright&gt;/&lt;isLeaderOf&gt;/&lt;Auckland_Cast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_Yeager&gt;/&lt;isLeaderOf&gt;/&lt;San_Jose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eston_Lea&gt;/&lt;isLeaderOf&gt;/&lt;Wilmington,_Delawa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k_Austin_(politician)&gt;/&lt;isLeaderOf&gt;/&lt;Demorest,_Georg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ce_Bembridge&gt;/&lt;isLeaderOf&gt;/&lt;St._Gall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n_Vandeput&gt;/&lt;isLeaderOf&gt;/&lt;Hassel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briel_Moraru&gt;/&lt;isLeader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Ã©ter_Kacsuk&gt;/&lt;isLeaderOf&gt;/&lt;Budape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Ã©_Viegas_Filho&gt;/&lt;isLeaderOf&gt;/&lt;Madri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e_Byles&gt;/&lt;isLeaderOf&gt;/&lt;Cheltenham,_New_South_Wal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is_Cornwall_Sherman&gt;/&lt;isLeaderOf&gt;/&lt;Illinois&gt;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?s11 <text:s/>&lt;livesIn&gt; <text:s/>?o11 <text:s text:c="2"/>=&gt; ?s11 <text:s/>&lt;diedIn&gt; <text:s/>?o11 <text:s/>Support: 2.8163249806970985E-4 Head coverage: 0.012050911716916411 Confidence: 0.018296443500308367 Improved confidence: 0.29053318824809576 Predictiveness: 0.9370246008360172 Improved Predictiveness: 0.27223674474778736 Std. Improved Predictiveness: 0.01714421766759519 Cardinality: 267 Pred*Conf*Body: 250.1855684232166 Pred*ImprConf*Body: 250.1855684232166 Body size: 14593 Key variable: ?s11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Qaiser_Mushtaq&gt;/&lt;diedIn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aron_Lowe&gt;/&lt;diedIn&gt;/&lt;Windsor,_Ontar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ik_Stenson&gt;/&lt;diedIn&gt;/&lt;Duba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_Beshear&gt;/&lt;diedIn&gt;/&lt;Lexington,_Kentuc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nnifer_Pomnichowski&gt;/&lt;diedIn&gt;/&lt;Bozeman,_Mont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w_McLardy&gt;/&lt;diedIn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achanda&gt;/&lt;diedIn&gt;/&lt;Kathmandu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remier_of_the_People's_Republic_of_China&gt;/&lt;diedIn&gt;/&lt;Zhongnanha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_Clark_(politician)&gt;/&lt;diedIn&gt;/&lt;Ontar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rker_Griffith&gt;/&lt;diedIn&gt;/&lt;Huntsville,_Alabam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natoliy_Skorokhod&gt;/&lt;diedIn&gt;/&lt;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yne_Black&gt;/&lt;diedIn&gt;/&lt;Hara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arahnaz_Ispahani&gt;/&lt;diedIn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lly_Raser&gt;/&lt;diedIn&gt;/&lt;Missoula,_Mont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inatou_Haidar&gt;/&lt;diedIn&gt;/&lt;El_AaiÃº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y_Gatsby&gt;/&lt;diedIn&gt;/&lt;Great_Neck,_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livia_Winters&gt;/&lt;diedIn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dd_Hamilton&gt;/&lt;diedIn&gt;/&lt;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llathamby_Srikantha&gt;/&lt;diedIn&gt;/&lt;Sri_Lan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in_Morgan&gt;/&lt;diedIn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Braley&gt;/&lt;diedIn&gt;/&lt;Burlington,_Ontar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A._Rice&gt;/&lt;diedIn&gt;/&lt;Wakefield-Peacedale,_Rhode_Is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Nuuhiwa&gt;/&lt;diedIn&gt;/&lt;Huntington_Beach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ksandra_{elichowska&gt;/&lt;diedIn&gt;/&lt;AÃ³d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rcedes_Bresso&gt;/&lt;diedIn&gt;/&lt;Tur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_Moody&gt;/&lt;diedIn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_Walker_(golfer)&gt;/&lt;diedIn&gt;/&lt;Eng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obert_E._Cox&gt;/&lt;diedIn&gt;/&lt;O'Fallon,_Missour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zhar_Mahmood_Qurashi&gt;/&lt;diedIn&gt;/&lt;Islamaba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Wojcicki&gt;/&lt;died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hananjay_Jadhav&gt;/&lt;diedIn&gt;/&lt;Sata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rah_Hudson-Pierce&gt;/&lt;diedIn&gt;/&lt;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rry_Climer&gt;/&lt;diedIn&gt;/&lt;Chowan_County,_North_Carol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iel_Lorenz_Johnson&gt;/&lt;diedIn&gt;/&lt;East_Vancouv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las_Fasth&gt;/&lt;diedIn&gt;/&lt;Berksh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ja_Klepa&gt;/&lt;diedIn&gt;/&lt;Kop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than_Reichert&gt;/&lt;diedIn&gt;/&lt;Muscatine,_Io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Mulcair&gt;/&lt;diedIn&gt;/&lt;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Nicol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nigno_Fitial&gt;/&lt;diedIn&gt;/&lt;Saip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ne_Lowry_(golfer)&gt;/&lt;diedIn&gt;/&lt;County_Offa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e_LeSage&gt;/&lt;diedIn&gt;/&lt;Shreveport,_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shington_SaldÃ­as&gt;/&lt;diedIn&gt;/&lt;Chil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ubai_Aviation_City_Corporation&gt;/&lt;diedIn&gt;/&lt;Duba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nathan_Eysseric&gt;/&lt;diedIn&gt;/&lt;Grass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ul_Kaznelson&gt;/&lt;diedIn&gt;/&lt;Russian_Emp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aron_Schock&gt;/&lt;diedIn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na_Petronzio&gt;/&lt;diedIn&gt;/&lt;Los_Angel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Ã©rcio_Pacitti&gt;/&lt;diedIn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Munger&gt;/&lt;diedIn&gt;/&lt;Raleigh,_North_Carol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iana_Thorpe&gt;/&lt;diedIn&gt;/&lt;Freetow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dwin_Dunkin&gt;/&lt;diedIn&gt;/&lt;Blackheath,_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hirajlal_Mahashankar_Vishwanath_Thaker&gt;/&lt;diedIn&gt;/&lt;Karac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el_Caballero&gt;/&lt;diedIn&gt;/&lt;Vi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nnie_Pillich&gt;/&lt;diedIn&gt;/&lt;Montgomery,_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tiago_Giraldo&gt;/&lt;diedIn&gt;/&lt;BogotÃ¡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Key&gt;/&lt;diedIn&gt;/&lt;Parnell,_New_Zea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_White_(skateboarder)&gt;/&lt;died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itz_Wiessner&gt;/&lt;diedIn&gt;/&lt;Stowe,_Vermon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o_Iso&gt;/&lt;diedIn&gt;/&lt;Jap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i_(actor)&gt;/&lt;diedIn&gt;/&lt;Andhra_Prades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Lippert&gt;/&lt;diedIn&gt;/&lt;Hinesburg,_Vermon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sabelle_Lendl&gt;/&lt;diedIn&gt;/&lt;Bradenton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iel_Hermann&gt;/&lt;diedIn&gt;/&lt;Dortmu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n_Vanackere&gt;/&lt;diedIn&gt;/&lt;Neder-over-Heembee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sa_Heddens&gt;/&lt;diedIn&gt;/&lt;Ames,_Io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ura_Michaelis&gt;/&lt;diedIn&gt;/&lt;Boulder,_Colorad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ole_Arendt&gt;/&lt;diedIn&gt;/&lt;Gainesville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Ã¡n_Quinn&gt;/&lt;diedIn&gt;/&lt;County_Cav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sse_Martineau&gt;/&lt;diedIn&gt;/&lt;Manchester,_New_Hampsh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Vincent&gt;/&lt;diedIn&gt;/&lt;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ip_Shields&gt;/&lt;diedIn&gt;/&lt;Portland,_Oreg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e_Nelson&gt;/&lt;diedIn&gt;/&lt;Flower_Mound,_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Laubach&gt;/&lt;diedIn&gt;/&lt;Colorad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adeo_Vives&gt;/&lt;diedIn&gt;/&lt;Barcel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olo_Boffetta&gt;/&lt;diedIn&gt;/&lt;Ly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m_Moriarty&gt;/&lt;diedIn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anuel_Sandhu&gt;/&lt;diedIn&gt;/&lt;British_Colum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_Farry&gt;/&lt;diedIn&gt;/&lt;Lamorlay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nald_D._Liebowitz&gt;/&lt;diedIn&gt;/&lt;Middlebury,_Vermon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ian_Ouellet&gt;/&lt;diedIn&gt;/&lt;Magog,_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yudmyla_Denisova&gt;/&lt;diedIn&gt;/&lt;Kiev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ko_ArgÃ¼ello&gt;/&lt;diedIn&gt;/&lt;Ita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ryck_Guyler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-Michel_Pequery&gt;/&lt;diedIn&gt;/&lt;Boulogne-sur-M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Weir&gt;/&lt;diedIn&gt;/&lt;Draper,_Uta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sana_de_los_RÃ­os&gt;/&lt;diedIn&gt;/&lt;Paragu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l_MertiHÃ¡k&gt;/&lt;diedIn&gt;/&lt;Slovak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ana_Buchina&gt;/&lt;diedIn&gt;/&lt;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n_Buxton&gt;/&lt;diedIn&gt;/&lt;Harrisburg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an_Aker&gt;/&lt;diedIn&gt;/&lt;Seatt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ry_Player&gt;/&lt;diedIn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rker_Pennington&gt;/&lt;diedIn&gt;/&lt;Clev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esley_Spruance&gt;/&lt;diedIn&gt;/&lt;Smyrna,_Delawa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yani_Fernando&gt;/&lt;diedIn&gt;/&lt;Metro_Mani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rginie_Razzano&gt;/&lt;diedIn&gt;/&lt;NÃ®m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phen_Gallacher&gt;/&lt;diedIn&gt;/&lt;Bathga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is_B._McDowell,_Jr.&gt;/&lt;diedIn&gt;/&lt;Delawa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y_G._Haskell,_Jr.&gt;/&lt;diedIn&gt;/&lt;Wilmington,_Delaware&gt;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?</text:p>
          </table:table-cell>
          <table:table-cell table:style-name="ce3" office:value-type="string">
            <text:p>&lt;Paul_Krekorian&gt;/&lt;diedIn&gt;/&lt;California&gt;</text:p>
          </table:table-cell>
          <table:table-cell table:style-name="ce3" table:number-columns-repeated="1022"/>
        </table:table-row>
        <table:table-row table:style-name="ro1">
          <table:table-cell table:style-name="ce2" office:value-type="string">
            <text:p>?s28 <text:s/>&lt;livesIn&gt; <text:s/>?o28 <text:s text:c="2"/>=&gt; ?s28 <text:s/>&lt;isPoliticianOf&gt; <text:s/>?o28 <text:s/>Support: 8.227466235744333E-5 Head coverage: 0.05342465753424658 Confidence: 0.005345028438292332 Improved confidence: 0.2878228782287823 Predictiveness: 0.9814294524772151 Improved Predictiveness: 0.28247784979048995 Std. Improved Predictiveness: 0.005245768333668388 Cardinality: 78 Pred*Conf*Body: 76.55149729322278 Pred*ImprConf*Body: 76.55149729322278 Body size: 14593 Key variable: ?s28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August_Ferdinand_MÃ¶bius&gt;/&lt;isPoliticia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George_Adair&gt;/&lt;isPoliticianOf&gt;/&lt;Glenveagh_Cast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o_Hee-kyung&gt;/&lt;isPoliticianOf&gt;/&lt;Seou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Mermin&gt;/&lt;isPoliticianOf&gt;/&lt;US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ktoriya_Kutuzova&gt;/&lt;isPoliticianOf&gt;/&lt;Odess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Kohls&gt;/&lt;isPoliticianOf&gt;/&lt;Victoria,_Minnes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mand_Daigle&gt;/&lt;isPoliticianOf&gt;/&lt;Montre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Carpenter&gt;/&lt;isPoliticianOf&gt;/&lt;Bristo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ristina_Mladenovic&gt;/&lt;isPoliticianOf&gt;/&lt;Boulogne-Billancou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ng_of_Rome&gt;/&lt;isPoliticianOf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Boyd_Carpenter&gt;/&lt;isPoliticianOf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nny_Sanford&gt;/&lt;isPoliticianOf&gt;/&lt;Sullivan's_Island,_South_Carol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ry_Phillips&gt;/&lt;isPoliticianOf&gt;/&lt;Ajax,_Ontar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n_Kaiho&gt;/&lt;isPoliticianOf&gt;/&lt;Toky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Nicholas_Hardinge&gt;/&lt;isPoliticia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avane_RezaÃ¯&gt;/&lt;isPoliticianOf&gt;/&lt;Saint-Ãtien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onio_Carluccio&gt;/&lt;isPoliticianOf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eme_McDowell&gt;/&lt;isPoliticianOf&gt;/&lt;Portrus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vante_Janson&gt;/&lt;isPoliticianOf&gt;/&lt;Swed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iranun_Sakultangphaisal&gt;/&lt;isPoliticianOf&gt;/&lt;Thai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by_Carlton&gt;/&lt;isPoliticianOf&gt;/&lt;Genoa_City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than_Zobelle&gt;/&lt;isPoliticianOf&gt;/&lt;Hunga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dram_Moallemian&gt;/&lt;isPoliticianOf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x_Born&gt;/&lt;isPoliticianOf&gt;/&lt;West_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z_Stone&gt;/&lt;isPoliticianOf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hinav_Kumar_Mogha&gt;/&lt;isPoliticianOf&gt;/&lt;New_Del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s_Wijers&gt;/&lt;isPoliticianOf&gt;/&lt;Utrecht_(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nnis_Richardson_(Oregon_politician)&gt;/&lt;isPoliticianOf&gt;/&lt;Central_Point,_Oreg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lyan_Varma&gt;/&lt;isPoliticianOf&gt;/&lt;Bangalo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_Hendrickx&gt;/&lt;isPoliticianOf&gt;/&lt;Mechel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kehisa_Matsumoto&gt;/&lt;isPoliticianOf&gt;/&lt;Jap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Schickel&gt;/&lt;isPoliticianOf&gt;/&lt;Mason_City,_Io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shok_Banerjee&gt;/&lt;isPoliticianOf&gt;/&lt;West_Beng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gon_Spengler&gt;/&lt;isPoliticianOf&gt;/&lt;Manhat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an_G._Marshall&gt;/&lt;isPoliticianOf&gt;/&lt;Tallahassee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Dudley,_1st_Duke_of_Northumberland&gt;/&lt;isPoliticianOf&gt;/&lt;Syon_Hous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Dudley,_1st_Duke_of_Northumberland&gt;/&lt;isPoliticianOf&gt;/&lt;Warwick_Cast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rian_Voinea&gt;/&lt;isPoliticianOf&gt;/&lt;Perug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_Boshcoff&gt;/&lt;isPoliticianOf&gt;/&lt;Thunder_B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Ã¡s_SzÃ¡raz&gt;/&lt;isPoliticianOf&gt;/&lt;Budape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Ã©_SÃ¡&gt;/&lt;isPoliticianOf&gt;/&lt;Blumena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chin_Khalilov&gt;/&lt;isPoliticianOf&gt;/&lt;Azerbaij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chin_Khalilov&gt;/&lt;isPoliticianOf&gt;/&lt;Bak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rit_de_Graeff_(III.)_van_Zuid-Polsbroek&gt;/&lt;isPoliticianOf&gt;/&lt;Ilpen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Park_(golfer)&gt;/&lt;isPoliticianOf&gt;/&lt;Wal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sana_LÃ³pez_Charreton&gt;/&lt;isPoliticianOf&gt;/&lt;Mexi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lon_Tripa&gt;/&lt;isPoliticianOf&gt;/&lt;Dharamsa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berhard_van_der_Laan&gt;/&lt;isPoliticianOf&gt;/&lt;Amster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Bloodworth,_Jr.&gt;/&lt;isPoliticianOf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am_Vejmlka&gt;/&lt;isPoliticianOf&gt;/&lt;FrÃ½dek-MÃ­ste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aire_D._Ayer&gt;/&lt;isPoliticianOf&gt;/&lt;Weybridge,_Vermon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remy_Barrett_(figure_skater)&gt;/&lt;isPoliticianOf&gt;/&lt;Venice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jeev_Naik&gt;/&lt;isPoliticianOf&gt;/&lt;Navi_Mumba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Blake_(tennis)&gt;/&lt;isPoliticianOf&gt;/&lt;Tampa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ia_GÃ¶rges&gt;/&lt;isPoliticianOf&gt;/&lt;Bad_Oldeslo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Nalbandian&gt;/&lt;isPoliticianOf&gt;/&lt;Unquill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Franklin_Leedy&gt;/&lt;isPoliticianOf&gt;/&lt;Luray,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w_D._Hamilton&gt;/&lt;isPoliticianOf&gt;/&lt;Oxfo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bhazima_Shilowa&gt;/&lt;isPoliticianOf&gt;/&lt;Johannesb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an_Aguilera&gt;/&lt;isPoliticianOf&gt;/&lt;Barcel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akim_Haeggman&gt;/&lt;isPoliticianOf&gt;/&lt;United_Arab_Emirat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isuke_Takahashi&gt;/&lt;isPoliticianOf&gt;/&lt;Osa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an_Lenihan,_Jnr&gt;/&lt;isPoliticianOf&gt;/&lt;Castleknoc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gelina_Cravero&gt;/&lt;isPoliticianOf&gt;/&lt;Buenos_Air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nald_Ewen_Cameron&gt;/&lt;isPoliticianOf&gt;/&lt;US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Rivers&gt;/&lt;isPoliticianOf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Richards_(squash_player)&gt;/&lt;isPoliticianOf&gt;/&lt;Walton-on-Tham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W._D'Arcy&gt;/&lt;isPoliticianOf&gt;/&lt;Gor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va_Ekeblad&gt;/&lt;isPoliticianOf&gt;/&lt;VÃ¤stergÃ¶t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en_S._Montgomery&gt;/&lt;isPoliticianOf&gt;/&lt;Brookeville,_Mary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oine_Brutus_Menier&gt;/&lt;isPoliticianOf&gt;/&lt;Noisi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da_Verburg&gt;/&lt;isPoliticianOf&gt;/&lt;Woerd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_Doty&gt;/&lt;isPoliticianOf&gt;/&lt;Royalton,_Minnes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uzo_Awaji&gt;/&lt;isPoliticianOf&gt;/&lt;Jap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jomar_C._Binay&gt;/&lt;isPoliticianOf&gt;/&lt;Makati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dolfo_LlinÃ¡s&gt;/&lt;isPoliticianOf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ena_Skochilo&gt;/&lt;isPoliticianOf&gt;/&lt;Bishke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is_Casey_Alcantara&gt;/&lt;isPoliticianOf&gt;/&lt;Cagayan_de_Oro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Schweikert&gt;/&lt;isPoliticianOf&gt;/&lt;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lvin_Wylie&gt;/&lt;isPoliticianOf&gt;/&lt;Rock_Hill,_South_Carol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_Pikula&gt;/&lt;isPoliticianOf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aron_Twerski&gt;/&lt;isPoliticianOf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olas_Coutelot&gt;/&lt;isPoliticianOf&gt;/&lt;Garch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llon_Quartermaine&gt;/&lt;isPoliticianOf&gt;/&lt;Los_Angel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stairs_Douglas&gt;/&lt;isPoliticianOf&gt;/&lt;Scot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derson_Jordan_(Louisiana_sheriff)&gt;/&lt;isPoliticianOf&gt;/&lt;Arcadia,_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uzana_OndrÃ¡akovÃ¡&gt;/&lt;isPoliticianOf&gt;/&lt;Opav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anisBaw_TrybuBa&gt;/&lt;isPoliticianOf&gt;/&lt;WrocBa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lph_Kaiser&gt;/&lt;isPoliticianOf&gt;/&lt;Brentwood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len_Tauscher&gt;/&lt;isPoliticianOf&gt;/&lt;Alamo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la~_Rola&gt;/&lt;isPoliticianOf&gt;/&lt;Ptuj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r-Ulrik_Johansson&gt;/&lt;isPoliticianOf&gt;/&lt;Swed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ige_Mackenzie&gt;/&lt;isPoliticianOf&gt;/&lt;Yakima,_Washing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therine_Brewer_Benson&gt;/&lt;isPoliticianOf&gt;/&lt;Macon,_Georg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phen_Gallacher&gt;/&lt;isPoliticianOf&gt;/&lt;Bathga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_de_Vries&gt;/&lt;isPoliticia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ng_Hao&gt;/&lt;isPoliticianOf&gt;/&lt;Shangha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ng_Revilla&gt;/&lt;isPoliticianOf&gt;/&lt;Bacoor,_Cavi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fred_Gleave&gt;/&lt;isPoliticia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_Foulkes&gt;/&lt;isPoliticianOf&gt;/&lt;Claughton,_Merseyside&gt;</text:p>
          </table:table-cell>
          <table:table-cell table:number-columns-repeated="1022"/>
        </table:table-row>
        <table:table-row table:style-name="ro1">
          <table:table-cell office:value-type="string">
            <text:p>?s61 <text:s/>&lt;dealsWith&gt; <text:s/>?o21 <text:s/>?s21 <text:s/>&lt;dealsWith&gt; <text:s/>?s61 <text:s text:c="2"/>=&gt; ?s21 <text:s/>&lt;dealsWith&gt; <text:s/>?o21 <text:s/>Support: 4.841547438726473E-4 Head coverage: 0.6661828737300436 Confidence: 0.2819410319410319 Improved confidence: 0.2819410319410319 Predictiveness: 0.0 Improved Predictiveness: 0.0 Std. Improved Predictiveness: 0.0 Cardinality: 459 Pred*Conf*Body: 0.0 Pred*ImprConf*Body: 0.0 Body size: 1628 Key variable: ?s21</text:p>
          </table:table-cell>
          <table:table-cell table:number-columns-repeated="1023"/>
        </table:table-row>
        <table:table-row table:style-name="ro1">
          <table:table-cell office:value-type="string">
            <text:p>?s21 <text:s/>&lt;dealsWith&gt; <text:s/>?o61 <text:s/>?o61 <text:s/>&lt;dealsWith&gt; <text:s/>?o21 <text:s text:c="2"/>=&gt; ?s21 <text:s/>&lt;dealsWith&gt; <text:s/>?o21 <text:s/>Support: 4.841547438726473E-4 Head coverage: 0.6661828737300436 Confidence: 0.2819410319410319 Improved confidence: 0.2819410319410319 Predictiveness: 0.0 Improved Predictiveness: 0.0 Std. Improved Predictiveness: 0.0 Cardinality: 459 Pred*Conf*Body: 0.0 Pred*ImprConf*Body: 0.0 Body size: 1628 Key variable: ?s21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?s15 <text:s/>&lt;isCitizenOf&gt; <text:s/>?o140 <text:s/>?o140 <text:s/>&lt;hasCapital&gt; <text:s/>?o15 <text:s text:c="2"/>=&gt; ?s15 <text:s/>&lt;wasBornIn&gt; <text:s/>?o15 <text:s/>Support: 0.0010294880828315986 Head coverage: 0.01744009434805139 Confidence: 0.0716382853787434 Improved confidence: 0.2687224669603524 Predictiveness: 0.7334116265413975 Improved Predictiveness: 0.197084181581609 Std. Improved Predictiveness: 0.052540351402261 Cardinality: 976 Pred*Conf*Body: 715.809747504404 Pred*ImprConf*Body: 715.809747504404 Body size: 13624 Key variable: ?s15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Boyd_Alexander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ma_Akashiya&gt;/&lt;wasBornIn&gt;/&lt;Toky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er_Ross_(engineer)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bajyoti_Mukhopadhyay&gt;/&lt;wasBornIn&gt;/&lt;New_Del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ugh_Anderson_(motorcyclist)&gt;/&lt;wasBornIn&gt;/&lt;Welling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xel_Schock&gt;/&lt;wasBorn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driaen_van_de_Velde&gt;/&lt;wasBornIn&gt;/&lt;Amster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k_Dyson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an_Gibson_(politician)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hail_Sholokhov&gt;/&lt;wasBornIn&gt;/&lt;Mosc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rst_Kassner&gt;/&lt;wasBorn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_English&gt;/&lt;wasBornIn&gt;/&lt;Ott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fred_Winkelhock&gt;/&lt;wasBorn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Goddard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eth_Arcain&gt;/&lt;wasBornIn&gt;/&lt;BrasÃ­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er_Alexandrovich_Volkov_(cosmonaut)&gt;/&lt;wasBornIn&gt;/&lt;Moscow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amal-ol-molk&gt;/&lt;wasBornIn&gt;/&lt;Tehr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ny_Fairbrass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al_Asher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itreesh_Ghatak&gt;/&lt;wasBornIn&gt;/&lt;New_Del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an_Cox_(physicist)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tt_Neal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l_Burstein&gt;/&lt;wasBornIn&gt;/&lt;Jerusale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ian_Jessen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ilas_Nath_Kaul&gt;/&lt;wasBornIn&gt;/&lt;New_Del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lyn_Jones_(Welsh_writer)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drik_Antonie_Lodewijk_Hamelberg&gt;/&lt;wasBornIn&gt;/&lt;Amster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end_Biesheuvel&gt;/&lt;wasBornIn&gt;/&lt;Amster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gel_Adams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an_Griffier&gt;/&lt;wasBornIn&gt;/&lt;Amster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m_Newcombe&gt;/&lt;wasBornIn&gt;/&lt;Welling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lison_Fisher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_Bang&gt;/&lt;wasBornIn&gt;/&lt;Copenha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os_Keller&gt;/&lt;wasBornIn&gt;/&lt;Santiago,_Chi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c_Temple_Bell&gt;/&lt;wasBornIn&gt;/&lt;Edinburg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dy_Milton&gt;/&lt;wasBornIn&gt;/&lt;Copenha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Barleycorn&gt;/&lt;wasBornIn&gt;/&lt;Malab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harati_Mukherjee&gt;/&lt;wasBornIn&gt;/&lt;New_Del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tsana_Darshan-Leitner&gt;/&lt;wasBornIn&gt;/&lt;Jerusale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Sharp_(mountaineer)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ar_Majstorovic&gt;/&lt;wasBornIn&gt;/&lt;Ber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speranza_Aguirre&gt;/&lt;wasBornIn&gt;/&lt;Madri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k_Mercer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inz_Bauer&gt;/&lt;wasBorn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in_Challen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mi_Sethna&gt;/&lt;wasBornIn&gt;/&lt;New_Del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rek_Prag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aal_Magloire&gt;/&lt;wasBornIn&gt;/&lt;Ott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lomon_Saltiel&gt;/&lt;wasBornIn&gt;/&lt;Sof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hard_Thurow&gt;/&lt;wasBorn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n_Olshausen&gt;/&lt;wasBorn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otte_Booth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Arbuthnot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Corlett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._Y._Deshpande&gt;/&lt;wasBornIn&gt;/&lt;New_Del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gor_Ca_u&gt;/&lt;wasBornIn&gt;/&lt;Chi_in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ppo_Lehto&gt;/&lt;wasBornIn&gt;/&lt;Helsink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smael_Laguna&gt;/&lt;wasBornIn&gt;/&lt;Panama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ouichi_Ui&gt;/&lt;wasBornIn&gt;/&lt;Toky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de_Lint&gt;/&lt;wasBornIn&gt;/&lt;Ott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Burns&gt;/&lt;wasBornIn&gt;/&lt;Edinburg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rian_Zaugg&gt;/&lt;wasBornIn&gt;/&lt;Preto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ancarlo_Falappa&gt;/&lt;wasBornIn&gt;/&lt;Rom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i_u_Popp&gt;/&lt;wasBornIn&gt;/&lt;Buchare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Stanfield&gt;/&lt;wasBornIn&gt;/&lt;Ott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igne_Mouhamadou_Lamine_Bara_MbackÃ©&gt;/&lt;wasBornIn&gt;/&lt;Dak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yo_Ogunsheye&gt;/&lt;wasBornIn&gt;/&lt;Abuj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o_Merz&gt;/&lt;wasBornIn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stvÃ¡n_NÃ©meth&gt;/&lt;wasBornIn&gt;/&lt;Budape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Gibson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ham_Sleight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mon_Gray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ssimo_Belardinelli&gt;/&lt;wasBornIn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der_Vilhelm_Jensen-Klint&gt;/&lt;wasBornIn&gt;/&lt;Copenha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nard_Colebrook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as_Lindahl&gt;/&lt;wasBornIn&gt;/&lt;Stockhol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ynald_Seznec&gt;/&lt;wasBorn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Feast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_dÂ´Unker&gt;/&lt;wasBornIn&gt;/&lt;Stockhol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rko_Giansanti&gt;/&lt;wasBornIn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rmac_Murphy-O'Connor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ry_Wise&gt;/&lt;wasBornIn&gt;/&lt;Ott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rell_Mackenzie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lagota_Sekuli&gt;/&lt;wasBornIn&gt;/&lt;Podgo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em_Barentsz&gt;/&lt;wasBornIn&gt;/&lt;The_Hagu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nda_Riordan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hail_Trufanov&gt;/&lt;wasBornIn&gt;/&lt;Mosc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jos_BatthyÃ¡ny&gt;/&lt;wasBornIn&gt;/&lt;Budape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ers_Christensen&gt;/&lt;wasBornIn&gt;/&lt;Copenha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J._Sawyer&gt;/&lt;wasBornIn&gt;/&lt;Ott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Freeman_(comics)&gt;/&lt;wasBornIn&gt;/&lt;Ott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nst_Dickmanns&gt;/&lt;wasBorn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tiago_Porteiro&gt;/&lt;wasBornIn&gt;/&lt;Madri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ber_MacArthur&gt;/&lt;wasBornIn&gt;/&lt;Ott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_Willis,_Baron_Willis_of_Knaresborough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tlin_Moro_anu&gt;/&lt;wasBornIn&gt;/&lt;Buchare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Campbell,_8th_Duke_of_Argyll&gt;/&lt;wasBornIn&gt;/&lt;Edinburgh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urie_Platon&gt;/&lt;wasBornIn&gt;/&lt;Chi_in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ofia_Kielan-Jaworowska&gt;/&lt;wasBornIn&gt;/&lt;Warsaw&gt;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?</text:p>
          </table:table-cell>
          <table:table-cell table:style-name="ce3" office:value-type="string">
            <text:p>&lt;SÃ¡ndor_Festetics&gt;/&lt;wasBornIn&gt;/&lt;Budapest&gt;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?s64 <text:s/>&lt;isLeaderOf&gt; <text:s/>?s12 <text:s/>?s64 <text:s/>&lt;wasBornIn&gt; <text:s/>?o12 <text:s text:c="2"/>=&gt; ?s12 <text:s/>&lt;hasCapital&gt; <text:s/>?o12 <text:s/>Support: 2.5315280725367178E-5 Head coverage: 0.011326097215667769 Confidence: 0.019591836734693877 Improved confidence: 0.24 Predictiveness: 0.9183673469387755 Improved Predictiveness: 0.22040816326530613 Std. Improved Predictiveness: 0.017992503123698458 Cardinality: 24 Pred*Conf*Body: 22.040816326530614 Pred*ImprConf*Body: 22.040816326530614 Body size: 1225 Key variable: ?s12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Tring-Jonction,_Quebec&gt;/&lt;hasCapital&gt;/&lt;Saint-Georges,_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_Rafael,_California&gt;/&lt;hasCapital&gt;/&lt;Independence,_Missou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York,_Ontario&gt;/&lt;hasCapital&gt;/&lt;Monteleone_di_Pug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uel_H._Cassidy&gt;/&lt;hasCapital&gt;/&lt;Garden_City,_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eds&gt;/&lt;hasCapital&gt;/&lt;City_of_Westmin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usalito,_California&gt;/&lt;hasCapital&gt;/&lt;Independence,_Missou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urbert_Baker&gt;/&lt;hasCapital&gt;/&lt;Young_Harris,_Georg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xeter&gt;/&lt;hasCapital&gt;/&lt;City_of_Westmin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uluth,_Minnesota&gt;/&lt;hasCapital&gt;/&lt;Duluth,_Minnes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rada,_California&gt;/&lt;hasCapital&gt;/&lt;Stockton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ronto&gt;/&lt;hasCapital&gt;/&lt;Monteleone_di_Pug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ronto&gt;/&lt;hasCapital&gt;/&lt;Athe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tley,_Quebec_(township)&gt;/&lt;hasCapital&gt;/&lt;Waterville,_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tley,_Quebec_(township)&gt;/&lt;hasCapital&gt;/&lt;JonquiÃ¨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int-Odilon-de-Cranbourne,_Quebec&gt;/&lt;hasCapital&gt;/&lt;Saint-Georges,_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erryland,_California&gt;/&lt;hasCapital&gt;/&lt;El_Paso,_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ints-Anges,_Quebec&gt;/&lt;hasCapital&gt;/&lt;Saint-Georges,_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rocBaw&gt;/&lt;hasCapital&gt;/&lt;Miksta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int-Flavien,_Quebec&gt;/&lt;hasCapital&gt;/&lt;La_Tuque,_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rced,_California&gt;/&lt;hasCapital&gt;/&lt;Stockton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hoe_Vista,_California&gt;/&lt;hasCapital&gt;/&lt;Holdenville,_Oklaho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lisbury,_Maryland&gt;/&lt;hasCapital&gt;/&lt;Salisbury,_Mary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_Monte_Forest,_California&gt;/&lt;hasCapital&gt;/&lt;Santa_Maria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int-Joseph-de-Sorel,_Quebec&gt;/&lt;hasCapital&gt;/&lt;Chicoutim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ater_Vancouver&gt;/&lt;hasCapital&gt;/&lt;Seou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lymouth,_California&gt;/&lt;hasCapital&gt;/&lt;Holdenville,_Oklaho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scow&gt;/&lt;hasCapital&gt;/&lt;Mosc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olulu_County,_Hawaii&gt;/&lt;hasCapital&gt;/&lt;Los_Angel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_McCall&gt;/&lt;hasCapital&gt;/&lt;Peekskill,_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raig_Campbell_(politician)&gt;/&lt;hasCapital&gt;/&lt;Hanford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int-Prosper,_ChaudiÃ¨re-Appalaches,_Quebec&gt;/&lt;hasCapital&gt;/&lt;Saint-Georges,_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yagÃ¼ez,_Puerto_Rico&gt;/&lt;hasCapital&gt;/&lt;MayagÃ¼ez,_Puerto_Ri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w_York_City&gt;/&lt;hasCapital&gt;/&lt;Bos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bec,_California&gt;/&lt;hasCapital&gt;/&lt;Bakersfield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loyd_H._Wood&gt;/&lt;hasCapital&gt;/&lt;Nanticoke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under_Bay&gt;/&lt;hasCapital&gt;/&lt;Hartford,_Connecticu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uth_Ribble&gt;/&lt;hasCapital&gt;/&lt;Salford,_Greater_Manche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nnyside-Tahoe_City,_California&gt;/&lt;hasCapital&gt;/&lt;Holdenville,_Oklaho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litary_of_Abkhazia&gt;/&lt;hasCapital&gt;/&lt;Sukhum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khorn,_California&gt;/&lt;hasCapital&gt;/&lt;Santa_Maria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lderdale&gt;/&lt;hasCapital&gt;/&lt;Manche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e_Bashir&gt;/&lt;hasCapital&gt;/&lt;Sydn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ovis,_California&gt;/&lt;hasCapital&gt;/&lt;Long_Beach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L._Webster&gt;/&lt;hasCapital&gt;/&lt;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litary_of_Ecuador&gt;/&lt;hasCapital&gt;/&lt;Guayaqu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int-GÃ©rard-Majella,_Quebec&gt;/&lt;hasCapital&gt;/&lt;Saint-Raymond,_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shawa&gt;/&lt;hasCapital&gt;/&lt;Hamilton,_Ontar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s_Lomas,_California&gt;/&lt;hasCapital&gt;/&lt;Santa_Maria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terey,_California&gt;/&lt;hasCapital&gt;/&lt;Santa_Maria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yal_Thai_Armed_Forces&gt;/&lt;hasCapital&gt;/&lt;Cambridge,_Massachuset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ales,_California&gt;/&lt;hasCapital&gt;/&lt;Independence,_Missou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urham-Sud,_Quebec&gt;/&lt;hasCapital&gt;/&lt;Montre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rford,_Quebec&gt;/&lt;hasCapital&gt;/&lt;JonquiÃ¨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J._Sullivan,_Jr.&gt;/&lt;hasCapital&gt;/&lt;St._Louis,_Missou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enna&gt;/&lt;hasCapital&gt;/&lt;Altlengba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alsmeer&gt;/&lt;hasCapital&gt;/&lt;Utrecht_(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_Jose,_California&gt;/&lt;hasCapital&gt;/&lt;Santa_Maria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int-ThÃ©ophile,_Quebec&gt;/&lt;hasCapital&gt;/&lt;Saint-Georges,_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akridge,_Toronto&gt;/&lt;hasCapital&gt;/&lt;Scarborough,_Ontar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itoshi_Ashida&gt;/&lt;hasCapital&gt;/&lt;Little_Rock,_Ar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urnemouth&gt;/&lt;hasCapital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litary_of_Uzbekistan&gt;/&lt;hasCapital&gt;/&lt;Samark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shington,_D.C.&gt;/&lt;hasCapital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rescent_City,_California&gt;/&lt;hasCapital&gt;/&lt;St._Helena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pon,_California&gt;/&lt;hasCapital&gt;/&lt;Stockton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olgograd&gt;/&lt;hasCapital&gt;/&lt;Volgogra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huntsic-Cartierville&gt;/&lt;hasCapital&gt;/&lt;Montre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mpstead,_Quebec&gt;/&lt;hasCapital&gt;/&lt;Montre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ncoln_Village,_California&gt;/&lt;hasCapital&gt;/&lt;Philadelph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an_Dubie&gt;/&lt;hasCapital&gt;/&lt;Springfield,_Massachuset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inte-PerpÃ©tue,_Centre-du-QuÃ©bec,_Quebec&gt;/&lt;hasCapital&gt;/&lt;Saint-Raymond,_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wport&gt;/&lt;hasCapital&gt;/&lt;Newpo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aldes_Island&gt;/&lt;hasCapital&gt;/&lt;Trail,_British_Colum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int-ElzÃ©ar,_ChaudiÃ¨re-Appalaches,_Quebec&gt;/&lt;hasCapital&gt;/&lt;Saint-Georges,_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lle-Marie,_Montreal&gt;/&lt;hasCapital&gt;/&lt;Montre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East_Derbyshire&gt;/&lt;hasCapital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nnis_Daugaard&gt;/&lt;hasCapital&gt;/&lt;Huron,_South_Dak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tropolitan_Borough_of_Rotherham&gt;/&lt;hasCapital&gt;/&lt;Wakefiel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ro_Canyon,_California&gt;/&lt;hasCapital&gt;/&lt;White_Plains,_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ngsburg,_California&gt;/&lt;hasCapital&gt;/&lt;Long_Beach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inancial_District,_San_Francisco&gt;/&lt;hasCapital&gt;/&lt;Clev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tre-Dame-du-Bon-Conseil_(village),_Quebec&gt;/&lt;hasCapital&gt;/&lt;Richmond,_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tley,_Quebec_(municipality)&gt;/&lt;hasCapital&gt;/&lt;Waterville,_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Shelton_Wilder&gt;/&lt;hasCapital&gt;/&lt;Moline,_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int-Zacharie,_Quebec&gt;/&lt;hasCapital&gt;/&lt;Saint-Georges,_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oxtowe&gt;/&lt;hasCapital&gt;/&lt;City_of_Westmin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red_Hope_International&gt;/&lt;hasCapital&gt;/&lt;La_Junta,_Colorad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zier_Park,_California&gt;/&lt;hasCapital&gt;/&lt;Bakersfield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audreuil-Dorion&gt;/&lt;hasCapital&gt;/&lt;Montre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H._Haile&gt;/&lt;hasCapital&gt;/&lt;Cambridge,_Massachuset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uston&gt;/&lt;hasCapital&gt;/&lt;Hous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lrose,_Massachusetts&gt;/&lt;hasCapital&gt;/&lt;Melrose,_Massachuset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i_Xianglong&gt;/&lt;hasCapital&gt;/&lt;Changsh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allÃ©e-Jonction,_Quebec&gt;/&lt;hasCapital&gt;/&lt;Saint-Georges,_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rel-Tracy,_Quebec&gt;/&lt;hasCapital&gt;/&lt;Saint-Raymond,_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k_Sheehy&gt;/&lt;hasCapital&gt;/&lt;Falls_City,_Nebras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phens_City,_Virginia&gt;/&lt;hasCapital&gt;/&lt;Roanoke,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s_Feliz,_Los_Angeles&gt;/&lt;hasCapital&gt;/&lt;San_Bernardino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ngley,_British_Columbia_(district_municipality)&gt;/&lt;hasCapital&gt;/&lt;Vancouv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colle,_Quebec&gt;/&lt;hasCapital&gt;/&lt;Saint-Jean-sur-Richelieu,_Quebec&gt;</text:p>
          </table:table-cell>
          <table:table-cell table:number-columns-repeated="1022"/>
        </table:table-row>
        <table:table-row table:style-name="ro1">
          <table:table-cell office:value-type="string">
            <text:p>?s33 <text:s/>&lt;created&gt; <text:s/>?o33 <text:s text:c="2"/>=&gt; ?s33 <text:s/>&lt;directed&gt; <text:s/>?o33 <text:s/>Support: 0.006621000713047074 Head coverage: 0.1875242732948944 Confidence: 0.03136022542191669 Improved confidence: 0.2280223772159256 Predictiveness: 0.8624686497666844 Improved Predictiveness: 0.19666215179400892 Std. Improved Predictiveness: 0.027047211276019334 Cardinality: 6277 Pred*Conf*Body: 5413.715714585478 Pred*ImprConf*Body: 5413.715714585478 Body size: 200158 Key variable: ?o33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Mountain_Goats&gt;/&lt;directed&gt;/&lt;Zopilote_Mach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ay_Walker&gt;/&lt;directed&gt;/&lt;A_Few_Questions_(song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d_Fleischman&gt;/&lt;directed&gt;/&lt;The_Whipping_Bo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e_Morgan&gt;/&lt;directed&gt;/&lt;Lee_Morgan_Vol._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n_Page&gt;/&lt;directed&gt;/&lt;A_Singer_Must_Di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ri_DeSario&gt;/&lt;directed&gt;/&lt;Moonlight_Madness_(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ry_Finley-Day&gt;/&lt;directed&gt;/&lt;Rogue_Troop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ndsay_Clarke&gt;/&lt;directed&gt;/&lt;The_Chymical_Wedd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_Moore&gt;/&lt;directed&gt;/&lt;One_More_Heartach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avesacre&gt;/&lt;directed&gt;/&lt;Speakeasy_(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ota_Hoshino&gt;/&lt;directed&gt;/&lt;Armored_Core_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ne_Be_Lo&gt;/&lt;directed&gt;/&lt;The_R.E.B.I.R.T.H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etha_Franklin&gt;/&lt;directed&gt;/&lt;Put_You_Up_on_Ga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A._Reyes&gt;/&lt;directed&gt;/&lt;Kailan_Mali_ang_Pagibi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rie_Fisher&gt;/&lt;directed&gt;/&lt;Delusions_of_Grand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Ronettes&gt;/&lt;directed&gt;/&lt;Baby,_I_Love_Yo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Fahey_(musician)&gt;/&lt;directed&gt;/&lt;The_Best_of_John_Fahey_1959197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witchfoot&gt;/&lt;directed&gt;/&lt;The_Best_Ye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Jones_(railway)&gt;/&lt;directed&gt;/&lt;Highland_Railway_O_Clas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nnie_Tyler&gt;/&lt;directed&gt;/&lt;Holding_Out_for_a_Her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bby_McFerrin&gt;/&lt;directed&gt;/&lt;Don't_Worry,_Be_Happy_(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_Isaak&gt;/&lt;directed&gt;/&lt;Solitary_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bbie_Gentry&gt;/&lt;directed&gt;/&lt;Ode_to_Billie_Jo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Blunt&gt;/&lt;directed&gt;/&lt;Primavera_in_anticipo_(It_Is_My_Song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ian_Stockwin&gt;/&lt;directed&gt;/&lt;Artem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_Am_Terrified&gt;/&lt;directed&gt;/&lt;I_Am_Terrified_(EP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s_(Not_Was)&gt;/&lt;directed&gt;/&lt;What_Up,_Dog?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an_Dyke_Parks&gt;/&lt;directed&gt;/&lt;Roll_Plymouth_Roc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CrÃ¼xshadows&gt;/&lt;directed&gt;/&lt;Tears_(The_CrÃ¼xshadows_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sami_Okui&gt;/&lt;directed&gt;/&lt;ReBirth_(Masami_Okui_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kio_Mishima&gt;/&lt;directed&gt;/&lt;The_Temple_of_the_Golden_Pavil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ulja_Boy_Tell_'Em&gt;/&lt;directed&gt;/&lt;Pretty_Boy_Swa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xik&gt;/&lt;directed&gt;/&lt;World_Circu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yed_Mustafa_Siraj&gt;/&lt;directed&gt;/&lt;Falt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nnon/McCartney&gt;/&lt;directed&gt;/&lt;Ob-La-Di,_Ob-La-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FX&gt;/&lt;directed&gt;/&lt;The_War_on_Erroris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ckcherry&gt;/&lt;directed&gt;/&lt;Sorry_(Buckcherry_song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rry_Melcher&gt;/&lt;directed&gt;/&lt;Rock_'n'_Roll_to_the_Rescu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pernaut_(Serbian_band)&gt;/&lt;directed&gt;/&lt;Budunost_s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ie_Wonder&gt;/&lt;directed&gt;/&lt;Tell_Me_Something_Goo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eryl_Crow&gt;/&lt;directed&gt;/&lt;Wildflower_(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Baker_(cartoonist)&gt;/&lt;directed&gt;/&lt;Sad_Sac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ole_Willis&gt;/&lt;directed&gt;/&lt;Swords_(song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arin_Urlaub&gt;/&lt;directed&gt;/&lt;Schrei_nach_Lieb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mp_Bizkit&gt;/&lt;directed&gt;/&lt;Family_Values_Tour_199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ki_Minaj&gt;/&lt;directed&gt;/&lt;All_I_Do_Is_W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ono!&gt;/&lt;directed&gt;/&lt;CafÃ©_Buono!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J_Quik&gt;/&lt;directed&gt;/&lt;Quik_Is_the_Na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a_Vissi&gt;/&lt;directed&gt;/&lt;Everything_I_Am_(song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is_Joplin&gt;/&lt;directed&gt;/&lt;Pearl_(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d_Lorry_Yellow_Lorry&gt;/&lt;directed&gt;/&lt;Paint_Your_Wagon_(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Dogg&gt;/&lt;directed&gt;/&lt;Omalaeti_O'Swap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ray_Cats&gt;/&lt;directed&gt;/&lt;Rock_This_Tow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Stout&gt;/&lt;directed&gt;/&lt;Spyborg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vis_Costello&gt;/&lt;directed&gt;/&lt;Cruel_Smi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rtification_(band)&gt;/&lt;directed&gt;/&lt;Live_Planetariu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lly_Furtado&gt;/&lt;directed&gt;/&lt;Turn_Off_the_Ligh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ardo&gt;/&lt;directed&gt;/&lt;180Â°_(Gerardo_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_Riseley&gt;/&lt;directed&gt;/&lt;The_Stillest_Hou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y_McCluskey&gt;/&lt;directed&gt;/&lt;Call_My_Name_(OMD_song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rn_Gosdin&gt;/&lt;directed&gt;/&lt;Right_in_the_Wrong_Direct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sa_Brokop&gt;/&lt;directed&gt;/&lt;Undeniable_(Lisa_Brokop_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maine_Clement&gt;/&lt;directed&gt;/&lt;The_Tough_Bre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ie_Kotzen&gt;/&lt;directed&gt;/&lt;Fever_Dream_(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._D._Souther&gt;/&lt;directed&gt;/&lt;The_Heart_of_the_Matter_(song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sh_TV&gt;/&lt;directed&gt;/&lt;Total_Drama_Is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lack_Francis&gt;/&lt;directed&gt;/&lt;Non_Stop_Eroti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Michael_Montgomery&gt;/&lt;directed&gt;/&lt;Cowboy_Lov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Stipe&gt;/&lt;directed&gt;/&lt;Ages_of_Yo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anislav_Kerac&gt;/&lt;directed&gt;/&lt;Cat_Cla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wao_Takamoto&gt;/&lt;directed&gt;/&lt;Muttl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rry_Gelbart&gt;/&lt;directed&gt;/&lt;White_Gold_(M*A*S*H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CÃ©zanne&gt;/&lt;directed&gt;/&lt;The_Bathers_(CÃ©zanne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llandDozierHolland&gt;/&lt;directed&gt;/&lt;Forever_Came_Tod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tsuya_Nomura&gt;/&lt;directed&gt;/&lt;The_World_Ends_with_Yo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dy_Garland&gt;/&lt;directed&gt;/&lt;Have_Yourself_a_Merry_Little_Christm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ad_Wright&gt;/&lt;directed&gt;/&lt;The_Camp_(The_Outer_Limit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shihiro_Nagoshi&gt;/&lt;directed&gt;/&lt;Yakuza_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to_Hagio&gt;/&lt;directed&gt;/&lt;Illusion_of_Ga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e_Arneson&gt;/&lt;directed&gt;/&lt;Blackmoor_(supplement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cci_Mane&gt;/&lt;directed&gt;/&lt;Burrrprint_(2)_H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atwave_(band)&gt;/&lt;directed&gt;/&lt;Central_Heating_(Heatwave_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James&gt;/&lt;directed&gt;/&lt;The_Sacred_Foun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kahashi_Meijin&gt;/&lt;directed&gt;/&lt;Mr._Driller_Drill_Spiri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ith_Giffen&gt;/&lt;directed&gt;/&lt;Annihilation_(comic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d_Chisel&gt;/&lt;directed&gt;/&lt;Khe_Sanh_(song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C/DC&gt;/&lt;directed&gt;/&lt;Dog_Eat_Dog_(song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w_Riders_of_the_Purple_Sage&gt;/&lt;directed&gt;/&lt;Marin_County_L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Overstreet&gt;/&lt;directed&gt;/&lt;Love_Is_Strong_(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ymond_F._Boyce&gt;/&lt;directed&gt;/&lt;SQ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h_Schwartz&gt;/&lt;directed&gt;/&lt;Veronica_Townse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d_Chisel&gt;/&lt;directed&gt;/&lt;You_Got_Nothing_I_Wan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_Rawls&gt;/&lt;directed&gt;/&lt;Stormy_Monday_(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xpence_None_the_Richer&gt;/&lt;directed&gt;/&lt;Kiss_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an_Dean_Foster&gt;/&lt;directed&gt;/&lt;Quofu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Ford&gt;/&lt;directed&gt;/&lt;Ford_Model_F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y_Favorite&gt;/&lt;directed&gt;/&lt;The_Kids_Are_All_Wrong_EP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ntera&gt;/&lt;directed&gt;/&lt;Suicide_Note_Pt._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_Vance&gt;/&lt;directed&gt;/&lt;The_Killing_Mach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Wildhearts&gt;/&lt;directed&gt;/&lt;I_Wanna_Go_Where_the_People_Go&gt;</text:p>
          </table:table-cell>
          <table:table-cell table:number-columns-repeated="1022"/>
        </table:table-row>
        <table:table-row table:style-name="ro1">
          <table:table-cell office:value-type="string">
            <text:p>?s22 <text:s/>&lt;hasAcademicAdvisor&gt; <text:s/>?o68 <text:s/>?o68 <text:s/>&lt;worksAt&gt; <text:s/>?o22 <text:s text:c="2"/>=&gt; ?s22 <text:s/>&lt;worksAt&gt; <text:s/>?o22 <text:s/>Support: 5.274016817784829E-5 Head coverage: 0.020525451559934318 Confidence: 0.06868131868131869 Improved confidence: 0.22727272727272727 Predictiveness: 0.6978021978021978 Improved Predictiveness: 0.15859140859140858 Std. Improved Predictiveness: 0.047925975123777324 Cardinality: 50 Pred*Conf*Body: 34.89010989010989 Pred*ImprConf*Body: 34.89010989010989 Body size: 728 Key variable: ?s22</text:p>
          </table:table-cell>
          <table:table-cell table:number-columns-repeated="1023"/>
        </table:table-row>
        <table:table-row table:style-name="ro1">
          <table:table-cell office:value-type="string">
            <text:p>N</text:p>
          </table:table-cell>
          <table:table-cell office:value-type="string">
            <text:p>&lt;Bernard_Dwork&gt;/&lt;worksAt&gt;/&lt;University_of_Hamb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eryl_Praeger&gt;/&lt;worksAt&gt;/&lt;University_of_Oxfo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Sayers&gt;/&lt;worksAt&gt;/&lt;Hirst_Research_Cent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ristina_SchrÃ¶der&gt;/&lt;worksAt&gt;/&lt;University_of_Main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_Remsen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itz_Haber&gt;/&lt;worksAt&gt;/&lt;University_of_Marb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s_Lewy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_Morrison&gt;/&lt;worksAt&gt;/&lt;Manhattan_Projec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._G._K._Menon&gt;/&lt;worksAt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Buzzard&gt;/&lt;worksAt&gt;/&lt;Harvard_Universit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ermund_Dahlquist&gt;/&lt;worksAt&gt;/&lt;Stockholm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p_Thorne&gt;/&lt;worksAt&gt;/&lt;University_of_North_Carolina_at_Chapel_Hi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ving_Stringham&gt;/&lt;worksAt&gt;/&lt;Johns_Hopkins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ian_Ludwig_Gerling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ard_Feigenbaum&gt;/&lt;worksAt&gt;/&lt;Carnegie_Mell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Lawrence_Bragg&gt;/&lt;worksAt&gt;/&lt;University_of_Adelai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._B._Halsted&gt;/&lt;worksAt&gt;/&lt;Johns_Hopkins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igi_Puccianti&gt;/&lt;worksAt&gt;/&lt;University_of_Pis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hard_Hessenberg&gt;/&lt;worksAt&gt;/&lt;University_of_Greifswal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el_Chasles&gt;/&lt;worksAt&gt;/&lt;Ãcole_Polytechniqu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ian_Schwinger&gt;/&lt;worksAt&gt;/&lt;Columbia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ssai_Schur&gt;/&lt;worksAt&gt;/&lt;University_of_Greifswal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-LÃ¡szlÃ³_BarabÃ¡si&gt;/&lt;worksAt&gt;/&lt;Bost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saak_Markovich_Khalatnikov&gt;/&lt;worksAt&gt;/&lt;Baku_Stat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olf_Lieben&gt;/&lt;worksAt&gt;/&lt;University_of_Marb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igh_Page&gt;/&lt;worksAt&gt;/&lt;Yal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bastian_Doniach&gt;/&lt;worksAt&gt;/&lt;University_of_Bristol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uth_Lawrence&gt;/&lt;worksAt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oger_Heath-Brown&gt;/&lt;worksAt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Dedekind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ian_Heinrich_Friedrich_Peters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tto_Mencke&gt;/&lt;worksAt&gt;/&lt;University_of_Leipzi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M._Dennison&gt;/&lt;worksAt&gt;/&lt;University_of_Copenha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ook_Taylor&gt;/&lt;worksAt&gt;/&lt;Gresham_Colle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n_Emil_Fischer&gt;/&lt;worksAt&gt;/&lt;University_of_Heidelbe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Curtright&gt;/&lt;worksAt&gt;/&lt;Manhattan_Projec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gadish_Chandra_Bose&gt;/&lt;worksAt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old_Hotelling&gt;/&lt;worksAt&gt;/&lt;Princet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ffrey_Lagarias&gt;/&lt;worksAt&gt;/&lt;University_of_Michig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Hermann_Franz_Moritz_Kopp&gt;/&lt;worksAt&gt;/&lt;University_of_Giess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audio_Bunster&gt;/&lt;worksAt&gt;/&lt;University_of_North_Carolina_at_Chapel_Hi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Tate&gt;/&lt;worksAt&gt;/&lt;University_of_Hamb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ndra_Wickramasinghe&gt;/&lt;worksAt&gt;/&lt;Institute_of_Astronomy,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ge_Lang&gt;/&lt;worksAt&gt;/&lt;University_of_Hamb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velyn_Hu&gt;/&lt;worksAt&gt;/&lt;Academia_Sin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ieronymus_Fabricius&gt;/&lt;worksAt&gt;/&lt;University_of_Pis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kram_Sarabhai&gt;/&lt;worksAt&gt;/&lt;Indian_Association_for_the_Cultivation_of_Scie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S._Peskin&gt;/&lt;worksAt&gt;/&lt;University_of_California,_Berkele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ndrzej_Mostowski&gt;/&lt;worksAt&gt;/&lt;University_of_California,_Berkel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rnard_Carr&gt;/&lt;worksAt&gt;/&lt;Perimeter_Institute_for_Theoretical_Physic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than_Jacobson&gt;/&lt;worksAt&gt;/&lt;Princet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ard_Witten&gt;/&lt;worksAt&gt;/&lt;University_of_California,_Santa_Barba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ayyazuddin&gt;/&lt;worksAt&gt;/&lt;Pakistan_Atomic_Energy_Commiss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nas_Salk&gt;/&lt;worksAt&gt;/&lt;University_of_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an_Giorgio_Trissino&gt;/&lt;worksAt&gt;/&lt;University_of_Ferra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Dean_Shulman&gt;/&lt;worksAt&gt;/&lt;University_of_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maiyengar_Sridharan&gt;/&lt;worksAt&gt;/&lt;Columbia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x_von_Laue&gt;/&lt;worksAt&gt;/&lt;University_of_Ki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iedrich_WÃ¶hler&gt;/&lt;worksAt&gt;/&lt;University_of_Heidelbe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Zames&gt;/&lt;worksAt&gt;/&lt;Massachusetts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oltÃ¡n_SzabÃ³&gt;/&lt;worksAt&gt;/&lt;Stony_Brook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lf_Barth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seph_Keller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ristinn_R._ThÃ³risson&gt;/&lt;worksAt&gt;/&lt;Northwester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zir_Ahmed_(physicist)&gt;/&lt;worksAt&gt;/&lt;McGill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Brinkley&gt;/&lt;worksAt&gt;/&lt;Stanfo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urtis_Callan&gt;/&lt;worksAt&gt;/&lt;Princet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iedbert_PflÃ¼ger&gt;/&lt;worksAt&gt;/&lt;Free_University_of_Berli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laus_Hepp&gt;/&lt;worksAt&gt;/&lt;ETH_Zuri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san_Landau&gt;/&lt;worksAt&gt;/&lt;Carnegie_Mell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fred_Philippson&gt;/&lt;worksAt&gt;/&lt;University_of_Bon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thur_R._von_Hippel&gt;/&lt;worksAt&gt;/&lt;Humboldt_University_of_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Epstein_(mathematician)&gt;/&lt;worksAt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wrence_Shepp&gt;/&lt;worksAt&gt;/&lt;Brow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aughan_Pratt&gt;/&lt;worksAt&gt;/&lt;Stanfo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cBaw_SierpiDski&gt;/&lt;worksAt&gt;/&lt;University_of_Warsa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iel_Simberloff&gt;/&lt;worksAt&gt;/&lt;Harva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Edward_Thorpe&gt;/&lt;worksAt&gt;/&lt;University_of_Marb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anisBaw_Mazur&gt;/&lt;worksAt&gt;/&lt;Lviv_Universit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dward_Frenkel&gt;/&lt;worksAt&gt;/&lt;Tel_Aviv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_Frederick_Weisskopf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thur_Wightman&gt;/&lt;worksAt&gt;/&lt;University_of_North_Carolina_at_Chapel_Hi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._M._Wilson&gt;/&lt;worksAt&gt;/&lt;Ohio_Stat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olph_Strecker&gt;/&lt;worksAt&gt;/&lt;University_of_Giess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Ekman&gt;/&lt;worksAt&gt;/&lt;University_of_California,_San_Francis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nidas_J._Guibas&gt;/&lt;worksAt&gt;/&lt;Stanfo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mre_Leader&gt;/&lt;worksAt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lomon_Lefschetz&gt;/&lt;worksAt&gt;/&lt;Clark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kolay_Zinin&gt;/&lt;worksAt&gt;/&lt;University_of_Giess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n_Josef_Loschmidt&gt;/&lt;worksAt&gt;/&lt;University_of_Vien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odor_Vahlen&gt;/&lt;worksAt&gt;/&lt;University_of_Greifswal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helm_Hanle&gt;/&lt;worksAt&gt;/&lt;Humboldt_University_of_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i_Bulsara&gt;/&lt;worksAt&gt;/&lt;UniversitÃ©_Libre_de_Bruxelle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eal_Koblitz&gt;/&lt;worksAt&gt;/&lt;Princet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ry_Gibbons&gt;/&lt;worksAt&gt;/&lt;Perimeter_Institute_for_Theoretical_Physic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oro_Azumaya&gt;/&lt;worksAt&gt;/&lt;University_of_Toky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._G._Ramanathan&gt;/&lt;worksAt&gt;/&lt;University_of_Hambur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llis_L._Johnson&gt;/&lt;worksAt&gt;/&lt;RAND_Corporat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_Wittig&gt;/&lt;worksAt&gt;/&lt;University_of_Bon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Frank_K._Edmondson&gt;/&lt;worksAt&gt;/&lt;Harvard_University&gt;</text:p>
          </table:table-cell>
          <table:table-cell table:number-columns-repeated="1022"/>
        </table:table-row>
        <table:table-row table:style-name="ro1" table:number-rows-repeated="10451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office:forms form:automatic-focus="false" form:apply-design-mode="false"/>
        <table:table-column table:style-name="co7" table:default-cell-style-name="Default"/>
        <table:table-column table:style-name="co4" table:number-columns-repeated="3" table:default-cell-style-name="Default"/>
        <table:table-column table:style-name="co4" table:default-cell-style-name="ce17"/>
        <table:table-column table:style-name="co4" table:number-columns-repeated="2" table:default-cell-style-name="ce19"/>
        <table:table-column table:style-name="co4" table:number-columns-repeated="2" table:default-cell-style-name="ce17"/>
        <table:table-column table:style-name="co8" table:default-cell-style-name="Default"/>
        <table:table-column table:style-name="co4" table:number-columns-repeated="13" table:default-cell-style-name="Default"/>
        <table:table-row table:style-name="ro3">
          <table:table-cell/>
          <table:table-cell table:style-name="ce12" office:value-type="boolean" office:boolean-value="true">
            <text:p>TRUE</text:p>
          </table:table-cell>
          <table:table-cell table:style-name="ce12" office:value-type="boolean" office:boolean-value="false">
            <text:p>FALSE</text:p>
          </table:table-cell>
          <table:table-cell table:style-name="ce14" office:value-type="string">
            <text:p>Unknown</text:p>
          </table:table-cell>
          <table:table-cell table:style-name="ce16" office:value-type="string">
            <text:p>Real precision</text:p>
          </table:table-cell>
          <table:table-cell table:style-name="ce18" office:value-type="string">
            <text:p>Support</text:p>
          </table:table-cell>
          <table:table-cell table:style-name="ce18" office:value-type="string">
            <text:p>Head coverage</text:p>
          </table:table-cell>
          <table:table-cell table:style-name="ce16" office:value-type="string">
            <text:p>Confidence</text:p>
          </table:table-cell>
          <table:table-cell table:style-name="ce16" office:value-type="string">
            <text:p>Improved Confidence</text:p>
          </table:table-cell>
          <table:table-cell table:style-name="ce18" office:value-type="string">
            <text:p>Predictiveness</text:p>
          </table:table-cell>
          <table:table-cell table:style-name="ce18" office:value-type="string">
            <text:p>Improved Predictiveness std</text:p>
          </table:table-cell>
          <table:table-cell table:style-name="ce18" office:value-type="string">
            <text:p>Improved predictiveness</text:p>
          </table:table-cell>
          <table:table-cell table:style-name="ce18" office:value-type="string">
            <text:p>Improved predictiveness <text:s/>stdtimes body size</text:p>
          </table:table-cell>
          <table:table-cell table:style-name="ce18" office:value-type="string">
            <text:p>Improved predictiveness times body size</text:p>
          </table:table-cell>
          <table:table-cell table:style-name="ce18" office:value-type="string">
            <text:p>Cardinality</text:p>
          </table:table-cell>
          <table:table-cell table:style-name="ce18" office:value-type="string">
            <text:p>Body size</text:p>
          </table:table-cell>
          <table:table-cell table:style-name="ce18" office:value-type="string">
            <text:p>Counting variable</text:p>
          </table:table-cell>
          <table:table-cell table:style-name="ce18" office:value-type="string">
            <text:p>Right predictions</text:p>
          </table:table-cell>
          <table:table-cell table:style-name="ce18" office:value-type="string">
            <text:p>Wrong predictions</text:p>
          </table:table-cell>
          <table:table-cell table:style-name="ce18" office:value-type="string">
            <text:p>Unknown predictions</text:p>
          </table:table-cell>
          <table:table-cell table:style-name="ce18" office:value-type="string">
            <text:p>Total predictions</text:p>
          </table:table-cell>
          <table:table-cell table:style-name="ce18" office:value-type="string">
            <text:p>Total precision</text:p>
          </table:table-cell>
          <table:table-cell table:style-name="ce18" office:value-type="string">
            <text:p>PCA Precision</text:p>
          </table:table-cell>
        </table:table-row>
        <table:table-row table:style-name="ro1">
          <table:table-cell office:value-type="string">
            <text:p>?o34 <text:s/>&lt;isMarriedTo&gt; <text:s/>?s34 <text:s text:c="2"/>=&gt; ?s34 <text:s/>&lt;isMarriedTo&gt; <text:s/>?o34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formula="of:=[.B2]/([.B2]+[.C2])" office:value-type="percentage" office:value="1">
            <text:p>100.00%</text:p>
          </table:table-cell>
          <table:table-cell table:style-name="Default" office:value-type="float" office:value="0.006706">
            <text:p>0.01</text:p>
          </table:table-cell>
          <table:table-cell office:value-type="float" office:value="0.530143">
            <text:p>0.5301</text:p>
          </table:table-cell>
          <table:table-cell office:value-type="percentage" office:value="0.530143">
            <text:p>53.01%</text:p>
          </table:table-cell>
          <table:table-cell office:value-type="percentage" office:value="0.917858">
            <text:p>91.79%</text:p>
          </table:table-cell>
          <table:table-cell office:value-type="float" office:value="0.422413">
            <text:p>0.42</text:p>
          </table:table-cell>
          <table:table-cell office:value-type="float" office:value="0.223939">
            <text:p>0.22</text:p>
          </table:table-cell>
          <table:table-cell office:value-type="float" office:value="0.387715">
            <text:p>0.39</text:p>
          </table:table-cell>
          <table:table-cell table:formula="of:=[.K2]*[.P2]" office:value-type="float" office:value="2685.700427">
            <text:p>2685.7</text:p>
          </table:table-cell>
          <table:table-cell table:formula="of:=[.P2]*[.L2]" office:value-type="float" office:value="4649.865995">
            <text:p>4649.87</text:p>
          </table:table-cell>
          <table:table-cell office:value-type="float" office:value="6358">
            <text:p>6358</text:p>
          </table:table-cell>
          <table:table-cell office:value-type="float" office:value="11993">
            <text:p>11993</text:p>
          </table:table-cell>
          <table:table-cell office:value-type="string">
            <text:p>?o34</text:p>
          </table:table-cell>
          <table:table-cell office:value-type="float" office:value="3793">
            <text:p>3793</text:p>
          </table:table-cell>
          <table:table-cell office:value-type="float" office:value="140">
            <text:p>140</text:p>
          </table:table-cell>
          <table:table-cell office:value-type="float" office:value="1133">
            <text:p>1133</text:p>
          </table:table-cell>
          <table:table-cell table:formula="of:=SUM([.R2:.T2])" office:value-type="float" office:value="5066">
            <text:p>5066</text:p>
          </table:table-cell>
          <table:table-cell table:style-name="ce20" table:formula="of:=[.R2]/[.U2]" office:value-type="percentage" office:value="0.748716936439005">
            <text:p>74.87%</text:p>
          </table:table-cell>
          <table:table-cell table:style-name="ce20" table:formula="of:=[.R2]/([.R2]+[.S2])" office:value-type="percentage" office:value="0.964403763030765">
            <text:p>96.44%</text:p>
          </table:table-cell>
        </table:table-row>
        <table:table-row table:style-name="ro1">
          <table:table-cell office:value-type="string">
            <text:p>?s28 <text:s/>&lt;diedIn&gt; <text:s/>?o77 <text:s/>?o77 <text:s/>&lt;isLocatedIn&gt; <text:s/>?o28 <text:s text:c="2"/>=&gt; ?s28 <text:s/>&lt;isPoliticianOf&gt; <text:s/>?o28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formula="of:=[.B3]/([.B3]+[.C3])" office:value-type="percentage" office:value="0.333333333333333">
            <text:p>33.33%</text:p>
          </table:table-cell>
          <table:table-cell office:value-type="float" office:value="0.000382">
            <text:p>0.0004</text:p>
          </table:table-cell>
          <table:table-cell office:value-type="float" office:value="0.247945">
            <text:p>0.2479</text:p>
          </table:table-cell>
          <table:table-cell office:value-type="percentage" office:value="0.027015">
            <text:p>2.70%</text:p>
          </table:table-cell>
          <table:table-cell office:value-type="percentage" office:value="0.853774">
            <text:p>85.38%</text:p>
          </table:table-cell>
          <table:table-cell office:value-type="float" office:value="0.968358">
            <text:p>0.97</text:p>
          </table:table-cell>
          <table:table-cell office:value-type="float" office:value="0.02616">
            <text:p>0.03</text:p>
          </table:table-cell>
          <table:table-cell office:value-type="float" office:value="0.826759">
            <text:p>0.83</text:p>
          </table:table-cell>
          <table:table-cell table:formula="of:=[.K3]*[.P3]" office:value-type="float" office:value="350.544">
            <text:p>350.54</text:p>
          </table:table-cell>
          <table:table-cell table:formula="of:=[.P3]*[.L3]" office:value-type="float" office:value="11078.5706">
            <text:p>11078.57</text:p>
          </table:table-cell>
          <table:table-cell office:value-type="float" office:value="362">
            <text:p>362</text:p>
          </table:table-cell>
          <table:table-cell office:value-type="float" office:value="13400">
            <text:p>13400</text:p>
          </table:table-cell>
          <table:table-cell office:value-type="string">
            <text:p>?s28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12836">
            <text:p>12836</text:p>
          </table:table-cell>
          <table:table-cell table:formula="of:=SUM([.R3:.T3])" office:value-type="float" office:value="12976">
            <text:p>12976</text:p>
          </table:table-cell>
          <table:table-cell table:style-name="ce20" table:formula="of:=[.R3]/[.U3]" office:value-type="percentage" office:value="0.00547163995067818">
            <text:p>0.55%</text:p>
          </table:table-cell>
          <table:table-cell table:style-name="ce20" table:formula="of:=[.R3]/([.R3]+[.S3])" office:value-type="percentage" office:value="0.507142857142857">
            <text:p>50.71%</text:p>
          </table:table-cell>
        </table:table-row>
        <table:table-row table:style-name="ro1">
          <table:table-cell office:value-type="string">
            <text:p>?s36 <text:s/>&lt;isLocatedIn&gt; <text:s/>?o91 <text:s/>?o91 <text:s/>&lt;hasOfficialLanguage&gt; <text:s/>?o36 <text:s text:c="2"/>=&gt; ?s36 <text:s/>&lt;hasOfficialLanguage&gt; <text:s/>?o3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6">
            <text:p>6</text:p>
          </table:table-cell>
          <table:table-cell table:formula="of:=[.B4]/([.B4]+[.C4])" office:value-type="percentage" office:value="0.307692307692308">
            <text:p>30.77%</text:p>
          </table:table-cell>
          <table:table-cell office:value-type="float" office:value="0.000053">
            <text:p>0.0001</text:p>
          </table:table-cell>
          <table:table-cell office:value-type="float" office:value="0.062267">
            <text:p>0.0623</text:p>
          </table:table-cell>
          <table:table-cell office:value-type="percentage" office:value="0.000661">
            <text:p>0.07%</text:p>
          </table:table-cell>
          <table:table-cell office:value-type="percentage" office:value="0.833333">
            <text:p>83.33%</text:p>
          </table:table-cell>
          <table:table-cell office:value-type="float" office:value="0.999207">
            <text:p>1</text:p>
          </table:table-cell>
          <table:table-cell office:value-type="float" office:value="0.000661">
            <text:p>0</text:p>
          </table:table-cell>
          <table:table-cell office:value-type="float" office:value="0.832672">
            <text:p>0.83</text:p>
          </table:table-cell>
          <table:table-cell table:formula="of:=[.K4]*[.P4]" office:value-type="float" office:value="49.994735">
            <text:p>49.99</text:p>
          </table:table-cell>
          <table:table-cell table:formula="of:=[.P4]*[.L4]" office:value-type="float" office:value="62979.14672">
            <text:p>62979.15</text:p>
          </table:table-cell>
          <table:table-cell office:value-type="float" office:value="50">
            <text:p>50</text:p>
          </table:table-cell>
          <table:table-cell office:value-type="float" office:value="75635">
            <text:p>75635</text:p>
          </table:table-cell>
          <table:table-cell office:value-type="string">
            <text:p>?s3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5549">
            <text:p>75549</text:p>
          </table:table-cell>
          <table:table-cell table:formula="of:=SUM([.R4:.T4])" office:value-type="float" office:value="75575">
            <text:p>75575</text:p>
          </table:table-cell>
          <table:table-cell table:style-name="ce20" table:formula="of:=[.R4]/[.U4]" office:value-type="percentage" office:value="0.000211710221634138">
            <text:p>0.02%</text:p>
          </table:table-cell>
          <table:table-cell table:style-name="ce20" table:formula="of:=[.R4]/([.R4]+[.S4])" office:value-type="percentage" office:value="0.615384615384615">
            <text:p>61.54%</text:p>
          </table:table-cell>
        </table:table-row>
        <table:table-row table:style-name="ro1">
          <table:table-cell office:value-type="string">
            <text:p>?s28 <text:s/>&lt;livesIn&gt; <text:s/>?o77 <text:s/>?o77 <text:s/>&lt;isLocatedIn&gt; <text:s/>?o28 <text:s text:c="2"/>=&gt; ?s28 <text:s/>&lt;isPoliticianOf&gt;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 table:formula="of:=[.B5]/([.B5]+[.C5])" office:value-type="percentage" office:value="0.533333333333333">
            <text:p>53.33%</text:p>
          </table:table-cell>
          <table:table-cell office:value-type="float" office:value="0.000137">
            <text:p>0.0001</text:p>
          </table:table-cell>
          <table:table-cell office:value-type="float" office:value="0.089041">
            <text:p>0.0890</text:p>
          </table:table-cell>
          <table:table-cell office:value-type="percentage" office:value="0.024673">
            <text:p>2.47%</text:p>
          </table:table-cell>
          <table:table-cell office:value-type="percentage" office:value="0.833333">
            <text:p>83.33%</text:p>
          </table:table-cell>
          <table:table-cell office:value-type="float" office:value="0.970393">
            <text:p>0.97</text:p>
          </table:table-cell>
          <table:table-cell office:value-type="float" office:value="0.023942">
            <text:p>0.02</text:p>
          </table:table-cell>
          <table:table-cell office:value-type="float" office:value="0.808661">
            <text:p>0.81</text:p>
          </table:table-cell>
          <table:table-cell table:formula="of:=[.K5]*[.P5]" office:value-type="float" office:value="126.150398">
            <text:p>126.15</text:p>
          </table:table-cell>
          <table:table-cell table:formula="of:=[.P5]*[.L5]" office:value-type="float" office:value="4260.834809">
            <text:p>4260.83</text:p>
          </table:table-cell>
          <table:table-cell office:value-type="float" office:value="130">
            <text:p>130</text:p>
          </table:table-cell>
          <table:table-cell office:value-type="float" office:value="5269">
            <text:p>5269</text:p>
          </table:table-cell>
          <table:table-cell office:value-type="string">
            <text:p>?s28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5063">
            <text:p>5063</text:p>
          </table:table-cell>
          <table:table-cell table:formula="of:=SUM([.R5:.T5])" office:value-type="float" office:value="5113">
            <text:p>5113</text:p>
          </table:table-cell>
          <table:table-cell table:style-name="ce20" table:formula="of:=[.R5]/[.U5]" office:value-type="percentage" office:value="0.00743203598670057">
            <text:p>0.74%</text:p>
          </table:table-cell>
          <table:table-cell table:style-name="ce20" table:formula="of:=[.R5]/([.R5]+[.S5])" office:value-type="percentage" office:value="0.76">
            <text:p>76.00%</text:p>
          </table:table-cell>
        </table:table-row>
        <table:table-row table:style-name="ro1">
          <table:table-cell office:value-type="string">
            <text:p>?s9 <text:s/>&lt;isMarriedTo&gt; <text:s/>?o82 <text:s/>?o82 <text:s/>&lt;livesIn&gt; <text:s/>?o9 <text:s text:c="2"/>=&gt; ?s9 <text:s/>&lt;livesIn&gt; <text:s/>?o9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2">
            <text:p>2</text:p>
          </table:table-cell>
          <table:table-cell table:formula="of:=[.B6]/([.B6]+[.C6])" office:value-type="percentage" office:value="0.678571428571429">
            <text:p>67.86%</text:p>
          </table:table-cell>
          <table:table-cell office:value-type="float" office:value="0.000191">
            <text:p>0.0002</text:p>
          </table:table-cell>
          <table:table-cell office:value-type="float" office:value="0.012403">
            <text:p>0.0124</text:p>
          </table:table-cell>
          <table:table-cell office:value-type="percentage" office:value="0.337058">
            <text:p>33.71%</text:p>
          </table:table-cell>
          <table:table-cell office:value-type="percentage" office:value="0.698842">
            <text:p>69.88%</text:p>
          </table:table-cell>
          <table:table-cell office:value-type="float" office:value="0.517691">
            <text:p>0.52</text:p>
          </table:table-cell>
          <table:table-cell office:value-type="float" office:value="0.174492">
            <text:p>0.17</text:p>
          </table:table-cell>
          <table:table-cell office:value-type="float" office:value="0.361784">
            <text:p>0.36</text:p>
          </table:table-cell>
          <table:table-cell table:formula="of:=[.K6]*[.P6]" office:value-type="float" office:value="93.702204">
            <text:p>93.7</text:p>
          </table:table-cell>
          <table:table-cell table:formula="of:=[.P6]*[.L6]" office:value-type="float" office:value="194.278008">
            <text:p>194.28</text:p>
          </table:table-cell>
          <table:table-cell office:value-type="float" office:value="181">
            <text:p>181</text:p>
          </table:table-cell>
          <table:table-cell office:value-type="float" office:value="537">
            <text:p>537</text:p>
          </table:table-cell>
          <table:table-cell office:value-type="string">
            <text:p>?s9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53">
            <text:p>253</text:p>
          </table:table-cell>
          <table:table-cell table:formula="of:=SUM([.R6:.T6])" office:value-type="float" office:value="278">
            <text:p>278</text:p>
          </table:table-cell>
          <table:table-cell table:style-name="ce20" table:formula="of:=[.R6]/[.U6]" office:value-type="percentage" office:value="0.0323741007194245">
            <text:p>3.24%</text:p>
          </table:table-cell>
          <table:table-cell table:style-name="ce20" table:formula="of:=[.R6]/([.R6]+[.S6])" office:value-type="percentage" office:value="0.36">
            <text:p>36.00%</text:p>
          </table:table-cell>
        </table:table-row>
        <table:table-row table:style-name="ro1">
          <table:table-cell office:value-type="string">
            <text:p>?s82 <text:s/>&lt;isMarriedTo&gt; <text:s/>?s9 <text:s/>?s82 <text:s/>&lt;livesIn&gt; <text:s/>?o9 <text:s text:c="2"/>=&gt; ?s9 <text:s/>&lt;livesIn&gt; <text:s/>?o9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formula="of:=[.B7]/([.B7]+[.C7])" office:value-type="percentage" office:value="0.782608695652174">
            <text:p>78.26%</text:p>
          </table:table-cell>
          <table:table-cell office:value-type="float" office:value="0.000178">
            <text:p>0.0002</text:p>
          </table:table-cell>
          <table:table-cell office:value-type="float" office:value="0.011581">
            <text:p>0.0116</text:p>
          </table:table-cell>
          <table:table-cell office:value-type="percentage" office:value="0.22807">
            <text:p>22.81%</text:p>
          </table:table-cell>
          <table:table-cell office:value-type="percentage" office:value="0.684211">
            <text:p>68.42%</text:p>
          </table:table-cell>
          <table:table-cell office:value-type="float" office:value="0.666667">
            <text:p>0.67</text:p>
          </table:table-cell>
          <table:table-cell office:value-type="float" office:value="0.152047">
            <text:p>0.15</text:p>
          </table:table-cell>
          <table:table-cell office:value-type="float" office:value="0.45614">
            <text:p>0.46</text:p>
          </table:table-cell>
          <table:table-cell table:formula="of:=[.K7]*[.P7]" office:value-type="float" office:value="112.666827">
            <text:p>112.67</text:p>
          </table:table-cell>
          <table:table-cell table:formula="of:=[.P7]*[.L7]" office:value-type="float" office:value="337.99974">
            <text:p>338</text:p>
          </table:table-cell>
          <table:table-cell office:value-type="float" office:value="169">
            <text:p>169</text:p>
          </table:table-cell>
          <table:table-cell office:value-type="float" office:value="741">
            <text:p>741</text:p>
          </table:table-cell>
          <table:table-cell office:value-type="string">
            <text:p>?s9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454">
            <text:p>454</text:p>
          </table:table-cell>
          <table:table-cell table:formula="of:=SUM([.R7:.T7])" office:value-type="float" office:value="494">
            <text:p>494</text:p>
          </table:table-cell>
          <table:table-cell table:style-name="ce20" table:formula="of:=[.R7]/[.U7]" office:value-type="percentage" office:value="0.0384615384615385">
            <text:p>3.85%</text:p>
          </table:table-cell>
          <table:table-cell table:style-name="ce20" table:formula="of:=[.R7]/([.R7]+[.S7])" office:value-type="percentage" office:value="0.475">
            <text:p>47.50%</text:p>
          </table:table-cell>
        </table:table-row>
        <table:table-row table:style-name="ro1">
          <table:table-cell office:value-type="string">
            <text:p>?s94 <text:s/>&lt;hasOfficialLanguage&gt; <text:s/>?o36 <text:s/>?s94 <text:s/>&lt;isLocatedIn&gt; <text:s/>?s36 <text:s text:c="2"/>=&gt; ?s36 <text:s/>&lt;hasOfficialLanguage&gt; <text:s/>?o36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formula="of:=[.B8]/([.B8]+[.C8])" office:value-type="percentage" office:value="0.928571428571429">
            <text:p>92.86%</text:p>
          </table:table-cell>
          <table:table-cell office:value-type="float" office:value="0.000019">
            <text:p>0.0000</text:p>
          </table:table-cell>
          <table:table-cell office:value-type="float" office:value="0.022416">
            <text:p>0.0224</text:p>
          </table:table-cell>
          <table:table-cell office:value-type="percentage" office:value="0.142857">
            <text:p>14.29%</text:p>
          </table:table-cell>
          <table:table-cell office:value-type="percentage" office:value="0.642857">
            <text:p>64.29%</text:p>
          </table:table-cell>
          <table:table-cell office:value-type="float" office:value="0.777778">
            <text:p>0.78</text:p>
          </table:table-cell>
          <table:table-cell office:value-type="float" office:value="0.111111">
            <text:p>0.11</text:p>
          </table:table-cell>
          <table:table-cell office:value-type="float" office:value="0.5">
            <text:p>0.5</text:p>
          </table:table-cell>
          <table:table-cell table:formula="of:=[.K8]*[.P8]" office:value-type="float" office:value="13.999986">
            <text:p>14</text:p>
          </table:table-cell>
          <table:table-cell table:formula="of:=[.P8]*[.L8]" office:value-type="float" office:value="63">
            <text:p>63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  <table:table-cell office:value-type="string">
            <text:p>?s36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formula="of:=SUM([.R8:.T8])" office:value-type="float" office:value="98">
            <text:p>98</text:p>
          </table:table-cell>
          <table:table-cell table:style-name="ce20" table:formula="of:=[.R8]/[.U8]" office:value-type="percentage" office:value="0">
            <text:p>0.00%</text:p>
          </table:table-cell>
          <table:table-cell table:style-name="ce20" table:formula="of:=[.R8]/([.R8]+[.S8])" office:value-type="percentage" office:value="0">
            <text:p>#DIV/0!</text:p>
          </table:table-cell>
        </table:table-row>
        <table:table-row table:style-name="ro1">
          <table:table-cell office:value-type="string">
            <text:p>?s33 <text:s/>&lt;created&gt; <text:s/>?o33 <text:s/>?s33 <text:s/>&lt;produced&gt; <text:s/>?o33 <text:s text:c="2"/>=&gt; ?s33 <text:s/>&lt;directed&gt; <text:s/>?o3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1">
            <text:p>1</text:p>
          </table:table-cell>
          <table:table-cell table:formula="of:=[.B9]/([.B9]+[.C9])" office:value-type="percentage" office:value="0">
            <text:p>0.00%</text:p>
          </table:table-cell>
          <table:table-cell office:value-type="float" office:value="0.001066">
            <text:p>0.0011</text:p>
          </table:table-cell>
          <table:table-cell office:value-type="float" office:value="0.030203">
            <text:p>0.0302</text:p>
          </table:table-cell>
          <table:table-cell office:value-type="percentage" office:value="0.498275">
            <text:p>49.83%</text:p>
          </table:table-cell>
          <table:table-cell office:value-type="percentage" office:value="0.586767">
            <text:p>58.68%</text:p>
          </table:table-cell>
          <table:table-cell office:value-type="float" office:value="0.150813">
            <text:p>0.15</text:p>
          </table:table-cell>
          <table:table-cell office:value-type="float" office:value="0.075146">
            <text:p>0.08</text:p>
          </table:table-cell>
          <table:table-cell office:value-type="float" office:value="0.088492">
            <text:p>0.09</text:p>
          </table:table-cell>
          <table:table-cell table:formula="of:=[.K9]*[.P9]" office:value-type="float" office:value="152.471234">
            <text:p>152.47</text:p>
          </table:table-cell>
          <table:table-cell table:formula="of:=[.P9]*[.L9]" office:value-type="float" office:value="179.550268">
            <text:p>179.55</text:p>
          </table:table-cell>
          <table:table-cell office:value-type="float" office:value="1011">
            <text:p>1011</text:p>
          </table:table-cell>
          <table:table-cell office:value-type="float" office:value="2029">
            <text:p>2029</text:p>
          </table:table-cell>
          <table:table-cell office:value-type="string">
            <text:p>?o33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224">
            <text:p>224</text:p>
          </table:table-cell>
          <table:table-cell table:formula="of:=SUM([.R9:.T9])" office:value-type="float" office:value="306">
            <text:p>306</text:p>
          </table:table-cell>
          <table:table-cell table:style-name="ce20" table:formula="of:=[.R9]/[.U9]" office:value-type="percentage" office:value="0.0163398692810458">
            <text:p>1.63%</text:p>
          </table:table-cell>
          <table:table-cell table:style-name="ce20" table:formula="of:=[.R9]/([.R9]+[.S9])" office:value-type="percentage" office:value="0.0609756097560976">
            <text:p>6.10%</text:p>
          </table:table-cell>
        </table:table-row>
        <table:table-row table:style-name="ro1">
          <table:table-cell office:value-type="string">
            <text:p>?s29 <text:s/>&lt;wasBornIn&gt; <text:s/>?o97 <text:s/>?o97 <text:s/>&lt;isLocatedIn&gt; <text:s/>?o29 <text:s text:c="2"/>=&gt; ?s29 <text:s/>&lt;isCitizenOf&gt; <text:s/>?o29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formula="of:=[.B10]/([.B10]+[.C10])" office:value-type="percentage" office:value="0.333333333333333">
            <text:p>33.33%</text:p>
          </table:table-cell>
          <table:table-cell office:value-type="float" office:value="0.001334">
            <text:p>0.0013</text:p>
          </table:table-cell>
          <table:table-cell office:value-type="float" office:value="0.086822">
            <text:p>0.0868</text:p>
          </table:table-cell>
          <table:table-cell office:value-type="percentage" office:value="0.03745">
            <text:p>3.75%</text:p>
          </table:table-cell>
          <table:table-cell office:value-type="percentage" office:value="0.574217">
            <text:p>57.42%</text:p>
          </table:table-cell>
          <table:table-cell office:value-type="float" office:value="0.93478">
            <text:p>0.93</text:p>
          </table:table-cell>
          <table:table-cell office:value-type="float" office:value="0.035008">
            <text:p>0.04</text:p>
          </table:table-cell>
          <table:table-cell office:value-type="float" office:value="0.536767">
            <text:p>0.54</text:p>
          </table:table-cell>
          <table:table-cell table:formula="of:=[.K10]*[.P10]" office:value-type="float" office:value="1182.500224">
            <text:p>1182.5</text:p>
          </table:table-cell>
          <table:table-cell table:formula="of:=[.P10]*[.L10]" office:value-type="float" office:value="18130.915726">
            <text:p>18130.92</text:p>
          </table:table-cell>
          <table:table-cell office:value-type="float" office:value="1265">
            <text:p>1265</text:p>
          </table:table-cell>
          <table:table-cell office:value-type="float" office:value="33778">
            <text:p>33778</text:p>
          </table:table-cell>
          <table:table-cell office:value-type="string">
            <text:p>?s29</text:p>
          </table:table-cell>
          <table:table-cell office:value-type="float" office:value="129">
            <text:p>129</text:p>
          </table:table-cell>
          <table:table-cell office:value-type="float" office:value="2862">
            <text:p>2862</text:p>
          </table:table-cell>
          <table:table-cell office:value-type="float" office:value="28584">
            <text:p>28584</text:p>
          </table:table-cell>
          <table:table-cell table:formula="of:=SUM([.R10:.T10])" office:value-type="float" office:value="31575">
            <text:p>31575</text:p>
          </table:table-cell>
          <table:table-cell table:style-name="ce20" table:formula="of:=[.R10]/[.U10]" office:value-type="percentage" office:value="0.0040855106888361">
            <text:p>0.41%</text:p>
          </table:table-cell>
          <table:table-cell table:style-name="ce20" table:formula="of:=[.R10]/([.R10]+[.S10])" office:value-type="percentage" office:value="0.0431293881644935">
            <text:p>4.31%</text:p>
          </table:table-cell>
        </table:table-row>
        <table:table-row table:style-name="ro1">
          <table:table-cell office:value-type="string">
            <text:p>?s28 <text:s/>&lt;wasBornIn&gt; <text:s/>?o77 <text:s/>?o77 <text:s/>&lt;isLocatedIn&gt; <text:s/>?o28 <text:s text:c="2"/>=&gt; ?s28 <text:s/>&lt;isPoliticianOf&gt; <text:s/>?o28 <text:s/>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0">
            <text:p>0</text:p>
          </table:table-cell>
          <table:table-cell table:formula="of:=[.B11]/([.B11]+[.C11])" office:value-type="percentage" office:value="0.133333333333333">
            <text:p>13.33%</text:p>
          </table:table-cell>
          <table:table-cell office:value-type="float" office:value="0.000231">
            <text:p>0.0002</text:p>
          </table:table-cell>
          <table:table-cell office:value-type="float" office:value="0.15">
            <text:p>0.1500</text:p>
          </table:table-cell>
          <table:table-cell office:value-type="percentage" office:value="0.006484">
            <text:p>0.65%</text:p>
          </table:table-cell>
          <table:table-cell office:value-type="percentage" office:value="0.571802">
            <text:p>57.18%</text:p>
          </table:table-cell>
          <table:table-cell office:value-type="float" office:value="0.988661">
            <text:p>0.99</text:p>
          </table:table-cell>
          <table:table-cell office:value-type="float" office:value="0.00641">
            <text:p>0.01</text:p>
          </table:table-cell>
          <table:table-cell office:value-type="float" office:value="0.565318">
            <text:p>0.57</text:p>
          </table:table-cell>
          <table:table-cell table:formula="of:=[.K11]*[.P11]" office:value-type="float" office:value="216.51698">
            <text:p>216.52</text:p>
          </table:table-cell>
          <table:table-cell table:formula="of:=[.P11]*[.L11]" office:value-type="float" office:value="19095.311404">
            <text:p>19095.31</text:p>
          </table:table-cell>
          <table:table-cell office:value-type="float" office:value="219">
            <text:p>219</text:p>
          </table:table-cell>
          <table:table-cell office:value-type="float" office:value="33778">
            <text:p>33778</text:p>
          </table:table-cell>
          <table:table-cell office:value-type="string">
            <text:p>?s28</text:p>
          </table:table-cell>
          <table:table-cell office:value-type="float" office:value="98">
            <text:p>98</text:p>
          </table:table-cell>
          <table:table-cell office:value-type="float" office:value="86">
            <text:p>86</text:p>
          </table:table-cell>
          <table:table-cell office:value-type="float" office:value="33211">
            <text:p>33211</text:p>
          </table:table-cell>
          <table:table-cell table:formula="of:=SUM([.R11:.T11])" office:value-type="float" office:value="33395">
            <text:p>33395</text:p>
          </table:table-cell>
          <table:table-cell table:style-name="ce20" table:formula="of:=[.R11]/[.U11]" office:value-type="percentage" office:value="0.0029345710435694">
            <text:p>0.29%</text:p>
          </table:table-cell>
          <table:table-cell table:style-name="ce20" table:formula="of:=[.R11]/([.R11]+[.S11])" office:value-type="percentage" office:value="0.532608695652174">
            <text:p>53.26%</text:p>
          </table:table-cell>
        </table:table-row>
        <table:table-row table:style-name="ro1">
          <table:table-cell office:value-type="string">
            <text:p>?s97 <text:s/>&lt;isLocatedIn&gt; <text:s/>?o29 <text:s/>?s29 <text:s/>&lt;isLocatedIn&gt; <text:s/>?s97 <text:s text:c="2"/>=&gt; ?s29 <text:s/>&lt;isCitizenOf&gt; <text:s/>?o29 <text:s/>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0">
            <text:p>0</text:p>
          </table:table-cell>
          <table:table-cell table:formula="of:=[.B12]/([.B12]+[.C12])" office:value-type="percentage" office:value="0">
            <text:p>0.00%</text:p>
          </table:table-cell>
          <table:table-cell office:value-type="float" office:value="0.000223">
            <text:p>0.0002</text:p>
          </table:table-cell>
          <table:table-cell office:value-type="float" office:value="0.014482">
            <text:p>0.0145</text:p>
          </table:table-cell>
          <table:table-cell office:value-type="percentage" office:value="0.004013">
            <text:p>0.40%</text:p>
          </table:table-cell>
          <table:table-cell office:value-type="percentage" office:value="0.542416">
            <text:p>54.24%</text:p>
          </table:table-cell>
          <table:table-cell office:value-type="float" office:value="0.992602">
            <text:p>0.99</text:p>
          </table:table-cell>
          <table:table-cell office:value-type="float" office:value="0.003983">
            <text:p>0</text:p>
          </table:table-cell>
          <table:table-cell office:value-type="float" office:value="0.538404">
            <text:p>0.54</text:p>
          </table:table-cell>
          <table:table-cell table:formula="of:=[.K12]*[.P12]" office:value-type="float" office:value="209.434106">
            <text:p>209.43</text:p>
          </table:table-cell>
          <table:table-cell table:formula="of:=[.P12]*[.L12]" office:value-type="float" office:value="28310.359128">
            <text:p>28310.36</text:p>
          </table:table-cell>
          <table:table-cell office:value-type="float" office:value="211">
            <text:p>211</text:p>
          </table:table-cell>
          <table:table-cell office:value-type="float" office:value="52582">
            <text:p>52582</text:p>
          </table:table-cell>
          <table:table-cell office:value-type="string">
            <text:p>?s29</text:p>
          </table:table-cell>
          <table:table-cell office:value-type="float" office:value="11">
            <text:p>11</text:p>
          </table:table-cell>
          <table:table-cell office:value-type="float" office:value="359">
            <text:p>359</text:p>
          </table:table-cell>
          <table:table-cell office:value-type="float" office:value="51823">
            <text:p>51823</text:p>
          </table:table-cell>
          <table:table-cell table:formula="of:=SUM([.R12:.T12])" office:value-type="float" office:value="52193">
            <text:p>52193</text:p>
          </table:table-cell>
          <table:table-cell table:style-name="ce20" table:formula="of:=[.R12]/[.U12]" office:value-type="percentage" office:value="0.000210756231678578">
            <text:p>0.02%</text:p>
          </table:table-cell>
          <table:table-cell table:style-name="ce20" table:formula="of:=[.R12]/([.R12]+[.S12])" office:value-type="percentage" office:value="0.0297297297297297">
            <text:p>2.97%</text:p>
          </table:table-cell>
        </table:table-row>
        <table:table-row table:style-name="ro1">
          <table:table-cell office:value-type="string">
            <text:p>?s9 <text:s/>&lt;isCitizenOf&gt; <text:s/>?o9 <text:s text:c="2"/>=&gt; ?s9 <text:s/>&lt;livesIn&gt; <text:s/>?o9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formula="of:=[.B13]/([.B13]+[.C13])" office:value-type="percentage" office:value="1">
            <text:p>100.00%</text:p>
          </table:table-cell>
          <table:table-cell office:value-type="float" office:value="0.000691">
            <text:p>0.0007</text:p>
          </table:table-cell>
          <table:table-cell office:value-type="float" office:value="0.044885">
            <text:p>0.0449</text:p>
          </table:table-cell>
          <table:table-cell office:value-type="percentage" office:value="0.044955">
            <text:p>4.50%</text:p>
          </table:table-cell>
          <table:table-cell office:value-type="percentage" office:value="0.523581">
            <text:p>52.36%</text:p>
          </table:table-cell>
          <table:table-cell office:value-type="float" office:value="0.914139">
            <text:p>0.91</text:p>
          </table:table-cell>
          <table:table-cell office:value-type="float" office:value="0.041095">
            <text:p>0.04</text:p>
          </table:table-cell>
          <table:table-cell office:value-type="float" office:value="0.478626">
            <text:p>0.48</text:p>
          </table:table-cell>
          <table:table-cell table:formula="of:=[.K13]*[.P13]" office:value-type="float" office:value="598.75415">
            <text:p>598.75</text:p>
          </table:table-cell>
          <table:table-cell table:formula="of:=[.P13]*[.L13]" office:value-type="float" office:value="6973.58082">
            <text:p>6973.58</text:p>
          </table:table-cell>
          <table:table-cell office:value-type="float" office:value="655">
            <text:p>655</text:p>
          </table:table-cell>
          <table:table-cell office:value-type="float" office:value="14570">
            <text:p>14570</text:p>
          </table:table-cell>
          <table:table-cell office:value-type="string">
            <text:p>?s9</text:p>
          </table:table-cell>
          <table:table-cell office:value-type="float" office:value="35">
            <text:p>35</text:p>
          </table:table-cell>
          <table:table-cell office:value-type="float" office:value="130">
            <text:p>130</text:p>
          </table:table-cell>
          <table:table-cell office:value-type="float" office:value="13154">
            <text:p>13154</text:p>
          </table:table-cell>
          <table:table-cell table:formula="of:=SUM([.R13:.T13])" office:value-type="float" office:value="13319">
            <text:p>13319</text:p>
          </table:table-cell>
          <table:table-cell table:style-name="ce20" table:formula="of:=[.R13]/[.U13]" office:value-type="percentage" office:value="0.00262782491178016">
            <text:p>0.26%</text:p>
          </table:table-cell>
          <table:table-cell table:style-name="ce20" table:formula="of:=[.R13]/([.R13]+[.S13])" office:value-type="percentage" office:value="0.212121212121212">
            <text:p>21.21%</text:p>
          </table:table-cell>
        </table:table-row>
        <table:table-row table:style-name="ro1">
          <table:table-cell office:value-type="string">
            <text:p>?s92 <text:s/>&lt;isCitizenOf&gt; <text:s/>?o29 <text:s/>?s29 <text:s/>&lt;influences&gt; <text:s/>?s92 <text:s text:c="2"/>=&gt; ?s29 <text:s/>&lt;isCitizenOf&gt; <text:s/>?o29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">
            <text:p>1</text:p>
          </table:table-cell>
          <table:table-cell table:formula="of:=[.B14]/([.B14]+[.C14])" office:value-type="percentage" office:value="0.214285714285714">
            <text:p>21.43%</text:p>
          </table:table-cell>
          <table:table-cell office:value-type="float" office:value="0.000154">
            <text:p>0.0002</text:p>
          </table:table-cell>
          <table:table-cell office:value-type="float" office:value="0.010021">
            <text:p>0.0100</text:p>
          </table:table-cell>
          <table:table-cell office:value-type="percentage" office:value="0.105644">
            <text:p>10.56%</text:p>
          </table:table-cell>
          <table:table-cell office:value-type="percentage" office:value="0.519573">
            <text:p>51.96%</text:p>
          </table:table-cell>
          <table:table-cell office:value-type="float" office:value="0.796671">
            <text:p>0.8</text:p>
          </table:table-cell>
          <table:table-cell office:value-type="float" office:value="0.084164">
            <text:p>0.08</text:p>
          </table:table-cell>
          <table:table-cell office:value-type="float" office:value="0.413929">
            <text:p>0.41</text:p>
          </table:table-cell>
          <table:table-cell table:formula="of:=[.K14]*[.P14]" office:value-type="float" office:value="116.314648">
            <text:p>116.31</text:p>
          </table:table-cell>
          <table:table-cell table:formula="of:=[.P14]*[.L14]" office:value-type="float" office:value="572.049878">
            <text:p>572.05</text:p>
          </table:table-cell>
          <table:table-cell office:value-type="float" office:value="146">
            <text:p>146</text:p>
          </table:table-cell>
          <table:table-cell office:value-type="float" office:value="1382">
            <text:p>1382</text:p>
          </table:table-cell>
          <table:table-cell office:value-type="string">
            <text:p>?s29</text:p>
          </table:table-cell>
          <table:table-cell office:value-type="float" office:value="28">
            <text:p>28</text:p>
          </table:table-cell>
          <table:table-cell office:value-type="float" office:value="105">
            <text:p>105</text:p>
          </table:table-cell>
          <table:table-cell office:value-type="float" office:value="968">
            <text:p>968</text:p>
          </table:table-cell>
          <table:table-cell table:formula="of:=SUM([.R14:.T14])" office:value-type="float" office:value="1101">
            <text:p>1101</text:p>
          </table:table-cell>
          <table:table-cell table:style-name="ce20" table:formula="of:=[.R14]/[.U14]" office:value-type="percentage" office:value="0.0254314259763851">
            <text:p>2.54%</text:p>
          </table:table-cell>
          <table:table-cell table:style-name="ce20" table:formula="of:=[.R14]/([.R14]+[.S14])" office:value-type="percentage" office:value="0.210526315789474">
            <text:p>21.05%</text:p>
          </table:table-cell>
        </table:table-row>
        <table:table-row table:style-name="ro1">
          <table:table-cell office:value-type="string">
            <text:p>?s29 <text:s/>&lt;livesIn&gt; <text:s/>?o97 <text:s/>?o97 <text:s/>&lt;isLocatedIn&gt; <text:s/>?o29 <text:s text:c="2"/>=&gt; ?s29 <text:s/>&lt;isCitizenOf&gt; <text:s/>?o29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0">
            <text:p>0</text:p>
          </table:table-cell>
          <table:table-cell table:formula="of:=[.B15]/([.B15]+[.C15])" office:value-type="percentage" office:value="0.0666666666666667">
            <text:p>6.67%</text:p>
          </table:table-cell>
          <table:table-cell office:value-type="float" office:value="0.000217">
            <text:p>0.0002</text:p>
          </table:table-cell>
          <table:table-cell office:value-type="float" office:value="0.014139">
            <text:p>0.0141</text:p>
          </table:table-cell>
          <table:table-cell office:value-type="percentage" office:value="0.039097">
            <text:p>3.91%</text:p>
          </table:table-cell>
          <table:table-cell office:value-type="percentage" office:value="0.481308">
            <text:p>48.13%</text:p>
          </table:table-cell>
          <table:table-cell office:value-type="float" office:value="0.91877">
            <text:p>0.92</text:p>
          </table:table-cell>
          <table:table-cell office:value-type="float" office:value="0.035921">
            <text:p>0.04</text:p>
          </table:table-cell>
          <table:table-cell office:value-type="float" office:value="0.442212">
            <text:p>0.44</text:p>
          </table:table-cell>
          <table:table-cell table:formula="of:=[.K15]*[.P15]" office:value-type="float" office:value="189.267749">
            <text:p>189.27</text:p>
          </table:table-cell>
          <table:table-cell table:formula="of:=[.P15]*[.L15]" office:value-type="float" office:value="2330.015028">
            <text:p>2330.02</text:p>
          </table:table-cell>
          <table:table-cell office:value-type="float" office:value="206">
            <text:p>206</text:p>
          </table:table-cell>
          <table:table-cell office:value-type="float" office:value="5269">
            <text:p>5269</text:p>
          </table:table-cell>
          <table:table-cell office:value-type="string">
            <text:p>?s29</text:p>
          </table:table-cell>
          <table:table-cell office:value-type="float" office:value="24">
            <text:p>24</text:p>
          </table:table-cell>
          <table:table-cell office:value-type="float" office:value="603">
            <text:p>603</text:p>
          </table:table-cell>
          <table:table-cell office:value-type="float" office:value="4214">
            <text:p>4214</text:p>
          </table:table-cell>
          <table:table-cell table:formula="of:=SUM([.R15:.T15])" office:value-type="float" office:value="4841">
            <text:p>4841</text:p>
          </table:table-cell>
          <table:table-cell table:style-name="ce20" table:formula="of:=[.R15]/[.U15]" office:value-type="percentage" office:value="0.00495765337740136">
            <text:p>0.50%</text:p>
          </table:table-cell>
          <table:table-cell table:style-name="ce20" table:formula="of:=[.R15]/([.R15]+[.S15])" office:value-type="percentage" office:value="0.0382775119617225">
            <text:p>3.83%</text:p>
          </table:table-cell>
        </table:table-row>
        <table:table-row table:style-name="ro1">
          <table:table-cell office:value-type="string">
            <text:p>?s29 <text:s/>&lt;diedIn&gt; <text:s/>?o97 <text:s/>?o97 <text:s/>&lt;isLocatedIn&gt; <text:s/>?o29 <text:s text:c="2"/>=&gt; ?s29 <text:s/>&lt;isCitizenOf&gt; <text:s/>?o29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0">
            <text:p>0</text:p>
          </table:table-cell>
          <table:table-cell table:formula="of:=[.B16]/([.B16]+[.C16])" office:value-type="percentage" office:value="0.142857142857143">
            <text:p>14.29%</text:p>
          </table:table-cell>
          <table:table-cell office:value-type="float" office:value="0.000638">
            <text:p>0.0006</text:p>
          </table:table-cell>
          <table:table-cell office:value-type="float" office:value="0.041524">
            <text:p>0.0415</text:p>
          </table:table-cell>
          <table:table-cell office:value-type="percentage" office:value="0.045149">
            <text:p>4.51%</text:p>
          </table:table-cell>
          <table:table-cell office:value-type="percentage" office:value="0.481305">
            <text:p>48.13%</text:p>
          </table:table-cell>
          <table:table-cell office:value-type="float" office:value="0.906194">
            <text:p>0.91</text:p>
          </table:table-cell>
          <table:table-cell office:value-type="float" office:value="0.040914">
            <text:p>0.04</text:p>
          </table:table-cell>
          <table:table-cell office:value-type="float" office:value="0.436155">
            <text:p>0.44</text:p>
          </table:table-cell>
          <table:table-cell table:formula="of:=[.K16]*[.P16]" office:value-type="float" office:value="548.2476">
            <text:p>548.25</text:p>
          </table:table-cell>
          <table:table-cell table:formula="of:=[.P16]*[.L16]" office:value-type="float" office:value="5844.477">
            <text:p>5844.48</text:p>
          </table:table-cell>
          <table:table-cell office:value-type="float" office:value="605">
            <text:p>605</text:p>
          </table:table-cell>
          <table:table-cell office:value-type="float" office:value="13400">
            <text:p>13400</text:p>
          </table:table-cell>
          <table:table-cell office:value-type="string">
            <text:p>?s29</text:p>
          </table:table-cell>
          <table:table-cell office:value-type="float" office:value="34">
            <text:p>34</text:p>
          </table:table-cell>
          <table:table-cell office:value-type="float" office:value="854">
            <text:p>854</text:p>
          </table:table-cell>
          <table:table-cell office:value-type="float" office:value="11255">
            <text:p>11255</text:p>
          </table:table-cell>
          <table:table-cell table:formula="of:=SUM([.R16:.T16])" office:value-type="float" office:value="12143">
            <text:p>12143</text:p>
          </table:table-cell>
          <table:table-cell table:style-name="ce20" table:formula="of:=[.R16]/[.U16]" office:value-type="percentage" office:value="0.00279996705921107">
            <text:p>0.28%</text:p>
          </table:table-cell>
          <table:table-cell table:style-name="ce20" table:formula="of:=[.R16]/([.R16]+[.S16])" office:value-type="percentage" office:value="0.0382882882882883">
            <text:p>3.83%</text:p>
          </table:table-cell>
        </table:table-row>
        <table:table-row table:style-name="ro1">
          <table:table-cell office:value-type="string">
            <text:p>?s26 <text:s/>&lt;actedIn&gt; <text:s/>?o26 <text:s/>?s26 <text:s/>&lt;created&gt; <text:s/>?o26 <text:s text:c="2"/>=&gt; ?s26 <text:s/>&lt;produced&gt; <text:s/>?o2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3">
            <text:p>13</text:p>
          </table:table-cell>
          <table:table-cell table:formula="of:=[.B17]/([.B17]+[.C17])" office:value-type="percentage" office:value="0">
            <text:p>0.00%</text:p>
          </table:table-cell>
          <table:table-cell office:value-type="float" office:value="0.000405">
            <text:p>0.0004</text:p>
          </table:table-cell>
          <table:table-cell office:value-type="float" office:value="0.011472">
            <text:p>0.0115</text:p>
          </table:table-cell>
          <table:table-cell office:value-type="percentage" office:value="0.382851">
            <text:p>38.29%</text:p>
          </table:table-cell>
          <table:table-cell office:value-type="percentage" office:value="0.452297">
            <text:p>45.23%</text:p>
          </table:table-cell>
          <table:table-cell office:value-type="float" office:value="0.153539">
            <text:p>0.15</text:p>
          </table:table-cell>
          <table:table-cell office:value-type="float" office:value="0.058783">
            <text:p>0.06</text:p>
          </table:table-cell>
          <table:table-cell office:value-type="float" office:value="0.069445">
            <text:p>0.07</text:p>
          </table:table-cell>
          <table:table-cell table:formula="of:=[.K17]*[.P17]" office:value-type="float" office:value="58.959349">
            <text:p>58.96</text:p>
          </table:table-cell>
          <table:table-cell table:formula="of:=[.P17]*[.L17]" office:value-type="float" office:value="69.653335">
            <text:p>69.65</text:p>
          </table:table-cell>
          <table:table-cell office:value-type="float" office:value="384">
            <text:p>384</text:p>
          </table:table-cell>
          <table:table-cell office:value-type="float" office:value="1003">
            <text:p>1003</text:p>
          </table:table-cell>
          <table:table-cell office:value-type="string">
            <text:p>?o3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23">
            <text:p>123</text:p>
          </table:table-cell>
          <table:table-cell table:formula="of:=SUM([.R17:.T17])" office:value-type="float" office:value="154">
            <text:p>154</text:p>
          </table:table-cell>
          <table:table-cell table:style-name="ce20" table:formula="of:=[.R17]/[.U17]" office:value-type="percentage" office:value="0.00649350649350649">
            <text:p>0.65%</text:p>
          </table:table-cell>
          <table:table-cell table:style-name="ce20" table:formula="of:=[.R17]/([.R17]+[.S17])" office:value-type="percentage" office:value="0.032258064516129">
            <text:p>3.23%</text:p>
          </table:table-cell>
        </table:table-row>
        <table:table-row table:style-name="ro1">
          <table:table-cell office:value-type="string">
            <text:p>?s9 <text:s/>&lt;diedIn&gt; <text:s/>?o9 <text:s text:c="2"/>=&gt; ?s9 <text:s/>&lt;livesIn&gt; <text:s/>?o9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formula="of:=[.B18]/([.B18]+[.C18])" office:value-type="percentage" office:value="0.846153846153846">
            <text:p>84.62%</text:p>
          </table:table-cell>
          <table:table-cell office:value-type="float" office:value="0.000282">
            <text:p>0.0003</text:p>
          </table:table-cell>
          <table:table-cell office:value-type="float" office:value="0.018296">
            <text:p>0.0183</text:p>
          </table:table-cell>
          <table:table-cell office:value-type="percentage" office:value="0.012051">
            <text:p>1.21%</text:p>
          </table:table-cell>
          <table:table-cell office:value-type="percentage" office:value="0.434146">
            <text:p>43.41%</text:p>
          </table:table-cell>
          <table:table-cell office:value-type="float" office:value="0.972242">
            <text:p>0.97</text:p>
          </table:table-cell>
          <table:table-cell office:value-type="float" office:value="0.011716">
            <text:p>0.01</text:p>
          </table:table-cell>
          <table:table-cell office:value-type="float" office:value="0.422095">
            <text:p>0.42</text:p>
          </table:table-cell>
          <table:table-cell table:formula="of:=[.K18]*[.P18]" office:value-type="float" office:value="259.579696">
            <text:p>259.58</text:p>
          </table:table-cell>
          <table:table-cell table:formula="of:=[.P18]*[.L18]" office:value-type="float" office:value="9351.93682">
            <text:p>9351.94</text:p>
          </table:table-cell>
          <table:table-cell office:value-type="float" office:value="267">
            <text:p>267</text:p>
          </table:table-cell>
          <table:table-cell office:value-type="float" office:value="22156">
            <text:p>22156</text:p>
          </table:table-cell>
          <table:table-cell office:value-type="string">
            <text:p>?s9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float" office:value="21443">
            <text:p>21443</text:p>
          </table:table-cell>
          <table:table-cell table:formula="of:=SUM([.R18:.T18])" office:value-type="float" office:value="21541">
            <text:p>21541</text:p>
          </table:table-cell>
          <table:table-cell table:style-name="ce20" table:formula="of:=[.R18]/[.U18]" office:value-type="percentage" office:value="0.00111415440323105">
            <text:p>0.11%</text:p>
          </table:table-cell>
          <table:table-cell table:style-name="ce20" table:formula="of:=[.R18]/([.R18]+[.S18])" office:value-type="percentage" office:value="0.244897959183673">
            <text:p>24.49%</text:p>
          </table:table-cell>
        </table:table-row>
        <table:table-row table:style-name="ro1">
          <table:table-cell office:value-type="string">
            <text:p>?s34 <text:s/>&lt;hasChild&gt; <text:s/>?o99 <text:s/>?o34 <text:s/>&lt;hasChild&gt; <text:s/>?o99 <text:s text:c="2"/>=&gt; ?s34 <text:s/>&lt;isMarriedTo&gt; <text:s/>?o3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0">
            <text:p>0</text:p>
          </table:table-cell>
          <table:table-cell table:formula="of:=[.B19]/([.B19]+[.C19])" office:value-type="percentage" office:value="0.1">
            <text:p>10.00%</text:p>
          </table:table-cell>
          <table:table-cell office:value-type="float" office:value="0.001982">
            <text:p>0.0020</text:p>
          </table:table-cell>
          <table:table-cell office:value-type="float" office:value="0.156675">
            <text:p>0.1567</text:p>
          </table:table-cell>
          <table:table-cell office:value-type="percentage" office:value="0.173212">
            <text:p>17.32%</text:p>
          </table:table-cell>
          <table:table-cell office:value-type="percentage" office:value="0.409815">
            <text:p>40.98%</text:p>
          </table:table-cell>
          <table:table-cell office:value-type="float" office:value="0.577341">
            <text:p>0.58</text:p>
          </table:table-cell>
          <table:table-cell office:value-type="float" office:value="0.100002">
            <text:p>0.1</text:p>
          </table:table-cell>
          <table:table-cell office:value-type="float" office:value="0.236603">
            <text:p>0.24</text:p>
          </table:table-cell>
          <table:table-cell table:formula="of:=[.K19]*[.P19]" office:value-type="float" office:value="1084.821696">
            <text:p>1084.82</text:p>
          </table:table-cell>
          <table:table-cell table:formula="of:=[.P19]*[.L19]" office:value-type="float" office:value="2566.669344">
            <text:p>2566.67</text:p>
          </table:table-cell>
          <table:table-cell office:value-type="float" office:value="1879">
            <text:p>1879</text:p>
          </table:table-cell>
          <table:table-cell office:value-type="float" office:value="10848">
            <text:p>10848</text:p>
          </table:table-cell>
          <table:table-cell office:value-type="string">
            <text:p>?o34</text:p>
          </table:table-cell>
          <table:table-cell office:value-type="float" office:value="485">
            <text:p>485</text:p>
          </table:table-cell>
          <table:table-cell office:value-type="float" office:value="1089">
            <text:p>1089</text:p>
          </table:table-cell>
          <table:table-cell office:value-type="float" office:value="4689">
            <text:p>4689</text:p>
          </table:table-cell>
          <table:table-cell table:formula="of:=SUM([.R19:.T19])" office:value-type="float" office:value="6263">
            <text:p>6263</text:p>
          </table:table-cell>
          <table:table-cell table:style-name="ce20" table:formula="of:=[.R19]/[.U19]" office:value-type="percentage" office:value="0.0774389270317739">
            <text:p>7.74%</text:p>
          </table:table-cell>
          <table:table-cell table:style-name="ce20" table:formula="of:=[.R19]/([.R19]+[.S19])" office:value-type="percentage" office:value="0.308132147395172">
            <text:p>30.81%</text:p>
          </table:table-cell>
        </table:table-row>
        <table:table-row table:style-name="ro1">
          <table:table-cell office:value-type="string">
            <text:p>?s28 <text:s/>&lt;diedIn&gt; <text:s/>?o77 <text:s/>?o28 <text:s/>&lt;hasCapital&gt; <text:s/>?o77 <text:s text:c="2"/>=&gt; ?s28 <text:s/>&lt;isPoliticianOf&gt;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">
            <text:p>1</text:p>
          </table:table-cell>
          <table:table-cell table:formula="of:=[.B20]/([.B20]+[.C20])" office:value-type="percentage" office:value="0.0714285714285714">
            <text:p>7.14%</text:p>
          </table:table-cell>
          <table:table-cell office:value-type="float" office:value="0.000042">
            <text:p>0.0000</text:p>
          </table:table-cell>
          <table:table-cell office:value-type="float" office:value="0.027397">
            <text:p>0.0274</text:p>
          </table:table-cell>
          <table:table-cell office:value-type="percentage" office:value="0.00161">
            <text:p>0.16%</text:p>
          </table:table-cell>
          <table:table-cell office:value-type="percentage" office:value="0.39604">
            <text:p>39.60%</text:p>
          </table:table-cell>
          <table:table-cell office:value-type="float" office:value="0.995934">
            <text:p>1</text:p>
          </table:table-cell>
          <table:table-cell office:value-type="float" office:value="0.001604">
            <text:p>0</text:p>
          </table:table-cell>
          <table:table-cell office:value-type="float" office:value="0.394429">
            <text:p>0.39</text:p>
          </table:table-cell>
          <table:table-cell table:formula="of:=[.K20]*[.P20]" office:value-type="float" office:value="39.840152">
            <text:p>39.84</text:p>
          </table:table-cell>
          <table:table-cell table:formula="of:=[.P20]*[.L20]" office:value-type="float" office:value="9796.827502">
            <text:p>9796.83</text:p>
          </table:table-cell>
          <table:table-cell office:value-type="float" office:value="40">
            <text:p>40</text:p>
          </table:table-cell>
          <table:table-cell office:value-type="float" office:value="24838">
            <text:p>24838</text:p>
          </table:table-cell>
          <table:table-cell office:value-type="string">
            <text:p>?s28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24661">
            <text:p>24661</text:p>
          </table:table-cell>
          <table:table-cell table:formula="of:=SUM([.R20:.T20])" office:value-type="float" office:value="24737">
            <text:p>24737</text:p>
          </table:table-cell>
          <table:table-cell table:style-name="ce20" table:formula="of:=[.R20]/[.U20]" office:value-type="percentage" office:value="0.000121275821643692">
            <text:p>0.01%</text:p>
          </table:table-cell>
          <table:table-cell table:style-name="ce20" table:formula="of:=[.R20]/([.R20]+[.S20])" office:value-type="percentage" office:value="0.0394736842105263">
            <text:p>3.95%</text:p>
          </table:table-cell>
        </table:table-row>
        <table:table-row table:style-name="ro1">
          <table:table-cell office:value-type="string">
            <text:p>?s67 <text:s/>&lt;hasAcademicAdvisor&gt; <text:s/>?s22 <text:s/>?s67 <text:s/>&lt;graduatedFrom&gt; <text:s/>?o22 <text:s text:c="2"/>=&gt; ?s22 <text:s/>&lt;worksAt&gt; <text:s/>?o2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table:formula="of:=[.B21]/([.B21]+[.C21])" office:value-type="percentage" office:value="0.4">
            <text:p>40.00%</text:p>
          </table:table-cell>
          <table:table-cell office:value-type="float" office:value="0.000094">
            <text:p>0.0001</text:p>
          </table:table-cell>
          <table:table-cell office:value-type="float" office:value="0.036535">
            <text:p>0.0365</text:p>
          </table:table-cell>
          <table:table-cell office:value-type="percentage" office:value="0.134441">
            <text:p>13.44%</text:p>
          </table:table-cell>
          <table:table-cell office:value-type="percentage" office:value="0.390351">
            <text:p>39.04%</text:p>
          </table:table-cell>
          <table:table-cell office:value-type="float" office:value="0.655589">
            <text:p>0.66</text:p>
          </table:table-cell>
          <table:table-cell office:value-type="float" office:value="0.088138">
            <text:p>0.09</text:p>
          </table:table-cell>
          <table:table-cell office:value-type="float" office:value="0.25591">
            <text:p>0.26</text:p>
          </table:table-cell>
          <table:table-cell table:formula="of:=[.K21]*[.P21]" office:value-type="float" office:value="58.347356">
            <text:p>58.35</text:p>
          </table:table-cell>
          <table:table-cell table:formula="of:=[.P21]*[.L21]" office:value-type="float" office:value="169.41242">
            <text:p>169.41</text:p>
          </table:table-cell>
          <table:table-cell office:value-type="float" office:value="89">
            <text:p>89</text:p>
          </table:table-cell>
          <table:table-cell office:value-type="float" office:value="662">
            <text:p>662</text:p>
          </table:table-cell>
          <table:table-cell office:value-type="string">
            <text:p>?s22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377">
            <text:p>377</text:p>
          </table:table-cell>
          <table:table-cell table:formula="of:=SUM([.R21:.T21])" office:value-type="float" office:value="434">
            <text:p>434</text:p>
          </table:table-cell>
          <table:table-cell table:style-name="ce20" table:formula="of:=[.R21]/[.U21]" office:value-type="percentage" office:value="0.0414746543778802">
            <text:p>4.15%</text:p>
          </table:table-cell>
          <table:table-cell table:style-name="ce20" table:formula="of:=[.R21]/([.R21]+[.S21])" office:value-type="percentage" office:value="0.31578947368421">
            <text:p>31.58%</text:p>
          </table:table-cell>
        </table:table-row>
        <table:table-row table:style-name="ro1">
          <table:table-cell office:value-type="string">
            <text:p>?s26 <text:s/>&lt;actedIn&gt; <text:s/>?o26 <text:s/>?s26 <text:s/>&lt;created&gt; <text:s/>?o26 <text:s text:c="2"/>=&gt; ?s26 <text:s/>&lt;produced&gt; <text:s/>?o2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3">
            <text:p>13</text:p>
          </table:table-cell>
          <table:table-cell table:formula="of:=[.B22]/([.B22]+[.C22])" office:value-type="percentage" office:value="0">
            <text:p>0.00%</text:p>
          </table:table-cell>
          <table:table-cell office:value-type="float" office:value="0.000405">
            <text:p>0.0004</text:p>
          </table:table-cell>
          <table:table-cell office:value-type="float" office:value="0.011472">
            <text:p>0.0115</text:p>
          </table:table-cell>
          <table:table-cell office:value-type="percentage" office:value="0.382851">
            <text:p>38.29%</text:p>
          </table:table-cell>
          <table:table-cell office:value-type="percentage" office:value="0.452297">
            <text:p>45.23%</text:p>
          </table:table-cell>
          <table:table-cell office:value-type="float" office:value="0.153539">
            <text:p>0.15</text:p>
          </table:table-cell>
          <table:table-cell office:value-type="float" office:value="0.058783">
            <text:p>0.06</text:p>
          </table:table-cell>
          <table:table-cell office:value-type="float" office:value="0.069445">
            <text:p>0.07</text:p>
          </table:table-cell>
          <table:table-cell table:formula="of:=[.K22]*[.P22]" office:value-type="float" office:value="58.959349">
            <text:p>58.96</text:p>
          </table:table-cell>
          <table:table-cell table:formula="of:=[.P22]*[.L22]" office:value-type="float" office:value="69.653335">
            <text:p>69.65</text:p>
          </table:table-cell>
          <table:table-cell office:value-type="float" office:value="384">
            <text:p>384</text:p>
          </table:table-cell>
          <table:table-cell office:value-type="float" office:value="1003">
            <text:p>1003</text:p>
          </table:table-cell>
          <table:table-cell office:value-type="string">
            <text:p>?o3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23">
            <text:p>123</text:p>
          </table:table-cell>
          <table:table-cell table:formula="of:=SUM([.R22:.T22])" office:value-type="float" office:value="154">
            <text:p>154</text:p>
          </table:table-cell>
          <table:table-cell table:style-name="ce20" table:formula="of:=[.R22]/[.U22]" office:value-type="percentage" office:value="0.00649350649350649">
            <text:p>0.65%</text:p>
          </table:table-cell>
          <table:table-cell table:style-name="ce20" table:formula="of:=[.R22]/([.R22]+[.S22])" office:value-type="percentage" office:value="0.032258064516129">
            <text:p>3.23%</text:p>
          </table:table-cell>
        </table:table-row>
        <table:table-row table:style-name="ro1">
          <table:table-cell office:value-type="string">
            <text:p>?s9 <text:s/>&lt;diedIn&gt; <text:s/>?o73 <text:s/>?o73 <text:s/>&lt;isLocatedIn&gt; <text:s/>?o9 <text:s text:c="2"/>=&gt; ?s9 <text:s/>&lt;livesIn&gt; <text:s/>?o9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formula="of:=[.B23]/([.B23]+[.C23])" office:value-type="percentage" office:value="0.866666666666667">
            <text:p>86.67%</text:p>
          </table:table-cell>
          <table:table-cell office:value-type="float" office:value="0.000185">
            <text:p>0.0002</text:p>
          </table:table-cell>
          <table:table-cell office:value-type="float" office:value="0.011992">
            <text:p>0.0120</text:p>
          </table:table-cell>
          <table:table-cell office:value-type="percentage" office:value="0.01306">
            <text:p>1.31%</text:p>
          </table:table-cell>
          <table:table-cell office:value-type="percentage" office:value="0.385463">
            <text:p>38.55%</text:p>
          </table:table-cell>
          <table:table-cell office:value-type="float" office:value="0.966119">
            <text:p>0.97</text:p>
          </table:table-cell>
          <table:table-cell office:value-type="float" office:value="0.012617">
            <text:p>0.01</text:p>
          </table:table-cell>
          <table:table-cell office:value-type="float" office:value="0.372403">
            <text:p>0.37</text:p>
          </table:table-cell>
          <table:table-cell table:formula="of:=[.K23]*[.P23]" office:value-type="float" office:value="169.0678">
            <text:p>169.07</text:p>
          </table:table-cell>
          <table:table-cell table:formula="of:=[.P23]*[.L23]" office:value-type="float" office:value="4990.2002">
            <text:p>4990.2</text:p>
          </table:table-cell>
          <table:table-cell office:value-type="float" office:value="175">
            <text:p>175</text:p>
          </table:table-cell>
          <table:table-cell office:value-type="float" office:value="13400">
            <text:p>13400</text:p>
          </table:table-cell>
          <table:table-cell office:value-type="string">
            <text:p>?s9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2881">
            <text:p>12881</text:p>
          </table:table-cell>
          <table:table-cell table:formula="of:=SUM([.R23:.T23])" office:value-type="float" office:value="12946">
            <text:p>12946</text:p>
          </table:table-cell>
          <table:table-cell table:style-name="ce20" table:formula="of:=[.R23]/[.U23]" office:value-type="percentage" office:value="0.000154487872701993">
            <text:p>0.02%</text:p>
          </table:table-cell>
          <table:table-cell table:style-name="ce20" table:formula="of:=[.R23]/([.R23]+[.S23])" office:value-type="percentage" office:value="0.0307692307692308">
            <text:p>3.08%</text:p>
          </table:table-cell>
        </table:table-row>
        <table:table-row table:style-name="ro1">
          <table:table-cell office:value-type="string">
            <text:p>?s11 <text:s/>&lt;isCitizenOf&gt; <text:s/>?o82 <text:s/>?o82 <text:s/>&lt;hasCapital&gt; <text:s/>?o11 <text:s text:c="2"/>=&gt; ?s11 <text:s/>&lt;diedIn&gt; <text:s/>?o1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1">
            <text:p>11</text:p>
          </table:table-cell>
          <table:table-cell table:formula="of:=[.B24]/([.B24]+[.C24])" office:value-type="percentage" office:value="0">
            <text:p>0.00%</text:p>
          </table:table-cell>
          <table:table-cell office:value-type="float" office:value="0.000726">
            <text:p>0.0007</text:p>
          </table:table-cell>
          <table:table-cell office:value-type="float" office:value="0.031053">
            <text:p>0.0311</text:p>
          </table:table-cell>
          <table:table-cell office:value-type="percentage" office:value="0.050499">
            <text:p>5.05%</text:p>
          </table:table-cell>
          <table:table-cell office:value-type="percentage" office:value="0.384572">
            <text:p>38.46%</text:p>
          </table:table-cell>
          <table:table-cell office:value-type="float" office:value="0.868688">
            <text:p>0.87</text:p>
          </table:table-cell>
          <table:table-cell office:value-type="float" office:value="0.043868">
            <text:p>0.04</text:p>
          </table:table-cell>
          <table:table-cell office:value-type="float" office:value="0.334073">
            <text:p>0.33</text:p>
          </table:table-cell>
          <table:table-cell table:formula="of:=[.K24]*[.P24]" office:value-type="float" office:value="597.657632">
            <text:p>597.66</text:p>
          </table:table-cell>
          <table:table-cell table:formula="of:=[.P24]*[.L24]" office:value-type="float" office:value="4551.410552">
            <text:p>4551.41</text:p>
          </table:table-cell>
          <table:table-cell office:value-type="float" office:value="688">
            <text:p>688</text:p>
          </table:table-cell>
          <table:table-cell office:value-type="float" office:value="13624">
            <text:p>13624</text:p>
          </table:table-cell>
          <table:table-cell office:value-type="string">
            <text:p>?s11</text:p>
          </table:table-cell>
          <table:table-cell office:value-type="float" office:value="90">
            <text:p>90</text:p>
          </table:table-cell>
          <table:table-cell office:value-type="float" office:value="218">
            <text:p>218</text:p>
          </table:table-cell>
          <table:table-cell office:value-type="float" office:value="11527">
            <text:p>11527</text:p>
          </table:table-cell>
          <table:table-cell table:formula="of:=SUM([.R24:.T24])" office:value-type="float" office:value="11835">
            <text:p>11835</text:p>
          </table:table-cell>
          <table:table-cell table:style-name="ce20" table:formula="of:=[.R24]/[.U24]" office:value-type="percentage" office:value="0.00760456273764259">
            <text:p>0.76%</text:p>
          </table:table-cell>
          <table:table-cell table:style-name="ce20" table:formula="of:=[.R24]/([.R24]+[.S24])" office:value-type="percentage" office:value="0.292207792207792">
            <text:p>29.22%</text:p>
          </table:table-cell>
        </table:table-row>
        <table:table-row table:style-name="ro1">
          <table:table-cell table:style-name="ce10" office:value-type="string">
            <text:p>?s35 <text:s/>&lt;created&gt; <text:s/>?o35 <text:s text:c="2"/>=&gt; ?s35 <text:s/>&lt;isKnownFor&gt; <text:s/>?o3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5">
            <text:p>15</text:p>
          </table:table-cell>
          <table:table-cell table:formula="of:=[.B25]/([.B25]+[.C25])" office:value-type="percentage" office:value="0">
            <text:p>#DIV/0!</text:p>
          </table:table-cell>
          <table:table-cell office:value-type="float" office:value="0.000319">
            <text:p>0.0003</text:p>
          </table:table-cell>
          <table:table-cell office:value-type="float" office:value="0.051378">
            <text:p>0.0514</text:p>
          </table:table-cell>
          <table:table-cell office:value-type="percentage" office:value="0.001509">
            <text:p>0.15%</text:p>
          </table:table-cell>
          <table:table-cell office:value-type="percentage" office:value="0.381313">
            <text:p>38.13%</text:p>
          </table:table-cell>
          <table:table-cell office:value-type="float" office:value="0.996043">
            <text:p>1</text:p>
          </table:table-cell>
          <table:table-cell office:value-type="float" office:value="0.001503">
            <text:p>0</text:p>
          </table:table-cell>
          <table:table-cell office:value-type="float" office:value="0.379804">
            <text:p>0.38</text:p>
          </table:table-cell>
          <table:table-cell table:formula="of:=[.K25]*[.P25]" office:value-type="float" office:value="300.837474">
            <text:p>300.84</text:p>
          </table:table-cell>
          <table:table-cell table:formula="of:=[.P25]*[.L25]" office:value-type="float" office:value="76020.809032">
            <text:p>76020.81</text:p>
          </table:table-cell>
          <table:table-cell office:value-type="float" office:value="302">
            <text:p>302</text:p>
          </table:table-cell>
          <table:table-cell office:value-type="float" office:value="200158">
            <text:p>200158</text:p>
          </table:table-cell>
          <table:table-cell office:value-type="string">
            <text:p>?o3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9840">
            <text:p>199840</text:p>
          </table:table-cell>
          <table:table-cell table:formula="of:=SUM([.R25:.T25])" office:value-type="float" office:value="199844">
            <text:p>199844</text:p>
          </table:table-cell>
          <table:table-cell table:style-name="ce20" table:formula="of:=[.R25]/[.U25]" office:value-type="percentage" office:value="0">
            <text:p>0.00%</text:p>
          </table:table-cell>
          <table:table-cell table:style-name="ce20" table:formula="of:=[.R25]/([.R25]+[.S25])" office:value-type="percentage" office:value="0">
            <text:p>0.00%</text:p>
          </table:table-cell>
        </table:table-row>
        <table:table-row table:style-name="ro1">
          <table:table-cell office:value-type="string">
            <text:p>?s26 <text:s/>&lt;created&gt; <text:s/>?o26 <text:s/>?s26 <text:s/>&lt;directed&gt; <text:s/>?o26 <text:s text:c="2"/>=&gt; ?s26 <text:s/>&lt;produced&gt; <text:s/>?o2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3">
            <text:p>3</text:p>
          </table:table-cell>
          <table:table-cell table:formula="of:=[.B26]/([.B26]+[.C26])" office:value-type="percentage" office:value="0">
            <text:p>0.00%</text:p>
          </table:table-cell>
          <table:table-cell office:value-type="float" office:value="0.001066">
            <text:p>0.0011</text:p>
          </table:table-cell>
          <table:table-cell office:value-type="float" office:value="0.050109">
            <text:p>0.0501</text:p>
          </table:table-cell>
          <table:table-cell office:value-type="percentage" office:value="0.161064">
            <text:p>16.11%</text:p>
          </table:table-cell>
          <table:table-cell office:value-type="percentage" office:value="0.374722">
            <text:p>37.47%</text:p>
          </table:table-cell>
          <table:table-cell office:value-type="float" office:value="0.570177">
            <text:p>0.57</text:p>
          </table:table-cell>
          <table:table-cell office:value-type="float" office:value="0.091835">
            <text:p>0.09</text:p>
          </table:table-cell>
          <table:table-cell office:value-type="float" office:value="0.213658">
            <text:p>0.21</text:p>
          </table:table-cell>
          <table:table-cell table:formula="of:=[.K26]*[.P26]" office:value-type="float" office:value="576.448295">
            <text:p>576.45</text:p>
          </table:table-cell>
          <table:table-cell table:formula="of:=[.P26]*[.L26]" office:value-type="float" office:value="1341.131266">
            <text:p>1341.13</text:p>
          </table:table-cell>
          <table:table-cell office:value-type="float" office:value="1011">
            <text:p>1011</text:p>
          </table:table-cell>
          <table:table-cell office:value-type="float" office:value="6277">
            <text:p>6277</text:p>
          </table:table-cell>
          <table:table-cell office:value-type="string">
            <text:p>?o26</text:p>
          </table:table-cell>
          <table:table-cell table:number-columns-repeated="2" office:value-type="float" office:value="0">
            <text:p>0</text:p>
          </table:table-cell>
          <table:table-cell office:value-type="float" office:value="3579">
            <text:p>3579</text:p>
          </table:table-cell>
          <table:table-cell table:formula="of:=SUM([.R26:.T26])" office:value-type="float" office:value="3579">
            <text:p>3579</text:p>
          </table:table-cell>
          <table:table-cell table:style-name="ce20" table:formula="of:=[.R26]/[.U26]" office:value-type="percentage" office:value="0">
            <text:p>0.00%</text:p>
          </table:table-cell>
          <table:table-cell table:style-name="ce20" table:formula="of:=[.R26]/([.R26]+[.S26])" office:value-type="percentage" office:value="0">
            <text:p>#DIV/0!</text:p>
          </table:table-cell>
        </table:table-row>
        <table:table-row table:style-name="ro1">
          <table:table-cell office:value-type="string">
            <text:p>?s29 <text:s/>&lt;livesIn&gt; <text:s/>?o29 <text:s text:c="2"/>=&gt; ?s29 <text:s/>&lt;isCitizenOf&gt; <text:s/>?o29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0">
            <text:p>0</text:p>
          </table:table-cell>
          <table:table-cell table:formula="of:=[.B27]/([.B27]+[.C27])" office:value-type="percentage" office:value="0.133333333333333">
            <text:p>13.33%</text:p>
          </table:table-cell>
          <table:table-cell office:value-type="float" office:value="0.000691">
            <text:p>0.0007</text:p>
          </table:table-cell>
          <table:table-cell office:value-type="float" office:value="0.044955">
            <text:p>0.0450</text:p>
          </table:table-cell>
          <table:table-cell office:value-type="percentage" office:value="0.044885">
            <text:p>4.49%</text:p>
          </table:table-cell>
          <table:table-cell office:value-type="percentage" office:value="0.365717">
            <text:p>36.57%</text:p>
          </table:table-cell>
          <table:table-cell office:value-type="float" office:value="0.87727">
            <text:p>0.88</text:p>
          </table:table-cell>
          <table:table-cell office:value-type="float" office:value="0.039376">
            <text:p>0.04</text:p>
          </table:table-cell>
          <table:table-cell office:value-type="float" office:value="0.320833">
            <text:p>0.32</text:p>
          </table:table-cell>
          <table:table-cell table:formula="of:=[.K27]*[.P27]" office:value-type="float" office:value="574.613968">
            <text:p>574.61</text:p>
          </table:table-cell>
          <table:table-cell table:formula="of:=[.P27]*[.L27]" office:value-type="float" office:value="4681.915969">
            <text:p>4681.92</text:p>
          </table:table-cell>
          <table:table-cell office:value-type="float" office:value="655">
            <text:p>655</text:p>
          </table:table-cell>
          <table:table-cell office:value-type="float" office:value="14593">
            <text:p>14593</text:p>
          </table:table-cell>
          <table:table-cell office:value-type="string">
            <text:p>?s29</text:p>
          </table:table-cell>
          <table:table-cell office:value-type="float" office:value="77">
            <text:p>77</text:p>
          </table:table-cell>
          <table:table-cell office:value-type="float" office:value="1482">
            <text:p>1482</text:p>
          </table:table-cell>
          <table:table-cell office:value-type="float" office:value="11243">
            <text:p>11243</text:p>
          </table:table-cell>
          <table:table-cell table:formula="of:=SUM([.R27:.T27])" office:value-type="float" office:value="12802">
            <text:p>12802</text:p>
          </table:table-cell>
          <table:table-cell table:style-name="ce20" table:formula="of:=[.R27]/[.U27]" office:value-type="percentage" office:value="0.00601468520543665">
            <text:p>0.60%</text:p>
          </table:table-cell>
          <table:table-cell table:style-name="ce20" table:formula="of:=[.R27]/([.R27]+[.S27])" office:value-type="percentage" office:value="0.0493906350224503">
            <text:p>4.94%</text:p>
          </table:table-cell>
        </table:table-row>
        <table:table-row table:style-name="ro1">
          <table:table-cell office:value-type="string">
            <text:p>?s8 <text:s/>&lt;directed&gt; <text:s/>?o8 <text:s text:c="2"/>=&gt; ?s8 <text:s/>&lt;created&gt; <text:s/>?o8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3">
            <text:p>13</text:p>
          </table:table-cell>
          <table:table-cell table:style-name="ce15" office:value-type="string">
            <text:p>0 </text:p>
          </table:table-cell>
          <table:table-cell table:formula="of:=[.B28]/([.B28]+[.C28])" office:value-type="percentage" office:value="0.133333333333333">
            <text:p>13.33%</text:p>
          </table:table-cell>
          <table:table-cell office:value-type="float" office:value="0.006621">
            <text:p>0.0066</text:p>
          </table:table-cell>
          <table:table-cell office:value-type="float" office:value="0.03136">
            <text:p>0.0314</text:p>
          </table:table-cell>
          <table:table-cell office:value-type="percentage" office:value="0.187524">
            <text:p>18.75%</text:p>
          </table:table-cell>
          <table:table-cell office:value-type="percentage" office:value="0.324644">
            <text:p>32.46%</text:p>
          </table:table-cell>
          <table:table-cell office:value-type="float" office:value="0.42237">
            <text:p>0.42</text:p>
          </table:table-cell>
          <table:table-cell office:value-type="float" office:value="0.079205">
            <text:p>0.08</text:p>
          </table:table-cell>
          <table:table-cell office:value-type="float" office:value="0.13712">
            <text:p>0.14</text:p>
          </table:table-cell>
          <table:table-cell table:formula="of:=[.K28]*[.P28]" office:value-type="float" office:value="2651.228965">
            <text:p>2651.23</text:p>
          </table:table-cell>
          <table:table-cell table:formula="of:=[.P28]*[.L28]" office:value-type="float" office:value="4589.81776">
            <text:p>4589.82</text:p>
          </table:table-cell>
          <table:table-cell office:value-type="float" office:value="6277">
            <text:p>6277</text:p>
          </table:table-cell>
          <table:table-cell office:value-type="float" office:value="33473">
            <text:p>33473</text:p>
          </table:table-cell>
          <table:table-cell office:value-type="string">
            <text:p>?o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3459">
            <text:p>33459</text:p>
          </table:table-cell>
          <table:table-cell table:formula="of:=SUM([.R28:.T28])" office:value-type="float" office:value="33473">
            <text:p>33473</text:p>
          </table:table-cell>
          <table:table-cell table:style-name="ce20" table:formula="of:=[.R28]/[.U28]" office:value-type="percentage" office:value="0">
            <text:p>0.00%</text:p>
          </table:table-cell>
          <table:table-cell table:style-name="ce20" table:formula="of:=[.R28]/([.R28]+[.S28])" office:value-type="percentage" office:value="0">
            <text:p>0.00%</text:p>
          </table:table-cell>
        </table:table-row>
        <table:table-row table:style-name="ro1">
          <table:table-cell office:value-type="string">
            <text:p>?s20 <text:s/>&lt;livesIn&gt; <text:s/>?o20 <text:s text:c="2"/>=&gt; ?s20 <text:s/>&lt;isLeaderOf&gt; <text:s/>?o2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0">
            <text:p>0</text:p>
          </table:table-cell>
          <table:table-cell table:formula="of:=[.B29]/([.B29]+[.C29])" office:value-type="percentage" office:value="0.0666666666666667">
            <text:p>6.67%</text:p>
          </table:table-cell>
          <table:table-cell office:value-type="float" office:value="0.000227">
            <text:p>0.0002</text:p>
          </table:table-cell>
          <table:table-cell office:value-type="float" office:value="0.033704">
            <text:p>0.0337</text:p>
          </table:table-cell>
          <table:table-cell office:value-type="percentage" office:value="0.014733">
            <text:p>1.47%</text:p>
          </table:table-cell>
          <table:table-cell office:value-type="percentage" office:value="0.313869">
            <text:p>31.39%</text:p>
          </table:table-cell>
          <table:table-cell office:value-type="float" office:value="0.95306">
            <text:p>0.95</text:p>
          </table:table-cell>
          <table:table-cell office:value-type="float" office:value="0.014042">
            <text:p>0.01</text:p>
          </table:table-cell>
          <table:table-cell office:value-type="float" office:value="0.299136">
            <text:p>0.3</text:p>
          </table:table-cell>
          <table:table-cell table:formula="of:=[.K29]*[.P29]" office:value-type="float" office:value="204.914906">
            <text:p>204.91</text:p>
          </table:table-cell>
          <table:table-cell table:formula="of:=[.P29]*[.L29]" office:value-type="float" office:value="4365.291648">
            <text:p>4365.29</text:p>
          </table:table-cell>
          <table:table-cell office:value-type="float" office:value="215">
            <text:p>215</text:p>
          </table:table-cell>
          <table:table-cell office:value-type="float" office:value="14593">
            <text:p>14593</text:p>
          </table:table-cell>
          <table:table-cell office:value-type="string">
            <text:p>?s20</text:p>
          </table:table-cell>
          <table:table-cell office:value-type="float" office:value="29">
            <text:p>29</text:p>
          </table:table-cell>
          <table:table-cell office:value-type="float" office:value="169">
            <text:p>169</text:p>
          </table:table-cell>
          <table:table-cell office:value-type="float" office:value="13710">
            <text:p>13710</text:p>
          </table:table-cell>
          <table:table-cell table:formula="of:=SUM([.R29:.T29])" office:value-type="float" office:value="13908">
            <text:p>13908</text:p>
          </table:table-cell>
          <table:table-cell table:style-name="ce20" table:formula="of:=[.R29]/[.U29]" office:value-type="percentage" office:value="0.00208513085993673">
            <text:p>0.21%</text:p>
          </table:table-cell>
          <table:table-cell table:style-name="ce20" table:formula="of:=[.R29]/([.R29]+[.S29])" office:value-type="percentage" office:value="0.146464646464646">
            <text:p>14.65%</text:p>
          </table:table-cell>
        </table:table-row>
        <table:table-row table:style-name="ro1">
          <table:table-cell table:style-name="ce11" office:value-type="string">
            <text:p>?s11 <text:s/>&lt;livesIn&gt; <text:s/>?o11 <text:s text:c="2"/>=&gt; ?s11 <text:s/>&lt;diedIn&gt; <text:s/>?o1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3">
            <text:p>13</text:p>
          </table:table-cell>
          <table:table-cell table:formula="of:=[.B30]/([.B30]+[.C30])" office:value-type="percentage" office:value="0.5">
            <text:p>50.00%</text:p>
          </table:table-cell>
          <table:table-cell office:value-type="float" office:value="0.000282">
            <text:p>0.0003</text:p>
          </table:table-cell>
          <table:table-cell office:value-type="float" office:value="0.012051">
            <text:p>0.0121</text:p>
          </table:table-cell>
          <table:table-cell office:value-type="percentage" office:value="0.018296">
            <text:p>1.83%</text:p>
          </table:table-cell>
          <table:table-cell office:value-type="percentage" office:value="0.290533">
            <text:p>29.05%</text:p>
          </table:table-cell>
          <table:table-cell office:value-type="float" office:value="0.937025">
            <text:p>0.94</text:p>
          </table:table-cell>
          <table:table-cell office:value-type="float" office:value="0.017144">
            <text:p>0.02</text:p>
          </table:table-cell>
          <table:table-cell office:value-type="float" office:value="0.272237">
            <text:p>0.27</text:p>
          </table:table-cell>
          <table:table-cell table:formula="of:=[.K30]*[.P30]" office:value-type="float" office:value="250.182392">
            <text:p>250.18</text:p>
          </table:table-cell>
          <table:table-cell table:formula="of:=[.P30]*[.L30]" office:value-type="float" office:value="3972.754541">
            <text:p>3972.75</text:p>
          </table:table-cell>
          <table:table-cell office:value-type="float" office:value="267">
            <text:p>267</text:p>
          </table:table-cell>
          <table:table-cell office:value-type="float" office:value="14593">
            <text:p>14593</text:p>
          </table:table-cell>
          <table:table-cell office:value-type="string">
            <text:p>?s11</text:p>
          </table:table-cell>
          <table:table-cell office:value-type="float" office:value="49">
            <text:p>49</text:p>
          </table:table-cell>
          <table:table-cell office:value-type="float" office:value="105">
            <text:p>105</text:p>
          </table:table-cell>
          <table:table-cell office:value-type="float" office:value="13520">
            <text:p>13520</text:p>
          </table:table-cell>
          <table:table-cell table:formula="of:=SUM([.R30:.T30])" office:value-type="float" office:value="13674">
            <text:p>13674</text:p>
          </table:table-cell>
          <table:table-cell table:style-name="ce20" table:formula="of:=[.R30]/[.U30]" office:value-type="percentage" office:value="0.00358344303056896">
            <text:p>0.36%</text:p>
          </table:table-cell>
          <table:table-cell table:style-name="ce20" table:formula="of:=[.R30]/([.R30]+[.S30])" office:value-type="percentage" office:value="0.318181818181818">
            <text:p>31.82%</text:p>
          </table:table-cell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4"/>
        </table:table-row>
        <table:table-row table:style-name="ro4">
          <table:table-cell table:number-columns-repeated="4"/>
          <table:table-cell table:style-name="ce16" office:value-type="string">
            <text:p>Real precision</text:p>
          </table:table-cell>
          <table:table-cell table:style-name="ce16" office:value-type="string">
            <text:p>Confidence</text:p>
          </table:table-cell>
          <table:table-cell table:style-name="ce16" office:value-type="string">
            <text:p>Improved Confidence</text:p>
          </table:table-cell>
          <table:table-cell table:style-name="ce18" office:value-type="string">
            <text:p>Improved predictiveness</text:p>
          </table:table-cell>
          <table:table-cell table:style-name="ce18" office:value-type="string">
            <text:p>Improved Predictiveness std</text:p>
          </table:table-cell>
          <table:table-cell/>
          <table:table-cell office:value-type="string">
            <text:p>Confidence</text:p>
          </table:table-cell>
          <table:table-cell office:value-type="string">
            <text:p>Improved Con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percentage" office:value="1">
            <text:p>100.00%</text:p>
          </table:table-cell>
          <table:table-cell table:style-name="ce17" office:value-type="percentage" office:value="0.530143">
            <text:p>53.01%</text:p>
          </table:table-cell>
          <table:table-cell table:style-name="ce17" office:value-type="percentage" office:value="0.917858">
            <text:p>91.79%</text:p>
          </table:table-cell>
          <table:table-cell table:style-name="ce20" office:value-type="percentage" office:value="0.387715">
            <text:p>38.77%</text:p>
          </table:table-cell>
          <table:table-cell table:style-name="ce20" office:value-type="percentage" office:value="0.223939">
            <text:p>22.39%</text:p>
          </table:table-cell>
          <table:table-cell/>
          <table:table-cell table:style-name="ce13" table:formula="of:=CORREL([.E36:.E63];[.F36:.F63])" office:value-type="float" office:value="0.0465292109369193">
            <text:p>0.05</text:p>
          </table:table-cell>
          <table:table-cell table:style-name="ce13" table:formula="of:=CORREL([.E36:.E63];[.G36:.G63])" office:value-type="float" office:value="0.403943707350347">
            <text:p>0.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percentage" office:value="0.333333333333333">
            <text:p>33.33%</text:p>
          </table:table-cell>
          <table:table-cell table:style-name="ce17" office:value-type="percentage" office:value="0.027015">
            <text:p>2.70%</text:p>
          </table:table-cell>
          <table:table-cell table:style-name="ce17" office:value-type="percentage" office:value="0.853774">
            <text:p>85.38%</text:p>
          </table:table-cell>
          <table:table-cell table:style-name="ce20" office:value-type="percentage" office:value="0.826759">
            <text:p>82.68%</text:p>
          </table:table-cell>
          <table:table-cell table:style-name="ce20" office:value-type="percentage" office:value="0.02616">
            <text:p>2.62%</text:p>
          </table:table-cell>
          <table:table-cell table:number-columns-repeated="8"/>
          <table:table-cell table:style-name="ce20" table:number-columns-repeated="2"/>
          <table:table-cell table:number-columns-repeated="4"/>
        </table:table-row>
        <table:table-row table:style-name="ro1">
          <table:table-cell table:number-columns-repeated="4"/>
          <table:table-cell office:value-type="percentage" office:value="0.307692307692308">
            <text:p>30.77%</text:p>
          </table:table-cell>
          <table:table-cell table:style-name="ce17" office:value-type="percentage" office:value="0.000661">
            <text:p>0.07%</text:p>
          </table:table-cell>
          <table:table-cell table:style-name="ce17" office:value-type="percentage" office:value="0.833333">
            <text:p>83.33%</text:p>
          </table:table-cell>
          <table:table-cell table:style-name="ce20" office:value-type="percentage" office:value="0.832672">
            <text:p>83.27%</text:p>
          </table:table-cell>
          <table:table-cell table:style-name="ce20" office:value-type="percentage" office:value="0.000661">
            <text:p>0.07%</text:p>
          </table:table-cell>
          <table:table-cell table:number-columns-repeated="8"/>
          <table:table-cell table:style-name="ce20" table:number-columns-repeated="2"/>
          <table:table-cell table:number-columns-repeated="4"/>
        </table:table-row>
        <table:table-row table:style-name="ro1">
          <table:table-cell table:number-columns-repeated="4"/>
          <table:table-cell office:value-type="percentage" office:value="0.533333333333333">
            <text:p>53.33%</text:p>
          </table:table-cell>
          <table:table-cell table:style-name="ce17" office:value-type="percentage" office:value="0.024673">
            <text:p>2.47%</text:p>
          </table:table-cell>
          <table:table-cell table:style-name="ce17" office:value-type="percentage" office:value="0.833333">
            <text:p>83.33%</text:p>
          </table:table-cell>
          <table:table-cell table:style-name="ce20" office:value-type="percentage" office:value="0.808661">
            <text:p>80.87%</text:p>
          </table:table-cell>
          <table:table-cell table:style-name="ce20" office:value-type="percentage" office:value="0.023942">
            <text:p>2.39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.678571428571429">
            <text:p>67.86%</text:p>
          </table:table-cell>
          <table:table-cell table:style-name="ce17" office:value-type="percentage" office:value="0.337058">
            <text:p>33.71%</text:p>
          </table:table-cell>
          <table:table-cell table:style-name="ce17" office:value-type="percentage" office:value="0.698842">
            <text:p>69.88%</text:p>
          </table:table-cell>
          <table:table-cell table:style-name="ce20" office:value-type="percentage" office:value="0.361784">
            <text:p>36.18%</text:p>
          </table:table-cell>
          <table:table-cell table:style-name="ce20" office:value-type="percentage" office:value="0.174492">
            <text:p>17.45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.782608695652174">
            <text:p>78.26%</text:p>
          </table:table-cell>
          <table:table-cell table:style-name="ce17" office:value-type="percentage" office:value="0.22807">
            <text:p>22.81%</text:p>
          </table:table-cell>
          <table:table-cell table:style-name="ce17" office:value-type="percentage" office:value="0.684211">
            <text:p>68.42%</text:p>
          </table:table-cell>
          <table:table-cell table:style-name="ce20" office:value-type="percentage" office:value="0.45614">
            <text:p>45.61%</text:p>
          </table:table-cell>
          <table:table-cell table:style-name="ce20" office:value-type="percentage" office:value="0.152047">
            <text:p>15.20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.928571428571429">
            <text:p>92.86%</text:p>
          </table:table-cell>
          <table:table-cell table:style-name="ce17" office:value-type="percentage" office:value="0.142857">
            <text:p>14.29%</text:p>
          </table:table-cell>
          <table:table-cell table:style-name="ce17" office:value-type="percentage" office:value="0.642857">
            <text:p>64.29%</text:p>
          </table:table-cell>
          <table:table-cell table:style-name="ce20" office:value-type="percentage" office:value="0.5">
            <text:p>50.00%</text:p>
          </table:table-cell>
          <table:table-cell table:style-name="ce20" office:value-type="percentage" office:value="0.111111">
            <text:p>11.11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">
            <text:p>0.00%</text:p>
          </table:table-cell>
          <table:table-cell table:style-name="ce17" office:value-type="percentage" office:value="0.498275">
            <text:p>49.83%</text:p>
          </table:table-cell>
          <table:table-cell table:style-name="ce17" office:value-type="percentage" office:value="0.586767">
            <text:p>58.68%</text:p>
          </table:table-cell>
          <table:table-cell table:style-name="ce20" office:value-type="percentage" office:value="0.088492">
            <text:p>8.85%</text:p>
          </table:table-cell>
          <table:table-cell table:style-name="ce20" office:value-type="percentage" office:value="0.075146">
            <text:p>7.51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.333333333333333">
            <text:p>33.33%</text:p>
          </table:table-cell>
          <table:table-cell table:style-name="ce17" office:value-type="percentage" office:value="0.03745">
            <text:p>3.75%</text:p>
          </table:table-cell>
          <table:table-cell table:style-name="ce17" office:value-type="percentage" office:value="0.574217">
            <text:p>57.42%</text:p>
          </table:table-cell>
          <table:table-cell table:style-name="ce20" office:value-type="percentage" office:value="0.536767">
            <text:p>53.68%</text:p>
          </table:table-cell>
          <table:table-cell table:style-name="ce20" office:value-type="percentage" office:value="0.035008">
            <text:p>3.50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.133333333333333">
            <text:p>13.33%</text:p>
          </table:table-cell>
          <table:table-cell table:style-name="ce17" office:value-type="percentage" office:value="0.006484">
            <text:p>0.65%</text:p>
          </table:table-cell>
          <table:table-cell table:style-name="ce17" office:value-type="percentage" office:value="0.571802">
            <text:p>57.18%</text:p>
          </table:table-cell>
          <table:table-cell table:style-name="ce20" office:value-type="percentage" office:value="0.565318">
            <text:p>56.53%</text:p>
          </table:table-cell>
          <table:table-cell table:style-name="ce20" office:value-type="percentage" office:value="0.00641">
            <text:p>0.64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">
            <text:p>0.00%</text:p>
          </table:table-cell>
          <table:table-cell table:style-name="ce17" office:value-type="percentage" office:value="0.004013">
            <text:p>0.40%</text:p>
          </table:table-cell>
          <table:table-cell table:style-name="ce17" office:value-type="percentage" office:value="0.542416">
            <text:p>54.24%</text:p>
          </table:table-cell>
          <table:table-cell table:style-name="ce20" office:value-type="percentage" office:value="0.538404">
            <text:p>53.84%</text:p>
          </table:table-cell>
          <table:table-cell table:style-name="ce20" office:value-type="percentage" office:value="0.003983">
            <text:p>0.40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1">
            <text:p>100.00%</text:p>
          </table:table-cell>
          <table:table-cell table:style-name="ce17" office:value-type="percentage" office:value="0.044955">
            <text:p>4.50%</text:p>
          </table:table-cell>
          <table:table-cell table:style-name="ce17" office:value-type="percentage" office:value="0.523581">
            <text:p>52.36%</text:p>
          </table:table-cell>
          <table:table-cell table:style-name="ce20" office:value-type="percentage" office:value="0.478626">
            <text:p>47.86%</text:p>
          </table:table-cell>
          <table:table-cell table:style-name="ce20" office:value-type="percentage" office:value="0.041095">
            <text:p>4.11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.214285714285714">
            <text:p>21.43%</text:p>
          </table:table-cell>
          <table:table-cell table:style-name="ce17" office:value-type="percentage" office:value="0.105644">
            <text:p>10.56%</text:p>
          </table:table-cell>
          <table:table-cell table:style-name="ce17" office:value-type="percentage" office:value="0.519573">
            <text:p>51.96%</text:p>
          </table:table-cell>
          <table:table-cell table:style-name="ce20" office:value-type="percentage" office:value="0.413929">
            <text:p>41.39%</text:p>
          </table:table-cell>
          <table:table-cell table:style-name="ce20" office:value-type="percentage" office:value="0.084164">
            <text:p>8.42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.0666666666666667">
            <text:p>6.67%</text:p>
          </table:table-cell>
          <table:table-cell table:style-name="ce17" office:value-type="percentage" office:value="0.039097">
            <text:p>3.91%</text:p>
          </table:table-cell>
          <table:table-cell table:style-name="ce17" office:value-type="percentage" office:value="0.481308">
            <text:p>48.13%</text:p>
          </table:table-cell>
          <table:table-cell table:style-name="ce20" office:value-type="percentage" office:value="0.442212">
            <text:p>44.22%</text:p>
          </table:table-cell>
          <table:table-cell table:style-name="ce20" office:value-type="percentage" office:value="0.035921">
            <text:p>3.59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.142857142857143">
            <text:p>14.29%</text:p>
          </table:table-cell>
          <table:table-cell table:style-name="ce17" office:value-type="percentage" office:value="0.045149">
            <text:p>4.51%</text:p>
          </table:table-cell>
          <table:table-cell table:style-name="ce17" office:value-type="percentage" office:value="0.481305">
            <text:p>48.13%</text:p>
          </table:table-cell>
          <table:table-cell table:style-name="ce20" office:value-type="percentage" office:value="0.436155">
            <text:p>43.62%</text:p>
          </table:table-cell>
          <table:table-cell table:style-name="ce20" office:value-type="percentage" office:value="0.040914">
            <text:p>4.09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">
            <text:p>0.00%</text:p>
          </table:table-cell>
          <table:table-cell table:style-name="ce17" office:value-type="percentage" office:value="0.382851">
            <text:p>38.29%</text:p>
          </table:table-cell>
          <table:table-cell table:style-name="ce17" office:value-type="percentage" office:value="0.452297">
            <text:p>45.23%</text:p>
          </table:table-cell>
          <table:table-cell table:style-name="ce20" office:value-type="percentage" office:value="0.069445">
            <text:p>6.94%</text:p>
          </table:table-cell>
          <table:table-cell table:style-name="ce20" office:value-type="percentage" office:value="0.058783">
            <text:p>5.88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.846153846153846">
            <text:p>84.62%</text:p>
          </table:table-cell>
          <table:table-cell table:style-name="ce17" office:value-type="percentage" office:value="0.012051">
            <text:p>1.21%</text:p>
          </table:table-cell>
          <table:table-cell table:style-name="ce17" office:value-type="percentage" office:value="0.434146">
            <text:p>43.41%</text:p>
          </table:table-cell>
          <table:table-cell table:style-name="ce20" office:value-type="percentage" office:value="0.422095">
            <text:p>42.21%</text:p>
          </table:table-cell>
          <table:table-cell table:style-name="ce20" office:value-type="percentage" office:value="0.011716">
            <text:p>1.17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.1">
            <text:p>10.00%</text:p>
          </table:table-cell>
          <table:table-cell table:style-name="ce17" office:value-type="percentage" office:value="0.173212">
            <text:p>17.32%</text:p>
          </table:table-cell>
          <table:table-cell table:style-name="ce17" office:value-type="percentage" office:value="0.409815">
            <text:p>40.98%</text:p>
          </table:table-cell>
          <table:table-cell table:style-name="ce20" office:value-type="percentage" office:value="0.236603">
            <text:p>23.66%</text:p>
          </table:table-cell>
          <table:table-cell table:style-name="ce20" office:value-type="percentage" office:value="0.100002">
            <text:p>10.00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.0714285714285714">
            <text:p>7.14%</text:p>
          </table:table-cell>
          <table:table-cell table:style-name="ce17" office:value-type="percentage" office:value="0.00161">
            <text:p>0.16%</text:p>
          </table:table-cell>
          <table:table-cell table:style-name="ce17" office:value-type="percentage" office:value="0.39604">
            <text:p>39.60%</text:p>
          </table:table-cell>
          <table:table-cell table:style-name="ce20" office:value-type="percentage" office:value="0.25591">
            <text:p>25.59%</text:p>
          </table:table-cell>
          <table:table-cell table:style-name="ce20" office:value-type="percentage" office:value="0.088138">
            <text:p>8.81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.4">
            <text:p>40.00%</text:p>
          </table:table-cell>
          <table:table-cell table:style-name="ce17" office:value-type="percentage" office:value="0.134441">
            <text:p>13.44%</text:p>
          </table:table-cell>
          <table:table-cell table:style-name="ce17" office:value-type="percentage" office:value="0.390351">
            <text:p>39.04%</text:p>
          </table:table-cell>
          <table:table-cell table:style-name="ce20" office:value-type="percentage" office:value="0.069445">
            <text:p>6.94%</text:p>
          </table:table-cell>
          <table:table-cell table:style-name="ce20" office:value-type="percentage" office:value="0.058783">
            <text:p>5.88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">
            <text:p>0.00%</text:p>
          </table:table-cell>
          <table:table-cell table:style-name="ce17" office:value-type="percentage" office:value="0.382851">
            <text:p>38.29%</text:p>
          </table:table-cell>
          <table:table-cell table:style-name="ce17" office:value-type="percentage" office:value="0.452297">
            <text:p>45.23%</text:p>
          </table:table-cell>
          <table:table-cell table:style-name="ce20" office:value-type="percentage" office:value="0.372403">
            <text:p>37.24%</text:p>
          </table:table-cell>
          <table:table-cell table:style-name="ce20" office:value-type="percentage" office:value="0.012617">
            <text:p>1.26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.866666666666667">
            <text:p>86.67%</text:p>
          </table:table-cell>
          <table:table-cell table:style-name="ce17" office:value-type="percentage" office:value="0.01306">
            <text:p>1.31%</text:p>
          </table:table-cell>
          <table:table-cell table:style-name="ce17" office:value-type="percentage" office:value="0.385463">
            <text:p>38.55%</text:p>
          </table:table-cell>
          <table:table-cell table:style-name="ce20" office:value-type="percentage" office:value="0.334073">
            <text:p>33.41%</text:p>
          </table:table-cell>
          <table:table-cell table:style-name="ce20" office:value-type="percentage" office:value="0.043868">
            <text:p>4.39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">
            <text:p>0.00%</text:p>
          </table:table-cell>
          <table:table-cell table:style-name="ce17" office:value-type="percentage" office:value="0.050499">
            <text:p>5.05%</text:p>
          </table:table-cell>
          <table:table-cell table:style-name="ce17" office:value-type="percentage" office:value="0.384572">
            <text:p>38.46%</text:p>
          </table:table-cell>
          <table:table-cell table:style-name="ce20" office:value-type="percentage" office:value="0.379804">
            <text:p>37.98%</text:p>
          </table:table-cell>
          <table:table-cell table:style-name="ce20" office:value-type="percentage" office:value="0.001503">
            <text:p>0.15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">
            <text:p>0.00%</text:p>
          </table:table-cell>
          <table:table-cell table:style-name="ce17" office:value-type="percentage" office:value="0.161064">
            <text:p>16.11%</text:p>
          </table:table-cell>
          <table:table-cell table:style-name="ce17" office:value-type="percentage" office:value="0.374722">
            <text:p>37.47%</text:p>
          </table:table-cell>
          <table:table-cell table:style-name="ce20" office:value-type="percentage" office:value="0.213658">
            <text:p>21.37%</text:p>
          </table:table-cell>
          <table:table-cell table:style-name="ce20" office:value-type="percentage" office:value="0.091835">
            <text:p>9.18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.133333333333333">
            <text:p>13.33%</text:p>
          </table:table-cell>
          <table:table-cell table:style-name="ce17" office:value-type="percentage" office:value="0.044885">
            <text:p>4.49%</text:p>
          </table:table-cell>
          <table:table-cell table:style-name="ce17" office:value-type="percentage" office:value="0.365717">
            <text:p>36.57%</text:p>
          </table:table-cell>
          <table:table-cell table:style-name="ce20" office:value-type="percentage" office:value="0.320833">
            <text:p>32.08%</text:p>
          </table:table-cell>
          <table:table-cell table:style-name="ce20" office:value-type="percentage" office:value="0.039376">
            <text:p>3.94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.133333333333333">
            <text:p>13.33%</text:p>
          </table:table-cell>
          <table:table-cell table:style-name="ce17" office:value-type="percentage" office:value="0.187524">
            <text:p>18.75%</text:p>
          </table:table-cell>
          <table:table-cell table:style-name="ce17" office:value-type="percentage" office:value="0.324644">
            <text:p>32.46%</text:p>
          </table:table-cell>
          <table:table-cell table:style-name="ce20" office:value-type="percentage" office:value="0.13712">
            <text:p>13.71%</text:p>
          </table:table-cell>
          <table:table-cell table:style-name="ce20" office:value-type="percentage" office:value="0.079205">
            <text:p>7.92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.0666666666666667">
            <text:p>6.67%</text:p>
          </table:table-cell>
          <table:table-cell table:style-name="ce17" office:value-type="percentage" office:value="0.014733">
            <text:p>1.47%</text:p>
          </table:table-cell>
          <table:table-cell table:style-name="ce17" office:value-type="percentage" office:value="0.313869">
            <text:p>31.39%</text:p>
          </table:table-cell>
          <table:table-cell table:style-name="ce20" office:value-type="percentage" office:value="0.299136">
            <text:p>29.91%</text:p>
          </table:table-cell>
          <table:table-cell table:style-name="ce20" office:value-type="percentage" office:value="0.014042">
            <text:p>1.40%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percentage" office:value="0.5">
            <text:p>50.00%</text:p>
          </table:table-cell>
          <table:table-cell table:style-name="ce17" office:value-type="percentage" office:value="0.018296">
            <text:p>1.83%</text:p>
          </table:table-cell>
          <table:table-cell table:style-name="ce17" office:value-type="percentage" office:value="0.290533">
            <text:p>29.05%</text:p>
          </table:table-cell>
          <table:table-cell table:style-name="ce20" office:value-type="percentage" office:value="0.272237">
            <text:p>27.22%</text:p>
          </table:table-cell>
          <table:table-cell table:style-name="ce20" office:value-type="percentage" office:value="0.017144">
            <text:p>1.71%</text:p>
          </table:table-cell>
          <table:table-cell table:number-columns-repeated="14"/>
        </table:table-row>
      </table:table>
      <table:table table:name="final.summary" table:style-name="ta1" table:print="false">
        <office:forms form:automatic-focus="false" form:apply-design-mode="false"/>
        <table:table-column table:style-name="co9" table:default-cell-style-name="Default"/>
        <table:table-column table:style-name="co4" table:number-columns-repeated="5" table:default-cell-style-name="Default"/>
        <table:table-column table:style-name="co4" table:number-columns-repeated="2" table:default-cell-style-name="ce13"/>
        <table:table-column table:style-name="co4" table:number-columns-repeated="23" table:default-cell-style-name="Default"/>
        <table:table-row table:style-name="ro6">
          <table:table-cell table:number-columns-repeated="5"/>
          <table:table-cell table:style-name="ce12" office:value-type="boolean" office:boolean-value="true">
            <text:p>TRUE</text:p>
          </table:table-cell>
          <table:table-cell table:style-name="ce12" office:value-type="boolean" office:boolean-value="false">
            <text:p>FALSE</text:p>
          </table:table-cell>
          <table:table-cell table:style-name="ce14" office:value-type="string">
            <text:p>Unknown</text:p>
          </table:table-cell>
          <table:table-cell table:style-name="ce16" office:value-type="string">
            <text:p>Real precision</text:p>
          </table:table-cell>
          <table:table-cell table:style-name="ce18" office:value-type="string">
            <text:p>Support</text:p>
          </table:table-cell>
          <table:table-cell table:style-name="ce18" office:value-type="string">
            <text:p>Head coverage</text:p>
          </table:table-cell>
          <table:table-cell table:style-name="ce16" office:value-type="string">
            <text:p>Confidence</text:p>
          </table:table-cell>
          <table:table-cell table:style-name="ce16" office:value-type="string">
            <text:p>Improved Confidence</text:p>
          </table:table-cell>
          <table:table-cell table:style-name="ce18" office:value-type="string">
            <text:p>Predictiveness</text:p>
          </table:table-cell>
          <table:table-cell table:style-name="ce18" office:value-type="string">
            <text:p>Improved Predictiveness std</text:p>
          </table:table-cell>
          <table:table-cell table:style-name="ce18" office:value-type="string">
            <text:p>Improved predictiveness</text:p>
          </table:table-cell>
          <table:table-cell table:style-name="ce18" office:value-type="string">
            <text:p>Improved predictiveness <text:s/>stdtimes body size</text:p>
          </table:table-cell>
          <table:table-cell table:style-name="ce18" office:value-type="string">
            <text:p>Improved predictiveness times body size</text:p>
          </table:table-cell>
          <table:table-cell table:style-name="ce18" office:value-type="string">
            <text:p>Cardinality</text:p>
          </table:table-cell>
          <table:table-cell table:style-name="ce18" office:value-type="string">
            <text:p>Body size</text:p>
          </table:table-cell>
          <table:table-cell table:style-name="ce18" office:value-type="string">
            <text:p>Counting variable</text:p>
          </table:table-cell>
          <table:table-cell table:style-name="ce18" office:value-type="string">
            <text:p>Right predictions</text:p>
          </table:table-cell>
          <table:table-cell table:style-name="ce18" office:value-type="string">
            <text:p>Wrong predictions</text:p>
          </table:table-cell>
          <table:table-cell table:style-name="ce18" office:value-type="string">
            <text:p>Unknown predictions</text:p>
          </table:table-cell>
          <table:table-cell table:style-name="ce18" office:value-type="string">
            <text:p>Total predictions</text:p>
          </table:table-cell>
          <table:table-cell table:style-name="ce18" office:value-type="string">
            <text:p>Total precision</text:p>
          </table:table-cell>
          <table:table-cell table:style-name="ce18" office:value-type="string">
            <text:p>PCA Precision</text:p>
          </table:table-cell>
          <table:table-cell table:style-name="ce18" office:value-type="string">
            <text:p>Body – Head</text:p>
          </table:table-cell>
          <table:table-cell table:style-name="ce18" office:value-type="string">
            <text:p>Body – Head*</text:p>
          </table:table-cell>
          <table:table-cell table:style-name="ce18" office:value-type="string">
            <text:p>Correction ratio</text:p>
          </table:table-cell>
          <table:table-cell table:style-name="ce16" office:value-type="string">
            <text:p>Final precision</text:p>
          </table:table-cell>
        </table:table-row>
        <table:table-row table:style-name="ro1">
          <table:table-cell office:value-type="string">
            <text:p>?o34 <text:s/>&lt;isMarriedTo&gt; <text:s/>?s34 <text:s text:c="2"/>=&gt; ?s34 <text:s/>&lt;isMarriedTo&gt; <text:s/>?o34</text:p>
          </table:table-cell>
          <table:table-cell table:number-columns-repeated="4"/>
          <table:table-cell table:style-name="ce13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style-name="ce17" table:formula="of:=[.F2]/([.G2]+[.F2])" office:value-type="percentage" office:value="1">
            <text:p>100.00%</text:p>
          </table:table-cell>
          <table:table-cell table:style-name="ce13" office:value-type="float" office:value="0.006706">
            <text:p>0.01</text:p>
          </table:table-cell>
          <table:table-cell table:style-name="ce24" office:value-type="float" office:value="0.530143">
            <text:p>0.5301</text:p>
          </table:table-cell>
          <table:table-cell table:style-name="ce17" office:value-type="percentage" office:value="0.530143">
            <text:p>53.01%</text:p>
          </table:table-cell>
          <table:table-cell table:style-name="ce17" office:value-type="percentage" office:value="0.917858">
            <text:p>91.79%</text:p>
          </table:table-cell>
          <table:table-cell table:style-name="ce13" office:value-type="float" office:value="0.422413">
            <text:p>0.42</text:p>
          </table:table-cell>
          <table:table-cell table:style-name="ce13" office:value-type="float" office:value="0.223939">
            <text:p>0.22</text:p>
          </table:table-cell>
          <table:table-cell table:style-name="ce13" office:value-type="float" office:value="0.387715">
            <text:p>0.39</text:p>
          </table:table-cell>
          <table:table-cell table:style-name="ce13" table:formula="of:=[.O2]*[.T2]" office:value-type="float" office:value="2685.700427">
            <text:p>2685.7</text:p>
          </table:table-cell>
          <table:table-cell table:style-name="ce13" table:formula="of:=[.T2]*[.P2]" office:value-type="float" office:value="4649.865995">
            <text:p>4649.87</text:p>
          </table:table-cell>
          <table:table-cell table:style-name="ce13" office:value-type="float" office:value="6358">
            <text:p>6358</text:p>
          </table:table-cell>
          <table:table-cell table:style-name="ce13" office:value-type="float" office:value="11993">
            <text:p>11993</text:p>
          </table:table-cell>
          <table:table-cell table:style-name="ce13" office:value-type="string">
            <text:p>?o34</text:p>
          </table:table-cell>
          <table:table-cell table:style-name="ce13" office:value-type="float" office:value="3793">
            <text:p>3793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1133">
            <text:p>1133</text:p>
          </table:table-cell>
          <table:table-cell table:style-name="ce13" table:formula="of:=SUM([.V2:.X2])" office:value-type="float" office:value="5066">
            <text:p>5066</text:p>
          </table:table-cell>
          <table:table-cell table:style-name="ce25" table:formula="of:=[.V2]/[.Y2]" office:value-type="percentage" office:value="0.748716936439005">
            <text:p>74.87%</text:p>
          </table:table-cell>
          <table:table-cell table:style-name="ce25" table:formula="of:=[.V2]/([.V2]+[.W2])" office:value-type="percentage" office:value="0.964403763030765">
            <text:p>96.44%</text:p>
          </table:table-cell>
          <table:table-cell table:style-name="ce13" office:value-type="float" office:value="5066">
            <text:p>5066</text:p>
          </table:table-cell>
          <table:table-cell table:style-name="ce13" office:value-type="float" office:value="5158">
            <text:p>5158</text:p>
          </table:table-cell>
          <table:table-cell table:style-name="ce13" table:formula="of:=[.AB2]/[.AC2]" office:value-type="float" office:value="0.982163629313687">
            <text:p>0.98</text:p>
          </table:table-cell>
          <table:table-cell table:style-name="ce17" table:formula="of:=[.I2]*[.AD2]" office:value-type="percentage" office:value="0.982163629313687">
            <text:p>98.22%</text:p>
          </table:table-cell>
        </table:table-row>
        <table:table-row table:style-name="ro1">
          <table:table-cell office:value-type="string">
            <text:p>?s28 <text:s/>&lt;diedIn&gt; <text:s/>?o77 <text:s/>?o77 <text:s/>&lt;isLocatedIn&gt; <text:s/>?o28 <text:s text:c="2"/>=&gt; ?s28 <text:s/>&lt;isPoliticianOf&gt; <text:s/>?o28</text:p>
          </table:table-cell>
          <table:table-cell table:number-columns-repeated="4"/>
          <table:table-cell table:style-name="ce13"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17" table:formula="of:=[.F3]/([.G3]+[.F3])" office:value-type="percentage" office:value="0.172413793103448">
            <text:p>17.24%</text:p>
          </table:table-cell>
          <table:table-cell table:style-name="ce24" office:value-type="float" office:value="0.000382">
            <text:p>0.0004</text:p>
          </table:table-cell>
          <table:table-cell table:style-name="ce24" office:value-type="float" office:value="0.247945">
            <text:p>0.2479</text:p>
          </table:table-cell>
          <table:table-cell table:style-name="ce17" office:value-type="percentage" office:value="0.027015">
            <text:p>2.70%</text:p>
          </table:table-cell>
          <table:table-cell table:style-name="ce17" office:value-type="percentage" office:value="0.853774">
            <text:p>85.38%</text:p>
          </table:table-cell>
          <table:table-cell table:style-name="ce13" office:value-type="float" office:value="0.968358">
            <text:p>0.97</text:p>
          </table:table-cell>
          <table:table-cell table:style-name="ce13" office:value-type="float" office:value="0.02616">
            <text:p>0.03</text:p>
          </table:table-cell>
          <table:table-cell table:style-name="ce13" office:value-type="float" office:value="0.826759">
            <text:p>0.83</text:p>
          </table:table-cell>
          <table:table-cell table:style-name="ce13" table:formula="of:=[.O3]*[.T3]" office:value-type="float" office:value="350.544">
            <text:p>350.54</text:p>
          </table:table-cell>
          <table:table-cell table:style-name="ce13" table:formula="of:=[.T3]*[.P3]" office:value-type="float" office:value="11078.5706">
            <text:p>11078.57</text:p>
          </table:table-cell>
          <table:table-cell table:style-name="ce13" office:value-type="float" office:value="362">
            <text:p>362</text:p>
          </table:table-cell>
          <table:table-cell table:style-name="ce13" office:value-type="float" office:value="13400">
            <text:p>13400</text:p>
          </table:table-cell>
          <table:table-cell table:style-name="ce13" office:value-type="string">
            <text:p>?s28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12836">
            <text:p>12836</text:p>
          </table:table-cell>
          <table:table-cell table:style-name="ce13" table:formula="of:=SUM([.V3:.X3])" office:value-type="float" office:value="12976">
            <text:p>12976</text:p>
          </table:table-cell>
          <table:table-cell table:style-name="ce25" table:formula="of:=[.V3]/[.Y3]" office:value-type="percentage" office:value="0.00547163995067818">
            <text:p>0.55%</text:p>
          </table:table-cell>
          <table:table-cell table:style-name="ce25" table:formula="of:=[.V3]/([.V3]+[.W3])" office:value-type="percentage" office:value="0.507142857142857">
            <text:p>50.71%</text:p>
          </table:table-cell>
          <table:table-cell table:style-name="ce13" office:value-type="float" office:value="12976">
            <text:p>12976</text:p>
          </table:table-cell>
          <table:table-cell table:style-name="ce13" office:value-type="float" office:value="13038">
            <text:p>13038</text:p>
          </table:table-cell>
          <table:table-cell table:style-name="ce13" table:formula="of:=[.AB3]/[.AC3]" office:value-type="float" office:value="0.995244669427826">
            <text:p>1</text:p>
          </table:table-cell>
          <table:table-cell table:style-name="ce17" table:formula="of:=[.I3]*[.AD3]" office:value-type="percentage" office:value="0.171593908522039">
            <text:p>17.16%</text:p>
          </table:table-cell>
        </table:table-row>
        <table:table-row table:style-name="ro1">
          <table:table-cell office:value-type="string">
            <text:p>?s36 <text:s/>&lt;isLocatedIn&gt; <text:s/>?o91 <text:s/>?o91 <text:s/>&lt;hasOfficialLanguage&gt; <text:s/>?o36 <text:s text:c="2"/>=&gt; ?s36 <text:s/>&lt;hasOfficialLanguage&gt; <text:s/>?o36</text:p>
          </table:table-cell>
          <table:table-cell table:number-columns-repeated="4"/>
          <table:table-cell table:style-name="ce13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style-name="ce17" table:formula="of:=[.F4]/([.G4]+[.F4])" office:value-type="percentage" office:value="0.3">
            <text:p>30.00%</text:p>
          </table:table-cell>
          <table:table-cell table:style-name="ce24" office:value-type="float" office:value="0.000053">
            <text:p>0.0001</text:p>
          </table:table-cell>
          <table:table-cell table:style-name="ce24" office:value-type="float" office:value="0.062267">
            <text:p>0.0623</text:p>
          </table:table-cell>
          <table:table-cell table:style-name="ce17" office:value-type="percentage" office:value="0.000661">
            <text:p>0.07%</text:p>
          </table:table-cell>
          <table:table-cell table:style-name="ce17" office:value-type="percentage" office:value="0.833333">
            <text:p>83.33%</text:p>
          </table:table-cell>
          <table:table-cell table:style-name="ce13" office:value-type="float" office:value="0.999207">
            <text:p>1</text:p>
          </table:table-cell>
          <table:table-cell table:style-name="ce13" office:value-type="float" office:value="0.000661">
            <text:p>0</text:p>
          </table:table-cell>
          <table:table-cell table:style-name="ce13" office:value-type="float" office:value="0.832672">
            <text:p>0.83</text:p>
          </table:table-cell>
          <table:table-cell table:style-name="ce13" table:formula="of:=[.O4]*[.T4]" office:value-type="float" office:value="49.994735">
            <text:p>49.99</text:p>
          </table:table-cell>
          <table:table-cell table:style-name="ce13" table:formula="of:=[.T4]*[.P4]" office:value-type="float" office:value="62979.14672">
            <text:p>62979.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635">
            <text:p>75635</text:p>
          </table:table-cell>
          <table:table-cell table:style-name="ce13" office:value-type="string">
            <text:p>?s36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549">
            <text:p>75549</text:p>
          </table:table-cell>
          <table:table-cell table:style-name="ce13" table:formula="of:=SUM([.V4:.X4])" office:value-type="float" office:value="75575">
            <text:p>75575</text:p>
          </table:table-cell>
          <table:table-cell table:style-name="ce25" table:formula="of:=[.V4]/[.Y4]" office:value-type="percentage" office:value="0.000211710221634138">
            <text:p>0.02%</text:p>
          </table:table-cell>
          <table:table-cell table:style-name="ce25" table:formula="of:=[.V4]/([.V4]+[.W4])" office:value-type="percentage" office:value="0.615384615384615">
            <text:p>61.54%</text:p>
          </table:table-cell>
          <table:table-cell table:style-name="ce13" office:value-type="float" office:value="75575">
            <text:p>75575</text:p>
          </table:table-cell>
          <table:table-cell table:style-name="ce13" office:value-type="float" office:value="75579">
            <text:p>75579</text:p>
          </table:table-cell>
          <table:table-cell table:style-name="ce13" table:formula="of:=[.AB4]/[.AC4]" office:value-type="float" office:value="0.999947075245769">
            <text:p>1</text:p>
          </table:table-cell>
          <table:table-cell table:style-name="ce17" table:formula="of:=[.I4]*[.AD4]" office:value-type="percentage" office:value="0.299984122573731">
            <text:p>30.00%</text:p>
          </table:table-cell>
        </table:table-row>
        <table:table-row table:style-name="ro1">
          <table:table-cell office:value-type="string">
            <text:p>?s28 <text:s/>&lt;livesIn&gt; <text:s/>?o77 <text:s/>?o77 <text:s/>&lt;isLocatedIn&gt; <text:s/>?o28 <text:s text:c="2"/>=&gt; ?s28 <text:s/>&lt;isPoliticianOf&gt; <text:s/>?o28</text:p>
          </table:table-cell>
          <table:table-cell table:number-columns-repeated="4"/>
          <table:table-cell table:style-name="ce13"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7" table:formula="of:=[.F5]/([.G5]+[.F5])" office:value-type="percentage" office:value="0.5">
            <text:p>50.00%</text:p>
          </table:table-cell>
          <table:table-cell table:style-name="ce24" office:value-type="float" office:value="0.000137">
            <text:p>0.0001</text:p>
          </table:table-cell>
          <table:table-cell table:style-name="ce24" office:value-type="float" office:value="0.089041">
            <text:p>0.0890</text:p>
          </table:table-cell>
          <table:table-cell table:style-name="ce17" office:value-type="percentage" office:value="0.024673">
            <text:p>2.47%</text:p>
          </table:table-cell>
          <table:table-cell table:style-name="ce17" office:value-type="percentage" office:value="0.833333">
            <text:p>83.33%</text:p>
          </table:table-cell>
          <table:table-cell table:style-name="ce13" office:value-type="float" office:value="0.970393">
            <text:p>0.97</text:p>
          </table:table-cell>
          <table:table-cell table:style-name="ce13" office:value-type="float" office:value="0.023942">
            <text:p>0.02</text:p>
          </table:table-cell>
          <table:table-cell table:style-name="ce13" office:value-type="float" office:value="0.808661">
            <text:p>0.81</text:p>
          </table:table-cell>
          <table:table-cell table:style-name="ce13" table:formula="of:=[.O5]*[.T5]" office:value-type="float" office:value="126.150398">
            <text:p>126.15</text:p>
          </table:table-cell>
          <table:table-cell table:style-name="ce13" table:formula="of:=[.T5]*[.P5]" office:value-type="float" office:value="4260.834809">
            <text:p>4260.83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5269">
            <text:p>5269</text:p>
          </table:table-cell>
          <table:table-cell table:style-name="ce13" office:value-type="string">
            <text:p>?s28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5063">
            <text:p>5063</text:p>
          </table:table-cell>
          <table:table-cell table:style-name="ce13" table:formula="of:=SUM([.V5:.X5])" office:value-type="float" office:value="5113">
            <text:p>5113</text:p>
          </table:table-cell>
          <table:table-cell table:style-name="ce25" table:formula="of:=[.V5]/[.Y5]" office:value-type="percentage" office:value="0.00743203598670057">
            <text:p>0.74%</text:p>
          </table:table-cell>
          <table:table-cell table:style-name="ce25" table:formula="of:=[.V5]/([.V5]+[.W5])" office:value-type="percentage" office:value="0.76">
            <text:p>76.00%</text:p>
          </table:table-cell>
          <table:table-cell table:style-name="ce13" office:value-type="float" office:value="5113">
            <text:p>5113</text:p>
          </table:table-cell>
          <table:table-cell table:style-name="ce13" office:value-type="float" office:value="5137">
            <text:p>5137</text:p>
          </table:table-cell>
          <table:table-cell table:style-name="ce13" table:formula="of:=[.AB5]/[.AC5]" office:value-type="float" office:value="0.995328012458633">
            <text:p>1</text:p>
          </table:table-cell>
          <table:table-cell table:style-name="ce17" table:formula="of:=[.I5]*[.AD5]" office:value-type="percentage" office:value="0.497664006229317">
            <text:p>49.77%</text:p>
          </table:table-cell>
        </table:table-row>
        <table:table-row table:style-name="ro1">
          <table:table-cell office:value-type="string">
            <text:p>?s9 <text:s/>&lt;isMarriedTo&gt; <text:s/>?o82 <text:s/>?o82 <text:s/>&lt;livesIn&gt; <text:s/>?o9 <text:s text:c="2"/>=&gt; ?s9 <text:s/>&lt;livesIn&gt; <text:s/>?o9</text:p>
          </table:table-cell>
          <table:table-cell table:number-columns-repeated="4"/>
          <table:table-cell table:style-name="ce21" office:value-type="float" office:value="19">
            <text:p>1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17" table:formula="of:=[.F6]/([.G6]+[.F6])" office:value-type="percentage" office:value="0.678571428571429">
            <text:p>67.86%</text:p>
          </table:table-cell>
          <table:table-cell table:style-name="ce24" office:value-type="float" office:value="0.000191">
            <text:p>0.0002</text:p>
          </table:table-cell>
          <table:table-cell table:style-name="ce24" office:value-type="float" office:value="0.012403">
            <text:p>0.0124</text:p>
          </table:table-cell>
          <table:table-cell table:style-name="ce17" office:value-type="percentage" office:value="0.337058">
            <text:p>33.71%</text:p>
          </table:table-cell>
          <table:table-cell table:style-name="ce17" office:value-type="percentage" office:value="0.698842">
            <text:p>69.88%</text:p>
          </table:table-cell>
          <table:table-cell table:style-name="ce13" office:value-type="float" office:value="0.517691">
            <text:p>0.52</text:p>
          </table:table-cell>
          <table:table-cell table:style-name="ce13" office:value-type="float" office:value="0.174492">
            <text:p>0.17</text:p>
          </table:table-cell>
          <table:table-cell table:style-name="ce13" office:value-type="float" office:value="0.361784">
            <text:p>0.36</text:p>
          </table:table-cell>
          <table:table-cell table:style-name="ce13" table:formula="of:=[.O6]*[.T6]" office:value-type="float" office:value="93.702204">
            <text:p>93.7</text:p>
          </table:table-cell>
          <table:table-cell table:style-name="ce13" table:formula="of:=[.T6]*[.P6]" office:value-type="float" office:value="194.278008">
            <text:p>194.28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537">
            <text:p>537</text:p>
          </table:table-cell>
          <table:table-cell table:style-name="ce13" office:value-type="string">
            <text:p>?s9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253">
            <text:p>253</text:p>
          </table:table-cell>
          <table:table-cell table:style-name="ce13" table:formula="of:=SUM([.V6:.X6])" office:value-type="float" office:value="278">
            <text:p>278</text:p>
          </table:table-cell>
          <table:table-cell table:style-name="ce25" table:formula="of:=[.V6]/[.Y6]" office:value-type="percentage" office:value="0.0323741007194245">
            <text:p>3.24%</text:p>
          </table:table-cell>
          <table:table-cell table:style-name="ce25" table:formula="of:=[.V6]/([.V6]+[.W6])" office:value-type="percentage" office:value="0.36">
            <text:p>36.00%</text:p>
          </table:table-cell>
          <table:table-cell table:style-name="ce13" office:value-type="float" office:value="278">
            <text:p>278</text:p>
          </table:table-cell>
          <table:table-cell table:style-name="ce13" office:value-type="float" office:value="326">
            <text:p>326</text:p>
          </table:table-cell>
          <table:table-cell table:style-name="ce13" table:formula="of:=[.AB6]/[.AC6]" office:value-type="float" office:value="0.852760736196319">
            <text:p>0.85</text:p>
          </table:table-cell>
          <table:table-cell table:style-name="ce17" table:formula="of:=[.I6]*[.AD6]" office:value-type="percentage" office:value="0.578659070990359">
            <text:p>57.87%</text:p>
          </table:table-cell>
        </table:table-row>
        <table:table-row table:style-name="ro1">
          <table:table-cell office:value-type="string">
            <text:p>?s82 <text:s/>&lt;isMarriedTo&gt; <text:s/>?s9 <text:s/>?s82 <text:s/>&lt;livesIn&gt; <text:s/>?o9 <text:s text:c="2"/>=&gt; ?s9 <text:s/>&lt;livesIn&gt; <text:s/>?o9</text:p>
          </table:table-cell>
          <table:table-cell table:number-columns-repeated="4"/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17" table:formula="of:=[.F7]/([.G7]+[.F7])" office:value-type="percentage" office:value="0.782608695652174">
            <text:p>78.26%</text:p>
          </table:table-cell>
          <table:table-cell table:style-name="ce24" office:value-type="float" office:value="0.000178">
            <text:p>0.0002</text:p>
          </table:table-cell>
          <table:table-cell table:style-name="ce24" office:value-type="float" office:value="0.011581">
            <text:p>0.0116</text:p>
          </table:table-cell>
          <table:table-cell table:style-name="ce17" office:value-type="percentage" office:value="0.22807">
            <text:p>22.81%</text:p>
          </table:table-cell>
          <table:table-cell table:style-name="ce17" office:value-type="percentage" office:value="0.684211">
            <text:p>68.42%</text:p>
          </table:table-cell>
          <table:table-cell table:style-name="ce13" office:value-type="float" office:value="0.666667">
            <text:p>0.67</text:p>
          </table:table-cell>
          <table:table-cell table:style-name="ce13" office:value-type="float" office:value="0.152047">
            <text:p>0.15</text:p>
          </table:table-cell>
          <table:table-cell table:style-name="ce13" office:value-type="float" office:value="0.45614">
            <text:p>0.46</text:p>
          </table:table-cell>
          <table:table-cell table:style-name="ce13" table:formula="of:=[.O7]*[.T7]" office:value-type="float" office:value="112.666827">
            <text:p>112.67</text:p>
          </table:table-cell>
          <table:table-cell table:style-name="ce13" table:formula="of:=[.T7]*[.P7]" office:value-type="float" office:value="337.99974">
            <text:p>338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741">
            <text:p>741</text:p>
          </table:table-cell>
          <table:table-cell table:style-name="ce13" office:value-type="string">
            <text:p>?s9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454">
            <text:p>454</text:p>
          </table:table-cell>
          <table:table-cell table:style-name="ce13" table:formula="of:=SUM([.V7:.X7])" office:value-type="float" office:value="494">
            <text:p>494</text:p>
          </table:table-cell>
          <table:table-cell table:style-name="ce25" table:formula="of:=[.V7]/[.Y7]" office:value-type="percentage" office:value="0.0384615384615385">
            <text:p>3.85%</text:p>
          </table:table-cell>
          <table:table-cell table:style-name="ce25" table:formula="of:=[.V7]/([.V7]+[.W7])" office:value-type="percentage" office:value="0.475">
            <text:p>47.50%</text:p>
          </table:table-cell>
          <table:table-cell table:style-name="ce13" office:value-type="float" office:value="494">
            <text:p>494</text:p>
          </table:table-cell>
          <table:table-cell table:style-name="ce13" office:value-type="float" office:value="542">
            <text:p>542</text:p>
          </table:table-cell>
          <table:table-cell table:style-name="ce13" table:formula="of:=[.AB7]/[.AC7]" office:value-type="float" office:value="0.911439114391144">
            <text:p>0.91</text:p>
          </table:table-cell>
          <table:table-cell table:style-name="ce17" table:formula="of:=[.I7]*[.AD7]" office:value-type="percentage" office:value="0.713300176480026">
            <text:p>71.33%</text:p>
          </table:table-cell>
        </table:table-row>
        <table:table-row table:style-name="ro1">
          <table:table-cell office:value-type="string">
            <text:p>?s94 <text:s/>&lt;hasOfficialLanguage&gt; <text:s/>?o36 <text:s/>?s94 <text:s/>&lt;isLocatedIn&gt; <text:s/>?s36 <text:s text:c="2"/>=&gt; ?s36 <text:s/>&lt;hasOfficialLanguage&gt; <text:s/>?o36</text:p>
          </table:table-cell>
          <table:table-cell table:number-columns-repeated="4"/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17" table:formula="of:=[.F8]/([.G8]+[.F8])" office:value-type="percentage" office:value="0.833333333333333">
            <text:p>83.33%</text:p>
          </table:table-cell>
          <table:table-cell table:style-name="ce24" office:value-type="float" office:value="0.000019">
            <text:p>0.0000</text:p>
          </table:table-cell>
          <table:table-cell table:style-name="ce24" office:value-type="float" office:value="0.022416">
            <text:p>0.0224</text:p>
          </table:table-cell>
          <table:table-cell table:style-name="ce17" office:value-type="percentage" office:value="0.142857">
            <text:p>14.29%</text:p>
          </table:table-cell>
          <table:table-cell table:style-name="ce17" office:value-type="percentage" office:value="0.642857">
            <text:p>64.29%</text:p>
          </table:table-cell>
          <table:table-cell table:style-name="ce13" office:value-type="float" office:value="0.777778">
            <text:p>0.78</text:p>
          </table:table-cell>
          <table:table-cell table:style-name="ce13" office:value-type="float" office:value="0.111111">
            <text:p>0.11</text:p>
          </table:table-cell>
          <table:table-cell table:style-name="ce13" office:value-type="float" office:value="0.5">
            <text:p>0.5</text:p>
          </table:table-cell>
          <table:table-cell table:style-name="ce13" table:formula="of:=[.O8]*[.T8]" office:value-type="float" office:value="13.999986">
            <text:p>14</text:p>
          </table:table-cell>
          <table:table-cell table:style-name="ce13" table:formula="of:=[.T8]*[.P8]" office:value-type="float" office:value="63">
            <text:p>63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26">
            <text:p>126</text:p>
          </table:table-cell>
          <table:table-cell table:style-name="ce13" office:value-type="string">
            <text:p>?s3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98">
            <text:p>98</text:p>
          </table:table-cell>
          <table:table-cell table:style-name="ce13" table:formula="of:=SUM([.V8:.X8])" office:value-type="float" office:value="98">
            <text:p>98</text:p>
          </table:table-cell>
          <table:table-cell table:style-name="ce25" table:formula="of:=[.V8]/[.Y8]" office:value-type="percentage" office:value="0">
            <text:p>0.00%</text:p>
          </table:table-cell>
          <table:table-cell table:style-name="ce25" table:formula="of:=[.V8]/([.V8]+[.W8])" office:value-type="percentage" office:value="0">
            <text:p>#DIV/0!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100">
            <text:p>100</text:p>
          </table:table-cell>
          <table:table-cell table:style-name="ce13" table:formula="of:=[.AB8]/[.AC8]" office:value-type="float" office:value="0.98">
            <text:p>0.98</text:p>
          </table:table-cell>
          <table:table-cell table:style-name="ce17" table:formula="of:=[.I8]*[.AD8]" office:value-type="percentage" office:value="0.816666666666667">
            <text:p>81.67%</text:p>
          </table:table-cell>
        </table:table-row>
        <table:table-row table:style-name="ro1">
          <table:table-cell office:value-type="string">
            <text:p>?s33 <text:s/>&lt;created&gt; <text:s/>?o33 <text:s/>?s33 <text:s/>&lt;produced&gt; <text:s/>?o33 <text:s text:c="2"/>=&gt; ?s33 <text:s/>&lt;directed&gt; <text:s/>?o33</text:p>
          </table:table-cell>
          <table:table-cell table:number-columns-repeated="4"/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17" table:formula="of:=[.F9]/([.G9]+[.F9])" office:value-type="percentage" office:value="0">
            <text:p>0.00%</text:p>
          </table:table-cell>
          <table:table-cell table:style-name="ce24" office:value-type="float" office:value="0.001066">
            <text:p>0.0011</text:p>
          </table:table-cell>
          <table:table-cell table:style-name="ce24" office:value-type="float" office:value="0.030203">
            <text:p>0.0302</text:p>
          </table:table-cell>
          <table:table-cell table:style-name="ce17" office:value-type="percentage" office:value="0.498275">
            <text:p>49.83%</text:p>
          </table:table-cell>
          <table:table-cell table:style-name="ce17" office:value-type="percentage" office:value="0.586767">
            <text:p>58.68%</text:p>
          </table:table-cell>
          <table:table-cell table:style-name="ce13" office:value-type="float" office:value="0.150813">
            <text:p>0.15</text:p>
          </table:table-cell>
          <table:table-cell table:style-name="ce13" office:value-type="float" office:value="0.075146">
            <text:p>0.08</text:p>
          </table:table-cell>
          <table:table-cell table:style-name="ce13" office:value-type="float" office:value="0.088492">
            <text:p>0.09</text:p>
          </table:table-cell>
          <table:table-cell table:style-name="ce13" table:formula="of:=[.O9]*[.T9]" office:value-type="float" office:value="152.471234">
            <text:p>152.47</text:p>
          </table:table-cell>
          <table:table-cell table:style-name="ce13" table:formula="of:=[.T9]*[.P9]" office:value-type="float" office:value="179.550268">
            <text:p>179.55</text:p>
          </table:table-cell>
          <table:table-cell table:style-name="ce13" office:value-type="float" office:value="1011">
            <text:p>1011</text:p>
          </table:table-cell>
          <table:table-cell table:style-name="ce13" office:value-type="float" office:value="2029">
            <text:p>2029</text:p>
          </table:table-cell>
          <table:table-cell table:style-name="ce13" office:value-type="string">
            <text:p>?o3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224">
            <text:p>224</text:p>
          </table:table-cell>
          <table:table-cell table:style-name="ce13" table:formula="of:=SUM([.V9:.X9])" office:value-type="float" office:value="306">
            <text:p>306</text:p>
          </table:table-cell>
          <table:table-cell table:style-name="ce25" table:formula="of:=[.V9]/[.Y9]" office:value-type="percentage" office:value="0.0163398692810458">
            <text:p>1.63%</text:p>
          </table:table-cell>
          <table:table-cell table:style-name="ce25" table:formula="of:=[.V9]/([.V9]+[.W9])" office:value-type="percentage" office:value="0.0609756097560976">
            <text:p>6.10%</text:p>
          </table:table-cell>
          <table:table-cell table:style-name="ce13" office:value-type="float" office:value="306">
            <text:p>306</text:p>
          </table:table-cell>
          <table:table-cell table:style-name="ce13" office:value-type="float" office:value="976">
            <text:p>976</text:p>
          </table:table-cell>
          <table:table-cell table:style-name="ce13" table:formula="of:=[.AB9]/[.AC9]" office:value-type="float" office:value="0.313524590163934">
            <text:p>0.31</text:p>
          </table:table-cell>
          <table:table-cell table:style-name="ce17" table:formula="of:=[.I9]*[.AD9]" office:value-type="percentage" office:value="0">
            <text:p>0.00%</text:p>
          </table:table-cell>
        </table:table-row>
        <table:table-row table:style-name="ro1">
          <table:table-cell office:value-type="string">
            <text:p>?s29 <text:s/>&lt;wasBornIn&gt; <text:s/>?o97 <text:s/>?o97 <text:s/>&lt;isLocatedIn&gt; <text:s/>?o29 <text:s text:c="2"/>=&gt; ?s29 <text:s/>&lt;isCitizenOf&gt; <text:s/>?o29</text:p>
          </table:table-cell>
          <table:table-cell table:number-columns-repeated="4"/>
          <table:table-cell table:style-name="ce13"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17" table:formula="of:=[.F10]/([.G10]+[.F10])" office:value-type="percentage" office:value="0.233333333333333">
            <text:p>23.33%</text:p>
          </table:table-cell>
          <table:table-cell table:style-name="ce24" office:value-type="float" office:value="0.001334">
            <text:p>0.0013</text:p>
          </table:table-cell>
          <table:table-cell table:style-name="ce24" office:value-type="float" office:value="0.086822">
            <text:p>0.0868</text:p>
          </table:table-cell>
          <table:table-cell table:style-name="ce17" office:value-type="percentage" office:value="0.03745">
            <text:p>3.75%</text:p>
          </table:table-cell>
          <table:table-cell table:style-name="ce17" office:value-type="percentage" office:value="0.574217">
            <text:p>57.42%</text:p>
          </table:table-cell>
          <table:table-cell table:style-name="ce13" office:value-type="float" office:value="0.93478">
            <text:p>0.93</text:p>
          </table:table-cell>
          <table:table-cell table:style-name="ce13" office:value-type="float" office:value="0.035008">
            <text:p>0.04</text:p>
          </table:table-cell>
          <table:table-cell table:style-name="ce13" office:value-type="float" office:value="0.536767">
            <text:p>0.54</text:p>
          </table:table-cell>
          <table:table-cell table:style-name="ce13" table:formula="of:=[.O10]*[.T10]" office:value-type="float" office:value="1182.500224">
            <text:p>1182.5</text:p>
          </table:table-cell>
          <table:table-cell table:style-name="ce13" table:formula="of:=[.T10]*[.P10]" office:value-type="float" office:value="18130.915726">
            <text:p>18130.92</text:p>
          </table:table-cell>
          <table:table-cell table:style-name="ce13" office:value-type="float" office:value="1265">
            <text:p>1265</text:p>
          </table:table-cell>
          <table:table-cell table:style-name="ce13" office:value-type="float" office:value="33778">
            <text:p>33778</text:p>
          </table:table-cell>
          <table:table-cell table:style-name="ce13" office:value-type="string">
            <text:p>?s29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2862">
            <text:p>2862</text:p>
          </table:table-cell>
          <table:table-cell table:style-name="ce13" office:value-type="float" office:value="28584">
            <text:p>28584</text:p>
          </table:table-cell>
          <table:table-cell table:style-name="ce13" table:formula="of:=SUM([.V10:.X10])" office:value-type="float" office:value="31575">
            <text:p>31575</text:p>
          </table:table-cell>
          <table:table-cell table:style-name="ce25" table:formula="of:=[.V10]/[.Y10]" office:value-type="percentage" office:value="0.0040855106888361">
            <text:p>0.41%</text:p>
          </table:table-cell>
          <table:table-cell table:style-name="ce25" table:formula="of:=[.V10]/([.V10]+[.W10])" office:value-type="percentage" office:value="0.0431293881644935">
            <text:p>4.31%</text:p>
          </table:table-cell>
          <table:table-cell table:style-name="ce13" office:value-type="float" office:value="31575">
            <text:p>31575</text:p>
          </table:table-cell>
          <table:table-cell table:style-name="ce13" office:value-type="float" office:value="32491">
            <text:p>32491</text:p>
          </table:table-cell>
          <table:table-cell table:style-name="ce13" table:formula="of:=[.AB10]/[.AC10]" office:value-type="float" office:value="0.971807577482995">
            <text:p>0.97</text:p>
          </table:table-cell>
          <table:table-cell table:style-name="ce17" table:formula="of:=[.I10]*[.AD10]" office:value-type="percentage" office:value="0.226755101412699">
            <text:p>22.68%</text:p>
          </table:table-cell>
        </table:table-row>
        <table:table-row table:style-name="ro1">
          <table:table-cell office:value-type="string">
            <text:p>?s28 <text:s/>&lt;wasBornIn&gt; <text:s/>?o77 <text:s/>?o77 <text:s/>&lt;isLocatedIn&gt; <text:s/>?o28 <text:s text:c="2"/>=&gt; ?s28 <text:s/>&lt;isPoliticianOf&gt; <text:s/>?o28</text:p>
          </table:table-cell>
          <table:table-cell table:number-columns-repeated="4"/>
          <table:table-cell table:style-name="ce13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17" table:formula="of:=[.F11]/([.G11]+[.F11])" office:value-type="percentage" office:value="0.103448275862069">
            <text:p>10.34%</text:p>
          </table:table-cell>
          <table:table-cell table:style-name="ce24" office:value-type="float" office:value="0.000231">
            <text:p>0.0002</text:p>
          </table:table-cell>
          <table:table-cell table:style-name="ce24" office:value-type="float" office:value="0.15">
            <text:p>0.1500</text:p>
          </table:table-cell>
          <table:table-cell table:style-name="ce17" office:value-type="percentage" office:value="0.006484">
            <text:p>0.65%</text:p>
          </table:table-cell>
          <table:table-cell table:style-name="ce17" office:value-type="percentage" office:value="0.571802">
            <text:p>57.18%</text:p>
          </table:table-cell>
          <table:table-cell table:style-name="ce13" office:value-type="float" office:value="0.988661">
            <text:p>0.99</text:p>
          </table:table-cell>
          <table:table-cell table:style-name="ce13" office:value-type="float" office:value="0.00641">
            <text:p>0.01</text:p>
          </table:table-cell>
          <table:table-cell table:style-name="ce13" office:value-type="float" office:value="0.565318">
            <text:p>0.57</text:p>
          </table:table-cell>
          <table:table-cell table:style-name="ce13" table:formula="of:=[.O11]*[.T11]" office:value-type="float" office:value="216.51698">
            <text:p>216.52</text:p>
          </table:table-cell>
          <table:table-cell table:style-name="ce13" table:formula="of:=[.T11]*[.P11]" office:value-type="float" office:value="19095.311404">
            <text:p>19095.31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33778">
            <text:p>33778</text:p>
          </table:table-cell>
          <table:table-cell table:style-name="ce13" office:value-type="string">
            <text:p>?s28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33211">
            <text:p>33211</text:p>
          </table:table-cell>
          <table:table-cell table:style-name="ce13" table:formula="of:=SUM([.V11:.X11])" office:value-type="float" office:value="33395">
            <text:p>33395</text:p>
          </table:table-cell>
          <table:table-cell table:style-name="ce25" table:formula="of:=[.V11]/[.Y11]" office:value-type="percentage" office:value="0.0029345710435694">
            <text:p>0.29%</text:p>
          </table:table-cell>
          <table:table-cell table:style-name="ce25" table:formula="of:=[.V11]/([.V11]+[.W11])" office:value-type="percentage" office:value="0.532608695652174">
            <text:p>53.26%</text:p>
          </table:table-cell>
          <table:table-cell table:style-name="ce13" office:value-type="float" office:value="33395">
            <text:p>33395</text:p>
          </table:table-cell>
          <table:table-cell table:style-name="ce13" office:value-type="float" office:value="33559">
            <text:p>33559</text:p>
          </table:table-cell>
          <table:table-cell table:style-name="ce13" table:formula="of:=[.AB11]/[.AC11]" office:value-type="float" office:value="0.995113084418487">
            <text:p>1</text:p>
          </table:table-cell>
          <table:table-cell table:style-name="ce17" table:formula="of:=[.I11]*[.AD11]" office:value-type="percentage" office:value="0.102942732870878">
            <text:p>10.29%</text:p>
          </table:table-cell>
        </table:table-row>
        <table:table-row table:style-name="ro1">
          <table:table-cell office:value-type="string">
            <text:p>?s97 <text:s/>&lt;isLocatedIn&gt; <text:s/>?o29 <text:s/>?s29 <text:s/>&lt;isLocatedIn&gt; <text:s/>?s97 <text:s text:c="2"/>=&gt; ?s29 <text:s/>&lt;isCitizenOf&gt; <text:s/>?o29</text:p>
          </table:table-cell>
          <table:table-cell table:number-columns-repeated="4"/>
          <table:table-cell table:style-name="ce13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table:style-name="ce17" table:formula="of:=[.F12]/([.G12]+[.F12])" office:value-type="percentage" office:value="0">
            <text:p>0.00%</text:p>
          </table:table-cell>
          <table:table-cell table:style-name="ce24" office:value-type="float" office:value="0.000223">
            <text:p>0.0002</text:p>
          </table:table-cell>
          <table:table-cell table:style-name="ce24" office:value-type="float" office:value="0.014482">
            <text:p>0.0145</text:p>
          </table:table-cell>
          <table:table-cell table:style-name="ce17" office:value-type="percentage" office:value="0.004013">
            <text:p>0.40%</text:p>
          </table:table-cell>
          <table:table-cell table:style-name="ce17" office:value-type="percentage" office:value="0.542416">
            <text:p>54.24%</text:p>
          </table:table-cell>
          <table:table-cell table:style-name="ce13" office:value-type="float" office:value="0.992602">
            <text:p>0.99</text:p>
          </table:table-cell>
          <table:table-cell table:style-name="ce13" office:value-type="float" office:value="0.003983">
            <text:p>0</text:p>
          </table:table-cell>
          <table:table-cell table:style-name="ce13" office:value-type="float" office:value="0.538404">
            <text:p>0.54</text:p>
          </table:table-cell>
          <table:table-cell table:style-name="ce13" table:formula="of:=[.O12]*[.T12]" office:value-type="float" office:value="209.434106">
            <text:p>209.43</text:p>
          </table:table-cell>
          <table:table-cell table:style-name="ce13" table:formula="of:=[.T12]*[.P12]" office:value-type="float" office:value="28310.359128">
            <text:p>28310.36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52582">
            <text:p>52582</text:p>
          </table:table-cell>
          <table:table-cell table:style-name="ce13" office:value-type="string">
            <text:p>?s29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359">
            <text:p>359</text:p>
          </table:table-cell>
          <table:table-cell table:style-name="ce13" office:value-type="float" office:value="51823">
            <text:p>51823</text:p>
          </table:table-cell>
          <table:table-cell table:style-name="ce13" table:formula="of:=SUM([.V12:.X12])" office:value-type="float" office:value="52193">
            <text:p>52193</text:p>
          </table:table-cell>
          <table:table-cell table:style-name="ce25" table:formula="of:=[.V12]/[.Y12]" office:value-type="percentage" office:value="0.000210756231678578">
            <text:p>0.02%</text:p>
          </table:table-cell>
          <table:table-cell table:style-name="ce25" table:formula="of:=[.V12]/([.V12]+[.W12])" office:value-type="percentage" office:value="0.0297297297297297">
            <text:p>2.97%</text:p>
          </table:table-cell>
          <table:table-cell table:style-name="ce13" office:value-type="float" office:value="52193">
            <text:p>52193</text:p>
          </table:table-cell>
          <table:table-cell table:style-name="ce13" office:value-type="float" office:value="52367">
            <text:p>52367</text:p>
          </table:table-cell>
          <table:table-cell table:style-name="ce13" table:formula="of:=[.AB12]/[.AC12]" office:value-type="float" office:value="0.996677296770867">
            <text:p>1</text:p>
          </table:table-cell>
          <table:table-cell table:style-name="ce17" table:formula="of:=[.I12]*[.AD12]" office:value-type="percentage" office:value="0">
            <text:p>0.00%</text:p>
          </table:table-cell>
        </table:table-row>
        <table:table-row table:style-name="ro1">
          <table:table-cell office:value-type="string">
            <text:p>?s9 <text:s/>&lt;isCitizenOf&gt; <text:s/>?o9 <text:s text:c="2"/>=&gt; ?s9 <text:s/>&lt;livesIn&gt; <text:s/>?o9</text:p>
          </table:table-cell>
          <table:table-cell table:number-columns-repeated="4"/>
          <table:table-cell table:style-name="ce13"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style-name="ce17" table:formula="of:=[.F13]/([.G13]+[.F13])" office:value-type="percentage" office:value="0.986486486486487">
            <text:p>98.65%</text:p>
          </table:table-cell>
          <table:table-cell table:style-name="ce24" office:value-type="float" office:value="0.000691">
            <text:p>0.0007</text:p>
          </table:table-cell>
          <table:table-cell table:style-name="ce24" office:value-type="float" office:value="0.044885">
            <text:p>0.0449</text:p>
          </table:table-cell>
          <table:table-cell table:style-name="ce17" office:value-type="percentage" office:value="0.044955">
            <text:p>4.50%</text:p>
          </table:table-cell>
          <table:table-cell table:style-name="ce17" office:value-type="percentage" office:value="0.523581">
            <text:p>52.36%</text:p>
          </table:table-cell>
          <table:table-cell table:style-name="ce13" office:value-type="float" office:value="0.914139">
            <text:p>0.91</text:p>
          </table:table-cell>
          <table:table-cell table:style-name="ce13" office:value-type="float" office:value="0.041095">
            <text:p>0.04</text:p>
          </table:table-cell>
          <table:table-cell table:style-name="ce13" office:value-type="float" office:value="0.478626">
            <text:p>0.48</text:p>
          </table:table-cell>
          <table:table-cell table:style-name="ce13" table:formula="of:=[.O13]*[.T13]" office:value-type="float" office:value="598.75415">
            <text:p>598.75</text:p>
          </table:table-cell>
          <table:table-cell table:style-name="ce13" table:formula="of:=[.T13]*[.P13]" office:value-type="float" office:value="6973.58082">
            <text:p>6973.58</text:p>
          </table:table-cell>
          <table:table-cell table:style-name="ce13" office:value-type="float" office:value="655">
            <text:p>655</text:p>
          </table:table-cell>
          <table:table-cell table:style-name="ce13" office:value-type="float" office:value="14570">
            <text:p>14570</text:p>
          </table:table-cell>
          <table:table-cell table:style-name="ce13" office:value-type="string">
            <text:p>?s9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13154">
            <text:p>13154</text:p>
          </table:table-cell>
          <table:table-cell table:style-name="ce13" table:formula="of:=SUM([.V13:.X13])" office:value-type="float" office:value="13319">
            <text:p>13319</text:p>
          </table:table-cell>
          <table:table-cell table:style-name="ce25" table:formula="of:=[.V13]/[.Y13]" office:value-type="percentage" office:value="0.00262782491178016">
            <text:p>0.26%</text:p>
          </table:table-cell>
          <table:table-cell table:style-name="ce25" table:formula="of:=[.V13]/([.V13]+[.W13])" office:value-type="percentage" office:value="0.212121212121212">
            <text:p>21.21%</text:p>
          </table:table-cell>
          <table:table-cell table:style-name="ce13" office:value-type="float" office:value="13319">
            <text:p>13319</text:p>
          </table:table-cell>
          <table:table-cell table:style-name="ce13" office:value-type="float" office:value="13915">
            <text:p>13915</text:p>
          </table:table-cell>
          <table:table-cell table:style-name="ce13" table:formula="of:=[.AB13]/[.AC13]" office:value-type="float" office:value="0.957168523176428">
            <text:p>0.96</text:p>
          </table:table-cell>
          <table:table-cell table:style-name="ce17" table:formula="of:=[.I13]*[.AD13]" office:value-type="percentage" office:value="0.944233813403774">
            <text:p>94.42%</text:p>
          </table:table-cell>
        </table:table-row>
        <table:table-row table:style-name="ro1">
          <table:table-cell office:value-type="string">
            <text:p>?s97 <text:s/>&lt;isCitizenOf&gt; <text:s/>?o29 <text:s/>?s29 <text:s/>&lt;influences&gt; <text:s/>?s97 <text:s text:c="2"/>=&gt; ?s29 <text:s/>&lt;isCitizenOf&gt; <text:s/>?o29</text:p>
          </table:table-cell>
          <table:table-cell table:number-columns-repeated="4"/>
          <table:table-cell table:style-name="ce13"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table:style-name="ce17" table:formula="of:=[.F14]/([.G14]+[.F14])" office:value-type="percentage" office:value="0.2">
            <text:p>20.00%</text:p>
          </table:table-cell>
          <table:table-cell table:style-name="ce24" office:value-type="float" office:value="0.000154">
            <text:p>0.0002</text:p>
          </table:table-cell>
          <table:table-cell table:style-name="ce24" office:value-type="float" office:value="0.010021">
            <text:p>0.0100</text:p>
          </table:table-cell>
          <table:table-cell table:style-name="ce17" office:value-type="percentage" office:value="0.105644">
            <text:p>10.56%</text:p>
          </table:table-cell>
          <table:table-cell table:style-name="ce17" office:value-type="percentage" office:value="0.519573">
            <text:p>51.96%</text:p>
          </table:table-cell>
          <table:table-cell table:style-name="ce13" office:value-type="float" office:value="0.796671">
            <text:p>0.8</text:p>
          </table:table-cell>
          <table:table-cell table:style-name="ce13" office:value-type="float" office:value="0.084164">
            <text:p>0.08</text:p>
          </table:table-cell>
          <table:table-cell table:style-name="ce13" office:value-type="float" office:value="0.413929">
            <text:p>0.41</text:p>
          </table:table-cell>
          <table:table-cell table:style-name="ce13" table:formula="of:=[.O14]*[.T14]" office:value-type="float" office:value="116.314648">
            <text:p>116.31</text:p>
          </table:table-cell>
          <table:table-cell table:style-name="ce13" table:formula="of:=[.T14]*[.P14]" office:value-type="float" office:value="572.049878">
            <text:p>572.05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1382">
            <text:p>1382</text:p>
          </table:table-cell>
          <table:table-cell table:style-name="ce13" office:value-type="string">
            <text:p>?s29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968">
            <text:p>968</text:p>
          </table:table-cell>
          <table:table-cell table:style-name="ce13" table:formula="of:=SUM([.V14:.X14])" office:value-type="float" office:value="1101">
            <text:p>1101</text:p>
          </table:table-cell>
          <table:table-cell table:style-name="ce25" table:formula="of:=[.V14]/[.Y14]" office:value-type="percentage" office:value="0.0254314259763851">
            <text:p>2.54%</text:p>
          </table:table-cell>
          <table:table-cell table:style-name="ce25" table:formula="of:=[.V14]/([.V14]+[.W14])" office:value-type="percentage" office:value="0.210526315789474">
            <text:p>21.05%</text:p>
          </table:table-cell>
          <table:table-cell table:style-name="ce13" office:value-type="float" office:value="1101">
            <text:p>1101</text:p>
          </table:table-cell>
          <table:table-cell table:style-name="ce13" office:value-type="float" office:value="1199">
            <text:p>1199</text:p>
          </table:table-cell>
          <table:table-cell table:style-name="ce13" table:formula="of:=[.AB14]/[.AC14]" office:value-type="float" office:value="0.918265221017515">
            <text:p>0.92</text:p>
          </table:table-cell>
          <table:table-cell table:style-name="ce17" table:formula="of:=[.I14]*[.AD14]" office:value-type="percentage" office:value="0.183653044203503">
            <text:p>18.37%</text:p>
          </table:table-cell>
        </table:table-row>
        <table:table-row table:style-name="ro1">
          <table:table-cell office:value-type="string">
            <text:p>?s29 <text:s/>&lt;livesIn&gt; <text:s/>?o97 <text:s/>?o97 <text:s/>&lt;isLocatedIn&gt; <text:s/>?o29 <text:s text:c="2"/>=&gt; ?s29 <text:s/>&lt;isCitizenOf&gt; <text:s/>?o29</text:p>
          </table:table-cell>
          <table:table-cell table:number-columns-repeated="4"/>
          <table:table-cell table:style-name="ce13" office:value-type="float" office:value="6">
            <text:p>6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style-name="ce17" table:formula="of:=[.F15]/([.G15]+[.F15])" office:value-type="percentage" office:value="0.0606060606060606">
            <text:p>6.06%</text:p>
          </table:table-cell>
          <table:table-cell table:style-name="ce24" office:value-type="float" office:value="0.000217">
            <text:p>0.0002</text:p>
          </table:table-cell>
          <table:table-cell table:style-name="ce24" office:value-type="float" office:value="0.014139">
            <text:p>0.0141</text:p>
          </table:table-cell>
          <table:table-cell table:style-name="ce17" office:value-type="percentage" office:value="0.039097">
            <text:p>3.91%</text:p>
          </table:table-cell>
          <table:table-cell table:style-name="ce17" office:value-type="percentage" office:value="0.481308">
            <text:p>48.13%</text:p>
          </table:table-cell>
          <table:table-cell table:style-name="ce13" office:value-type="float" office:value="0.91877">
            <text:p>0.92</text:p>
          </table:table-cell>
          <table:table-cell table:style-name="ce13" office:value-type="float" office:value="0.035921">
            <text:p>0.04</text:p>
          </table:table-cell>
          <table:table-cell table:style-name="ce13" office:value-type="float" office:value="0.442212">
            <text:p>0.44</text:p>
          </table:table-cell>
          <table:table-cell table:style-name="ce13" table:formula="of:=[.O15]*[.T15]" office:value-type="float" office:value="189.267749">
            <text:p>189.27</text:p>
          </table:table-cell>
          <table:table-cell table:style-name="ce13" table:formula="of:=[.T15]*[.P15]" office:value-type="float" office:value="2330.015028">
            <text:p>2330.02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5269">
            <text:p>5269</text:p>
          </table:table-cell>
          <table:table-cell table:style-name="ce13" office:value-type="string">
            <text:p>?s29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603">
            <text:p>603</text:p>
          </table:table-cell>
          <table:table-cell table:style-name="ce13" office:value-type="float" office:value="4214">
            <text:p>4214</text:p>
          </table:table-cell>
          <table:table-cell table:style-name="ce13" table:formula="of:=SUM([.V15:.X15])" office:value-type="float" office:value="4841">
            <text:p>4841</text:p>
          </table:table-cell>
          <table:table-cell table:style-name="ce25" table:formula="of:=[.V15]/[.Y15]" office:value-type="percentage" office:value="0.00495765337740136">
            <text:p>0.50%</text:p>
          </table:table-cell>
          <table:table-cell table:style-name="ce25" table:formula="of:=[.V15]/([.V15]+[.W15])" office:value-type="percentage" office:value="0.0382775119617225">
            <text:p>3.83%</text:p>
          </table:table-cell>
          <table:table-cell table:style-name="ce13" office:value-type="float" office:value="4841">
            <text:p>4841</text:p>
          </table:table-cell>
          <table:table-cell table:style-name="ce13" office:value-type="float" office:value="5047">
            <text:p>5047</text:p>
          </table:table-cell>
          <table:table-cell table:style-name="ce13" table:formula="of:=[.AB15]/[.AC15]" office:value-type="float" office:value="0.959183673469388">
            <text:p>0.96</text:p>
          </table:table-cell>
          <table:table-cell table:style-name="ce17" table:formula="of:=[.I15]*[.AD15]" office:value-type="percentage" office:value="0.0581323438466296">
            <text:p>5.81%</text:p>
          </table:table-cell>
        </table:table-row>
        <table:table-row table:style-name="ro1">
          <table:table-cell office:value-type="string">
            <text:p>?s29 <text:s/>&lt;diedIn&gt; <text:s/>?o97 <text:s/>?o97 <text:s/>&lt;isLocatedIn&gt; <text:s/>?o29 <text:s text:c="2"/>=&gt; ?s29 <text:s/>&lt;isCitizenOf&gt; <text:s/>?o29</text:p>
          </table:table-cell>
          <table:table-cell table:number-columns-repeated="4"/>
          <table:table-cell table:style-name="ce13" office:value-type="float" office:value="13">
            <text:p>13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table:style-name="ce17" table:formula="of:=[.F16]/([.G16]+[.F16])" office:value-type="percentage" office:value="0.136842105263158">
            <text:p>13.68%</text:p>
          </table:table-cell>
          <table:table-cell table:style-name="ce24" office:value-type="float" office:value="0.000638">
            <text:p>0.0006</text:p>
          </table:table-cell>
          <table:table-cell table:style-name="ce24" office:value-type="float" office:value="0.041524">
            <text:p>0.0415</text:p>
          </table:table-cell>
          <table:table-cell table:style-name="ce17" office:value-type="percentage" office:value="0.045149">
            <text:p>4.51%</text:p>
          </table:table-cell>
          <table:table-cell table:style-name="ce17" office:value-type="percentage" office:value="0.481305">
            <text:p>48.13%</text:p>
          </table:table-cell>
          <table:table-cell table:style-name="ce13" office:value-type="float" office:value="0.906194">
            <text:p>0.91</text:p>
          </table:table-cell>
          <table:table-cell table:style-name="ce13" office:value-type="float" office:value="0.040914">
            <text:p>0.04</text:p>
          </table:table-cell>
          <table:table-cell table:style-name="ce13" office:value-type="float" office:value="0.436155">
            <text:p>0.44</text:p>
          </table:table-cell>
          <table:table-cell table:style-name="ce13" table:formula="of:=[.O16]*[.T16]" office:value-type="float" office:value="548.2476">
            <text:p>548.25</text:p>
          </table:table-cell>
          <table:table-cell table:style-name="ce13" table:formula="of:=[.T16]*[.P16]" office:value-type="float" office:value="5844.477">
            <text:p>5844.48</text:p>
          </table:table-cell>
          <table:table-cell table:style-name="ce13" office:value-type="float" office:value="605">
            <text:p>605</text:p>
          </table:table-cell>
          <table:table-cell table:style-name="ce13" office:value-type="float" office:value="13400">
            <text:p>13400</text:p>
          </table:table-cell>
          <table:table-cell table:style-name="ce13" office:value-type="string">
            <text:p>?s29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854">
            <text:p>854</text:p>
          </table:table-cell>
          <table:table-cell table:style-name="ce13" office:value-type="float" office:value="11255">
            <text:p>11255</text:p>
          </table:table-cell>
          <table:table-cell table:style-name="ce13" table:formula="of:=SUM([.V16:.X16])" office:value-type="float" office:value="12143">
            <text:p>12143</text:p>
          </table:table-cell>
          <table:table-cell table:style-name="ce25" table:formula="of:=[.V16]/[.Y16]" office:value-type="percentage" office:value="0.00279996705921107">
            <text:p>0.28%</text:p>
          </table:table-cell>
          <table:table-cell table:style-name="ce25" table:formula="of:=[.V16]/([.V16]+[.W16])" office:value-type="percentage" office:value="0.0382882882882883">
            <text:p>3.83%</text:p>
          </table:table-cell>
          <table:table-cell table:style-name="ce13" office:value-type="float" office:value="12143">
            <text:p>12143</text:p>
          </table:table-cell>
          <table:table-cell table:style-name="ce13" office:value-type="float" office:value="12791">
            <text:p>12791</text:p>
          </table:table-cell>
          <table:table-cell table:style-name="ce13" table:formula="of:=[.AB16]/[.AC16]" office:value-type="float" office:value="0.949339379251036">
            <text:p>0.95</text:p>
          </table:table-cell>
          <table:table-cell table:style-name="ce17" table:formula="of:=[.I16]*[.AD16]" office:value-type="percentage" office:value="0.129909599265931">
            <text:p>12.99%</text:p>
          </table:table-cell>
        </table:table-row>
        <table:table-row table:style-name="ro1">
          <table:table-cell office:value-type="string">
            <text:p>?s26 <text:s/>&lt;actedIn&gt; <text:s/>?o26 <text:s/>?s26 <text:s/>&lt;created&gt; <text:s/>?o26 <text:s text:c="2"/>=&gt; ?s26 <text:s/>&lt;produced&gt; <text:s/>?o26</text:p>
          </table:table-cell>
          <table:table-cell table:number-columns-repeated="4"/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17" table:formula="of:=[.F17]/([.G17]+[.F17])" office:value-type="percentage" office:value="0">
            <text:p>0.00%</text:p>
          </table:table-cell>
          <table:table-cell table:style-name="ce24" office:value-type="float" office:value="0.000405">
            <text:p>0.0004</text:p>
          </table:table-cell>
          <table:table-cell table:style-name="ce24" office:value-type="float" office:value="0.011472">
            <text:p>0.0115</text:p>
          </table:table-cell>
          <table:table-cell table:style-name="ce17" office:value-type="percentage" office:value="0.382851">
            <text:p>38.29%</text:p>
          </table:table-cell>
          <table:table-cell table:style-name="ce17" office:value-type="percentage" office:value="0.452297">
            <text:p>45.23%</text:p>
          </table:table-cell>
          <table:table-cell table:style-name="ce13" office:value-type="float" office:value="0.153539">
            <text:p>0.15</text:p>
          </table:table-cell>
          <table:table-cell table:style-name="ce13" office:value-type="float" office:value="0.058783">
            <text:p>0.06</text:p>
          </table:table-cell>
          <table:table-cell table:style-name="ce13" office:value-type="float" office:value="0.069445">
            <text:p>0.07</text:p>
          </table:table-cell>
          <table:table-cell table:style-name="ce13" table:formula="of:=[.O17]*[.T17]" office:value-type="float" office:value="58.959349">
            <text:p>58.96</text:p>
          </table:table-cell>
          <table:table-cell table:style-name="ce13" table:formula="of:=[.T17]*[.P17]" office:value-type="float" office:value="69.653335">
            <text:p>69.65</text:p>
          </table:table-cell>
          <table:table-cell table:style-name="ce13" office:value-type="float" office:value="384">
            <text:p>384</text:p>
          </table:table-cell>
          <table:table-cell table:style-name="ce13" office:value-type="float" office:value="1003">
            <text:p>1003</text:p>
          </table:table-cell>
          <table:table-cell table:style-name="ce13" office:value-type="string">
            <text:p>?o3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123">
            <text:p>123</text:p>
          </table:table-cell>
          <table:table-cell table:style-name="ce13" table:formula="of:=SUM([.V17:.X17])" office:value-type="float" office:value="154">
            <text:p>154</text:p>
          </table:table-cell>
          <table:table-cell table:style-name="ce25" table:formula="of:=[.V17]/[.Y17]" office:value-type="percentage" office:value="0.00649350649350649">
            <text:p>0.65%</text:p>
          </table:table-cell>
          <table:table-cell table:style-name="ce25" table:formula="of:=[.V17]/([.V17]+[.W17])" office:value-type="percentage" office:value="0.032258064516129">
            <text:p>3.23%</text:p>
          </table:table-cell>
          <table:table-cell table:style-name="ce13" office:value-type="float" office:value="472">
            <text:p>472</text:p>
          </table:table-cell>
          <table:table-cell table:style-name="ce13" office:value-type="float" office:value="790">
            <text:p>790</text:p>
          </table:table-cell>
          <table:table-cell table:style-name="ce13" table:formula="of:=[.AB17]/[.AC17]" office:value-type="float" office:value="0.59746835443038">
            <text:p>0.6</text:p>
          </table:table-cell>
          <table:table-cell table:style-name="ce17" table:formula="of:=[.I17]*[.AD17]" office:value-type="percentage" office:value="0">
            <text:p>0.00%</text:p>
          </table:table-cell>
        </table:table-row>
        <table:table-row table:style-name="ro1">
          <table:table-cell office:value-type="string">
            <text:p>?s9 <text:s/>&lt;diedIn&gt; <text:s/>?o9 <text:s text:c="2"/>=&gt; ?s9 <text:s/>&lt;livesIn&gt; <text:s/>?o9</text:p>
          </table:table-cell>
          <table:table-cell table:number-columns-repeated="4"/>
          <table:table-cell table:style-name="ce13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7" table:formula="of:=[.F18]/([.G18]+[.F18])" office:value-type="percentage" office:value="1">
            <text:p>100.00%</text:p>
          </table:table-cell>
          <table:table-cell table:style-name="ce24" office:value-type="float" office:value="0.000282">
            <text:p>0.0003</text:p>
          </table:table-cell>
          <table:table-cell table:style-name="ce24" office:value-type="float" office:value="0.018296">
            <text:p>0.0183</text:p>
          </table:table-cell>
          <table:table-cell table:style-name="ce17" office:value-type="percentage" office:value="0.012051">
            <text:p>1.21%</text:p>
          </table:table-cell>
          <table:table-cell table:style-name="ce17" office:value-type="percentage" office:value="0.434146">
            <text:p>43.41%</text:p>
          </table:table-cell>
          <table:table-cell table:style-name="ce13" office:value-type="float" office:value="0.972242">
            <text:p>0.97</text:p>
          </table:table-cell>
          <table:table-cell table:style-name="ce13" office:value-type="float" office:value="0.011716">
            <text:p>0.01</text:p>
          </table:table-cell>
          <table:table-cell table:style-name="ce13" office:value-type="float" office:value="0.422095">
            <text:p>0.42</text:p>
          </table:table-cell>
          <table:table-cell table:style-name="ce13" table:formula="of:=[.O18]*[.T18]" office:value-type="float" office:value="259.579696">
            <text:p>259.58</text:p>
          </table:table-cell>
          <table:table-cell table:style-name="ce13" table:formula="of:=[.T18]*[.P18]" office:value-type="float" office:value="9351.93682">
            <text:p>9351.94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22156">
            <text:p>22156</text:p>
          </table:table-cell>
          <table:table-cell table:style-name="ce13" office:value-type="string">
            <text:p>?s9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21443">
            <text:p>21443</text:p>
          </table:table-cell>
          <table:table-cell table:style-name="ce13" table:formula="of:=SUM([.V18:.X18])" office:value-type="float" office:value="21541">
            <text:p>21541</text:p>
          </table:table-cell>
          <table:table-cell table:style-name="ce25" table:formula="of:=[.V18]/[.Y18]" office:value-type="percentage" office:value="0.00111415440323105">
            <text:p>0.11%</text:p>
          </table:table-cell>
          <table:table-cell table:style-name="ce25" table:formula="of:=[.V18]/([.V18]+[.W18])" office:value-type="percentage" office:value="0.244897959183673">
            <text:p>24.49%</text:p>
          </table:table-cell>
          <table:table-cell table:style-name="ce13" office:value-type="float" office:value="21541">
            <text:p>21541</text:p>
          </table:table-cell>
          <table:table-cell table:style-name="ce13" office:value-type="float" office:value="21889">
            <text:p>21889</text:p>
          </table:table-cell>
          <table:table-cell table:style-name="ce13" table:formula="of:=[.AB18]/[.AC18]" office:value-type="float" office:value="0.98410160354516">
            <text:p>0.98</text:p>
          </table:table-cell>
          <table:table-cell table:style-name="ce17" table:formula="of:=[.I18]*[.AD18]" office:value-type="percentage" office:value="0.98410160354516">
            <text:p>98.41%</text:p>
          </table:table-cell>
        </table:table-row>
        <table:table-row table:style-name="ro1">
          <table:table-cell office:value-type="string">
            <text:p>?s34 <text:s/>&lt;hasChild&gt; <text:s/>?o99 <text:s/>?o34 <text:s/>&lt;hasChild&gt; <text:s/>?o99 <text:s text:c="2"/>=&gt; ?s34 <text:s/>&lt;isMarriedTo&gt; <text:s/>?o34</text:p>
          </table:table-cell>
          <table:table-cell table:number-columns-repeated="4"/>
          <table:table-cell table:style-name="ce21" office:value-type="float" office:value="3">
            <text:p>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17" table:formula="of:=[.F19]/([.G19]+[.F19])" office:value-type="percentage" office:value="0.1">
            <text:p>10.00%</text:p>
          </table:table-cell>
          <table:table-cell table:style-name="ce24" office:value-type="float" office:value="0.001982">
            <text:p>0.0020</text:p>
          </table:table-cell>
          <table:table-cell table:style-name="ce24" office:value-type="float" office:value="0.156675">
            <text:p>0.1567</text:p>
          </table:table-cell>
          <table:table-cell table:style-name="ce17" office:value-type="percentage" office:value="0.173212">
            <text:p>17.32%</text:p>
          </table:table-cell>
          <table:table-cell table:style-name="ce17" office:value-type="percentage" office:value="0.409815">
            <text:p>40.98%</text:p>
          </table:table-cell>
          <table:table-cell table:style-name="ce13" office:value-type="float" office:value="0.577341">
            <text:p>0.58</text:p>
          </table:table-cell>
          <table:table-cell table:style-name="ce13" office:value-type="float" office:value="0.100002">
            <text:p>0.1</text:p>
          </table:table-cell>
          <table:table-cell table:style-name="ce13" office:value-type="float" office:value="0.236603">
            <text:p>0.24</text:p>
          </table:table-cell>
          <table:table-cell table:style-name="ce13" table:formula="of:=[.O19]*[.T19]" office:value-type="float" office:value="1084.821696">
            <text:p>1084.82</text:p>
          </table:table-cell>
          <table:table-cell table:style-name="ce13" table:formula="of:=[.T19]*[.P19]" office:value-type="float" office:value="2566.669344">
            <text:p>2566.67</text:p>
          </table:table-cell>
          <table:table-cell table:style-name="ce13" office:value-type="float" office:value="1879">
            <text:p>1879</text:p>
          </table:table-cell>
          <table:table-cell table:style-name="ce13" office:value-type="float" office:value="10848">
            <text:p>10848</text:p>
          </table:table-cell>
          <table:table-cell table:style-name="ce13" office:value-type="string">
            <text:p>?o34</text:p>
          </table:table-cell>
          <table:table-cell table:style-name="ce13" office:value-type="float" office:value="485">
            <text:p>485</text:p>
          </table:table-cell>
          <table:table-cell table:style-name="ce13" office:value-type="float" office:value="1089">
            <text:p>1089</text:p>
          </table:table-cell>
          <table:table-cell table:style-name="ce13" office:value-type="float" office:value="4689">
            <text:p>4689</text:p>
          </table:table-cell>
          <table:table-cell table:style-name="ce13" table:formula="of:=SUM([.V19:.X19])" office:value-type="float" office:value="6263">
            <text:p>6263</text:p>
          </table:table-cell>
          <table:table-cell table:style-name="ce25" table:formula="of:=[.V19]/[.Y19]" office:value-type="percentage" office:value="0.0774389270317739">
            <text:p>7.74%</text:p>
          </table:table-cell>
          <table:table-cell table:style-name="ce25" table:formula="of:=[.V19]/([.V19]+[.W19])" office:value-type="percentage" office:value="0.308132147395172">
            <text:p>30.81%</text:p>
          </table:table-cell>
          <table:table-cell table:style-name="ce13" office:value-type="float" office:value="6263">
            <text:p>6263</text:p>
          </table:table-cell>
          <table:table-cell table:style-name="ce13" office:value-type="float" office:value="6908">
            <text:p>6908</text:p>
          </table:table-cell>
          <table:table-cell table:style-name="ce13" table:formula="of:=[.AB19]/[.AC19]" office:value-type="float" office:value="0.906629994209612">
            <text:p>0.91</text:p>
          </table:table-cell>
          <table:table-cell table:style-name="ce17" table:formula="of:=[.I19]*[.AD19]" office:value-type="percentage" office:value="0.0906629994209612">
            <text:p>9.07%</text:p>
          </table:table-cell>
        </table:table-row>
        <table:table-row table:style-name="ro1">
          <table:table-cell office:value-type="string">
            <text:p>?s28 <text:s/>&lt;diedIn&gt; <text:s/>?o77 <text:s/>?o28 <text:s/>&lt;hasCapital&gt; <text:s/>?o77 <text:s text:c="2"/>=&gt; ?s28 <text:s/>&lt;isPoliticianOf&gt; <text:s/>?o28</text:p>
          </table:table-cell>
          <table:table-cell table:number-columns-repeated="4"/>
          <table:table-cell table:style-name="ce13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style-name="ce17" table:formula="of:=[.F20]/([.G20]+[.F20])" office:value-type="percentage" office:value="0.0416666666666667">
            <text:p>4.17%</text:p>
          </table:table-cell>
          <table:table-cell table:style-name="ce24" office:value-type="float" office:value="0.000042">
            <text:p>0.0000</text:p>
          </table:table-cell>
          <table:table-cell table:style-name="ce24" office:value-type="float" office:value="0.027397">
            <text:p>0.0274</text:p>
          </table:table-cell>
          <table:table-cell table:style-name="ce17" office:value-type="percentage" office:value="0.00161">
            <text:p>0.16%</text:p>
          </table:table-cell>
          <table:table-cell table:style-name="ce17" office:value-type="percentage" office:value="0.39604">
            <text:p>39.60%</text:p>
          </table:table-cell>
          <table:table-cell table:style-name="ce13" office:value-type="float" office:value="0.995934">
            <text:p>1</text:p>
          </table:table-cell>
          <table:table-cell table:style-name="ce13" office:value-type="float" office:value="0.001604">
            <text:p>0</text:p>
          </table:table-cell>
          <table:table-cell table:style-name="ce13" office:value-type="float" office:value="0.394429">
            <text:p>0.39</text:p>
          </table:table-cell>
          <table:table-cell table:style-name="ce13" table:formula="of:=[.O20]*[.T20]" office:value-type="float" office:value="39.840152">
            <text:p>39.84</text:p>
          </table:table-cell>
          <table:table-cell table:style-name="ce13" table:formula="of:=[.T20]*[.P20]" office:value-type="float" office:value="9796.827502">
            <text:p>9796.83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4838">
            <text:p>24838</text:p>
          </table:table-cell>
          <table:table-cell table:style-name="ce13" office:value-type="string">
            <text:p>?s28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24661">
            <text:p>24661</text:p>
          </table:table-cell>
          <table:table-cell table:style-name="ce13" table:formula="of:=SUM([.V20:.X20])" office:value-type="float" office:value="24737">
            <text:p>24737</text:p>
          </table:table-cell>
          <table:table-cell table:style-name="ce25" table:formula="of:=[.V20]/[.Y20]" office:value-type="percentage" office:value="0.000121275821643692">
            <text:p>0.01%</text:p>
          </table:table-cell>
          <table:table-cell table:style-name="ce25" table:formula="of:=[.V20]/([.V20]+[.W20])" office:value-type="percentage" office:value="0.0394736842105263">
            <text:p>3.95%</text:p>
          </table:table-cell>
          <table:table-cell table:style-name="ce13" office:value-type="float" office:value="24737">
            <text:p>24737</text:p>
          </table:table-cell>
          <table:table-cell table:style-name="ce13" office:value-type="float" office:value="24784">
            <text:p>24784</text:p>
          </table:table-cell>
          <table:table-cell table:style-name="ce13" table:formula="of:=[.AB20]/[.AC20]" office:value-type="float" office:value="0.998103615235636">
            <text:p>1</text:p>
          </table:table-cell>
          <table:table-cell table:style-name="ce17" table:formula="of:=[.I20]*[.AD20]" office:value-type="percentage" office:value="0.0415876506348182">
            <text:p>4.16%</text:p>
          </table:table-cell>
        </table:table-row>
        <table:table-row table:style-name="ro1">
          <table:table-cell office:value-type="string">
            <text:p>?s67 <text:s/>&lt;hasAcademicAdvisor&gt; <text:s/>?s22 <text:s/>?s67 <text:s/>&lt;graduatedFrom&gt; <text:s/>?o22 <text:s text:c="2"/>=&gt; ?s22 <text:s/>&lt;worksAt&gt; <text:s/>?o22</text:p>
          </table:table-cell>
          <table:table-cell table:number-columns-repeated="4"/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17" table:formula="of:=[.F21]/([.G21]+[.F21])" office:value-type="percentage" office:value="0.533333333333333">
            <text:p>53.33%</text:p>
          </table:table-cell>
          <table:table-cell table:style-name="ce24" office:value-type="float" office:value="0.000094">
            <text:p>0.0001</text:p>
          </table:table-cell>
          <table:table-cell table:style-name="ce24" office:value-type="float" office:value="0.036535">
            <text:p>0.0365</text:p>
          </table:table-cell>
          <table:table-cell table:style-name="ce17" office:value-type="percentage" office:value="0.134441">
            <text:p>13.44%</text:p>
          </table:table-cell>
          <table:table-cell table:style-name="ce17" office:value-type="percentage" office:value="0.390351">
            <text:p>39.04%</text:p>
          </table:table-cell>
          <table:table-cell table:style-name="ce13" office:value-type="float" office:value="0.655589">
            <text:p>0.66</text:p>
          </table:table-cell>
          <table:table-cell table:style-name="ce13" office:value-type="float" office:value="0.088138">
            <text:p>0.09</text:p>
          </table:table-cell>
          <table:table-cell table:style-name="ce13" office:value-type="float" office:value="0.25591">
            <text:p>0.26</text:p>
          </table:table-cell>
          <table:table-cell table:style-name="ce13" table:formula="of:=[.O21]*[.T21]" office:value-type="float" office:value="58.347356">
            <text:p>58.35</text:p>
          </table:table-cell>
          <table:table-cell table:style-name="ce13" table:formula="of:=[.T21]*[.P21]" office:value-type="float" office:value="169.41242">
            <text:p>169.41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662">
            <text:p>662</text:p>
          </table:table-cell>
          <table:table-cell table:style-name="ce13" office:value-type="string">
            <text:p>?s22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377">
            <text:p>377</text:p>
          </table:table-cell>
          <table:table-cell table:style-name="ce13" table:formula="of:=SUM([.V21:.X21])" office:value-type="float" office:value="434">
            <text:p>434</text:p>
          </table:table-cell>
          <table:table-cell table:style-name="ce25" table:formula="of:=[.V21]/[.Y21]" office:value-type="percentage" office:value="0.0414746543778802">
            <text:p>4.15%</text:p>
          </table:table-cell>
          <table:table-cell table:style-name="ce25" table:formula="of:=[.V21]/([.V21]+[.W21])" office:value-type="percentage" office:value="0.31578947368421">
            <text:p>31.58%</text:p>
          </table:table-cell>
          <table:table-cell table:style-name="ce13" office:value-type="float" office:value="434">
            <text:p>434</text:p>
          </table:table-cell>
          <table:table-cell table:style-name="ce13" office:value-type="float" office:value="552">
            <text:p>552</text:p>
          </table:table-cell>
          <table:table-cell table:style-name="ce13" table:formula="of:=[.AB21]/[.AC21]" office:value-type="float" office:value="0.786231884057971">
            <text:p>0.79</text:p>
          </table:table-cell>
          <table:table-cell table:style-name="ce17" table:formula="of:=[.I21]*[.AD21]" office:value-type="percentage" office:value="0.419323671497585">
            <text:p>41.93%</text:p>
          </table:table-cell>
        </table:table-row>
        <table:table-row table:style-name="ro1">
          <table:table-cell office:value-type="string">
            <text:p>?s9 <text:s/>&lt;diedIn&gt; <text:s/>?o73 <text:s/>?o73 <text:s/>&lt;isLocatedIn&gt; <text:s/>?o9 <text:s text:c="2"/>=&gt; ?s9 <text:s/>&lt;livesIn&gt; <text:s/>?o9</text:p>
          </table:table-cell>
          <table:table-cell table:number-columns-repeated="4"/>
          <table:table-cell table:style-name="ce13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17" table:formula="of:=[.F22]/([.G22]+[.F22])" office:value-type="percentage" office:value="0.909090909090909">
            <text:p>90.91%</text:p>
          </table:table-cell>
          <table:table-cell table:style-name="ce24" office:value-type="float" office:value="0.000185">
            <text:p>0.0002</text:p>
          </table:table-cell>
          <table:table-cell table:style-name="ce24" office:value-type="float" office:value="0.011992">
            <text:p>0.0120</text:p>
          </table:table-cell>
          <table:table-cell table:style-name="ce17" office:value-type="percentage" office:value="0.01306">
            <text:p>1.31%</text:p>
          </table:table-cell>
          <table:table-cell table:style-name="ce17" office:value-type="percentage" office:value="0.385463">
            <text:p>38.55%</text:p>
          </table:table-cell>
          <table:table-cell table:style-name="ce13" office:value-type="float" office:value="0.966119">
            <text:p>0.97</text:p>
          </table:table-cell>
          <table:table-cell table:style-name="ce13" office:value-type="float" office:value="0.012617">
            <text:p>0.01</text:p>
          </table:table-cell>
          <table:table-cell table:style-name="ce13" office:value-type="float" office:value="0.372403">
            <text:p>0.37</text:p>
          </table:table-cell>
          <table:table-cell table:style-name="ce13" table:formula="of:=[.O22]*[.T22]" office:value-type="float" office:value="169.0678">
            <text:p>169.07</text:p>
          </table:table-cell>
          <table:table-cell table:style-name="ce13" table:formula="of:=[.T22]*[.P22]" office:value-type="float" office:value="4990.2002">
            <text:p>4990.2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13400">
            <text:p>13400</text:p>
          </table:table-cell>
          <table:table-cell table:style-name="ce13" office:value-type="string">
            <text:p>?s9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12881">
            <text:p>12881</text:p>
          </table:table-cell>
          <table:table-cell table:style-name="ce13" table:formula="of:=SUM([.V22:.X22])" office:value-type="float" office:value="12946">
            <text:p>12946</text:p>
          </table:table-cell>
          <table:table-cell table:style-name="ce25" table:formula="of:=[.V22]/[.Y22]" office:value-type="percentage" office:value="0.000154487872701993">
            <text:p>0.02%</text:p>
          </table:table-cell>
          <table:table-cell table:style-name="ce25" table:formula="of:=[.V22]/([.V22]+[.W22])" office:value-type="percentage" office:value="0.0307692307692308">
            <text:p>3.08%</text:p>
          </table:table-cell>
          <table:table-cell table:style-name="ce13" office:value-type="float" office:value="12946">
            <text:p>12946</text:p>
          </table:table-cell>
          <table:table-cell table:style-name="ce13" office:value-type="float" office:value="13225">
            <text:p>13225</text:p>
          </table:table-cell>
          <table:table-cell table:style-name="ce13" table:formula="of:=[.AB22]/[.AC22]" office:value-type="float" office:value="0.97890359168242">
            <text:p>0.98</text:p>
          </table:table-cell>
          <table:table-cell table:style-name="ce17" table:formula="of:=[.I22]*[.AD22]" office:value-type="percentage" office:value="0.889912356074927">
            <text:p>88.99%</text:p>
          </table:table-cell>
        </table:table-row>
        <table:table-row table:style-name="ro1">
          <table:table-cell office:value-type="string">
            <text:p>?s11 <text:s/>&lt;isCitizenOf&gt; <text:s/>?o82 <text:s/>?o82 <text:s/>&lt;hasCapital&gt; <text:s/>?o11 <text:s text:c="2"/>=&gt; ?s11 <text:s/>&lt;diedIn&gt; <text:s/>?o11</text:p>
          </table:table-cell>
          <table:table-cell table:number-columns-repeated="4"/>
          <table:table-cell table:style-name="ce1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style-name="ce17" table:formula="of:=[.F23]/([.G23]+[.F23])" office:value-type="percentage" office:value="0.111111111111111">
            <text:p>11.11%</text:p>
          </table:table-cell>
          <table:table-cell table:style-name="ce24" office:value-type="float" office:value="0.000726">
            <text:p>0.0007</text:p>
          </table:table-cell>
          <table:table-cell table:style-name="ce24" office:value-type="float" office:value="0.031053">
            <text:p>0.0311</text:p>
          </table:table-cell>
          <table:table-cell table:style-name="ce17" office:value-type="percentage" office:value="0.050499">
            <text:p>5.05%</text:p>
          </table:table-cell>
          <table:table-cell table:style-name="ce17" office:value-type="percentage" office:value="0.384572">
            <text:p>38.46%</text:p>
          </table:table-cell>
          <table:table-cell table:style-name="ce13" office:value-type="float" office:value="0.868688">
            <text:p>0.87</text:p>
          </table:table-cell>
          <table:table-cell table:style-name="ce13" office:value-type="float" office:value="0.043868">
            <text:p>0.04</text:p>
          </table:table-cell>
          <table:table-cell table:style-name="ce13" office:value-type="float" office:value="0.334073">
            <text:p>0.33</text:p>
          </table:table-cell>
          <table:table-cell table:style-name="ce13" table:formula="of:=[.O23]*[.T23]" office:value-type="float" office:value="597.657632">
            <text:p>597.66</text:p>
          </table:table-cell>
          <table:table-cell table:style-name="ce13" table:formula="of:=[.T23]*[.P23]" office:value-type="float" office:value="4551.410552">
            <text:p>4551.41</text:p>
          </table:table-cell>
          <table:table-cell table:style-name="ce13" office:value-type="float" office:value="688">
            <text:p>688</text:p>
          </table:table-cell>
          <table:table-cell table:style-name="ce13" office:value-type="float" office:value="13624">
            <text:p>13624</text:p>
          </table:table-cell>
          <table:table-cell table:style-name="ce13" office:value-type="string">
            <text:p>?s11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218">
            <text:p>218</text:p>
          </table:table-cell>
          <table:table-cell table:style-name="ce13" office:value-type="float" office:value="11527">
            <text:p>11527</text:p>
          </table:table-cell>
          <table:table-cell table:style-name="ce13" table:formula="of:=SUM([.V23:.X23])" office:value-type="float" office:value="11835">
            <text:p>11835</text:p>
          </table:table-cell>
          <table:table-cell table:style-name="ce25" table:formula="of:=[.V23]/[.Y23]" office:value-type="percentage" office:value="0.00760456273764259">
            <text:p>0.76%</text:p>
          </table:table-cell>
          <table:table-cell table:style-name="ce25" table:formula="of:=[.V23]/([.V23]+[.W23])" office:value-type="percentage" office:value="0.292207792207792">
            <text:p>29.22%</text:p>
          </table:table-cell>
          <table:table-cell table:style-name="ce13" office:value-type="float" office:value="11835">
            <text:p>11835</text:p>
          </table:table-cell>
          <table:table-cell table:style-name="ce13" office:value-type="float" office:value="12936">
            <text:p>12936</text:p>
          </table:table-cell>
          <table:table-cell table:style-name="ce13" table:formula="of:=[.AB23]/[.AC23]" office:value-type="float" office:value="0.914888682745826">
            <text:p>0.91</text:p>
          </table:table-cell>
          <table:table-cell table:style-name="ce17" table:formula="of:=[.I23]*[.AD23]" office:value-type="percentage" office:value="0.10165429808287">
            <text:p>10.17%</text:p>
          </table:table-cell>
        </table:table-row>
        <table:table-row table:style-name="ro1">
          <table:table-cell office:value-type="string">
            <text:p>?s35 <text:s/>&lt;created&gt; <text:s/>?o35 <text:s text:c="2"/>=&gt; ?s35 <text:s/>&lt;isKnownFor&gt; <text:s/>?o35</text:p>
          </table:table-cell>
          <table:table-cell table:number-columns-repeated="4"/>
          <table:table-cell table:style-name="ce13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table:formula="of:=[.F24]/([.G24]+[.F24])" office:value-type="percentage" office:value="1">
            <text:p>100.00%</text:p>
          </table:table-cell>
          <table:table-cell table:style-name="ce24" office:value-type="float" office:value="0.000319">
            <text:p>0.0003</text:p>
          </table:table-cell>
          <table:table-cell table:style-name="ce24" office:value-type="float" office:value="0.051378">
            <text:p>0.0514</text:p>
          </table:table-cell>
          <table:table-cell table:style-name="ce17" office:value-type="percentage" office:value="0.001509">
            <text:p>0.15%</text:p>
          </table:table-cell>
          <table:table-cell table:style-name="ce17" office:value-type="percentage" office:value="0.381313">
            <text:p>38.13%</text:p>
          </table:table-cell>
          <table:table-cell table:style-name="ce13" office:value-type="float" office:value="0.996043">
            <text:p>1</text:p>
          </table:table-cell>
          <table:table-cell table:style-name="ce13" office:value-type="float" office:value="0.001503">
            <text:p>0</text:p>
          </table:table-cell>
          <table:table-cell table:style-name="ce13" office:value-type="float" office:value="0.379804">
            <text:p>0.38</text:p>
          </table:table-cell>
          <table:table-cell table:style-name="ce13" table:formula="of:=[.O24]*[.T24]" office:value-type="float" office:value="300.837474">
            <text:p>300.84</text:p>
          </table:table-cell>
          <table:table-cell table:style-name="ce13" table:formula="of:=[.T24]*[.P24]" office:value-type="float" office:value="76020.809032">
            <text:p>76020.81</text:p>
          </table:table-cell>
          <table:table-cell table:style-name="ce13" office:value-type="float" office:value="302">
            <text:p>302</text:p>
          </table:table-cell>
          <table:table-cell table:style-name="ce13" office:value-type="float" office:value="200158">
            <text:p>200158</text:p>
          </table:table-cell>
          <table:table-cell table:style-name="ce13" office:value-type="string">
            <text:p>?o3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99840">
            <text:p>199840</text:p>
          </table:table-cell>
          <table:table-cell table:style-name="ce13" table:formula="of:=SUM([.V24:.X24])" office:value-type="float" office:value="199844">
            <text:p>199844</text:p>
          </table:table-cell>
          <table:table-cell table:style-name="ce25" table:formula="of:=[.V24]/[.Y24]" office:value-type="percentage" office:value="0">
            <text:p>0.00%</text:p>
          </table:table-cell>
          <table:table-cell table:style-name="ce25" table:formula="of:=[.V24]/([.V24]+[.W24])" office:value-type="percentage" office:value="0">
            <text:p>0.00%</text:p>
          </table:table-cell>
          <table:table-cell table:style-name="ce13" office:value-type="float" office:value="199366">
            <text:p>199366</text:p>
          </table:table-cell>
          <table:table-cell table:style-name="ce13" office:value-type="float" office:value="199681">
            <text:p>199681</text:p>
          </table:table-cell>
          <table:table-cell table:style-name="ce13" table:formula="of:=[.AB24]/[.AC24]" office:value-type="float" office:value="0.998422483861759">
            <text:p>1</text:p>
          </table:table-cell>
          <table:table-cell table:style-name="ce17" table:formula="of:=[.I24]*[.AD24]" office:value-type="percentage" office:value="0.998422483861759">
            <text:p>99.84%</text:p>
          </table:table-cell>
        </table:table-row>
        <table:table-row table:style-name="ro1">
          <table:table-cell office:value-type="string">
            <text:p>?s26 <text:s/>&lt;created&gt; <text:s/>?o26 <text:s/>?s26 <text:s/>&lt;directed&gt; <text:s/>?o26 <text:s text:c="2"/>=&gt; ?s26 <text:s/>&lt;produced&gt; <text:s/>?o26</text:p>
          </table:table-cell>
          <table:table-cell table:number-columns-repeated="4"/>
          <table:table-cell table:style-name="ce21" office:value-type="float" office:value="1">
            <text:p>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">
            <text:p>3</text:p>
          </table:table-cell>
          <table:table-cell table:style-name="ce17" table:formula="of:=[.F25]/([.G25]+[.F25])" office:value-type="percentage" office:value="0.037037037037037">
            <text:p>3.70%</text:p>
          </table:table-cell>
          <table:table-cell table:style-name="ce24" office:value-type="float" office:value="0.001066">
            <text:p>0.0011</text:p>
          </table:table-cell>
          <table:table-cell table:style-name="ce24" office:value-type="float" office:value="0.050109">
            <text:p>0.0501</text:p>
          </table:table-cell>
          <table:table-cell table:style-name="ce17" office:value-type="percentage" office:value="0.161064">
            <text:p>16.11%</text:p>
          </table:table-cell>
          <table:table-cell table:style-name="ce17" office:value-type="percentage" office:value="0.374722">
            <text:p>37.47%</text:p>
          </table:table-cell>
          <table:table-cell table:style-name="ce13" office:value-type="float" office:value="0.570177">
            <text:p>0.57</text:p>
          </table:table-cell>
          <table:table-cell table:style-name="ce13" office:value-type="float" office:value="0.091835">
            <text:p>0.09</text:p>
          </table:table-cell>
          <table:table-cell table:style-name="ce13" office:value-type="float" office:value="0.213658">
            <text:p>0.21</text:p>
          </table:table-cell>
          <table:table-cell table:style-name="ce13" table:formula="of:=[.O25]*[.T25]" office:value-type="float" office:value="576.448295">
            <text:p>576.45</text:p>
          </table:table-cell>
          <table:table-cell table:style-name="ce13" table:formula="of:=[.T25]*[.P25]" office:value-type="float" office:value="1341.131266">
            <text:p>1341.13</text:p>
          </table:table-cell>
          <table:table-cell table:style-name="ce13" office:value-type="float" office:value="1011">
            <text:p>1011</text:p>
          </table:table-cell>
          <table:table-cell table:style-name="ce13" office:value-type="float" office:value="6277">
            <text:p>6277</text:p>
          </table:table-cell>
          <table:table-cell table:style-name="ce13" office:value-type="string">
            <text:p>?o2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3579">
            <text:p>3579</text:p>
          </table:table-cell>
          <table:table-cell table:style-name="ce13" table:formula="of:=SUM([.V25:.X25])" office:value-type="float" office:value="3579">
            <text:p>3579</text:p>
          </table:table-cell>
          <table:table-cell table:style-name="ce25" table:formula="of:=[.V25]/[.Y25]" office:value-type="percentage" office:value="0">
            <text:p>0.00%</text:p>
          </table:table-cell>
          <table:table-cell table:style-name="ce25" table:formula="of:=[.V25]/([.V25]+[.W25])" office:value-type="percentage" office:value="0">
            <text:p>#DIV/0!</text:p>
          </table:table-cell>
          <table:table-cell table:style-name="ce13" office:value-type="float" office:value="3579">
            <text:p>3579</text:p>
          </table:table-cell>
          <table:table-cell table:style-name="ce13" office:value-type="float" office:value="5258">
            <text:p>5258</text:p>
          </table:table-cell>
          <table:table-cell table:style-name="ce13" table:formula="of:=[.AB25]/[.AC25]" office:value-type="float" office:value="0.680677063522252">
            <text:p>0.68</text:p>
          </table:table-cell>
          <table:table-cell table:style-name="ce17" table:formula="of:=[.I25]*[.AD25]" office:value-type="percentage" office:value="0.0252102616119353">
            <text:p>2.52%</text:p>
          </table:table-cell>
        </table:table-row>
        <table:table-row table:style-name="ro1">
          <table:table-cell office:value-type="string">
            <text:p>?s29 <text:s/>&lt;livesIn&gt; <text:s/>?o29 <text:s text:c="2"/>=&gt; ?s29 <text:s/>&lt;isCitizenOf&gt; <text:s/>?o29</text:p>
          </table:table-cell>
          <table:table-cell table:number-columns-repeated="4"/>
          <table:table-cell table:style-name="ce13" office:value-type="float" office:value="9">
            <text:p>9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table:style-name="ce17" table:formula="of:=[.F26]/([.G26]+[.F26])" office:value-type="percentage" office:value="0.0841121495327103">
            <text:p>8.41%</text:p>
          </table:table-cell>
          <table:table-cell table:style-name="ce24" office:value-type="float" office:value="0.000691">
            <text:p>0.0007</text:p>
          </table:table-cell>
          <table:table-cell table:style-name="ce24" office:value-type="float" office:value="0.044955">
            <text:p>0.0450</text:p>
          </table:table-cell>
          <table:table-cell table:style-name="ce17" office:value-type="percentage" office:value="0.044885">
            <text:p>4.49%</text:p>
          </table:table-cell>
          <table:table-cell table:style-name="ce17" office:value-type="percentage" office:value="0.365717">
            <text:p>36.57%</text:p>
          </table:table-cell>
          <table:table-cell table:style-name="ce13" office:value-type="float" office:value="0.87727">
            <text:p>0.88</text:p>
          </table:table-cell>
          <table:table-cell table:style-name="ce13" office:value-type="float" office:value="0.039376">
            <text:p>0.04</text:p>
          </table:table-cell>
          <table:table-cell table:style-name="ce13" office:value-type="float" office:value="0.320833">
            <text:p>0.32</text:p>
          </table:table-cell>
          <table:table-cell table:style-name="ce13" table:formula="of:=[.O26]*[.T26]" office:value-type="float" office:value="574.613968">
            <text:p>574.61</text:p>
          </table:table-cell>
          <table:table-cell table:style-name="ce13" table:formula="of:=[.T26]*[.P26]" office:value-type="float" office:value="4681.915969">
            <text:p>4681.92</text:p>
          </table:table-cell>
          <table:table-cell table:style-name="ce13" office:value-type="float" office:value="655">
            <text:p>655</text:p>
          </table:table-cell>
          <table:table-cell table:style-name="ce13" office:value-type="float" office:value="14593">
            <text:p>14593</text:p>
          </table:table-cell>
          <table:table-cell table:style-name="ce13" office:value-type="string">
            <text:p>?s29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1482">
            <text:p>1482</text:p>
          </table:table-cell>
          <table:table-cell table:style-name="ce13" office:value-type="float" office:value="11243">
            <text:p>11243</text:p>
          </table:table-cell>
          <table:table-cell table:style-name="ce13" table:formula="of:=SUM([.V26:.X26])" office:value-type="float" office:value="12802">
            <text:p>12802</text:p>
          </table:table-cell>
          <table:table-cell table:style-name="ce25" table:formula="of:=[.V26]/[.Y26]" office:value-type="percentage" office:value="0.00601468520543665">
            <text:p>0.60%</text:p>
          </table:table-cell>
          <table:table-cell table:style-name="ce25" table:formula="of:=[.V26]/([.V26]+[.W26])" office:value-type="percentage" office:value="0.0493906350224503">
            <text:p>4.94%</text:p>
          </table:table-cell>
          <table:table-cell table:style-name="ce13" office:value-type="float" office:value="12802">
            <text:p>12802</text:p>
          </table:table-cell>
          <table:table-cell table:style-name="ce13" office:value-type="float" office:value="13611">
            <text:p>13611</text:p>
          </table:table-cell>
          <table:table-cell table:style-name="ce13" table:formula="of:=[.AB26]/[.AC26]" office:value-type="float" office:value="0.940562780104327">
            <text:p>0.94</text:p>
          </table:table-cell>
          <table:table-cell table:style-name="ce17" table:formula="of:=[.I26]*[.AD26]" office:value-type="percentage" office:value="0.0791127572050369">
            <text:p>7.91%</text:p>
          </table:table-cell>
        </table:table-row>
        <table:table-row table:style-name="ro1">
          <table:table-cell office:value-type="string">
            <text:p>?s8 <text:s/>&lt;directed&gt; <text:s/>?o8 <text:s text:c="2"/>=&gt; ?s8 <text:s/>&lt;created&gt; <text:s/>?o8</text:p>
          </table:table-cell>
          <table:table-cell table:number-columns-repeated="4"/>
          <table:table-cell table:style-name="ce21" office:value-type="float" office:value="7">
            <text:p>7</text:p>
          </table:table-cell>
          <table:table-cell table:style-name="ce21" office:value-type="float" office:value="23">
            <text:p>23</text:p>
          </table:table-cell>
          <table:table-cell table:style-name="ce23" office:value-type="string">
            <text:p>0 </text:p>
          </table:table-cell>
          <table:table-cell table:style-name="ce17" table:formula="of:=[.F27]/([.G27]+[.F27])" office:value-type="percentage" office:value="0.233333333333333">
            <text:p>23.33%</text:p>
          </table:table-cell>
          <table:table-cell table:style-name="ce24" office:value-type="float" office:value="0.006621">
            <text:p>0.0066</text:p>
          </table:table-cell>
          <table:table-cell table:style-name="ce24" office:value-type="float" office:value="0.03136">
            <text:p>0.0314</text:p>
          </table:table-cell>
          <table:table-cell table:style-name="ce17" office:value-type="percentage" office:value="0.187524">
            <text:p>18.75%</text:p>
          </table:table-cell>
          <table:table-cell table:style-name="ce17" office:value-type="percentage" office:value="0.324644">
            <text:p>32.46%</text:p>
          </table:table-cell>
          <table:table-cell table:style-name="ce13" office:value-type="float" office:value="0.42237">
            <text:p>0.42</text:p>
          </table:table-cell>
          <table:table-cell table:style-name="ce13" office:value-type="float" office:value="0.079205">
            <text:p>0.08</text:p>
          </table:table-cell>
          <table:table-cell table:style-name="ce13" office:value-type="float" office:value="0.13712">
            <text:p>0.14</text:p>
          </table:table-cell>
          <table:table-cell table:style-name="ce13" table:formula="of:=[.O27]*[.T27]" office:value-type="float" office:value="2651.228965">
            <text:p>2651.23</text:p>
          </table:table-cell>
          <table:table-cell table:style-name="ce13" table:formula="of:=[.T27]*[.P27]" office:value-type="float" office:value="4589.81776">
            <text:p>4589.82</text:p>
          </table:table-cell>
          <table:table-cell table:style-name="ce13" office:value-type="float" office:value="6277">
            <text:p>6277</text:p>
          </table:table-cell>
          <table:table-cell table:style-name="ce13" office:value-type="float" office:value="33473">
            <text:p>33473</text:p>
          </table:table-cell>
          <table:table-cell table:style-name="ce13" office:value-type="string">
            <text:p>?o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33459">
            <text:p>33459</text:p>
          </table:table-cell>
          <table:table-cell table:style-name="ce13" table:formula="of:=SUM([.V27:.X27])" office:value-type="float" office:value="33473">
            <text:p>33473</text:p>
          </table:table-cell>
          <table:table-cell table:style-name="ce25" table:formula="of:=[.V27]/[.Y27]" office:value-type="percentage" office:value="0">
            <text:p>0.00%</text:p>
          </table:table-cell>
          <table:table-cell table:style-name="ce25" table:formula="of:=[.V27]/([.V27]+[.W27])" office:value-type="percentage" office:value="0">
            <text:p>0.00%</text:p>
          </table:table-cell>
          <table:table-cell table:style-name="ce13" office:value-type="float" office:value="14138">
            <text:p>14138</text:p>
          </table:table-cell>
          <table:table-cell table:style-name="ce13" office:value-type="float" office:value="26980">
            <text:p>26980</text:p>
          </table:table-cell>
          <table:table-cell table:style-name="ce13" table:formula="of:=[.AB27]/[.AC27]" office:value-type="float" office:value="0.524017790956264">
            <text:p>0.52</text:p>
          </table:table-cell>
          <table:table-cell table:style-name="ce17" table:formula="of:=[.I27]*[.AD27]" office:value-type="percentage" office:value="0.122270817889795">
            <text:p>12.23%</text:p>
          </table:table-cell>
        </table:table-row>
        <table:table-row table:style-name="ro1">
          <table:table-cell office:value-type="string">
            <text:p>?s20 <text:s/>&lt;livesIn&gt; <text:s/>?o20 <text:s text:c="2"/>=&gt; ?s20 <text:s/>&lt;isLeaderOf&gt; <text:s/>?o20 </text:p>
          </table:table-cell>
          <table:table-cell table:number-columns-repeated="4"/>
          <table:table-cell table:style-name="ce13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style-name="ce17" table:formula="of:=[.F28]/([.G28]+[.F28])" office:value-type="percentage" office:value="0.032258064516129">
            <text:p>3.23%</text:p>
          </table:table-cell>
          <table:table-cell table:style-name="ce24" office:value-type="float" office:value="0.000227">
            <text:p>0.0002</text:p>
          </table:table-cell>
          <table:table-cell table:style-name="ce24" office:value-type="float" office:value="0.033704">
            <text:p>0.0337</text:p>
          </table:table-cell>
          <table:table-cell table:style-name="ce17" office:value-type="percentage" office:value="0.014733">
            <text:p>1.47%</text:p>
          </table:table-cell>
          <table:table-cell table:style-name="ce17" office:value-type="percentage" office:value="0.313869">
            <text:p>31.39%</text:p>
          </table:table-cell>
          <table:table-cell table:style-name="ce13" office:value-type="float" office:value="0.95306">
            <text:p>0.95</text:p>
          </table:table-cell>
          <table:table-cell table:style-name="ce13" office:value-type="float" office:value="0.014042">
            <text:p>0.01</text:p>
          </table:table-cell>
          <table:table-cell table:style-name="ce13" office:value-type="float" office:value="0.299136">
            <text:p>0.3</text:p>
          </table:table-cell>
          <table:table-cell table:style-name="ce13" table:formula="of:=[.O28]*[.T28]" office:value-type="float" office:value="204.914906">
            <text:p>204.91</text:p>
          </table:table-cell>
          <table:table-cell table:style-name="ce13" table:formula="of:=[.T28]*[.P28]" office:value-type="float" office:value="4365.291648">
            <text:p>4365.29</text:p>
          </table:table-cell>
          <table:table-cell table:style-name="ce13" office:value-type="float" office:value="215">
            <text:p>215</text:p>
          </table:table-cell>
          <table:table-cell table:style-name="ce13" office:value-type="float" office:value="14593">
            <text:p>14593</text:p>
          </table:table-cell>
          <table:table-cell table:style-name="ce13" office:value-type="string">
            <text:p>?s2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13710">
            <text:p>13710</text:p>
          </table:table-cell>
          <table:table-cell table:style-name="ce13" table:formula="of:=SUM([.V28:.X28])" office:value-type="float" office:value="13908">
            <text:p>13908</text:p>
          </table:table-cell>
          <table:table-cell table:style-name="ce25" table:formula="of:=[.V28]/[.Y28]" office:value-type="percentage" office:value="0.00208513085993673">
            <text:p>0.21%</text:p>
          </table:table-cell>
          <table:table-cell table:style-name="ce25" table:formula="of:=[.V28]/([.V28]+[.W28])" office:value-type="percentage" office:value="0.146464646464646">
            <text:p>14.65%</text:p>
          </table:table-cell>
          <table:table-cell table:style-name="ce13" office:value-type="float" office:value="13908">
            <text:p>13908</text:p>
          </table:table-cell>
          <table:table-cell table:style-name="ce13" office:value-type="float" office:value="14287">
            <text:p>14287</text:p>
          </table:table-cell>
          <table:table-cell table:style-name="ce13" table:formula="of:=[.AB28]/[.AC28]" office:value-type="float" office:value="0.973472387485126">
            <text:p>0.97</text:p>
          </table:table-cell>
          <table:table-cell table:style-name="ce17" table:formula="of:=[.I28]*[.AD28]" office:value-type="percentage" office:value="0.0314023350801654">
            <text:p>3.14%</text:p>
          </table:table-cell>
        </table:table-row>
        <table:table-row table:style-name="ro1">
          <table:table-cell office:value-type="string">
            <text:p>?s11 <text:s/>&lt;livesIn&gt; <text:s/>?o11 <text:s text:c="2"/>=&gt; ?s11 <text:s/>&lt;diedIn&gt; <text:s/>?o11</text:p>
          </table:table-cell>
          <table:table-cell table:number-columns-repeated="4"/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style-name="ce17" table:formula="of:=[.F29]/([.G29]+[.F29])" office:value-type="percentage" office:value="0.5">
            <text:p>50.00%</text:p>
          </table:table-cell>
          <table:table-cell table:style-name="ce24" office:value-type="float" office:value="0.000282">
            <text:p>0.0003</text:p>
          </table:table-cell>
          <table:table-cell table:style-name="ce24" office:value-type="float" office:value="0.012051">
            <text:p>0.0121</text:p>
          </table:table-cell>
          <table:table-cell table:style-name="ce17" office:value-type="percentage" office:value="0.018296">
            <text:p>1.83%</text:p>
          </table:table-cell>
          <table:table-cell table:style-name="ce17" office:value-type="percentage" office:value="0.290533">
            <text:p>29.05%</text:p>
          </table:table-cell>
          <table:table-cell table:style-name="ce13" office:value-type="float" office:value="0.937025">
            <text:p>0.94</text:p>
          </table:table-cell>
          <table:table-cell table:style-name="ce13" office:value-type="float" office:value="0.017144">
            <text:p>0.02</text:p>
          </table:table-cell>
          <table:table-cell table:style-name="ce13" office:value-type="float" office:value="0.272237">
            <text:p>0.27</text:p>
          </table:table-cell>
          <table:table-cell table:style-name="ce13" table:formula="of:=[.O29]*[.T29]" office:value-type="float" office:value="250.182392">
            <text:p>250.18</text:p>
          </table:table-cell>
          <table:table-cell table:style-name="ce13" table:formula="of:=[.T29]*[.P29]" office:value-type="float" office:value="3972.754541">
            <text:p>3972.75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14593">
            <text:p>14593</text:p>
          </table:table-cell>
          <table:table-cell table:style-name="ce13" office:value-type="string">
            <text:p>?s11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13520">
            <text:p>13520</text:p>
          </table:table-cell>
          <table:table-cell table:style-name="ce13" table:formula="of:=SUM([.V29:.X29])" office:value-type="float" office:value="13674">
            <text:p>13674</text:p>
          </table:table-cell>
          <table:table-cell table:style-name="ce25" table:formula="of:=[.V29]/[.Y29]" office:value-type="percentage" office:value="0.00358344303056896">
            <text:p>0.36%</text:p>
          </table:table-cell>
          <table:table-cell table:style-name="ce25" table:formula="of:=[.V29]/([.V29]+[.W29])" office:value-type="percentage" office:value="0.318181818181818">
            <text:p>31.82%</text:p>
          </table:table-cell>
          <table:table-cell table:style-name="ce13" office:value-type="float" office:value="13674">
            <text:p>13674</text:p>
          </table:table-cell>
          <table:table-cell table:style-name="ce13" office:value-type="float" office:value="14140">
            <text:p>14140</text:p>
          </table:table-cell>
          <table:table-cell table:style-name="ce13" table:formula="of:=[.AB29]/[.AC29]" office:value-type="float" office:value="0.967043847241867">
            <text:p>0.97</text:p>
          </table:table-cell>
          <table:table-cell table:style-name="ce17" table:formula="of:=[.I29]*[.AD29]" office:value-type="percentage" office:value="0.483521923620934">
            <text:p>48.35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23"/>
        </table:table-row>
        <table:table-row table:style-name="ro1" table:number-rows-repeated="26">
          <table:table-cell table:number-columns-repeated="31"/>
        </table:table-row>
        <table:table-row table:style-name="ro1">
          <table:table-cell table:number-columns-repeated="7"/>
          <table:table-cell table:style-name="ce15"/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5"/>
          <table:table-cell table:style-name="ce13"/>
          <table:table-cell table:number-columns-repeated="25"/>
        </table:table-row>
      </table:table>
      <table:table table:name="enhanced score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13"/>
        <table:table-column table:style-name="co4" table:number-columns-repeated="3" table:default-cell-style-name="ce13"/>
        <table:table-column table:style-name="co11" table:default-cell-style-name="ce25"/>
        <table:table-column table:style-name="co15" table:default-cell-style-name="ce13"/>
        <table:table-column table:style-name="co16" table:default-cell-style-name="ce13"/>
        <table:table-column table:style-name="co17" table:default-cell-style-name="ce25"/>
        <table:table-row table:style-name="ro1">
          <table:table-cell/>
          <table:table-cell table:style-name="ce26" office:value-type="string">
            <text:p>Real precision</text:p>
          </table:table-cell>
          <table:table-cell table:style-name="ce12" office:value-type="boolean" office:boolean-value="true">
            <text:p>TRUE</text:p>
          </table:table-cell>
          <table:table-cell table:style-name="ce12" office:value-type="boolean" office:boolean-value="false">
            <text:p>FALSE</text:p>
          </table:table-cell>
          <table:table-cell table:style-name="ce14" office:value-type="string">
            <text:p>Unknown</text:p>
          </table:table-cell>
          <table:table-cell table:style-name="ce26" office:value-type="string">
            <text:p>Improved Safe Conf</text:p>
          </table:table-cell>
          <table:table-cell table:style-name="ce26" office:value-type="string">
            <text:p>Unknown ratio</text:p>
          </table:table-cell>
          <table:table-cell table:style-name="ce14" office:value-type="string">
            <text:p>Predictions</text:p>
          </table:table-cell>
          <table:table-cell table:style-name="ce14" office:value-type="string">
            <text:p>Enhanced precision</text:p>
          </table:table-cell>
        </table:table-row>
        <table:table-row table:style-name="ro1">
          <table:table-cell office:value-type="string">
            <text:p>?o34 <text:s/>&lt;isMarriedTo&gt; <text:s/>?s34 <text:s text:c="2"/>=&gt; ?s34 <text:s/>&lt;isMarriedTo&gt; <text:s/>?o34</text:p>
          </table:table-cell>
          <table:table-cell table:formula="of:=['final.summary'.I2]" office:value-type="percentage" office:value="1">
            <text:p>100.00%</text:p>
          </table:table-cell>
          <table:table-cell office:value-type="float" office:value="6358">
            <text:p>6358</text:p>
          </table:table-cell>
          <table:table-cell office:value-type="float" office:value="569">
            <text:p>569</text:p>
          </table:table-cell>
          <table:table-cell office:value-type="float" office:value="5066">
            <text:p>5066</text:p>
          </table:table-cell>
          <table:table-cell table:formula="of:=[.C2]/SUM([.C2:.D2])" office:value-type="percentage" office:value="0.917857658437996">
            <text:p>91.79%</text:p>
          </table:table-cell>
          <table:table-cell table:formula="of:=[.E2]/SUM([.C2:.E2])" office:value-type="float" office:value="0.422413074293338">
            <text:p>0.42</text:p>
          </table:table-cell>
          <table:table-cell table:formula="of:=SUM([.C2:.E2])" office:value-type="float" office:value="11993">
            <text:p>11993</text:p>
          </table:table-cell>
          <table:table-cell table:formula="of:=[.F2]*(1-[.G2]) + [.G2]*[.B2]" office:value-type="percentage" office:value="0.952555657466856">
            <text:p>95.26%</text:p>
          </table:table-cell>
        </table:table-row>
        <table:table-row table:style-name="ro1">
          <table:table-cell office:value-type="string">
            <text:p>?s28 <text:s/>&lt;diedIn&gt; <text:s/>?o77 <text:s/>?o77 <text:s/>&lt;isLocatedIn&gt; <text:s/>?o28 <text:s text:c="2"/>=&gt; ?s28 <text:s/>&lt;isPoliticianOf&gt; <text:s/>?o28</text:p>
          </table:table-cell>
          <table:table-cell table:formula="of:=['final.summary'.I3]" office:value-type="percentage" office:value="0.172413793103448">
            <text:p>17.24%</text:p>
          </table:table-cell>
          <table:table-cell office:value-type="float" office:value="362">
            <text:p>362</text:p>
          </table:table-cell>
          <table:table-cell office:value-type="float" office:value="62">
            <text:p>62</text:p>
          </table:table-cell>
          <table:table-cell office:value-type="float" office:value="12976">
            <text:p>12976</text:p>
          </table:table-cell>
          <table:table-cell table:formula="of:=[.C3]/SUM([.C3:.D3])" office:value-type="percentage" office:value="0.85377358490566">
            <text:p>85.38%</text:p>
          </table:table-cell>
          <table:table-cell table:formula="of:=[.E3]/SUM([.C3:.E3])" office:value-type="float" office:value="0.968358208955224">
            <text:p>0.97</text:p>
          </table:table-cell>
          <table:table-cell table:formula="of:=SUM([.C3:.E3])" office:value-type="float" office:value="13400">
            <text:p>13400</text:p>
          </table:table-cell>
          <table:table-cell table:formula="of:=[.F3]*(1-[.G3]) + [.G3]*[.B3]" office:value-type="percentage" office:value="0.193973237261966">
            <text:p>19.40%</text:p>
          </table:table-cell>
        </table:table-row>
        <table:table-row table:style-name="ro1">
          <table:table-cell office:value-type="string">
            <text:p>?s36 <text:s/>&lt;isLocatedIn&gt; <text:s/>?o91 <text:s/>?o91 <text:s/>&lt;hasOfficialLanguage&gt; <text:s/>?o36 <text:s text:c="2"/>=&gt; ?s36 <text:s/>&lt;hasOfficialLanguage&gt; <text:s/>?o36</text:p>
          </table:table-cell>
          <table:table-cell table:formula="of:=['final.summary'.I4]" office:value-type="percentage" office:value="0.3">
            <text:p>30.00%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5585">
            <text:p>75585</text:p>
          </table:table-cell>
          <table:table-cell table:formula="of:=[.C4]/SUM([.C4:.D4])" office:value-type="percentage" office:value="1">
            <text:p>100.00%</text:p>
          </table:table-cell>
          <table:table-cell table:formula="of:=[.E4]/SUM([.C4:.E4])" office:value-type="float" office:value="0.99933893038937">
            <text:p>1</text:p>
          </table:table-cell>
          <table:table-cell table:formula="of:=SUM([.C4:.E4])" office:value-type="float" office:value="75635">
            <text:p>75635</text:p>
          </table:table-cell>
          <table:table-cell table:formula="of:=[.F4]*(1-[.G4]) + [.G4]*[.B4]" office:value-type="percentage" office:value="0.300462748727441">
            <text:p>30.05%</text:p>
          </table:table-cell>
        </table:table-row>
        <table:table-row table:style-name="ro1">
          <table:table-cell office:value-type="string">
            <text:p>?s28 <text:s/>&lt;livesIn&gt; <text:s/>?o77 <text:s/>?o77 <text:s/>&lt;isLocatedIn&gt; <text:s/>?o28 <text:s text:c="2"/>=&gt; ?s28 <text:s/>&lt;isPoliticianOf&gt; <text:s/>?o28</text:p>
          </table:table-cell>
          <table:table-cell table:formula="of:=['final.summary'.I5]" office:value-type="percentage" office:value="0.5">
            <text:p>50.00%</text:p>
          </table:table-cell>
          <table:table-cell office:value-type="float" office:value="130">
            <text:p>130</text:p>
          </table:table-cell>
          <table:table-cell office:value-type="float" office:value="26">
            <text:p>26</text:p>
          </table:table-cell>
          <table:table-cell office:value-type="float" office:value="5113">
            <text:p>5113</text:p>
          </table:table-cell>
          <table:table-cell table:formula="of:=[.C5]/SUM([.C5:.D5])" office:value-type="percentage" office:value="0.833333333333333">
            <text:p>83.33%</text:p>
          </table:table-cell>
          <table:table-cell table:formula="of:=[.E5]/SUM([.C5:.E5])" office:value-type="float" office:value="0.970392863921048">
            <text:p>0.97</text:p>
          </table:table-cell>
          <table:table-cell table:formula="of:=SUM([.C5:.E5])" office:value-type="float" office:value="5269">
            <text:p>5269</text:p>
          </table:table-cell>
          <table:table-cell table:formula="of:=[.F5]*(1-[.G5]) + [.G5]*[.B5]" office:value-type="percentage" office:value="0.509869045359651">
            <text:p>50.99%</text:p>
          </table:table-cell>
        </table:table-row>
        <table:table-row table:style-name="ro1">
          <table:table-cell office:value-type="string">
            <text:p>?s9 <text:s/>&lt;isMarriedTo&gt; <text:s/>?o82 <text:s/>?o82 <text:s/>&lt;livesIn&gt; <text:s/>?o9 <text:s text:c="2"/>=&gt; ?s9 <text:s/>&lt;livesIn&gt; <text:s/>?o9</text:p>
          </table:table-cell>
          <table:table-cell table:formula="of:=['final.summary'.I6]" office:value-type="percentage" office:value="0.678571428571429">
            <text:p>67.86%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formula="of:=[.C6]/SUM([.C6:.D6])" office:value-type="percentage" office:value="1">
            <text:p>100.00%</text:p>
          </table:table-cell>
          <table:table-cell table:formula="of:=[.E6]/SUM([.C6:.E6])" office:value-type="float" office:value="0.662942271880819">
            <text:p>0.66</text:p>
          </table:table-cell>
          <table:table-cell table:formula="of:=SUM([.C6:.E6])" office:value-type="float" office:value="537">
            <text:p>537</text:p>
          </table:table-cell>
          <table:table-cell table:formula="of:=[.F6]*(1-[.G6]) + [.G6]*[.B6]" office:value-type="percentage" office:value="0.786911412609737">
            <text:p>78.69%</text:p>
          </table:table-cell>
        </table:table-row>
        <table:table-row table:style-name="ro1">
          <table:table-cell office:value-type="string">
            <text:p>?s82 <text:s/>&lt;isMarriedTo&gt; <text:s/>?s9 <text:s/>?s82 <text:s/>&lt;livesIn&gt; <text:s/>?o9 <text:s text:c="2"/>=&gt; ?s9 <text:s/>&lt;livesIn&gt; <text:s/>?o9</text:p>
          </table:table-cell>
          <table:table-cell table:formula="of:=['final.summary'.I7]" office:value-type="percentage" office:value="0.782608695652174">
            <text:p>78.26%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572">
            <text:p>572</text:p>
          </table:table-cell>
          <table:table-cell table:formula="of:=[.C7]/SUM([.C7:.D7])" office:value-type="percentage" office:value="1">
            <text:p>100.00%</text:p>
          </table:table-cell>
          <table:table-cell table:formula="of:=[.E7]/SUM([.C7:.E7])" office:value-type="float" office:value="0.771929824561403">
            <text:p>0.77</text:p>
          </table:table-cell>
          <table:table-cell table:formula="of:=SUM([.C7:.E7])" office:value-type="float" office:value="741">
            <text:p>741</text:p>
          </table:table-cell>
          <table:table-cell table:formula="of:=[.F7]*(1-[.G7]) + [.G7]*[.B7]" office:value-type="percentage" office:value="0.832189168573608">
            <text:p>83.22%</text:p>
          </table:table-cell>
        </table:table-row>
        <table:table-row table:style-name="ro1">
          <table:table-cell office:value-type="string">
            <text:p>?s94 <text:s/>&lt;hasOfficialLanguage&gt; <text:s/>?o36 <text:s/>?s94 <text:s/>&lt;isLocatedIn&gt; <text:s/>?s36 <text:s text:c="2"/>=&gt; ?s36 <text:s/>&lt;hasOfficialLanguage&gt; <text:s/>?o36</text:p>
          </table:table-cell>
          <table:table-cell table:formula="of:=['final.summary'.I8]" office:value-type="percentage" office:value="0.833333333333333">
            <text:p>83.33%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table:formula="of:=[.C8]/SUM([.C8:.D8])" office:value-type="percentage" office:value="1">
            <text:p>100.00%</text:p>
          </table:table-cell>
          <table:table-cell table:formula="of:=[.E8]/SUM([.C8:.E8])" office:value-type="float" office:value="0.857142857142857">
            <text:p>0.86</text:p>
          </table:table-cell>
          <table:table-cell table:formula="of:=SUM([.C8:.E8])" office:value-type="float" office:value="126">
            <text:p>126</text:p>
          </table:table-cell>
          <table:table-cell table:formula="of:=[.F8]*(1-[.G8]) + [.G8]*[.B8]" office:value-type="percentage" office:value="0.857142857142857">
            <text:p>85.71%</text:p>
          </table:table-cell>
        </table:table-row>
        <table:table-row table:style-name="ro1">
          <table:table-cell office:value-type="string">
            <text:p>?s33 <text:s/>&lt;created&gt; <text:s/>?o33 <text:s/>?s33 <text:s/>&lt;produced&gt; <text:s/>?o33 <text:s text:c="2"/>=&gt; ?s33 <text:s/>&lt;directed&gt; <text:s/>?o33</text:p>
          </table:table-cell>
          <table:table-cell table:formula="of:=['final.summary'.I9]" office:value-type="percentage" office:value="0">
            <text:p>0.00%</text:p>
          </table:table-cell>
          <table:table-cell office:value-type="float" office:value="1011">
            <text:p>1011</text:p>
          </table:table-cell>
          <table:table-cell office:value-type="float" office:value="712">
            <text:p>712</text:p>
          </table:table-cell>
          <table:table-cell office:value-type="float" office:value="306">
            <text:p>306</text:p>
          </table:table-cell>
          <table:table-cell table:formula="of:=[.C9]/SUM([.C9:.D9])" office:value-type="percentage" office:value="0.586767266395821">
            <text:p>58.68%</text:p>
          </table:table-cell>
          <table:table-cell table:formula="of:=[.E9]/SUM([.C9:.E9])" office:value-type="float" office:value="0.150813208477082">
            <text:p>0.15</text:p>
          </table:table-cell>
          <table:table-cell table:formula="of:=SUM([.C9:.E9])" office:value-type="float" office:value="2029">
            <text:p>2029</text:p>
          </table:table-cell>
          <table:table-cell table:formula="of:=[.F9]*(1-[.G9]) + [.G9]*[.B9]" office:value-type="percentage" office:value="0.498275012321341">
            <text:p>49.83%</text:p>
          </table:table-cell>
        </table:table-row>
        <table:table-row table:style-name="ro1">
          <table:table-cell office:value-type="string">
            <text:p>?s29 <text:s/>&lt;wasBornIn&gt; <text:s/>?o97 <text:s/>?o97 <text:s/>&lt;isLocatedIn&gt; <text:s/>?o29 <text:s text:c="2"/>=&gt; ?s29 <text:s/>&lt;isCitizenOf&gt; <text:s/>?o29</text:p>
          </table:table-cell>
          <table:table-cell table:formula="of:=['final.summary'.I10]" office:value-type="percentage" office:value="0.233333333333333">
            <text:p>23.33%</text:p>
          </table:table-cell>
          <table:table-cell office:value-type="float" office:value="1265">
            <text:p>1265</text:p>
          </table:table-cell>
          <table:table-cell office:value-type="float" office:value="938">
            <text:p>938</text:p>
          </table:table-cell>
          <table:table-cell office:value-type="float" office:value="31575">
            <text:p>31575</text:p>
          </table:table-cell>
          <table:table-cell table:formula="of:=[.C10]/SUM([.C10:.D10])" office:value-type="percentage" office:value="0.57421697684975">
            <text:p>57.42%</text:p>
          </table:table-cell>
          <table:table-cell table:formula="of:=[.E10]/SUM([.C10:.E10])" office:value-type="float" office:value="0.934780034341879">
            <text:p>0.93</text:p>
          </table:table-cell>
          <table:table-cell table:formula="of:=SUM([.C10:.E10])" office:value-type="float" office:value="33778">
            <text:p>33778</text:p>
          </table:table-cell>
          <table:table-cell table:formula="of:=[.F10]*(1-[.G10]) + [.G10]*[.B10]" office:value-type="percentage" office:value="0.255565752856889">
            <text:p>25.56%</text:p>
          </table:table-cell>
        </table:table-row>
        <table:table-row table:style-name="ro1">
          <table:table-cell office:value-type="string">
            <text:p>?s28 <text:s/>&lt;wasBornIn&gt; <text:s/>?o77 <text:s/>?o77 <text:s/>&lt;isLocatedIn&gt; <text:s/>?o28 <text:s text:c="2"/>=&gt; ?s28 <text:s/>&lt;isPoliticianOf&gt; <text:s/>?o28</text:p>
          </table:table-cell>
          <table:table-cell table:formula="of:=['final.summary'.I11]" office:value-type="percentage" office:value="0.103448275862069">
            <text:p>10.34%</text:p>
          </table:table-cell>
          <table:table-cell office:value-type="float" office:value="219">
            <text:p>219</text:p>
          </table:table-cell>
          <table:table-cell office:value-type="float" office:value="164">
            <text:p>164</text:p>
          </table:table-cell>
          <table:table-cell office:value-type="float" office:value="33395">
            <text:p>33395</text:p>
          </table:table-cell>
          <table:table-cell table:formula="of:=[.C11]/SUM([.C11:.D11])" office:value-type="percentage" office:value="0.571801566579634">
            <text:p>57.18%</text:p>
          </table:table-cell>
          <table:table-cell table:formula="of:=[.E11]/SUM([.C11:.E11])" office:value-type="float" office:value="0.988661258807508">
            <text:p>0.99</text:p>
          </table:table-cell>
          <table:table-cell table:formula="of:=SUM([.C11:.E11])" office:value-type="float" office:value="33778">
            <text:p>33778</text:p>
          </table:table-cell>
          <table:table-cell table:formula="of:=[.F11]*(1-[.G11]) + [.G11]*[.B11]" office:value-type="percentage" office:value="0.108758812612167">
            <text:p>10.88%</text:p>
          </table:table-cell>
        </table:table-row>
        <table:table-row table:style-name="ro1">
          <table:table-cell office:value-type="string">
            <text:p>?s97 <text:s/>&lt;isLocatedIn&gt; <text:s/>?o29 <text:s/>?s29 <text:s/>&lt;isLocatedIn&gt; <text:s/>?s97 <text:s text:c="2"/>=&gt; ?s29 <text:s/>&lt;isCitizenOf&gt; <text:s/>?o29</text:p>
          </table:table-cell>
          <table:table-cell table:formula="of:=['final.summary'.I12]" office:value-type="percentage" office:value="0">
            <text:p>0.00%</text:p>
          </table:table-cell>
          <table:table-cell office:value-type="float" office:value="211">
            <text:p>211</text:p>
          </table:table-cell>
          <table:table-cell office:value-type="float" office:value="178">
            <text:p>178</text:p>
          </table:table-cell>
          <table:table-cell office:value-type="float" office:value="52193">
            <text:p>52193</text:p>
          </table:table-cell>
          <table:table-cell table:formula="of:=[.C12]/SUM([.C12:.D12])" office:value-type="percentage" office:value="0.542416452442159">
            <text:p>54.24%</text:p>
          </table:table-cell>
          <table:table-cell table:formula="of:=[.E12]/SUM([.C12:.E12])" office:value-type="float" office:value="0.992602031113309">
            <text:p>0.99</text:p>
          </table:table-cell>
          <table:table-cell table:formula="of:=SUM([.C12:.E12])" office:value-type="float" office:value="52582">
            <text:p>52582</text:p>
          </table:table-cell>
          <table:table-cell table:formula="of:=[.F12]*(1-[.G12]) + [.G12]*[.B12]" office:value-type="percentage" office:value="0.00401278003879657">
            <text:p>0.40%</text:p>
          </table:table-cell>
        </table:table-row>
        <table:table-row table:style-name="ro1">
          <table:table-cell office:value-type="string">
            <text:p>?s9 <text:s/>&lt;isCitizenOf&gt; <text:s/>?o9 <text:s text:c="2"/>=&gt; ?s9 <text:s/>&lt;livesIn&gt; <text:s/>?o9</text:p>
          </table:table-cell>
          <table:table-cell table:formula="of:=['final.summary'.I13]" office:value-type="percentage" office:value="0.986486486486487">
            <text:p>98.65%</text:p>
          </table:table-cell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  <table:table-cell office:value-type="float" office:value="13915">
            <text:p>13915</text:p>
          </table:table-cell>
          <table:table-cell table:formula="of:=[.C13]/SUM([.C13:.D13])" office:value-type="percentage" office:value="1">
            <text:p>100.00%</text:p>
          </table:table-cell>
          <table:table-cell table:formula="of:=[.E13]/SUM([.C13:.E13])" office:value-type="float" office:value="0.955044612216884">
            <text:p>0.96</text:p>
          </table:table-cell>
          <table:table-cell table:formula="of:=SUM([.C13:.E13])" office:value-type="float" office:value="14570">
            <text:p>14570</text:p>
          </table:table-cell>
          <table:table-cell table:formula="of:=[.F13]*(1-[.G13]) + [.G13]*[.B13]" office:value-type="percentage" office:value="0.987093991726799">
            <text:p>98.71%</text:p>
          </table:table-cell>
        </table:table-row>
        <table:table-row table:style-name="ro1">
          <table:table-cell office:value-type="string">
            <text:p>?s97 <text:s/>&lt;isCitizenOf&gt; <text:s/>?o29 <text:s/>?s29 <text:s/>&lt;influences&gt; <text:s/>?s97 <text:s text:c="2"/>=&gt; ?s29 <text:s/>&lt;isCitizenOf&gt; <text:s/>?o29</text:p>
          </table:table-cell>
          <table:table-cell table:formula="of:=['final.summary'.I14]" office:value-type="percentage" office:value="0.2">
            <text:p>20.00%</text:p>
          </table:table-cell>
          <table:table-cell office:value-type="float" office:value="146">
            <text:p>146</text:p>
          </table:table-cell>
          <table:table-cell office:value-type="float" office:value="135">
            <text:p>135</text:p>
          </table:table-cell>
          <table:table-cell office:value-type="float" office:value="1101">
            <text:p>1101</text:p>
          </table:table-cell>
          <table:table-cell table:formula="of:=[.C14]/SUM([.C14:.D14])" office:value-type="percentage" office:value="0.519572953736655">
            <text:p>51.96%</text:p>
          </table:table-cell>
          <table:table-cell table:formula="of:=[.E14]/SUM([.C14:.E14])" office:value-type="float" office:value="0.796671490593343">
            <text:p>0.8</text:p>
          </table:table-cell>
          <table:table-cell table:formula="of:=SUM([.C14:.E14])" office:value-type="float" office:value="1382">
            <text:p>1382</text:p>
          </table:table-cell>
          <table:table-cell table:formula="of:=[.F14]*(1-[.G14]) + [.G14]*[.B14]" office:value-type="percentage" office:value="0.264978292329957">
            <text:p>26.50%</text:p>
          </table:table-cell>
        </table:table-row>
        <table:table-row table:style-name="ro1">
          <table:table-cell office:value-type="string">
            <text:p>?s29 <text:s/>&lt;livesIn&gt; <text:s/>?o97 <text:s/>?o97 <text:s/>&lt;isLocatedIn&gt; <text:s/>?o29 <text:s text:c="2"/>=&gt; ?s29 <text:s/>&lt;isCitizenOf&gt; <text:s/>?o29</text:p>
          </table:table-cell>
          <table:table-cell table:formula="of:=['final.summary'.I15]" office:value-type="percentage" office:value="0.0606060606060606">
            <text:p>6.06%</text:p>
          </table:table-cell>
          <table:table-cell office:value-type="float" office:value="206">
            <text:p>206</text:p>
          </table:table-cell>
          <table:table-cell office:value-type="float" office:value="222">
            <text:p>222</text:p>
          </table:table-cell>
          <table:table-cell office:value-type="float" office:value="4841">
            <text:p>4841</text:p>
          </table:table-cell>
          <table:table-cell table:formula="of:=[.C15]/SUM([.C15:.D15])" office:value-type="percentage" office:value="0.481308411214953">
            <text:p>48.13%</text:p>
          </table:table-cell>
          <table:table-cell table:formula="of:=[.E15]/SUM([.C15:.E15])" office:value-type="float" office:value="0.91877016511672">
            <text:p>0.92</text:p>
          </table:table-cell>
          <table:table-cell table:formula="of:=SUM([.C15:.E15])" office:value-type="float" office:value="5269">
            <text:p>5269</text:p>
          </table:table-cell>
          <table:table-cell table:formula="of:=[.F15]*(1-[.G15]) + [.G15]*[.B15]" office:value-type="percentage" office:value="0.0947796430810285">
            <text:p>9.48%</text:p>
          </table:table-cell>
        </table:table-row>
        <table:table-row table:style-name="ro1">
          <table:table-cell office:value-type="string">
            <text:p>?s29 <text:s/>&lt;diedIn&gt; <text:s/>?o97 <text:s/>?o97 <text:s/>&lt;isLocatedIn&gt; <text:s/>?o29 <text:s text:c="2"/>=&gt; ?s29 <text:s/>&lt;isCitizenOf&gt; <text:s/>?o29</text:p>
          </table:table-cell>
          <table:table-cell table:formula="of:=['final.summary'.I16]" office:value-type="percentage" office:value="0.136842105263158">
            <text:p>13.68%</text:p>
          </table:table-cell>
          <table:table-cell office:value-type="float" office:value="605">
            <text:p>605</text:p>
          </table:table-cell>
          <table:table-cell office:value-type="float" office:value="652">
            <text:p>652</text:p>
          </table:table-cell>
          <table:table-cell office:value-type="float" office:value="12143">
            <text:p>12143</text:p>
          </table:table-cell>
          <table:table-cell table:formula="of:=[.C16]/SUM([.C16:.D16])" office:value-type="percentage" office:value="0.481304693715195">
            <text:p>48.13%</text:p>
          </table:table-cell>
          <table:table-cell table:formula="of:=[.E16]/SUM([.C16:.E16])" office:value-type="float" office:value="0.906194029850746">
            <text:p>0.91</text:p>
          </table:table-cell>
          <table:table-cell table:formula="of:=SUM([.C16:.E16])" office:value-type="float" office:value="13400">
            <text:p>13400</text:p>
          </table:table-cell>
          <table:table-cell table:formula="of:=[.F16]*(1-[.G16]) + [.G16]*[.B16]" office:value-type="percentage" office:value="0.169154752553024">
            <text:p>16.92%</text:p>
          </table:table-cell>
        </table:table-row>
        <table:table-row table:style-name="ro1">
          <table:table-cell office:value-type="string">
            <text:p>?s26 <text:s/>&lt;actedIn&gt; <text:s/>?o26 <text:s/>?s26 <text:s/>&lt;created&gt; <text:s/>?o26 <text:s text:c="2"/>=&gt; ?s26 <text:s/>&lt;produced&gt; <text:s/>?o26</text:p>
          </table:table-cell>
          <table:table-cell table:formula="of:=['final.summary'.I17]" office:value-type="percentage" office:value="0">
            <text:p>0.00%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796">
            <text:p>796</text:p>
          </table:table-cell>
          <table:table-cell table:formula="of:=[.C17]/SUM([.C17:.D17])" office:value-type="percentage" office:value="1">
            <text:p>100.00%</text:p>
          </table:table-cell>
          <table:table-cell table:formula="of:=[.E17]/SUM([.C17:.E17])" office:value-type="float" office:value="0.793619142572283">
            <text:p>0.79</text:p>
          </table:table-cell>
          <table:table-cell table:formula="of:=SUM([.C17:.E17])" office:value-type="float" office:value="1003">
            <text:p>1003</text:p>
          </table:table-cell>
          <table:table-cell table:formula="of:=[.F17]*(1-[.G17]) + [.G17]*[.B17]" office:value-type="percentage" office:value="0.206380857427717">
            <text:p>20.64%</text:p>
          </table:table-cell>
        </table:table-row>
        <table:table-row table:style-name="ro1">
          <table:table-cell office:value-type="string">
            <text:p>?s9 <text:s/>&lt;diedIn&gt; <text:s/>?o9 <text:s text:c="2"/>=&gt; ?s9 <text:s/>&lt;livesIn&gt; <text:s/>?o9</text:p>
          </table:table-cell>
          <table:table-cell table:formula="of:=['final.summary'.I18]" office:value-type="percentage" office:value="1">
            <text:p>100.00%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21889">
            <text:p>21889</text:p>
          </table:table-cell>
          <table:table-cell table:formula="of:=[.C18]/SUM([.C18:.D18])" office:value-type="percentage" office:value="1">
            <text:p>100.00%</text:p>
          </table:table-cell>
          <table:table-cell table:formula="of:=[.E18]/SUM([.C18:.E18])" office:value-type="float" office:value="0.987949088283084">
            <text:p>0.99</text:p>
          </table:table-cell>
          <table:table-cell table:formula="of:=SUM([.C18:.E18])" office:value-type="float" office:value="22156">
            <text:p>22156</text:p>
          </table:table-cell>
          <table:table-cell table:formula="of:=[.F18]*(1-[.G18]) + [.G18]*[.B18]" office:value-type="percentage" office:value="1">
            <text:p>100.00%</text:p>
          </table:table-cell>
        </table:table-row>
        <table:table-row table:style-name="ro1">
          <table:table-cell office:value-type="string">
            <text:p>?s34 <text:s/>&lt;hasChild&gt; <text:s/>?o99 <text:s/>?o34 <text:s/>&lt;hasChild&gt; <text:s/>?o99 <text:s text:c="2"/>=&gt; ?s34 <text:s/>&lt;isMarriedTo&gt; <text:s/>?o34</text:p>
          </table:table-cell>
          <table:table-cell table:formula="of:=['final.summary'.I19]" office:value-type="percentage" office:value="0.1">
            <text:p>10.00%</text:p>
          </table:table-cell>
          <table:table-cell office:value-type="float" office:value="1879">
            <text:p>1879</text:p>
          </table:table-cell>
          <table:table-cell office:value-type="float" office:value="2706">
            <text:p>2706</text:p>
          </table:table-cell>
          <table:table-cell office:value-type="float" office:value="6263">
            <text:p>6263</text:p>
          </table:table-cell>
          <table:table-cell table:formula="of:=[.C19]/SUM([.C19:.D19])" office:value-type="percentage" office:value="0.409814612868048">
            <text:p>40.98%</text:p>
          </table:table-cell>
          <table:table-cell table:formula="of:=[.E19]/SUM([.C19:.E19])" office:value-type="float" office:value="0.577341445427729">
            <text:p>0.58</text:p>
          </table:table-cell>
          <table:table-cell table:formula="of:=SUM([.C19:.E19])" office:value-type="float" office:value="10848">
            <text:p>10848</text:p>
          </table:table-cell>
          <table:table-cell table:formula="of:=[.F19]*(1-[.G19]) + [.G19]*[.B19]" office:value-type="percentage" office:value="0.230945796460177">
            <text:p>23.09%</text:p>
          </table:table-cell>
        </table:table-row>
        <table:table-row table:style-name="ro1">
          <table:table-cell office:value-type="string">
            <text:p>?s28 <text:s/>&lt;diedIn&gt; <text:s/>?o77 <text:s/>?o28 <text:s/>&lt;hasCapital&gt; <text:s/>?o77 <text:s text:c="2"/>=&gt; ?s28 <text:s/>&lt;isPoliticianOf&gt; <text:s/>?o28</text:p>
          </table:table-cell>
          <table:table-cell table:formula="of:=['final.summary'.I20]" office:value-type="percentage" office:value="0.0416666666666667">
            <text:p>4.17%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24737">
            <text:p>24737</text:p>
          </table:table-cell>
          <table:table-cell table:formula="of:=[.C20]/SUM([.C20:.D20])" office:value-type="percentage" office:value="0.396039603960396">
            <text:p>39.60%</text:p>
          </table:table-cell>
          <table:table-cell table:formula="of:=[.E20]/SUM([.C20:.E20])" office:value-type="float" office:value="0.995933650052339">
            <text:p>1</text:p>
          </table:table-cell>
          <table:table-cell table:formula="of:=SUM([.C20:.E20])" office:value-type="float" office:value="24838">
            <text:p>24838</text:p>
          </table:table-cell>
          <table:table-cell table:formula="of:=[.F20]*(1-[.G20]) + [.G20]*[.B20]" office:value-type="percentage" office:value="0.0431076710416834">
            <text:p>4.31%</text:p>
          </table:table-cell>
        </table:table-row>
        <table:table-row table:style-name="ro1">
          <table:table-cell office:value-type="string">
            <text:p>?s67 <text:s/>&lt;hasAcademicAdvisor&gt; <text:s/>?s22 <text:s/>?s67 <text:s/>&lt;graduatedFrom&gt; <text:s/>?o22 <text:s text:c="2"/>=&gt; ?s22 <text:s/>&lt;worksAt&gt; <text:s/>?o22</text:p>
          </table:table-cell>
          <table:table-cell table:formula="of:=['final.summary'.I21]" office:value-type="percentage" office:value="0.533333333333333">
            <text:p>53.33%</text:p>
          </table:table-cell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office:value-type="float" office:value="434">
            <text:p>434</text:p>
          </table:table-cell>
          <table:table-cell table:formula="of:=[.C21]/SUM([.C21:.D21])" office:value-type="percentage" office:value="0.390350877192982">
            <text:p>39.04%</text:p>
          </table:table-cell>
          <table:table-cell table:formula="of:=[.E21]/SUM([.C21:.E21])" office:value-type="float" office:value="0.65558912386707">
            <text:p>0.66</text:p>
          </table:table-cell>
          <table:table-cell table:formula="of:=SUM([.C21:.E21])" office:value-type="float" office:value="662">
            <text:p>662</text:p>
          </table:table-cell>
          <table:table-cell table:formula="of:=[.F21]*(1-[.G21]) + [.G21]*[.B21]" office:value-type="percentage" office:value="0.484088620342397">
            <text:p>48.41%</text:p>
          </table:table-cell>
        </table:table-row>
        <table:table-row table:style-name="ro1">
          <table:table-cell office:value-type="string">
            <text:p>?s9 <text:s/>&lt;diedIn&gt; <text:s/>?o73 <text:s/>?o73 <text:s/>&lt;isLocatedIn&gt; <text:s/>?o9 <text:s text:c="2"/>=&gt; ?s9 <text:s/>&lt;livesIn&gt; <text:s/>?o9</text:p>
          </table:table-cell>
          <table:table-cell table:formula="of:=['final.summary'.I22]" office:value-type="percentage" office:value="0.909090909090909">
            <text:p>90.91%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3225">
            <text:p>13225</text:p>
          </table:table-cell>
          <table:table-cell table:formula="of:=[.C22]/SUM([.C22:.D22])" office:value-type="percentage" office:value="1">
            <text:p>100.00%</text:p>
          </table:table-cell>
          <table:table-cell table:formula="of:=[.E22]/SUM([.C22:.E22])" office:value-type="float" office:value="0.986940298507463">
            <text:p>0.99</text:p>
          </table:table-cell>
          <table:table-cell table:formula="of:=SUM([.C22:.E22])" office:value-type="float" office:value="13400">
            <text:p>13400</text:p>
          </table:table-cell>
          <table:table-cell table:formula="of:=[.F22]*(1-[.G22]) + [.G22]*[.B22]" office:value-type="percentage" office:value="0.91027815468114">
            <text:p>91.03%</text:p>
          </table:table-cell>
        </table:table-row>
        <table:table-row table:style-name="ro1">
          <table:table-cell office:value-type="string">
            <text:p>?s11 <text:s/>&lt;isCitizenOf&gt; <text:s/>?o82 <text:s/>?o82 <text:s/>&lt;hasCapital&gt; <text:s/>?o11 <text:s text:c="2"/>=&gt; ?s11 <text:s/>&lt;diedIn&gt; <text:s/>?o11</text:p>
          </table:table-cell>
          <table:table-cell table:formula="of:=['final.summary'.I23]" office:value-type="percentage" office:value="0.111111111111111">
            <text:p>11.11%</text:p>
          </table:table-cell>
          <table:table-cell office:value-type="float" office:value="688">
            <text:p>688</text:p>
          </table:table-cell>
          <table:table-cell office:value-type="float" office:value="1101">
            <text:p>1101</text:p>
          </table:table-cell>
          <table:table-cell office:value-type="float" office:value="11835">
            <text:p>11835</text:p>
          </table:table-cell>
          <table:table-cell table:formula="of:=[.C23]/SUM([.C23:.D23])" office:value-type="percentage" office:value="0.384572386808273">
            <text:p>38.46%</text:p>
          </table:table-cell>
          <table:table-cell table:formula="of:=[.E23]/SUM([.C23:.E23])" office:value-type="float" office:value="0.868687610099824">
            <text:p>0.87</text:p>
          </table:table-cell>
          <table:table-cell table:formula="of:=SUM([.C23:.E23])" office:value-type="float" office:value="13624">
            <text:p>13624</text:p>
          </table:table-cell>
          <table:table-cell table:formula="of:=[.F23]*(1-[.G23]) + [.G23]*[.B23]" office:value-type="percentage" office:value="0.147019964768056">
            <text:p>14.70%</text:p>
          </table:table-cell>
        </table:table-row>
        <table:table-row table:style-name="ro1">
          <table:table-cell office:value-type="string">
            <text:p>?s35 <text:s/>&lt;created&gt; <text:s/>?o35 <text:s text:c="2"/>=&gt; ?s35 <text:s/>&lt;isKnownFor&gt; <text:s/>?o35</text:p>
          </table:table-cell>
          <table:table-cell table:formula="of:=['final.summary'.I24]" office:value-type="percentage" office:value="1">
            <text:p>100.00%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199856">
            <text:p>199856</text:p>
          </table:table-cell>
          <table:table-cell table:formula="of:=[.C24]/SUM([.C24:.D24])" office:value-type="percentage" office:value="1">
            <text:p>100.00%</text:p>
          </table:table-cell>
          <table:table-cell table:formula="of:=[.E24]/SUM([.C24:.E24])" office:value-type="float" office:value="0.998491191958353">
            <text:p>1</text:p>
          </table:table-cell>
          <table:table-cell table:formula="of:=SUM([.C24:.E24])" office:value-type="float" office:value="200158">
            <text:p>200158</text:p>
          </table:table-cell>
          <table:table-cell table:formula="of:=[.F24]*(1-[.G24]) + [.G24]*[.B24]" office:value-type="percentage" office:value="1">
            <text:p>100.00%</text:p>
          </table:table-cell>
        </table:table-row>
        <table:table-row table:style-name="ro1">
          <table:table-cell office:value-type="string">
            <text:p>?s26 <text:s/>&lt;created&gt; <text:s/>?o26 <text:s/>?s26 <text:s/>&lt;directed&gt; <text:s/>?o26 <text:s text:c="2"/>=&gt; ?s26 <text:s/>&lt;produced&gt; <text:s/>?o26</text:p>
          </table:table-cell>
          <table:table-cell table:formula="of:=['final.summary'.I25]" office:value-type="percentage" office:value="0.037037037037037">
            <text:p>3.70%</text:p>
          </table:table-cell>
          <table:table-cell office:value-type="float" office:value="1011">
            <text:p>1011</text:p>
          </table:table-cell>
          <table:table-cell office:value-type="float" office:value="0">
            <text:p>0</text:p>
          </table:table-cell>
          <table:table-cell office:value-type="float" office:value="5266">
            <text:p>5266</text:p>
          </table:table-cell>
          <table:table-cell table:formula="of:=[.C25]/SUM([.C25:.D25])" office:value-type="percentage" office:value="1">
            <text:p>100.00%</text:p>
          </table:table-cell>
          <table:table-cell table:formula="of:=[.E25]/SUM([.C25:.E25])" office:value-type="float" office:value="0.838935797355425">
            <text:p>0.84</text:p>
          </table:table-cell>
          <table:table-cell table:formula="of:=SUM([.C25:.E25])" office:value-type="float" office:value="6277">
            <text:p>6277</text:p>
          </table:table-cell>
          <table:table-cell table:formula="of:=[.F25]*(1-[.G25]) + [.G25]*[.B25]" office:value-type="percentage" office:value="0.192135898842924">
            <text:p>19.21%</text:p>
          </table:table-cell>
        </table:table-row>
        <table:table-row table:style-name="ro1">
          <table:table-cell office:value-type="string">
            <text:p>?s29 <text:s/>&lt;livesIn&gt; <text:s/>?o29 <text:s text:c="2"/>=&gt; ?s29 <text:s/>&lt;isCitizenOf&gt; <text:s/>?o29</text:p>
          </table:table-cell>
          <table:table-cell table:formula="of:=['final.summary'.I26]" office:value-type="percentage" office:value="0.0841121495327103">
            <text:p>8.41%</text:p>
          </table:table-cell>
          <table:table-cell office:value-type="float" office:value="655">
            <text:p>655</text:p>
          </table:table-cell>
          <table:table-cell office:value-type="float" office:value="1136">
            <text:p>1136</text:p>
          </table:table-cell>
          <table:table-cell office:value-type="float" office:value="12802">
            <text:p>12802</text:p>
          </table:table-cell>
          <table:table-cell table:formula="of:=[.C26]/SUM([.C26:.D26])" office:value-type="percentage" office:value="0.36571747627024">
            <text:p>36.57%</text:p>
          </table:table-cell>
          <table:table-cell table:formula="of:=[.E26]/SUM([.C26:.E26])" office:value-type="float" office:value="0.877269923936134">
            <text:p>0.88</text:p>
          </table:table-cell>
          <table:table-cell table:formula="of:=SUM([.C26:.E26])" office:value-type="float" office:value="14593">
            <text:p>14593</text:p>
          </table:table-cell>
          <table:table-cell table:formula="of:=[.F26]*(1-[.G26]) + [.G26]*[.B26]" office:value-type="percentage" office:value="0.118673592703197">
            <text:p>11.87%</text:p>
          </table:table-cell>
        </table:table-row>
        <table:table-row table:style-name="ro1">
          <table:table-cell office:value-type="string">
            <text:p>?s8 <text:s/>&lt;directed&gt; <text:s/>?o8 <text:s text:c="2"/>=&gt; ?s8 <text:s/>&lt;created&gt; <text:s/>?o8</text:p>
          </table:table-cell>
          <table:table-cell table:formula="of:=['final.summary'.I27]" office:value-type="percentage" office:value="0.233333333333333">
            <text:p>23.33%</text:p>
          </table:table-cell>
          <table:table-cell office:value-type="float" office:value="6277">
            <text:p>6277</text:p>
          </table:table-cell>
          <table:table-cell office:value-type="float" office:value="0">
            <text:p>0</text:p>
          </table:table-cell>
          <table:table-cell office:value-type="float" office:value="27196">
            <text:p>27196</text:p>
          </table:table-cell>
          <table:table-cell table:formula="of:=[.C27]/SUM([.C27:.D27])" office:value-type="percentage" office:value="1">
            <text:p>100.00%</text:p>
          </table:table-cell>
          <table:table-cell table:formula="of:=[.E27]/SUM([.C27:.E27])" office:value-type="float" office:value="0.812475726705106">
            <text:p>0.81</text:p>
          </table:table-cell>
          <table:table-cell table:formula="of:=SUM([.C27:.E27])" office:value-type="float" office:value="33473">
            <text:p>33473</text:p>
          </table:table-cell>
          <table:table-cell table:formula="of:=[.F27]*(1-[.G27]) + [.G27]*[.B27]" office:value-type="percentage" office:value="0.377101942859419">
            <text:p>37.71%</text:p>
          </table:table-cell>
        </table:table-row>
        <table:table-row table:style-name="ro1">
          <table:table-cell office:value-type="string">
            <text:p>?s20 <text:s/>&lt;livesIn&gt; <text:s/>?o20 <text:s text:c="2"/>=&gt; ?s20 <text:s/>&lt;isLeaderOf&gt; <text:s/>?o20</text:p>
          </table:table-cell>
          <table:table-cell table:formula="of:=['final.summary'.I28]" office:value-type="percentage" office:value="0.032258064516129">
            <text:p>3.23%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14378">
            <text:p>14378</text:p>
          </table:table-cell>
          <table:table-cell table:formula="of:=[.C28]/SUM([.C28:.D28])" office:value-type="percentage" office:value="1">
            <text:p>100.00%</text:p>
          </table:table-cell>
          <table:table-cell table:formula="of:=[.E28]/SUM([.C28:.E28])" office:value-type="float" office:value="0.985266908791886">
            <text:p>0.99</text:p>
          </table:table-cell>
          <table:table-cell table:formula="of:=SUM([.C28:.E28])" office:value-type="float" office:value="14593">
            <text:p>14593</text:p>
          </table:table-cell>
          <table:table-cell table:formula="of:=[.F28]*(1-[.G28]) + [.G28]*[.B28]" office:value-type="percentage" office:value="0.0465158947175292">
            <text:p>4.65%</text:p>
          </table:table-cell>
        </table:table-row>
        <table:table-row table:style-name="ro1">
          <table:table-cell office:value-type="string">
            <text:p>?s11 <text:s/>&lt;livesIn&gt; <text:s/>?o11 <text:s text:c="2"/>=&gt; ?s11 <text:s/>&lt;diedIn&gt; <text:s/>?o11</text:p>
          </table:table-cell>
          <table:table-cell table:formula="of:=['final.summary'.I29]" office:value-type="percentage" office:value="0.5">
            <text:p>50.00%</text:p>
          </table:table-cell>
          <table:table-cell office:value-type="float" office:value="267">
            <text:p>267</text:p>
          </table:table-cell>
          <table:table-cell office:value-type="float" office:value="652">
            <text:p>652</text:p>
          </table:table-cell>
          <table:table-cell office:value-type="float" office:value="13674">
            <text:p>13674</text:p>
          </table:table-cell>
          <table:table-cell table:formula="of:=[.C29]/SUM([.C29:.D29])" office:value-type="percentage" office:value="0.290533188248096">
            <text:p>29.05%</text:p>
          </table:table-cell>
          <table:table-cell table:formula="of:=[.E29]/SUM([.C29:.E29])" office:value-type="float" office:value="0.937024600836017">
            <text:p>0.94</text:p>
          </table:table-cell>
          <table:table-cell table:formula="of:=SUM([.C29:.E29])" office:value-type="float" office:value="14593">
            <text:p>14593</text:p>
          </table:table-cell>
          <table:table-cell table:formula="of:=[.F29]*(1-[.G29]) + [.G29]*[.B29]" office:value-type="percentage" office:value="0.486808743918317">
            <text:p>48.68%</text:p>
          </table:table-cell>
        </table:table-row>
      </table:table>
      <table:table table:name="summary.types" table:style-name="ta1" table:print="false">
        <office:forms form:automatic-focus="false" form:apply-design-mode="false"/>
        <table:table-column table:style-name="co12" table:default-cell-style-name="ce28"/>
        <table:table-column table:style-name="co4" table:default-cell-style-name="ce29"/>
        <table:table-column table:style-name="co13" table:default-cell-style-name="ce30"/>
        <table:table-column table:style-name="co4" table:default-cell-style-name="ce31"/>
        <table:table-column table:style-name="co14" table:default-cell-style-name="ce31"/>
        <table:table-column table:style-name="co4" table:number-columns-repeated="8" table:default-cell-style-name="ce30"/>
        <table:table-row table:style-name="ro5">
          <table:table-cell table:style-name="ce27" office:value-type="string">
            <text:p>Rule</text:p>
          </table:table-cell>
          <table:table-cell table:style-name="ce27" office:value-type="string">
            <text:p>Support</text:p>
          </table:table-cell>
          <table:table-cell table:style-name="ce27" office:value-type="string">
            <text:p>Head coverage</text:p>
          </table:table-cell>
          <table:table-cell table:style-name="ce27" office:value-type="string">
            <text:p>Confidence</text:p>
          </table:table-cell>
          <table:table-cell table:style-name="ce27" office:value-type="string">
            <text:p>PCA Confidence</text:p>
          </table:table-cell>
          <table:table-cell table:style-name="ce27" table:number-columns-repeated="3"/>
          <table:table-cell table:style-name="ce27" office:value-type="string">
            <text:p>Cardinality</text:p>
          </table:table-cell>
          <table:table-cell table:style-name="ce27" office:value-type="string">
            <text:p>Body size</text:p>
          </table:table-cell>
          <table:table-cell table:style-name="ce27" table:number-columns-repeated="2"/>
          <table:table-cell table:style-name="ce27" office:value-type="string">
            <text:p>Counting variable</text:p>
          </table:table-cell>
        </table:table-row>
        <table:table-row table:style-name="ro1">
          <table:table-cell office:value-type="string">
            <text:p>?s18 <text:s/>&lt;rdfs:domain&gt; <text:s/>?o18 <text:s text:c="2"/>=&gt; ?s18 <text:s/>&lt;rdfs:range&gt; <text:s/>?o18</text:p>
          </table:table-cell>
          <table:table-cell office:value-type="float" office:value="0.000025">
            <text:p>0.0000250</text:p>
          </table:table-cell>
          <table:table-cell office:value-type="float" office:value="0.232877">
            <text:p>0.23</text:p>
          </table:table-cell>
          <table:table-cell office:value-type="percentage" office:value="0.232877">
            <text:p>23.29%</text:p>
          </table:table-cell>
          <table:table-cell office:value-type="percentage" office:value="0.234483">
            <text:p>23.45%</text:p>
          </table:table-cell>
          <table:table-cell office:value-type="float" office:value="0.006849">
            <text:p>0.01</text:p>
          </table:table-cell>
          <table:table-cell office:value-type="float" office:value="0.001606">
            <text:p>0</text:p>
          </table:table-cell>
          <table:table-cell office:value-type="float" office:value="0.001595">
            <text:p>0</text:p>
          </table:table-cell>
          <table:table-cell office:value-type="float" office:value="34">
            <text:p>34</text:p>
          </table:table-cell>
          <table:table-cell office:value-type="float" office:value="146">
            <text:p>146</text:p>
          </table:table-cell>
          <table:table-cell table:number-columns-repeated="2" office:value-type="float" office:value="0.232876712328768">
            <text:p>0.23</text:p>
          </table:table-cell>
          <table:table-cell office:value-type="string">
            <text:p>?s18</text:p>
          </table:table-cell>
        </table:table-row>
        <table:table-row table:style-name="ro1">
          <table:table-cell office:value-type="string">
            <text:p>?s20 <text:s/>&lt;exports&gt; <text:s/>?o20 <text:s text:c="2"/>=&gt; ?s20 <text:s/>&lt;imports&gt; <text:s/>?o20</text:p>
          </table:table-cell>
          <table:table-cell office:value-type="float" office:value="0.000033">
            <text:p>0.0000330</text:p>
          </table:table-cell>
          <table:table-cell office:value-type="float" office:value="0.130952">
            <text:p>0.13</text:p>
          </table:table-cell>
          <table:table-cell office:value-type="percentage" office:value="0.086785">
            <text:p>8.68%</text:p>
          </table:table-cell>
          <table:table-cell office:value-type="percentage" office:value="0.103286">
            <text:p>10.33%</text:p>
          </table:table-cell>
          <table:table-cell office:value-type="float" office:value="0.159763">
            <text:p>0.16</text:p>
          </table:table-cell>
          <table:table-cell office:value-type="float" office:value="0.016501">
            <text:p>0.02</text:p>
          </table:table-cell>
          <table:table-cell office:value-type="float" office:value="0.013865">
            <text:p>0.01</text:p>
          </table:table-cell>
          <table:table-cell office:value-type="float" office:value="44">
            <text:p>44</text:p>
          </table:table-cell>
          <table:table-cell office:value-type="float" office:value="507">
            <text:p>507</text:p>
          </table:table-cell>
          <table:table-cell table:number-columns-repeated="2" office:value-type="float" office:value="7.02958579881657">
            <text:p>7.03</text:p>
          </table:table-cell>
          <table:table-cell office:value-type="string">
            <text:p>?s20</text:p>
          </table:table-cell>
        </table:table-row>
        <table:table-row table:style-name="ro1">
          <table:table-cell office:value-type="string">
            <text:p>?s22 <text:s/>&lt;imports&gt; <text:s/>?o22 <text:s text:c="2"/>=&gt; ?s22 <text:s/>&lt;exports&gt; <text:s/>?o22</text:p>
          </table:table-cell>
          <table:table-cell office:value-type="float" office:value="0.000033">
            <text:p>0.0000330</text:p>
          </table:table-cell>
          <table:table-cell office:value-type="float" office:value="0.086785">
            <text:p>0.09</text:p>
          </table:table-cell>
          <table:table-cell office:value-type="percentage" office:value="0.130952">
            <text:p>13.10%</text:p>
          </table:table-cell>
          <table:table-cell office:value-type="percentage" office:value="0.144737">
            <text:p>14.47%</text:p>
          </table:table-cell>
          <table:table-cell office:value-type="float" office:value="0.095238">
            <text:p>0.1</text:p>
          </table:table-cell>
          <table:table-cell office:value-type="float" office:value="0.013784">
            <text:p>0.01</text:p>
          </table:table-cell>
          <table:table-cell office:value-type="float" office:value="0.012472">
            <text:p>0.01</text:p>
          </table:table-cell>
          <table:table-cell office:value-type="float" office:value="44">
            <text:p>44</text:p>
          </table:table-cell>
          <table:table-cell office:value-type="float" office:value="336">
            <text:p>336</text:p>
          </table:table-cell>
          <table:table-cell table:number-columns-repeated="2" office:value-type="float" office:value="4.19047619047619">
            <text:p>4.19</text:p>
          </table:table-cell>
          <table:table-cell office:value-type="string">
            <text:p>?o22</text:p>
          </table:table-cell>
        </table:table-row>
        <table:table-row table:style-name="ro1">
          <table:table-cell office:value-type="string">
            <text:p>?o24 <text:s/>&lt;dealsWith&gt; <text:s/>?s24 <text:s text:c="2"/>=&gt; ?s24 <text:s/>&lt;dealsWith&gt; <text:s/>?o24</text:p>
          </table:table-cell>
          <table:table-cell office:value-type="float" office:value="0.00007">
            <text:p>0.0000700</text:p>
          </table:table-cell>
          <table:table-cell office:value-type="float" office:value="0.13643">
            <text:p>0.14</text:p>
          </table:table-cell>
          <table:table-cell office:value-type="percentage" office:value="0.13643">
            <text:p>13.64%</text:p>
          </table:table-cell>
          <table:table-cell office:value-type="percentage" office:value="0.183236">
            <text:p>18.32%</text:p>
          </table:table-cell>
          <table:table-cell office:value-type="float" office:value="0.255443">
            <text:p>0.26</text:p>
          </table:table-cell>
          <table:table-cell office:value-type="float" office:value="0.046806">
            <text:p>0.05</text:p>
          </table:table-cell>
          <table:table-cell office:value-type="float" office:value="0.03485">
            <text:p>0.03</text:p>
          </table:table-cell>
          <table:table-cell office:value-type="float" office:value="94">
            <text:p>94</text:p>
          </table:table-cell>
          <table:table-cell office:value-type="float" office:value="689">
            <text:p>689</text:p>
          </table:table-cell>
          <table:table-cell table:number-columns-repeated="2" office:value-type="float" office:value="24.011611030479">
            <text:p>24.01</text:p>
          </table:table-cell>
          <table:table-cell office:value-type="string">
            <text:p>?s24</text:p>
          </table:table-cell>
        </table:table-row>
        <table:table-row table:style-name="ro1">
          <table:table-cell office:value-type="string">
            <text:p>?s32 <text:s/>&lt;livesIn&gt; <text:s/>?o32 <text:s text:c="2"/>=&gt; ?s32 <text:s/>&lt;isPoliticianOf&gt; <text:s/>?o32</text:p>
          </table:table-cell>
          <table:table-cell office:value-type="float" office:value="0.000058">
            <text:p>0.0000580</text:p>
          </table:table-cell>
          <table:table-cell office:value-type="float" office:value="0.053425">
            <text:p>0.05</text:p>
          </table:table-cell>
          <table:table-cell office:value-type="percentage" office:value="0.005348">
            <text:p>0.53%</text:p>
          </table:table-cell>
          <table:table-cell office:value-type="percentage" office:value="0.287823">
            <text:p>28.78%</text:p>
          </table:table-cell>
          <table:table-cell office:value-type="float" office:value="0.981421">
            <text:p>0.98</text:p>
          </table:table-cell>
          <table:table-cell office:value-type="float" office:value="0.282475">
            <text:p>0.28</text:p>
          </table:table-cell>
          <table:table-cell office:value-type="float" office:value="0.005248">
            <text:p>0.01</text:p>
          </table:table-cell>
          <table:table-cell office:value-type="float" office:value="78">
            <text:p>78</text:p>
          </table:table-cell>
          <table:table-cell office:value-type="float" office:value="14586">
            <text:p>14586</text:p>
          </table:table-cell>
          <table:table-cell table:number-columns-repeated="2" office:value-type="float" office:value="76.5508021390374">
            <text:p>76.55</text:p>
          </table:table-cell>
          <table:table-cell office:value-type="string">
            <text:p>?s32</text:p>
          </table:table-cell>
        </table:table-row>
        <table:table-row table:style-name="ro1">
          <table:table-cell office:value-type="string">
            <text:p>?s26 <text:s/>&lt;graduatedFrom&gt; <text:s/>?o26 <text:s text:c="2"/>=&gt; ?s26 <text:s/>&lt;worksAt&gt; <text:s/>?o26</text:p>
          </table:table-cell>
          <table:table-cell office:value-type="float" office:value="0.000162">
            <text:p>0.0001620</text:p>
          </table:table-cell>
          <table:table-cell office:value-type="float" office:value="0.089901">
            <text:p>0.09</text:p>
          </table:table-cell>
          <table:table-cell office:value-type="percentage" office:value="0.018447">
            <text:p>1.84%</text:p>
          </table:table-cell>
          <table:table-cell office:value-type="percentage" office:value="0.162463">
            <text:p>16.25%</text:p>
          </table:table-cell>
          <table:table-cell office:value-type="float" office:value="0.886456">
            <text:p>0.89</text:p>
          </table:table-cell>
          <table:table-cell office:value-type="float" office:value="0.144016">
            <text:p>0.14</text:p>
          </table:table-cell>
          <table:table-cell office:value-type="float" office:value="0.016352">
            <text:p>0.02</text:p>
          </table:table-cell>
          <table:table-cell office:value-type="float" office:value="219">
            <text:p>219</text:p>
          </table:table-cell>
          <table:table-cell office:value-type="float" office:value="11872">
            <text:p>11872</text:p>
          </table:table-cell>
          <table:table-cell table:number-columns-repeated="2" office:value-type="float" office:value="194.133760107817">
            <text:p>194.13</text:p>
          </table:table-cell>
          <table:table-cell office:value-type="string">
            <text:p>?s26</text:p>
          </table:table-cell>
        </table:table-row>
        <table:table-row table:style-name="ro1">
          <table:table-cell office:value-type="string">
            <text:p>?o13 <text:s/>&lt;isLocatedIn&gt; <text:s/>?s13 <text:s text:c="2"/>=&gt; ?s13 <text:s/>&lt;hasCapital&gt; <text:s/>?o13</text:p>
          </table:table-cell>
          <table:table-cell office:value-type="float" office:value="0.000079">
            <text:p>0.0000790</text:p>
          </table:table-cell>
          <table:table-cell office:value-type="float" office:value="0.050024">
            <text:p>0.05</text:p>
          </table:table-cell>
          <table:table-cell office:value-type="percentage" office:value="0.000499">
            <text:p>0.05%</text:p>
          </table:table-cell>
          <table:table-cell office:value-type="percentage" office:value="0.002107">
            <text:p>0.21%</text:p>
          </table:table-cell>
          <table:table-cell office:value-type="float" office:value="0.763395">
            <text:p>0.76</text:p>
          </table:table-cell>
          <table:table-cell office:value-type="float" office:value="0.001609">
            <text:p>0</text:p>
          </table:table-cell>
          <table:table-cell office:value-type="float" office:value="0.000381">
            <text:p>0</text:p>
          </table:table-cell>
          <table:table-cell office:value-type="float" office:value="106">
            <text:p>106</text:p>
          </table:table-cell>
          <table:table-cell office:value-type="float" office:value="212582">
            <text:p>212582</text:p>
          </table:table-cell>
          <table:table-cell table:number-columns-repeated="2" office:value-type="float" office:value="80.9198521041292">
            <text:p>80.92</text:p>
          </table:table-cell>
          <table:table-cell office:value-type="string">
            <text:p>?s13</text:p>
          </table:table-cell>
        </table:table-row>
        <table:table-row table:style-name="ro1">
          <table:table-cell office:value-type="string">
            <text:p>?s23 <text:s/>&lt;wasBornIn&gt; <text:s/>?o23 <text:s text:c="2"/>=&gt; ?s23 <text:s/>&lt;isLeaderOf&gt; <text:s/>?o23</text:p>
          </table:table-cell>
          <table:table-cell office:value-type="float" office:value="0.000074">
            <text:p>0.0000740</text:p>
          </table:table-cell>
          <table:table-cell office:value-type="float" office:value="0.015676">
            <text:p>0.02</text:p>
          </table:table-cell>
          <table:table-cell office:value-type="percentage" office:value="0.001788">
            <text:p>0.18%</text:p>
          </table:table-cell>
          <table:table-cell office:value-type="percentage" office:value="0.162866">
            <text:p>16.29%</text:p>
          </table:table-cell>
          <table:table-cell office:value-type="float" office:value="0.989022">
            <text:p>0.99</text:p>
          </table:table-cell>
          <table:table-cell office:value-type="float" office:value="0.161079">
            <text:p>0.16</text:p>
          </table:table-cell>
          <table:table-cell office:value-type="float" office:value="0.001768">
            <text:p>0</text:p>
          </table:table-cell>
          <table:table-cell office:value-type="float" office:value="100">
            <text:p>100</text:p>
          </table:table-cell>
          <table:table-cell office:value-type="float" office:value="55930">
            <text:p>55930</text:p>
          </table:table-cell>
          <table:table-cell table:number-columns-repeated="2" office:value-type="float" office:value="98.9021991775434">
            <text:p>98.9</text:p>
          </table:table-cell>
          <table:table-cell office:value-type="string">
            <text:p>?s23</text:p>
          </table:table-cell>
        </table:table-row>
        <table:table-row table:style-name="ro1">
          <table:table-cell office:value-type="string">
            <text:p>?o34 <text:s/>&lt;influences&gt; <text:s/>?s34 <text:s text:c="2"/>=&gt; ?s34 <text:s/>&lt;hasAcademicAdvisor&gt; <text:s/>?o34</text:p>
          </table:table-cell>
          <table:table-cell office:value-type="float" office:value="0.000021">
            <text:p>0.0000210</text:p>
          </table:table-cell>
          <table:table-cell office:value-type="float" office:value="0.014895">
            <text:p>0.01</text:p>
          </table:table-cell>
          <table:table-cell office:value-type="percentage" office:value="0.002079">
            <text:p>0.21%</text:p>
          </table:table-cell>
          <table:table-cell office:value-type="percentage" office:value="0.113725">
            <text:p>11.37%</text:p>
          </table:table-cell>
          <table:table-cell office:value-type="float" office:value="0.981719">
            <text:p>0.98</text:p>
          </table:table-cell>
          <table:table-cell office:value-type="float" office:value="0.111646">
            <text:p>0.11</text:p>
          </table:table-cell>
          <table:table-cell office:value-type="float" office:value="0.002041">
            <text:p>0</text:p>
          </table:table-cell>
          <table:table-cell office:value-type="float" office:value="29">
            <text:p>29</text:p>
          </table:table-cell>
          <table:table-cell office:value-type="float" office:value="13949">
            <text:p>13949</text:p>
          </table:table-cell>
          <table:table-cell table:number-columns-repeated="2" office:value-type="float" office:value="28.4698544698545">
            <text:p>28.47</text:p>
          </table:table-cell>
          <table:table-cell office:value-type="string">
            <text:p>?s34</text:p>
          </table:table-cell>
        </table:table-row>
        <table:table-row table:style-name="ro1">
          <table:table-cell office:value-type="string">
            <text:p>?s23 <text:s/>&lt;livesIn&gt; <text:s/>?o23 <text:s text:c="2"/>=&gt; ?s23 <text:s/>&lt;isLeaderOf&gt; <text:s/>?o23</text:p>
          </table:table-cell>
          <table:table-cell office:value-type="float" office:value="0.00016">
            <text:p>0.0001600</text:p>
          </table:table-cell>
          <table:table-cell office:value-type="float" office:value="0.033861">
            <text:p>0.03</text:p>
          </table:table-cell>
          <table:table-cell office:value-type="percentage" office:value="0.014809">
            <text:p>1.48%</text:p>
          </table:table-cell>
          <table:table-cell office:value-type="percentage" office:value="0.309013">
            <text:p>30.90%</text:p>
          </table:table-cell>
          <table:table-cell office:value-type="float" office:value="0.952077">
            <text:p>0.95</text:p>
          </table:table-cell>
          <table:table-cell office:value-type="float" office:value="0.294204">
            <text:p>0.29</text:p>
          </table:table-cell>
          <table:table-cell office:value-type="float" office:value="0.014099">
            <text:p>0.01</text:p>
          </table:table-cell>
          <table:table-cell office:value-type="float" office:value="216">
            <text:p>216</text:p>
          </table:table-cell>
          <table:table-cell office:value-type="float" office:value="14586">
            <text:p>14586</text:p>
          </table:table-cell>
          <table:table-cell table:number-columns-repeated="2" office:value-type="float" office:value="205.64870423694">
            <text:p>205.65</text:p>
          </table:table-cell>
          <table:table-cell office:value-type="string">
            <text:p>?s23</text:p>
          </table:table-cell>
        </table:table-row>
        <table:table-row table:style-name="ro1">
          <table:table-cell office:value-type="string">
            <text:p>?s9 <text:s/>&lt;isLeaderOf&gt; <text:s/>?o9 <text:s text:c="2"/>=&gt; ?s9 <text:s/>&lt;livesIn&gt; <text:s/>?o9</text:p>
          </table:table-cell>
          <table:table-cell office:value-type="float" office:value="0.00016">
            <text:p>0.0001600</text:p>
          </table:table-cell>
          <table:table-cell office:value-type="float" office:value="0.014809">
            <text:p>0.01</text:p>
          </table:table-cell>
          <table:table-cell office:value-type="percentage" office:value="0.033861">
            <text:p>3.39%</text:p>
          </table:table-cell>
          <table:table-cell office:value-type="percentage" office:value="0.144772">
            <text:p>14.48%</text:p>
          </table:table-cell>
          <table:table-cell office:value-type="float" office:value="0.766108">
            <text:p>0.77</text:p>
          </table:table-cell>
          <table:table-cell office:value-type="float" office:value="0.110911">
            <text:p>0.11</text:p>
          </table:table-cell>
          <table:table-cell office:value-type="float" office:value="0.025941">
            <text:p>0.03</text:p>
          </table:table-cell>
          <table:table-cell office:value-type="float" office:value="216">
            <text:p>216</text:p>
          </table:table-cell>
          <table:table-cell office:value-type="float" office:value="6379">
            <text:p>6379</text:p>
          </table:table-cell>
          <table:table-cell table:number-columns-repeated="2" office:value-type="float" office:value="165.479228719235">
            <text:p>165.48</text:p>
          </table:table-cell>
          <table:table-cell office:value-type="string">
            <text:p>?s9</text:p>
          </table:table-cell>
        </table:table-row>
        <table:table-row table:style-name="ro1">
          <table:table-cell office:value-type="string">
            <text:p>?s9 <text:s/>&lt;diedIn&gt; <text:s/>?o9 <text:s text:c="2"/>=&gt; ?s9 <text:s/>&lt;livesIn&gt; <text:s/>?o9</text:p>
          </table:table-cell>
          <table:table-cell office:value-type="float" office:value="0.000198">
            <text:p>0.0001980</text:p>
          </table:table-cell>
          <table:table-cell office:value-type="float" office:value="0.018374">
            <text:p>0.02</text:p>
          </table:table-cell>
          <table:table-cell office:value-type="percentage" office:value="0.0121">
            <text:p>1.21%</text:p>
          </table:table-cell>
          <table:table-cell office:value-type="percentage" office:value="0.430868">
            <text:p>43.09%</text:p>
          </table:table-cell>
          <table:table-cell office:value-type="float" office:value="0.971917">
            <text:p>0.97</text:p>
          </table:table-cell>
          <table:table-cell office:value-type="float" office:value="0.418768">
            <text:p>0.42</text:p>
          </table:table-cell>
          <table:table-cell office:value-type="float" office:value="0.01176">
            <text:p>0.01</text:p>
          </table:table-cell>
          <table:table-cell office:value-type="float" office:value="268">
            <text:p>268</text:p>
          </table:table-cell>
          <table:table-cell office:value-type="float" office:value="22149">
            <text:p>22149</text:p>
          </table:table-cell>
          <table:table-cell table:number-columns-repeated="2" office:value-type="float" office:value="260.473881439343">
            <text:p>260.47</text:p>
          </table:table-cell>
          <table:table-cell office:value-type="string">
            <text:p>?s9</text:p>
          </table:table-cell>
        </table:table-row>
        <table:table-row table:style-name="ro1">
          <table:table-cell office:value-type="string">
            <text:p>?s9 <text:s/>&lt;wasBornIn&gt; <text:s/>?o9 <text:s text:c="2"/>=&gt; ?s9 <text:s/>&lt;livesIn&gt; <text:s/>?o9</text:p>
          </table:table-cell>
          <table:table-cell office:value-type="float" office:value="0.000575">
            <text:p>0.0005750</text:p>
          </table:table-cell>
          <table:table-cell office:value-type="float" office:value="0.053202">
            <text:p>0.05</text:p>
          </table:table-cell>
          <table:table-cell office:value-type="percentage" office:value="0.013874">
            <text:p>1.39%</text:p>
          </table:table-cell>
          <table:table-cell office:value-type="percentage" office:value="0.224537">
            <text:p>22.45%</text:p>
          </table:table-cell>
          <table:table-cell office:value-type="float" office:value="0.938208">
            <text:p>0.94</text:p>
          </table:table-cell>
          <table:table-cell office:value-type="float" office:value="0.210663">
            <text:p>0.21</text:p>
          </table:table-cell>
          <table:table-cell office:value-type="float" office:value="0.013017">
            <text:p>0.01</text:p>
          </table:table-cell>
          <table:table-cell office:value-type="float" office:value="776">
            <text:p>776</text:p>
          </table:table-cell>
          <table:table-cell office:value-type="float" office:value="55930">
            <text:p>55930</text:p>
          </table:table-cell>
          <table:table-cell table:number-columns-repeated="2" office:value-type="float" office:value="728.049776506347">
            <text:p>728.05</text:p>
          </table:table-cell>
          <table:table-cell office:value-type="string">
            <text:p>?s9</text:p>
          </table:table-cell>
        </table:table-row>
        <table:table-row table:style-name="ro1">
          <table:table-cell office:value-type="string">
            <text:p>?s9 <text:s/>&lt;isCitizenOf&gt; <text:s/>?o9 <text:s text:c="2"/>=&gt; ?s9 <text:s/>&lt;livesIn&gt; <text:s/>?o9</text:p>
          </table:table-cell>
          <table:table-cell office:value-type="float" office:value="0.000487">
            <text:p>0.0004870</text:p>
          </table:table-cell>
          <table:table-cell office:value-type="float" office:value="0.045043">
            <text:p>0.05</text:p>
          </table:table-cell>
          <table:table-cell office:value-type="percentage" office:value="0.045145">
            <text:p>4.51%</text:p>
          </table:table-cell>
          <table:table-cell office:value-type="percentage" office:value="0.520602">
            <text:p>52.06%</text:p>
          </table:table-cell>
          <table:table-cell office:value-type="float" office:value="0.913282">
            <text:p>0.91</text:p>
          </table:table-cell>
          <table:table-cell office:value-type="float" office:value="0.475457">
            <text:p>0.48</text:p>
          </table:table-cell>
          <table:table-cell office:value-type="float" office:value="0.04123">
            <text:p>0.04</text:p>
          </table:table-cell>
          <table:table-cell office:value-type="float" office:value="657">
            <text:p>657</text:p>
          </table:table-cell>
          <table:table-cell office:value-type="float" office:value="14553">
            <text:p>14553</text:p>
          </table:table-cell>
          <table:table-cell table:number-columns-repeated="2" office:value-type="float" office:value="600.026592455164">
            <text:p>600.03</text:p>
          </table:table-cell>
          <table:table-cell office:value-type="string">
            <text:p>?s9</text:p>
          </table:table-cell>
        </table:table-row>
        <table:table-row table:style-name="ro1">
          <table:table-cell office:value-type="string">
            <text:p>?s39 <text:s/>&lt;created&gt; <text:s/>?o39 <text:s text:c="2"/>=&gt; ?s39 <text:s/>&lt;isKnownFor&gt; <text:s/>?o39</text:p>
          </table:table-cell>
          <table:table-cell office:value-type="float" office:value="0.000224">
            <text:p>0.0002240</text:p>
          </table:table-cell>
          <table:table-cell office:value-type="float" office:value="0.051378">
            <text:p>0.05</text:p>
          </table:table-cell>
          <table:table-cell office:value-type="percentage" office:value="0.001509">
            <text:p>0.15%</text:p>
          </table:table-cell>
          <table:table-cell office:value-type="percentage" office:value="0.381313">
            <text:p>38.13%</text:p>
          </table:table-cell>
          <table:table-cell office:value-type="float" office:value="0.996043">
            <text:p>1</text:p>
          </table:table-cell>
          <table:table-cell office:value-type="float" office:value="0.379804">
            <text:p>0.38</text:p>
          </table:table-cell>
          <table:table-cell office:value-type="float" office:value="0.001503">
            <text:p>0</text:p>
          </table:table-cell>
          <table:table-cell office:value-type="float" office:value="302">
            <text:p>302</text:p>
          </table:table-cell>
          <table:table-cell office:value-type="float" office:value="200154">
            <text:p>200154</text:p>
          </table:table-cell>
          <table:table-cell table:number-columns-repeated="2" office:value-type="float" office:value="300.805000149885">
            <text:p>300.81</text:p>
          </table:table-cell>
          <table:table-cell office:value-type="string">
            <text:p>?o39</text:p>
          </table:table-cell>
        </table:table-row>
        <table:table-row table:style-name="ro1">
          <table:table-cell office:value-type="string">
            <text:p>?s27 <text:s/>&lt;worksAt&gt; <text:s/>?o27 <text:s text:c="2"/>=&gt; ?s27 <text:s/>&lt;graduatedFrom&gt; <text:s/>?o27</text:p>
          </table:table-cell>
          <table:table-cell office:value-type="float" office:value="0.000162">
            <text:p>0.0001620</text:p>
          </table:table-cell>
          <table:table-cell office:value-type="float" office:value="0.018447">
            <text:p>0.02</text:p>
          </table:table-cell>
          <table:table-cell office:value-type="percentage" office:value="0.089901">
            <text:p>8.99%</text:p>
          </table:table-cell>
          <table:table-cell office:value-type="percentage" office:value="0.162463">
            <text:p>16.25%</text:p>
          </table:table-cell>
          <table:table-cell office:value-type="float" office:value="0.446634">
            <text:p>0.45</text:p>
          </table:table-cell>
          <table:table-cell office:value-type="float" office:value="0.072561">
            <text:p>0.07</text:p>
          </table:table-cell>
          <table:table-cell office:value-type="float" office:value="0.040153">
            <text:p>0.04</text:p>
          </table:table-cell>
          <table:table-cell office:value-type="float" office:value="219">
            <text:p>219</text:p>
          </table:table-cell>
          <table:table-cell office:value-type="float" office:value="2436">
            <text:p>2436</text:p>
          </table:table-cell>
          <table:table-cell table:number-columns-repeated="2" office:value-type="float" office:value="97.8128078817734">
            <text:p>97.81</text:p>
          </table:table-cell>
          <table:table-cell office:value-type="string">
            <text:p>?s27</text:p>
          </table:table-cell>
        </table:table-row>
        <table:table-row table:style-name="ro1">
          <table:table-cell office:value-type="string">
            <text:p>?o26 <text:s/>rdf:type <text:s/>&lt;wordnet_university_108286163&gt; <text:s/>?s26 <text:s/>&lt;graduatedFrom&gt; <text:s/>?o26 <text:s text:c="2"/>=&gt; ?s26 <text:s/>&lt;worksAt&gt; <text:s/>?o26</text:p>
          </table:table-cell>
          <table:table-cell office:value-type="float" office:value="0.000102">
            <text:p>0.0001020</text:p>
          </table:table-cell>
          <table:table-cell office:value-type="float" office:value="0.05665">
            <text:p>0.06</text:p>
          </table:table-cell>
          <table:table-cell office:value-type="percentage" office:value="0.019467">
            <text:p>1.95%</text:p>
          </table:table-cell>
          <table:table-cell office:value-type="percentage" office:value="0.15917">
            <text:p>15.92%</text:p>
          </table:table-cell>
          <table:table-cell office:value-type="float" office:value="0.877698">
            <text:p>0.88</text:p>
          </table:table-cell>
          <table:table-cell office:value-type="float" office:value="0.139703">
            <text:p>0.14</text:p>
          </table:table-cell>
          <table:table-cell office:value-type="float" office:value="0.017086">
            <text:p>0.02</text:p>
          </table:table-cell>
          <table:table-cell office:value-type="float" office:value="138">
            <text:p>138</text:p>
          </table:table-cell>
          <table:table-cell office:value-type="float" office:value="7089">
            <text:p>7089</text:p>
          </table:table-cell>
          <table:table-cell table:number-columns-repeated="2" office:value-type="float" office:value="121.122302158273">
            <text:p>121.12</text:p>
          </table:table-cell>
          <table:table-cell office:value-type="string">
            <text:p>?s26</text:p>
          </table:table-cell>
        </table:table-row>
        <table:table-row table:style-name="ro1">
          <table:table-cell office:value-type="string">
            <text:p>?s12 <text:s/>&lt;livesIn&gt; <text:s/>?o12 <text:s text:c="2"/>=&gt; ?s12 <text:s/>&lt;diedIn&gt; <text:s/>?o12</text:p>
          </table:table-cell>
          <table:table-cell office:value-type="float" office:value="0.000198">
            <text:p>0.0001980</text:p>
          </table:table-cell>
          <table:table-cell office:value-type="float" office:value="0.0121">
            <text:p>0.01</text:p>
          </table:table-cell>
          <table:table-cell office:value-type="percentage" office:value="0.018374">
            <text:p>1.84%</text:p>
          </table:table-cell>
          <table:table-cell office:value-type="percentage" office:value="0.288482">
            <text:p>28.85%</text:p>
          </table:table-cell>
          <table:table-cell office:value-type="float" office:value="0.936309">
            <text:p>0.94</text:p>
          </table:table-cell>
          <table:table-cell office:value-type="float" office:value="0.270108">
            <text:p>0.27</text:p>
          </table:table-cell>
          <table:table-cell office:value-type="float" office:value="0.017204">
            <text:p>0.02</text:p>
          </table:table-cell>
          <table:table-cell office:value-type="float" office:value="268">
            <text:p>268</text:p>
          </table:table-cell>
          <table:table-cell office:value-type="float" office:value="14586">
            <text:p>14586</text:p>
          </table:table-cell>
          <table:table-cell table:number-columns-repeated="2" office:value-type="float" office:value="250.930755518991">
            <text:p>250.93</text:p>
          </table:table-cell>
          <table:table-cell office:value-type="string">
            <text:p>?s12</text:p>
          </table:table-cell>
        </table:table-row>
        <table:table-row table:style-name="ro1">
          <table:table-cell office:value-type="string">
            <text:p>?s12 <text:s/>&lt;isLocatedIn&gt; <text:s/>?o12 <text:s text:c="2"/>=&gt; ?s12 <text:s/>&lt;diedIn&gt; <text:s/>?o12</text:p>
          </table:table-cell>
          <table:table-cell office:value-type="float" office:value="0.000179">
            <text:p>0.0001790</text:p>
          </table:table-cell>
          <table:table-cell office:value-type="float" office:value="0.010926">
            <text:p>0.01</text:p>
          </table:table-cell>
          <table:table-cell office:value-type="percentage" office:value="0.001138">
            <text:p>0.11%</text:p>
          </table:table-cell>
          <table:table-cell office:value-type="percentage" office:value="0.169468">
            <text:p>16.95%</text:p>
          </table:table-cell>
          <table:table-cell office:value-type="float" office:value="0.993283">
            <text:p>0.99</text:p>
          </table:table-cell>
          <table:table-cell office:value-type="float" office:value="0.168329">
            <text:p>0.17</text:p>
          </table:table-cell>
          <table:table-cell office:value-type="float" office:value="0.001131">
            <text:p>0</text:p>
          </table:table-cell>
          <table:table-cell office:value-type="float" office:value="242">
            <text:p>242</text:p>
          </table:table-cell>
          <table:table-cell office:value-type="float" office:value="212582">
            <text:p>212582</text:p>
          </table:table-cell>
          <table:table-cell table:number-columns-repeated="2" office:value-type="float" office:value="240.374387295255">
            <text:p>240.37</text:p>
          </table:table-cell>
          <table:table-cell office:value-type="string">
            <text:p>?s12</text:p>
          </table:table-cell>
        </table:table-row>
        <table:table-row table:style-name="ro1">
          <table:table-cell office:value-type="string">
            <text:p>?s12 <text:s/>&lt;wasBornIn&gt; <text:s/>?o12 <text:s text:c="2"/>=&gt; ?s12 <text:s/>&lt;diedIn&gt; <text:s/>?o12</text:p>
          </table:table-cell>
          <table:table-cell office:value-type="float" office:value="0.001453">
            <text:p>0.0014530</text:p>
          </table:table-cell>
          <table:table-cell office:value-type="float" office:value="0.088582">
            <text:p>0.09</text:p>
          </table:table-cell>
          <table:table-cell office:value-type="percentage" office:value="0.03508">
            <text:p>3.51%</text:p>
          </table:table-cell>
          <table:table-cell office:value-type="percentage" office:value="0.22482">
            <text:p>22.48%</text:p>
          </table:table-cell>
          <table:table-cell office:value-type="float" office:value="0.843966">
            <text:p>0.84</text:p>
          </table:table-cell>
          <table:table-cell office:value-type="float" office:value="0.18974">
            <text:p>0.19</text:p>
          </table:table-cell>
          <table:table-cell office:value-type="float" office:value="0.029606">
            <text:p>0.03</text:p>
          </table:table-cell>
          <table:table-cell office:value-type="float" office:value="1962">
            <text:p>1962</text:p>
          </table:table-cell>
          <table:table-cell office:value-type="float" office:value="55930">
            <text:p>55930</text:p>
          </table:table-cell>
          <table:table-cell table:number-columns-repeated="2" office:value-type="float" office:value="1655.86064723762">
            <text:p>1655.86</text:p>
          </table:table-cell>
          <table:table-cell office:value-type="string">
            <text:p>?s12</text:p>
          </table:table-cell>
        </table:table-row>
        <table:table-row table:style-name="ro1">
          <table:table-cell office:value-type="string">
            <text:p>?s30 <text:s/>&lt;directed&gt; <text:s/>?o30 <text:s text:c="2"/>=&gt; ?s30 <text:s/>&lt;produced&gt; <text:s/>?o30</text:p>
          </table:table-cell>
          <table:table-cell office:value-type="float" office:value="0.001682">
            <text:p>0.0016820</text:p>
          </table:table-cell>
          <table:table-cell office:value-type="float" office:value="0.112559">
            <text:p>0.11</text:p>
          </table:table-cell>
          <table:table-cell office:value-type="percentage" office:value="0.067846">
            <text:p>6.78%</text:p>
          </table:table-cell>
          <table:table-cell office:value-type="percentage" office:value="0.161891">
            <text:p>16.19%</text:p>
          </table:table-cell>
          <table:table-cell office:value-type="float" office:value="0.580916">
            <text:p>0.58</text:p>
          </table:table-cell>
          <table:table-cell office:value-type="float" office:value="0.094045">
            <text:p>0.09</text:p>
          </table:table-cell>
          <table:table-cell office:value-type="float" office:value="0.039413">
            <text:p>0.04</text:p>
          </table:table-cell>
          <table:table-cell office:value-type="float" office:value="2271">
            <text:p>2271</text:p>
          </table:table-cell>
          <table:table-cell office:value-type="float" office:value="33473">
            <text:p>33473</text:p>
          </table:table-cell>
          <table:table-cell table:number-columns-repeated="2" office:value-type="float" office:value="1319.26014997162">
            <text:p>1319.26</text:p>
          </table:table-cell>
          <table:table-cell office:value-type="string">
            <text:p>?o30</text:p>
          </table:table-cell>
        </table:table-row>
        <table:table-row table:style-name="ro1">
          <table:table-cell office:value-type="string">
            <text:p>?s33 <text:s/>&lt;livesIn&gt; <text:s/>?o33 <text:s text:c="2"/>=&gt; ?s33 <text:s/>&lt;isCitizenOf&gt; <text:s/>?o33</text:p>
          </table:table-cell>
          <table:table-cell office:value-type="float" office:value="0.000487">
            <text:p>0.0004870</text:p>
          </table:table-cell>
          <table:table-cell office:value-type="float" office:value="0.045145">
            <text:p>0.05</text:p>
          </table:table-cell>
          <table:table-cell office:value-type="percentage" office:value="0.045043">
            <text:p>4.50%</text:p>
          </table:table-cell>
          <table:table-cell office:value-type="percentage" office:value="0.364595">
            <text:p>36.46%</text:p>
          </table:table-cell>
          <table:table-cell office:value-type="float" office:value="0.876457">
            <text:p>0.88</text:p>
          </table:table-cell>
          <table:table-cell office:value-type="float" office:value="0.319552">
            <text:p>0.32</text:p>
          </table:table-cell>
          <table:table-cell office:value-type="float" office:value="0.039478">
            <text:p>0.04</text:p>
          </table:table-cell>
          <table:table-cell office:value-type="float" office:value="657">
            <text:p>657</text:p>
          </table:table-cell>
          <table:table-cell office:value-type="float" office:value="14586">
            <text:p>14586</text:p>
          </table:table-cell>
          <table:table-cell table:number-columns-repeated="2" office:value-type="float" office:value="575.832167832168">
            <text:p>575.83</text:p>
          </table:table-cell>
          <table:table-cell office:value-type="string">
            <text:p>?s33</text:p>
          </table:table-cell>
        </table:table-row>
        <table:table-row table:style-name="ro1">
          <table:table-cell office:value-type="string">
            <text:p>?s30 <text:s/>&lt;created&gt; <text:s/>?o30 <text:s text:c="2"/>=&gt; ?s30 <text:s/>&lt;produced&gt; <text:s/>?o30</text:p>
          </table:table-cell>
          <table:table-cell office:value-type="float" office:value="0.001503">
            <text:p>0.0015030</text:p>
          </table:table-cell>
          <table:table-cell office:value-type="float" office:value="0.100565">
            <text:p>0.1</text:p>
          </table:table-cell>
          <table:table-cell office:value-type="percentage" office:value="0.010137">
            <text:p>1.01%</text:p>
          </table:table-cell>
          <table:table-cell office:value-type="percentage" office:value="0.129698">
            <text:p>12.97%</text:p>
          </table:table-cell>
          <table:table-cell office:value-type="float" office:value="0.92184">
            <text:p>0.92</text:p>
          </table:table-cell>
          <table:table-cell office:value-type="float" office:value="0.119561">
            <text:p>0.12</text:p>
          </table:table-cell>
          <table:table-cell office:value-type="float" office:value="0.009345">
            <text:p>0.01</text:p>
          </table:table-cell>
          <table:table-cell office:value-type="float" office:value="2029">
            <text:p>2029</text:p>
          </table:table-cell>
          <table:table-cell office:value-type="float" office:value="200154">
            <text:p>200154</text:p>
          </table:table-cell>
          <table:table-cell table:number-columns-repeated="2" office:value-type="float" office:value="1870.4137314268">
            <text:p>1870.41</text:p>
          </table:table-cell>
          <table:table-cell office:value-type="string">
            <text:p>?o30</text:p>
          </table:table-cell>
        </table:table-row>
        <table:table-row table:style-name="ro1">
          <table:table-cell office:value-type="string">
            <text:p>?s30 <text:s/>&lt;actedIn&gt; <text:s/>?o30 <text:s text:c="2"/>=&gt; ?s30 <text:s/>&lt;produced&gt; <text:s/>?o30</text:p>
          </table:table-cell>
          <table:table-cell office:value-type="float" office:value="0.000646">
            <text:p>0.0006460</text:p>
          </table:table-cell>
          <table:table-cell office:value-type="float" office:value="0.04322">
            <text:p>0.04</text:p>
          </table:table-cell>
          <table:table-cell office:value-type="percentage" office:value="0.008106">
            <text:p>0.81%</text:p>
          </table:table-cell>
          <table:table-cell office:value-type="percentage" office:value="0.018126">
            <text:p>1.81%</text:p>
          </table:table-cell>
          <table:table-cell office:value-type="float" office:value="0.552796">
            <text:p>0.55</text:p>
          </table:table-cell>
          <table:table-cell office:value-type="float" office:value="0.01002">
            <text:p>0.01</text:p>
          </table:table-cell>
          <table:table-cell office:value-type="float" office:value="0.004481">
            <text:p>0</text:p>
          </table:table-cell>
          <table:table-cell office:value-type="float" office:value="872">
            <text:p>872</text:p>
          </table:table-cell>
          <table:table-cell office:value-type="float" office:value="107575">
            <text:p>107575</text:p>
          </table:table-cell>
          <table:table-cell table:number-columns-repeated="2" office:value-type="float" office:value="482.037871252614">
            <text:p>482.04</text:p>
          </table:table-cell>
          <table:table-cell office:value-type="string">
            <text:p>?o30</text:p>
          </table:table-cell>
        </table:table-row>
        <table:table-row table:style-name="ro1">
          <table:table-cell office:value-type="string">
            <text:p>?o27 <text:s/>rdf:type <text:s/>&lt;wordnet_university_108286163&gt; <text:s/>?s27 <text:s/>&lt;worksAt&gt; <text:s/>?o27 <text:s text:c="2"/>=&gt; ?s27 <text:s/>&lt;graduatedFrom&gt; <text:s/>?o27</text:p>
          </table:table-cell>
          <table:table-cell office:value-type="float" office:value="0.000102">
            <text:p>0.0001020</text:p>
          </table:table-cell>
          <table:table-cell office:value-type="float" office:value="0.011624">
            <text:p>0.01</text:p>
          </table:table-cell>
          <table:table-cell office:value-type="percentage" office:value="0.120629">
            <text:p>12.06%</text:p>
          </table:table-cell>
          <table:table-cell office:value-type="percentage" office:value="0.197708">
            <text:p>19.77%</text:p>
          </table:table-cell>
          <table:table-cell office:value-type="float" office:value="0.38986">
            <text:p>0.39</text:p>
          </table:table-cell>
          <table:table-cell office:value-type="float" office:value="0.077078">
            <text:p>0.08</text:p>
          </table:table-cell>
          <table:table-cell office:value-type="float" office:value="0.047029">
            <text:p>0.05</text:p>
          </table:table-cell>
          <table:table-cell office:value-type="float" office:value="138">
            <text:p>138</text:p>
          </table:table-cell>
          <table:table-cell office:value-type="float" office:value="1144">
            <text:p>1144</text:p>
          </table:table-cell>
          <table:table-cell table:number-columns-repeated="2" office:value-type="float" office:value="53.8006993006993">
            <text:p>53.8</text:p>
          </table:table-cell>
          <table:table-cell office:value-type="string">
            <text:p>?s27</text:p>
          </table:table-cell>
        </table:table-row>
        <table:table-row table:style-name="ro1">
          <table:table-cell office:value-type="string">
            <text:p>?o38 <text:s/>&lt;isMarriedTo&gt; <text:s/>?s38 <text:s text:c="2"/>=&gt; ?s38 <text:s/>&lt;isMarriedTo&gt; <text:s/>?o38</text:p>
          </table:table-cell>
          <table:table-cell office:value-type="float" office:value="0.004704">
            <text:p>0.0047040</text:p>
          </table:table-cell>
          <table:table-cell office:value-type="float" office:value="0.529642">
            <text:p>0.53</text:p>
          </table:table-cell>
          <table:table-cell office:value-type="percentage" office:value="0.529642">
            <text:p>52.96%</text:p>
          </table:table-cell>
          <table:table-cell office:value-type="percentage" office:value="0.917389">
            <text:p>91.74%</text:p>
          </table:table-cell>
          <table:table-cell office:value-type="float" office:value="0.422663">
            <text:p>0.42</text:p>
          </table:table-cell>
          <table:table-cell office:value-type="float" office:value="0.387747">
            <text:p>0.39</text:p>
          </table:table-cell>
          <table:table-cell office:value-type="float" office:value="0.22386">
            <text:p>0.22</text:p>
          </table:table-cell>
          <table:table-cell office:value-type="float" office:value="6352">
            <text:p>6352</text:p>
          </table:table-cell>
          <table:table-cell office:value-type="float" office:value="11993">
            <text:p>11993</text:p>
          </table:table-cell>
          <table:table-cell table:number-columns-repeated="2" office:value-type="float" office:value="2684.75677478529">
            <text:p>2684.76</text:p>
          </table:table-cell>
          <table:table-cell office:value-type="string">
            <text:p>?o38</text:p>
          </table:table-cell>
        </table:table-row>
        <table:table-row table:style-name="ro1">
          <table:table-cell office:value-type="string">
            <text:p>?o38 <text:s/>rdf:type <text:s/>&lt;wordnet_director_110014939&gt; <text:s/>?o38 <text:s/>&lt;isMarriedTo&gt; <text:s/>?s38 <text:s text:c="2"/>=&gt; ?s38 <text:s/>&lt;isMarriedTo&gt; <text:s/>?o38</text:p>
          </table:table-cell>
          <table:table-cell office:value-type="float" office:value="0.000107">
            <text:p>0.0001070</text:p>
          </table:table-cell>
          <table:table-cell office:value-type="float" office:value="0.01209">
            <text:p>0.01</text:p>
          </table:table-cell>
          <table:table-cell office:value-type="percentage" office:value="0.683962">
            <text:p>68.40%</text:p>
          </table:table-cell>
          <table:table-cell office:value-type="percentage" office:value="0.900621">
            <text:p>90.06%</text:p>
          </table:table-cell>
          <table:table-cell office:value-type="float" office:value="0.240566">
            <text:p>0.24</text:p>
          </table:table-cell>
          <table:table-cell office:value-type="float" office:value="0.216659">
            <text:p>0.22</text:p>
          </table:table-cell>
          <table:table-cell office:value-type="float" office:value="0.164538">
            <text:p>0.16</text:p>
          </table:table-cell>
          <table:table-cell office:value-type="float" office:value="145">
            <text:p>145</text:p>
          </table:table-cell>
          <table:table-cell office:value-type="float" office:value="212">
            <text:p>212</text:p>
          </table:table-cell>
          <table:table-cell table:number-columns-repeated="2" office:value-type="float" office:value="34.8820754716981">
            <text:p>34.88</text:p>
          </table:table-cell>
          <table:table-cell office:value-type="string">
            <text:p>?o38</text:p>
          </table:table-cell>
        </table:table-row>
        <table:table-row table:style-name="ro1">
          <table:table-cell office:value-type="string">
            <text:p>?s30 <text:s/>&lt;directed&gt; <text:s/>?o30 <text:s/>?s30 <text:s/>&lt;created&gt; <text:s/>?o30 <text:s text:c="2"/>=&gt; ?s30 <text:s/>&lt;produced&gt; <text:s/>?o30</text:p>
          </table:table-cell>
          <table:table-cell office:value-type="float" office:value="0.000749">
            <text:p>0.0007490</text:p>
          </table:table-cell>
          <table:table-cell office:value-type="float" office:value="0.050109">
            <text:p>0.05</text:p>
          </table:table-cell>
          <table:table-cell office:value-type="percentage" office:value="0.161039">
            <text:p>16.10%</text:p>
          </table:table-cell>
          <table:table-cell office:value-type="percentage" office:value="0.374722">
            <text:p>37.47%</text:p>
          </table:table-cell>
          <table:table-cell office:value-type="float" office:value="0.570245">
            <text:p>0.57</text:p>
          </table:table-cell>
          <table:table-cell office:value-type="float" office:value="0.213683">
            <text:p>0.21</text:p>
          </table:table-cell>
          <table:table-cell office:value-type="float" office:value="0.091831">
            <text:p>0.09</text:p>
          </table:table-cell>
          <table:table-cell office:value-type="float" office:value="1011">
            <text:p>1011</text:p>
          </table:table-cell>
          <table:table-cell office:value-type="float" office:value="6278">
            <text:p>6278</text:p>
          </table:table-cell>
          <table:table-cell table:number-columns-repeated="2" office:value-type="float" office:value="576.517999362854">
            <text:p>576.52</text:p>
          </table:table-cell>
          <table:table-cell office:value-type="string">
            <text:p>?o30</text:p>
          </table:table-cell>
        </table:table-row>
        <table:table-row table:style-name="ro1">
          <table:table-cell office:value-type="string">
            <text:p>?s37 <text:s/>&lt;produced&gt; <text:s/>?o37 <text:s text:c="2"/>=&gt; ?s37 <text:s/>&lt;directed&gt; <text:s/>?o37</text:p>
          </table:table-cell>
          <table:table-cell office:value-type="float" office:value="0.001682">
            <text:p>0.0016820</text:p>
          </table:table-cell>
          <table:table-cell office:value-type="float" office:value="0.067846">
            <text:p>0.07</text:p>
          </table:table-cell>
          <table:table-cell office:value-type="percentage" office:value="0.112559">
            <text:p>11.26%</text:p>
          </table:table-cell>
          <table:table-cell office:value-type="percentage" office:value="0.133951">
            <text:p>13.40%</text:p>
          </table:table-cell>
          <table:table-cell office:value-type="float" office:value="0.159695">
            <text:p>0.16</text:p>
          </table:table-cell>
          <table:table-cell office:value-type="float" office:value="0.021391">
            <text:p>0.02</text:p>
          </table:table-cell>
          <table:table-cell office:value-type="float" office:value="0.017975">
            <text:p>0.02</text:p>
          </table:table-cell>
          <table:table-cell office:value-type="float" office:value="2271">
            <text:p>2271</text:p>
          </table:table-cell>
          <table:table-cell office:value-type="float" office:value="20176">
            <text:p>20176</text:p>
          </table:table-cell>
          <table:table-cell table:number-columns-repeated="2" office:value-type="float" office:value="362.666633624108">
            <text:p>362.67</text:p>
          </table:table-cell>
          <table:table-cell office:value-type="string">
            <text:p>?o37</text:p>
          </table:table-cell>
        </table:table-row>
        <table:table-row table:style-name="ro1">
          <table:table-cell office:value-type="string">
            <text:p>?s37 <text:s/>&lt;actedIn&gt; <text:s/>?o37 <text:s text:c="2"/>=&gt; ?s37 <text:s/>&lt;directed&gt; <text:s/>?o37</text:p>
          </table:table-cell>
          <table:table-cell office:value-type="float" office:value="0.000706">
            <text:p>0.0007060</text:p>
          </table:table-cell>
          <table:table-cell office:value-type="float" office:value="0.028471">
            <text:p>0.03</text:p>
          </table:table-cell>
          <table:table-cell office:value-type="percentage" office:value="0.008859">
            <text:p>0.89%</text:p>
          </table:table-cell>
          <table:table-cell office:value-type="percentage" office:value="0.011676">
            <text:p>1.17%</text:p>
          </table:table-cell>
          <table:table-cell office:value-type="float" office:value="0.241292">
            <text:p>0.24</text:p>
          </table:table-cell>
          <table:table-cell office:value-type="float" office:value="0.002817">
            <text:p>0</text:p>
          </table:table-cell>
          <table:table-cell office:value-type="float" office:value="0.002138">
            <text:p>0</text:p>
          </table:table-cell>
          <table:table-cell office:value-type="float" office:value="953">
            <text:p>953</text:p>
          </table:table-cell>
          <table:table-cell office:value-type="float" office:value="107575">
            <text:p>107575</text:p>
          </table:table-cell>
          <table:table-cell table:number-columns-repeated="2" office:value-type="float" office:value="229.951392052057">
            <text:p>229.95</text:p>
          </table:table-cell>
          <table:table-cell office:value-type="string">
            <text:p>?o37</text:p>
          </table:table-cell>
        </table:table-row>
        <table:table-row table:style-name="ro1">
          <table:table-cell office:value-type="string">
            <text:p>?s30 <text:s/>&lt;created&gt; <text:s/>?o30 <text:s/>?s30 <text:s/>&lt;actedIn&gt; <text:s/>?o30 <text:s text:c="2"/>=&gt; ?s30 <text:s/>&lt;produced&gt; <text:s/>?o30</text:p>
          </table:table-cell>
          <table:table-cell office:value-type="float" office:value="0.000153">
            <text:p>0.0001530</text:p>
          </table:table-cell>
          <table:table-cell office:value-type="float" office:value="0.01026">
            <text:p>0.01</text:p>
          </table:table-cell>
          <table:table-cell office:value-type="percentage" office:value="0.206381">
            <text:p>20.64%</text:p>
          </table:table-cell>
          <table:table-cell office:value-type="percentage" office:value="0.389831">
            <text:p>38.98%</text:p>
          </table:table-cell>
          <table:table-cell office:value-type="float" office:value="0.470588">
            <text:p>0.47</text:p>
          </table:table-cell>
          <table:table-cell office:value-type="float" office:value="0.18345">
            <text:p>0.18</text:p>
          </table:table-cell>
          <table:table-cell office:value-type="float" office:value="0.09712">
            <text:p>0.1</text:p>
          </table:table-cell>
          <table:table-cell office:value-type="float" office:value="207">
            <text:p>207</text:p>
          </table:table-cell>
          <table:table-cell office:value-type="float" office:value="1003">
            <text:p>1003</text:p>
          </table:table-cell>
          <table:table-cell table:number-columns-repeated="2" office:value-type="float" office:value="97.4117647058823">
            <text:p>97.41</text:p>
          </table:table-cell>
          <table:table-cell office:value-type="string">
            <text:p>?o30</text:p>
          </table:table-cell>
        </table:table-row>
        <table:table-row table:style-name="ro1">
          <table:table-cell office:value-type="string">
            <text:p>?s37 <text:s/>rdf:type <text:s/>&lt;wordnet_screenwriter_110564400&gt; <text:s/>?s37 <text:s/>&lt;created&gt; <text:s/>?o37 <text:s text:c="2"/>=&gt; ?s37 <text:s/>&lt;directed&gt; <text:s/>?o37</text:p>
          </table:table-cell>
          <table:table-cell office:value-type="float" office:value="0.000543">
            <text:p>0.0005430</text:p>
          </table:table-cell>
          <table:table-cell office:value-type="float" office:value="0.021898">
            <text:p>0.02</text:p>
          </table:table-cell>
          <table:table-cell office:value-type="percentage" office:value="0.205957">
            <text:p>20.60%</text:p>
          </table:table-cell>
          <table:table-cell office:value-type="percentage" office:value="0.374936">
            <text:p>37.49%</text:p>
          </table:table-cell>
          <table:table-cell office:value-type="float" office:value="0.450688">
            <text:p>0.45</text:p>
          </table:table-cell>
          <table:table-cell office:value-type="float" office:value="0.168979">
            <text:p>0.17</text:p>
          </table:table-cell>
          <table:table-cell office:value-type="float" office:value="0.092822">
            <text:p>0.09</text:p>
          </table:table-cell>
          <table:table-cell office:value-type="float" office:value="733">
            <text:p>733</text:p>
          </table:table-cell>
          <table:table-cell office:value-type="float" office:value="3559">
            <text:p>3559</text:p>
          </table:table-cell>
          <table:table-cell table:number-columns-repeated="2" office:value-type="float" office:value="330.354593987075">
            <text:p>330.35</text:p>
          </table:table-cell>
          <table:table-cell office:value-type="string">
            <text:p>?o37</text:p>
          </table:table-cell>
        </table:table-row>
        <table:table-row table:style-name="ro1">
          <table:table-cell office:value-type="string">
            <text:p>?s37 <text:s/>&lt;created&gt; <text:s/>?o37 <text:s text:c="2"/>=&gt; ?s37 <text:s/>&lt;directed&gt; <text:s/>?o37</text:p>
          </table:table-cell>
          <table:table-cell office:value-type="float" office:value="0.00465">
            <text:p>0.0046500</text:p>
          </table:table-cell>
          <table:table-cell office:value-type="float" office:value="0.187554">
            <text:p>0.19</text:p>
          </table:table-cell>
          <table:table-cell office:value-type="percentage" office:value="0.031366">
            <text:p>3.14%</text:p>
          </table:table-cell>
          <table:table-cell office:value-type="percentage" office:value="0.228067">
            <text:p>22.81%</text:p>
          </table:table-cell>
          <table:table-cell office:value-type="float" office:value="0.862471">
            <text:p>0.86</text:p>
          </table:table-cell>
          <table:table-cell office:value-type="float" office:value="0.196701">
            <text:p>0.2</text:p>
          </table:table-cell>
          <table:table-cell office:value-type="float" office:value="0.027052">
            <text:p>0.03</text:p>
          </table:table-cell>
          <table:table-cell office:value-type="float" office:value="6278">
            <text:p>6278</text:p>
          </table:table-cell>
          <table:table-cell office:value-type="float" office:value="200154">
            <text:p>200154</text:p>
          </table:table-cell>
          <table:table-cell table:number-columns-repeated="2" office:value-type="float" office:value="5414.59229393367">
            <text:p>5414.59</text:p>
          </table:table-cell>
          <table:table-cell office:value-type="string">
            <text:p>?o37</text:p>
          </table:table-cell>
        </table:table-row>
        <table:table-row table:style-name="ro1">
          <table:table-cell office:value-type="string">
            <text:p>?s37 <text:s/>&lt;produced&gt; <text:s/>?o37 <text:s/>?s37 <text:s/>&lt;created&gt; <text:s/>?o37 <text:s text:c="2"/>=&gt; ?s37 <text:s/>&lt;directed&gt; <text:s/>?o37</text:p>
          </table:table-cell>
          <table:table-cell office:value-type="float" office:value="0.000749">
            <text:p>0.0007490</text:p>
          </table:table-cell>
          <table:table-cell office:value-type="float" office:value="0.030203">
            <text:p>0.03</text:p>
          </table:table-cell>
          <table:table-cell office:value-type="percentage" office:value="0.498275">
            <text:p>49.83%</text:p>
          </table:table-cell>
          <table:table-cell office:value-type="percentage" office:value="0.586767">
            <text:p>58.68%</text:p>
          </table:table-cell>
          <table:table-cell office:value-type="float" office:value="0.150813">
            <text:p>0.15</text:p>
          </table:table-cell>
          <table:table-cell office:value-type="float" office:value="0.088492">
            <text:p>0.09</text:p>
          </table:table-cell>
          <table:table-cell office:value-type="float" office:value="0.075146">
            <text:p>0.08</text:p>
          </table:table-cell>
          <table:table-cell office:value-type="float" office:value="1011">
            <text:p>1011</text:p>
          </table:table-cell>
          <table:table-cell office:value-type="float" office:value="2029">
            <text:p>2029</text:p>
          </table:table-cell>
          <table:table-cell table:number-columns-repeated="2" office:value-type="float" office:value="152.47215377033">
            <text:p>152.47</text:p>
          </table:table-cell>
          <table:table-cell office:value-type="string">
            <text:p>?o37</text:p>
          </table:table-cell>
        </table:table-row>
        <table:table-row table:style-name="ro1">
          <table:table-cell office:value-type="string">
            <text:p>?s37 <text:s/>&lt;actedIn&gt; <text:s/>?o37 <text:s/>?s37 <text:s/>&lt;created&gt; <text:s/>?o37 <text:s text:c="2"/>=&gt; ?s37 <text:s/>&lt;directed&gt; <text:s/>?o37</text:p>
          </table:table-cell>
          <table:table-cell office:value-type="float" office:value="0.000284">
            <text:p>0.0002840</text:p>
          </table:table-cell>
          <table:table-cell office:value-type="float" office:value="0.011472">
            <text:p>0.01</text:p>
          </table:table-cell>
          <table:table-cell office:value-type="percentage" office:value="0.382851">
            <text:p>38.29%</text:p>
          </table:table-cell>
          <table:table-cell office:value-type="percentage" office:value="0.452297">
            <text:p>45.23%</text:p>
          </table:table-cell>
          <table:table-cell office:value-type="float" office:value="0.153539">
            <text:p>0.15</text:p>
          </table:table-cell>
          <table:table-cell office:value-type="float" office:value="0.069445">
            <text:p>0.07</text:p>
          </table:table-cell>
          <table:table-cell office:value-type="float" office:value="0.058783">
            <text:p>0.06</text:p>
          </table:table-cell>
          <table:table-cell office:value-type="float" office:value="384">
            <text:p>384</text:p>
          </table:table-cell>
          <table:table-cell office:value-type="float" office:value="1003">
            <text:p>1003</text:p>
          </table:table-cell>
          <table:table-cell table:number-columns-repeated="2" office:value-type="float" office:value="58.9591226321037">
            <text:p>58.96</text:p>
          </table:table-cell>
          <table:table-cell office:value-type="string">
            <text:p>?o37</text:p>
          </table:table-cell>
        </table:table-row>
        <table:table-row table:style-name="ro1">
          <table:table-cell office:value-type="string">
            <text:p>?s37 <text:s/>&lt;created&gt; <text:s/>?o37 <text:s/>?s37 <text:s/>&lt;produced&gt; <text:s/>?o37 <text:s text:c="2"/>=&gt; ?s37 <text:s/>&lt;directed&gt; <text:s/>?o37</text:p>
          </table:table-cell>
          <table:table-cell office:value-type="float" office:value="0.000749">
            <text:p>0.0007490</text:p>
          </table:table-cell>
          <table:table-cell office:value-type="float" office:value="0.030203">
            <text:p>0.03</text:p>
          </table:table-cell>
          <table:table-cell office:value-type="percentage" office:value="0.498275">
            <text:p>49.83%</text:p>
          </table:table-cell>
          <table:table-cell office:value-type="percentage" office:value="0.586767">
            <text:p>58.68%</text:p>
          </table:table-cell>
          <table:table-cell office:value-type="float" office:value="0.150813">
            <text:p>0.15</text:p>
          </table:table-cell>
          <table:table-cell office:value-type="float" office:value="0.088492">
            <text:p>0.09</text:p>
          </table:table-cell>
          <table:table-cell office:value-type="float" office:value="0.075146">
            <text:p>0.08</text:p>
          </table:table-cell>
          <table:table-cell office:value-type="float" office:value="1011">
            <text:p>1011</text:p>
          </table:table-cell>
          <table:table-cell office:value-type="float" office:value="2029">
            <text:p>2029</text:p>
          </table:table-cell>
          <table:table-cell table:number-columns-repeated="2" office:value-type="float" office:value="152.47215377033">
            <text:p>152.47</text:p>
          </table:table-cell>
          <table:table-cell office:value-type="string">
            <text:p>?o37</text:p>
          </table:table-cell>
        </table:table-row>
        <table:table-row table:style-name="ro1">
          <table:table-cell office:value-type="string">
            <text:p>?s37 <text:s/>&lt;created&gt; <text:s/>?o37 <text:s/>?s37 <text:s/>&lt;actedIn&gt; <text:s/>?o37 <text:s text:c="2"/>=&gt; ?s37 <text:s/>&lt;directed&gt; <text:s/>?o37</text:p>
          </table:table-cell>
          <table:table-cell office:value-type="float" office:value="0.000284">
            <text:p>0.0002840</text:p>
          </table:table-cell>
          <table:table-cell office:value-type="float" office:value="0.011472">
            <text:p>0.01</text:p>
          </table:table-cell>
          <table:table-cell office:value-type="percentage" office:value="0.382851">
            <text:p>38.29%</text:p>
          </table:table-cell>
          <table:table-cell office:value-type="percentage" office:value="0.452297">
            <text:p>45.23%</text:p>
          </table:table-cell>
          <table:table-cell office:value-type="float" office:value="0.153539">
            <text:p>0.15</text:p>
          </table:table-cell>
          <table:table-cell office:value-type="float" office:value="0.069445">
            <text:p>0.07</text:p>
          </table:table-cell>
          <table:table-cell office:value-type="float" office:value="0.058783">
            <text:p>0.06</text:p>
          </table:table-cell>
          <table:table-cell office:value-type="float" office:value="384">
            <text:p>384</text:p>
          </table:table-cell>
          <table:table-cell office:value-type="float" office:value="1003">
            <text:p>1003</text:p>
          </table:table-cell>
          <table:table-cell table:number-columns-repeated="2" office:value-type="float" office:value="58.9591226321037">
            <text:p>58.96</text:p>
          </table:table-cell>
          <table:table-cell office:value-type="string">
            <text:p>?o37</text:p>
          </table:table-cell>
        </table:table-row>
        <table:table-row table:style-name="ro1">
          <table:table-cell office:value-type="string">
            <text:p>?s15 <text:s/>&lt;livesIn&gt; <text:s/>?o15 <text:s text:c="2"/>=&gt; ?s15 <text:s/>&lt;wasBornIn&gt; <text:s/>?o15</text:p>
          </table:table-cell>
          <table:table-cell office:value-type="float" office:value="0.000575">
            <text:p>0.0005750</text:p>
          </table:table-cell>
          <table:table-cell office:value-type="float" office:value="0.013874">
            <text:p>0.01</text:p>
          </table:table-cell>
          <table:table-cell office:value-type="percentage" office:value="0.053202">
            <text:p>5.32%</text:p>
          </table:table-cell>
          <table:table-cell office:value-type="percentage" office:value="0.171076">
            <text:p>17.11%</text:p>
          </table:table-cell>
          <table:table-cell office:value-type="float" office:value="0.689017">
            <text:p>0.69</text:p>
          </table:table-cell>
          <table:table-cell office:value-type="float" office:value="0.117874">
            <text:p>0.12</text:p>
          </table:table-cell>
          <table:table-cell office:value-type="float" office:value="0.036657">
            <text:p>0.04</text:p>
          </table:table-cell>
          <table:table-cell office:value-type="float" office:value="776">
            <text:p>776</text:p>
          </table:table-cell>
          <table:table-cell office:value-type="float" office:value="14586">
            <text:p>14586</text:p>
          </table:table-cell>
          <table:table-cell table:number-columns-repeated="2" office:value-type="float" office:value="534.677087618264">
            <text:p>534.68</text:p>
          </table:table-cell>
          <table:table-cell office:value-type="string">
            <text:p>?s15</text:p>
          </table:table-cell>
        </table:table-row>
        <table:table-row table:style-name="ro1">
          <table:table-cell office:value-type="string">
            <text:p>?s15 <text:s/>&lt;diedIn&gt; <text:s/>?o15 <text:s text:c="2"/>=&gt; ?s15 <text:s/>&lt;wasBornIn&gt; <text:s/>?o15</text:p>
          </table:table-cell>
          <table:table-cell office:value-type="float" office:value="0.001453">
            <text:p>0.0014530</text:p>
          </table:table-cell>
          <table:table-cell office:value-type="float" office:value="0.03508">
            <text:p>0.04</text:p>
          </table:table-cell>
          <table:table-cell office:value-type="percentage" office:value="0.088582">
            <text:p>8.86%</text:p>
          </table:table-cell>
          <table:table-cell office:value-type="percentage" office:value="0.225388">
            <text:p>22.54%</text:p>
          </table:table-cell>
          <table:table-cell office:value-type="float" office:value="0.60698">
            <text:p>0.61</text:p>
          </table:table-cell>
          <table:table-cell office:value-type="float" office:value="0.136806">
            <text:p>0.14</text:p>
          </table:table-cell>
          <table:table-cell office:value-type="float" office:value="0.053767">
            <text:p>0.05</text:p>
          </table:table-cell>
          <table:table-cell office:value-type="float" office:value="1962">
            <text:p>1962</text:p>
          </table:table-cell>
          <table:table-cell office:value-type="float" office:value="22149">
            <text:p>22149</text:p>
          </table:table-cell>
          <table:table-cell table:number-columns-repeated="2" office:value-type="float" office:value="1190.89475822836">
            <text:p>1190.89</text:p>
          </table:table-cell>
          <table:table-cell office:value-type="string">
            <text:p>?s15</text:p>
          </table:table-cell>
        </table:table-row>
        <table:table-row table:style-name="ro1">
          <table:table-cell office:value-type="string">
            <text:p>?s8 <text:s/>&lt;produced&gt; <text:s/>?o8 <text:s text:c="2"/>=&gt; ?s8 <text:s/>&lt;created&gt; <text:s/>?o8</text:p>
          </table:table-cell>
          <table:table-cell office:value-type="float" office:value="0.001503">
            <text:p>0.0015030</text:p>
          </table:table-cell>
          <table:table-cell office:value-type="float" office:value="0.010137">
            <text:p>0.01</text:p>
          </table:table-cell>
          <table:table-cell office:value-type="percentage" office:value="0.100565">
            <text:p>10.06%</text:p>
          </table:table-cell>
          <table:table-cell office:value-type="percentage" office:value="0.156898">
            <text:p>15.69%</text:p>
          </table:table-cell>
          <table:table-cell office:value-type="float" office:value="0.35904">
            <text:p>0.36</text:p>
          </table:table-cell>
          <table:table-cell office:value-type="float" office:value="0.056333">
            <text:p>0.06</text:p>
          </table:table-cell>
          <table:table-cell office:value-type="float" office:value="0.036107">
            <text:p>0.04</text:p>
          </table:table-cell>
          <table:table-cell office:value-type="float" office:value="2029">
            <text:p>2029</text:p>
          </table:table-cell>
          <table:table-cell office:value-type="float" office:value="20176">
            <text:p>20176</text:p>
          </table:table-cell>
          <table:table-cell table:number-columns-repeated="2" office:value-type="float" office:value="728.493061062649">
            <text:p>728.49</text:p>
          </table:table-cell>
          <table:table-cell office:value-type="string">
            <text:p>?o8</text:p>
          </table:table-cell>
        </table:table-row>
        <table:table-row table:style-name="ro1">
          <table:table-cell office:value-type="string">
            <text:p>?s8 <text:s/>&lt;directed&gt; <text:s/>?o8 <text:s text:c="2"/>=&gt; ?s8 <text:s/>&lt;created&gt; <text:s/>?o8</text:p>
          </table:table-cell>
          <table:table-cell office:value-type="float" office:value="0.00465">
            <text:p>0.0046500</text:p>
          </table:table-cell>
          <table:table-cell office:value-type="float" office:value="0.031366">
            <text:p>0.03</text:p>
          </table:table-cell>
          <table:table-cell office:value-type="percentage" office:value="0.187554">
            <text:p>18.76%</text:p>
          </table:table-cell>
          <table:table-cell office:value-type="percentage" office:value="0.324696">
            <text:p>32.47%</text:p>
          </table:table-cell>
          <table:table-cell office:value-type="float" office:value="0.42237">
            <text:p>0.42</text:p>
          </table:table-cell>
          <table:table-cell office:value-type="float" office:value="0.137142">
            <text:p>0.14</text:p>
          </table:table-cell>
          <table:table-cell office:value-type="float" office:value="0.079217">
            <text:p>0.08</text:p>
          </table:table-cell>
          <table:table-cell office:value-type="float" office:value="6278">
            <text:p>6278</text:p>
          </table:table-cell>
          <table:table-cell office:value-type="float" office:value="33473">
            <text:p>33473</text:p>
          </table:table-cell>
          <table:table-cell table:number-columns-repeated="2" office:value-type="float" office:value="2651.64054611179">
            <text:p>2651.64</text:p>
          </table:table-cell>
          <table:table-cell office:value-type="string">
            <text:p>?o8</text:p>
          </table:table-cell>
        </table:table-row>
      </table:table>
      <table:database-ranges>
        <table:database-range table:target-range-address="amie_data_ranked_by_imprconf.A1113:amie_data_ranked_by_imprconf.AMJ11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14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16" number:min-integer-digits="1"/>
    </number:number-style>
    <number:number-style style:name="N133">
      <number:number number:decimal-places="17" number:min-integer-digits="1"/>
    </number:number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22:5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23H08M43S</meta:editing-duration>
    <meta:editing-cycles>63</meta:editing-cycles>
    <meta:generator>OpenOffice.org/3.2$Unix OpenOffice.org_project/320m19$Build-9505</meta:generator>
    <dc:date>2013-02-18T22:52:24</dc:date>
    <dc:creator>Luis Galárraga</dc:creator>
    <meta:document-statistic meta:table-count="5" meta:cell-count="9257" meta:object-count="0"/>
    <meta:user-defined meta:name="Info 1"/>
    <meta:user-defined meta:name="Info 2"/>
    <meta:user-defined meta:name="Info 3"/>
    <meta:user-defined meta:name="Info 4"/>
  </office:meta>
</office:document-meta>
</file>